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co1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31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4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>
      <style:table-cell-properties fo:border-bottom="none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7" style:family="table-cell" style:parent-style-name="Default">
      <style:text-properties style:font-name="Liberation Sans" style:font-name-asian="Noto Sans CJK SC Regular" style:font-name-complex="FreeSans"/>
    </style:style>
    <style:style style:name="ce6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order-left="0.06pt solid #000000" fo:border-right="none" fo:border-top="none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78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82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87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88" style:family="table-cell" style:parent-style-name="Default" style:data-style-name="N115">
      <style:table-cell-properties fo:border-bottom="0.06pt solid #000000" fo:border-left="0.06pt solid #000000" fo:border-right="0.06pt solid #000000" fo:border-top="none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</style:style>
    <style:style style:name="ce9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94925" calcext:value-type="float">
            <text:p>194925</text:p>
          </table:table-cell>
          <table:table-cell office:value-type="float" office:value="1295.649048" calcext:value-type="float">
            <text:p>1295,6490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105" calcext:value-type="float">
            <text:p>195105</text:p>
          </table:table-cell>
          <table:table-cell office:value-type="float" office:value="1358.354004" calcext:value-type="float">
            <text:p>1358,354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239" calcext:value-type="float">
            <text:p>195239</text:p>
          </table:table-cell>
          <table:table-cell office:value-type="float" office:value="1403.02002" calcext:value-type="float">
            <text:p>1403,020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57" calcext:value-type="float">
            <text:p>91057</text:p>
          </table:table-cell>
          <table:table-cell office:value-type="float" office:value="1475.630981" calcext:value-type="float">
            <text:p>1475,6309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45" calcext:value-type="float">
            <text:p>91245</text:p>
          </table:table-cell>
          <table:table-cell office:value-type="float" office:value="1374.911987" calcext:value-type="float">
            <text:p>1374,9119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44" calcext:value-type="float">
            <text:p>91744</text:p>
          </table:table-cell>
          <table:table-cell office:value-type="float" office:value="1385.922974" calcext:value-type="float">
            <text:p>1385,9229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24" calcext:value-type="float">
            <text:p>91924</text:p>
          </table:table-cell>
          <table:table-cell office:value-type="float" office:value="1311.622925" calcext:value-type="float">
            <text:p>1311,622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40" calcext:value-type="float">
            <text:p>92140</text:p>
          </table:table-cell>
          <table:table-cell office:value-type="float" office:value="1211.45105" calcext:value-type="float">
            <text:p>1211,451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16" calcext:value-type="float">
            <text:p>92616</text:p>
          </table:table-cell>
          <table:table-cell office:value-type="float" office:value="1464.375" calcext:value-type="float">
            <text:p>1464,3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01" calcext:value-type="float">
            <text:p>92801</text:p>
          </table:table-cell>
          <table:table-cell office:value-type="float" office:value="1428.98999" calcext:value-type="float">
            <text:p>1428,989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50" calcext:value-type="float">
            <text:p>92950</text:p>
          </table:table-cell>
          <table:table-cell office:value-type="float" office:value="1098.111084" calcext:value-type="float">
            <text:p>1098,1110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29" calcext:value-type="float">
            <text:p>93129</text:p>
          </table:table-cell>
          <table:table-cell office:value-type="float" office:value="1196.322021" calcext:value-type="float">
            <text:p>1196,322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54" calcext:value-type="float">
            <text:p>93554</text:p>
          </table:table-cell>
          <table:table-cell office:value-type="float" office:value="1031.448975" calcext:value-type="float">
            <text:p>1031,448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51" calcext:value-type="float">
            <text:p>93851</text:p>
          </table:table-cell>
          <table:table-cell office:value-type="float" office:value="1057.579102" calcext:value-type="float">
            <text:p>1057,5791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25" calcext:value-type="float">
            <text:p>94025</text:p>
          </table:table-cell>
          <table:table-cell office:value-type="float" office:value="1099.725952" calcext:value-type="float">
            <text:p>1099,72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54" calcext:value-type="float">
            <text:p>94254</text:p>
          </table:table-cell>
          <table:table-cell office:value-type="float" office:value="1390.486938" calcext:value-type="float">
            <text:p>1390,486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35" calcext:value-type="float">
            <text:p>94435</text:p>
          </table:table-cell>
          <table:table-cell office:value-type="float" office:value="1230.761108" calcext:value-type="float">
            <text:p>1230,7611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15" calcext:value-type="float">
            <text:p>94615</text:p>
          </table:table-cell>
          <table:table-cell office:value-type="float" office:value="967.836975" calcext:value-type="float">
            <text:p>967,836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56" calcext:value-type="float">
            <text:p>95456</text:p>
          </table:table-cell>
          <table:table-cell office:value-type="float" office:value="1155.128906" calcext:value-type="float">
            <text:p>1155,1289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34" calcext:value-type="float">
            <text:p>95634</text:p>
          </table:table-cell>
          <table:table-cell office:value-type="float" office:value="1178.390015" calcext:value-type="float">
            <text:p>1178,390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12" calcext:value-type="float">
            <text:p>95812</text:p>
          </table:table-cell>
          <table:table-cell office:value-type="float" office:value="1080.340942" calcext:value-type="float">
            <text:p>1080,340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46" calcext:value-type="float">
            <text:p>95946</text:p>
          </table:table-cell>
          <table:table-cell office:value-type="float" office:value="1022.246033" calcext:value-type="float">
            <text:p>1022,2460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53" calcext:value-type="float">
            <text:p>100153</text:p>
          </table:table-cell>
          <table:table-cell office:value-type="float" office:value="1241.359985" calcext:value-type="float">
            <text:p>1241,3599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11" calcext:value-type="float">
            <text:p>100611</text:p>
          </table:table-cell>
          <table:table-cell office:value-type="float" office:value="935.304993" calcext:value-type="float">
            <text:p>935,3049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1374.006958" calcext:value-type="float">
            <text:p>1374,0069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30" calcext:value-type="float">
            <text:p>100930</text:p>
          </table:table-cell>
          <table:table-cell office:value-type="float" office:value="1469.228027" calcext:value-type="float">
            <text:p>1469,228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1127.715942" calcext:value-type="float">
            <text:p>1127,715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242" calcext:value-type="float">
            <text:p>101242</text:p>
          </table:table-cell>
          <table:table-cell office:value-type="float" office:value="980.614014" calcext:value-type="float">
            <text:p>980,614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1008.960938" calcext:value-type="float">
            <text:p>1008,960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30" calcext:value-type="float">
            <text:p>101630</text:p>
          </table:table-cell>
          <table:table-cell office:value-type="float" office:value="1082.975952" calcext:value-type="float">
            <text:p>1082,97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214.6157613" calcext:value-type="float">
            <text:p>1214,6157613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203.8865355" calcext:value-type="float">
            <text:p>1203,886535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9.363908842322" calcext:value-type="float">
            <text:p>169,363908842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214.6157613" calcext:value-type="float">
            <text:p>1214,6157613</text:p>
          </table:table-cell>
          <table:table-cell table:style-name="Default" table:formula="of:=STDEV([.B5:.B34];[.F5:.F34];[.J5:.J34];[.N5:.N34];[.R5:.R34];[.V5:.V34];[.Z5:.Z34];[.AD5:.AD34];[.AH5:.AH34])" office:value-type="float" office:value="169.363908842322" calcext:value-type="float">
            <text:p>169,3639088423</text:p>
          </table:table-cell>
          <table:table-cell table:style-name="Default" table:formula="of:=COUNT([.B5:.B34];[.F5:.F34];[.J5:.J34];[.N5:.N34];[.R5:.R34];[.V5:.V34];[.Z5:.Z34];[.AD5:.AD34];[.AH5:.AH34])" office:value-type="float" office:value="30" calcext:value-type="float">
            <text:p>30</text:p>
          </table:table-cell>
          <table:table-cell table:formula="of:=2*[.C40]/SQRT([.D40])" office:value-type="float" office:value="61.842955533459" calcext:value-type="float">
            <text:p>61,8429555335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34];[.G5:.G34];[.K5:.K34];[.O5:.O34];[.S5:.S34];[.W5:.W34];[.AA5:.AA34];[.AE5:.AE34];[.AI5:.AI34])" office:value-type="float" office:value="0" calcext:value-type="float">
            <text:p>0</text:p>
          </table:table-cell>
          <table:table-cell table:style-name="ce17" table:formula="of:=COUNT([.C5:.C34];[.G5:.G34];[.K5:.K34];[.O5:.O34];[.S5:.S34];[.W5:.W34];[.AA5:.AA34];[.AE5:.AE34];[.AI5:.AI34])" office:value-type="float" office:value="30" calcext:value-type="float">
            <text:p>3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34];[.H5:.H34];[.L5:.L34];[.P5:.P34];[.T5:.T34];[.X5:.X34];[.AB5:.AB34];[.AF5:.AF34];[.AJ5:.AJ34])" office:value-type="float" office:value="0" calcext:value-type="float">
            <text:p>0</text:p>
          </table:table-cell>
          <table:table-cell table:style-name="Default" table:formula="of:=COUNT([.D5:.D34];[.H5:.H34];[.L5:.L34];[.P5:.P34];[.T5:.T34];[.X5:.X34];[.AB5:.AB34];[.AF5:.AF34];[.AJ5:.AJ34])" office:value-type="float" office:value="30" calcext:value-type="float">
            <text:p>3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2529" calcext:value-type="float">
            <text:p>182529</text:p>
          </table:table-cell>
          <table:table-cell office:value-type="float" office:value="1315.613037" calcext:value-type="float">
            <text:p>131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29" calcext:value-type="float">
            <text:p>182529</text:p>
          </table:table-cell>
          <table:table-cell office:value-type="float" office:value="1104.692017" calcext:value-type="float">
            <text:p>1104,69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15" calcext:value-type="float">
            <text:p>182715</text:p>
          </table:table-cell>
          <table:table-cell office:value-type="float" office:value="986.473999" calcext:value-type="float">
            <text:p>986,4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15" calcext:value-type="float">
            <text:p>182715</text:p>
          </table:table-cell>
          <table:table-cell office:value-type="float" office:value="987.618958" calcext:value-type="float">
            <text:p>987,618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57" calcext:value-type="float">
            <text:p>182857</text:p>
          </table:table-cell>
          <table:table-cell office:value-type="float" office:value="1225.630005" calcext:value-type="float">
            <text:p>1225,6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57" calcext:value-type="float">
            <text:p>182857</text:p>
          </table:table-cell>
          <table:table-cell office:value-type="float" office:value="1266.605957" calcext:value-type="float">
            <text:p>1266,605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44" calcext:value-type="float">
            <text:p>183044</text:p>
          </table:table-cell>
          <table:table-cell office:value-type="float" office:value="1336.760986" calcext:value-type="float">
            <text:p>1336,760986</text:p>
          </table:table-cell>
          <table:table-cell office:value-type="float" office:value="1" calcext:value-type="float">
            <text:p>1</text:p>
          </table:table-cell>
          <table:table-cell office:value-type="float" office:value="440.16098" calcext:value-type="float">
            <text:p>440,16098</text:p>
          </table:table-cell>
          <table:table-cell office:value-type="float" office:value="183044" calcext:value-type="float">
            <text:p>183044</text:p>
          </table:table-cell>
          <table:table-cell office:value-type="float" office:value="1357.526978" calcext:value-type="float">
            <text:p>1357,526978</text:p>
          </table:table-cell>
          <table:table-cell office:value-type="float" office:value="1" calcext:value-type="float">
            <text:p>1</text:p>
          </table:table-cell>
          <table:table-cell office:value-type="float" office:value="32.613998" calcext:value-type="float">
            <text:p>32,613998</text:p>
          </table:table-cell>
        </table:table-row>
        <table:table-row table:style-name="ro1">
          <table:table-cell office:value-type="float" office:value="183229" calcext:value-type="float">
            <text:p>183229</text:p>
          </table:table-cell>
          <table:table-cell office:value-type="float" office:value="1045.219971" calcext:value-type="float">
            <text:p>1045,219971</text:p>
          </table:table-cell>
          <table:table-cell office:value-type="float" office:value="1" calcext:value-type="float">
            <text:p>1</text:p>
          </table:table-cell>
          <table:table-cell office:value-type="float" office:value="40.247002" calcext:value-type="float">
            <text:p>40,247002</text:p>
          </table:table-cell>
          <table:table-cell office:value-type="float" office:value="183229" calcext:value-type="float">
            <text:p>183229</text:p>
          </table:table-cell>
          <table:table-cell office:value-type="float" office:value="1130.25" calcext:value-type="float">
            <text:p>1130,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09" calcext:value-type="float">
            <text:p>183409</text:p>
          </table:table-cell>
          <table:table-cell office:value-type="float" office:value="977.932983" calcext:value-type="float">
            <text:p>977,93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09" calcext:value-type="float">
            <text:p>183409</text:p>
          </table:table-cell>
          <table:table-cell office:value-type="float" office:value="1225.674072" calcext:value-type="float">
            <text:p>1225,67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650.978027" calcext:value-type="float">
            <text:p>1650,97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52" calcext:value-type="float">
            <text:p>183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38" calcext:value-type="float">
            <text:p>183738</text:p>
          </table:table-cell>
          <table:table-cell office:value-type="float" office:value="1925.107056" calcext:value-type="float">
            <text:p>1925,107056</text:p>
          </table:table-cell>
          <table:table-cell office:value-type="float" office:value="2" calcext:value-type="float">
            <text:p>2</text:p>
          </table:table-cell>
          <table:table-cell office:value-type="float" office:value="61.738998" calcext:value-type="float">
            <text:p>61,738998</text:p>
          </table:table-cell>
          <table:table-cell office:value-type="float" office:value="183738" calcext:value-type="float">
            <text:p>183738</text:p>
          </table:table-cell>
          <table:table-cell office:value-type="float" office:value="1788.210938" calcext:value-type="float">
            <text:p>1788,210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23" calcext:value-type="float">
            <text:p>183923</text:p>
          </table:table-cell>
          <table:table-cell office:value-type="float" office:value="985.380005" calcext:value-type="float">
            <text:p>985,3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23" calcext:value-type="float">
            <text:p>183923</text:p>
          </table:table-cell>
          <table:table-cell office:value-type="float" office:value="911.584961" calcext:value-type="float">
            <text:p>911,584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32" calcext:value-type="float">
            <text:p>184132</text:p>
          </table:table-cell>
          <table:table-cell office:value-type="float" office:value="1268.089966" calcext:value-type="float">
            <text:p>1268,08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132" calcext:value-type="float">
            <text:p>184132</text:p>
          </table:table-cell>
          <table:table-cell office:value-type="float" office:value="1296.947998" calcext:value-type="float">
            <text:p>1296,94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15" calcext:value-type="float">
            <text:p>184315</text:p>
          </table:table-cell>
          <table:table-cell office:value-type="float" office:value="1196.990967" calcext:value-type="float">
            <text:p>1196,990967</text:p>
          </table:table-cell>
          <table:table-cell office:value-type="float" office:value="1" calcext:value-type="float">
            <text:p>1</text:p>
          </table:table-cell>
          <table:table-cell office:value-type="float" office:value="50.074001" calcext:value-type="float">
            <text:p>50,074001</text:p>
          </table:table-cell>
          <table:table-cell office:value-type="float" office:value="184315" calcext:value-type="float">
            <text:p>184315</text:p>
          </table:table-cell>
          <table:table-cell office:value-type="float" office:value="1122.36792" calcext:value-type="float">
            <text:p>1122,36792</text:p>
          </table:table-cell>
          <table:table-cell office:value-type="float" office:value="1" calcext:value-type="float">
            <text:p>1</text:p>
          </table:table-cell>
          <table:table-cell office:value-type="float" office:value="85.695999" calcext:value-type="float">
            <text:p>85,695999</text:p>
          </table:table-cell>
        </table:table-row>
        <table:table-row table:style-name="ro1">
          <table:table-cell office:value-type="float" office:value="184509" calcext:value-type="float">
            <text:p>184509</text:p>
          </table:table-cell>
          <table:table-cell office:value-type="float" office:value="1691.714966" calcext:value-type="float">
            <text:p>1691,7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09" calcext:value-type="float">
            <text:p>184509</text:p>
          </table:table-cell>
          <table:table-cell office:value-type="float" office:value="1092.228027" calcext:value-type="float">
            <text:p>1092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52" calcext:value-type="float">
            <text:p>184652</text:p>
          </table:table-cell>
          <table:table-cell office:value-type="float" office:value="1035.341919" calcext:value-type="float">
            <text:p>1035,34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52" calcext:value-type="float">
            <text:p>184652</text:p>
          </table:table-cell>
          <table:table-cell office:value-type="float" office:value="1068.728027" calcext:value-type="float">
            <text:p>1068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36" calcext:value-type="float">
            <text:p>184836</text:p>
          </table:table-cell>
          <table:table-cell office:value-type="float" office:value="1340.598999" calcext:value-type="float">
            <text:p>1340,5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36" calcext:value-type="float">
            <text:p>184836</text:p>
          </table:table-cell>
          <table:table-cell office:value-type="float" office:value="1298.215088" calcext:value-type="float">
            <text:p>1298,215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19" calcext:value-type="float">
            <text:p>185019</text:p>
          </table:table-cell>
          <table:table-cell office:value-type="float" office:value="1356.036987" calcext:value-type="float">
            <text:p>1356,036987</text:p>
          </table:table-cell>
          <table:table-cell office:value-type="float" office:value="1" calcext:value-type="float">
            <text:p>1</text:p>
          </table:table-cell>
          <table:table-cell office:value-type="float" office:value="66.518997" calcext:value-type="float">
            <text:p>66,518997</text:p>
          </table:table-cell>
          <table:table-cell office:value-type="float" office:value="185019" calcext:value-type="float">
            <text:p>185019</text:p>
          </table:table-cell>
          <table:table-cell office:value-type="float" office:value="1626.416992" calcext:value-type="float">
            <text:p>1626,416992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185458" calcext:value-type="float">
            <text:p>185458</text:p>
          </table:table-cell>
          <table:table-cell office:value-type="float" office:value="1451.850098" calcext:value-type="float">
            <text:p>1451,85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458" calcext:value-type="float">
            <text:p>185458</text:p>
          </table:table-cell>
          <table:table-cell office:value-type="float" office:value="1119.452026" calcext:value-type="float">
            <text:p>1119,452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42" calcext:value-type="float">
            <text:p>185642</text:p>
          </table:table-cell>
          <table:table-cell office:value-type="float" office:value="1333.696045" calcext:value-type="float">
            <text:p>1333,69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642" calcext:value-type="float">
            <text:p>185642</text:p>
          </table:table-cell>
          <table:table-cell office:value-type="float" office:value="1285.153931" calcext:value-type="float">
            <text:p>1285,153931</text:p>
          </table:table-cell>
          <table:table-cell office:value-type="float" office:value="1" calcext:value-type="float">
            <text:p>1</text:p>
          </table:table-cell>
          <table:table-cell office:value-type="float" office:value="19.502998" calcext:value-type="float">
            <text:p>19,502998</text:p>
          </table:table-cell>
        </table:table-row>
        <table:table-row table:style-name="ro1">
          <table:table-cell office:value-type="float" office:value="185913" calcext:value-type="float">
            <text:p>185913</text:p>
          </table:table-cell>
          <table:table-cell office:value-type="float" office:value="1195.304077" calcext:value-type="float">
            <text:p>1195,30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913" calcext:value-type="float">
            <text:p>185913</text:p>
          </table:table-cell>
          <table:table-cell office:value-type="float" office:value="1225.140991" calcext:value-type="float">
            <text:p>1225,14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37" calcext:value-type="float">
            <text:p>190337</text:p>
          </table:table-cell>
          <table:table-cell office:value-type="float" office:value="1339.916992" calcext:value-type="float">
            <text:p>1339,9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337" calcext:value-type="float">
            <text:p>190337</text:p>
          </table:table-cell>
          <table:table-cell office:value-type="float" office:value="1356.044067" calcext:value-type="float">
            <text:p>1356,044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21" calcext:value-type="float">
            <text:p>190521</text:p>
          </table:table-cell>
          <table:table-cell office:value-type="float" office:value="1412.845947" calcext:value-type="float">
            <text:p>1412,84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21" calcext:value-type="float">
            <text:p>190521</text:p>
          </table:table-cell>
          <table:table-cell office:value-type="float" office:value="1587.55896" calcext:value-type="float">
            <text:p>1587,55896</text:p>
          </table:table-cell>
          <table:table-cell office:value-type="float" office:value="1" calcext:value-type="float">
            <text:p>1</text:p>
          </table:table-cell>
          <table:table-cell office:value-type="float" office:value="41.465" calcext:value-type="float">
            <text:p>41,465</text:p>
          </table:table-cell>
        </table:table-row>
        <table:table-row table:style-name="ro1">
          <table:table-cell office:value-type="float" office:value="190805" calcext:value-type="float">
            <text:p>190805</text:p>
          </table:table-cell>
          <table:table-cell office:value-type="float" office:value="1312.438965" calcext:value-type="float">
            <text:p>1312,43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805" calcext:value-type="float">
            <text:p>190805</text:p>
          </table:table-cell>
          <table:table-cell office:value-type="float" office:value="1523.684937" calcext:value-type="float">
            <text:p>1523,684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53" calcext:value-type="float">
            <text:p>190953</text:p>
          </table:table-cell>
          <table:table-cell office:value-type="float" office:value="955.994995" calcext:value-type="float">
            <text:p>955,99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953" calcext:value-type="float">
            <text:p>190953</text:p>
          </table:table-cell>
          <table:table-cell office:value-type="float" office:value="940.065979" calcext:value-type="float">
            <text:p>940,065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13" calcext:value-type="float">
            <text:p>191513</text:p>
          </table:table-cell>
          <table:table-cell office:value-type="float" office:value="1507.667969" calcext:value-type="float">
            <text:p>1507,66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513" calcext:value-type="float">
            <text:p>191513</text:p>
          </table:table-cell>
          <table:table-cell office:value-type="float" office:value="1123.024902" calcext:value-type="float">
            <text:p>1123,024902</text:p>
          </table:table-cell>
          <table:table-cell office:value-type="float" office:value="1" calcext:value-type="float">
            <text:p>1</text:p>
          </table:table-cell>
          <table:table-cell office:value-type="float" office:value="25.723" calcext:value-type="float">
            <text:p>25,723</text:p>
          </table:table-cell>
        </table:table-row>
        <table:table-row table:style-name="ro1">
          <table:table-cell office:value-type="float" office:value="191658" calcext:value-type="float">
            <text:p>191658</text:p>
          </table:table-cell>
          <table:table-cell office:value-type="float" office:value="935.156982" calcext:value-type="float">
            <text:p>935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58" calcext:value-type="float">
            <text:p>191658</text:p>
          </table:table-cell>
          <table:table-cell office:value-type="float" office:value="985.482971" calcext:value-type="float">
            <text:p>985,482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32" calcext:value-type="float">
            <text:p>193032</text:p>
          </table:table-cell>
          <table:table-cell office:value-type="float" office:value="1243.113037" calcext:value-type="float">
            <text:p>1243,1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032" calcext:value-type="float">
            <text:p>193032</text:p>
          </table:table-cell>
          <table:table-cell office:value-type="float" office:value="1686.210083" calcext:value-type="float">
            <text:p>1686,210083</text:p>
          </table:table-cell>
          <table:table-cell office:value-type="float" office:value="1" calcext:value-type="float">
            <text:p>1</text:p>
          </table:table-cell>
          <table:table-cell office:value-type="float" office:value="43.529999" calcext:value-type="float">
            <text:p>43,529999</text:p>
          </table:table-cell>
        </table:table-row>
        <table:table-row table:style-name="ro1">
          <table:table-cell office:value-type="float" office:value="193906" calcext:value-type="float">
            <text:p>193906</text:p>
          </table:table-cell>
          <table:table-cell office:value-type="float" office:value="1106.280029" calcext:value-type="float">
            <text:p>1106,28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6" calcext:value-type="float">
            <text:p>193906</text:p>
          </table:table-cell>
          <table:table-cell office:value-type="float" office:value="1130.403076" calcext:value-type="float">
            <text:p>1130,403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19" calcext:value-type="float">
            <text:p>194419</text:p>
          </table:table-cell>
          <table:table-cell office:value-type="float" office:value="946.439026" calcext:value-type="float">
            <text:p>946,43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419" calcext:value-type="float">
            <text:p>194419</text:p>
          </table:table-cell>
          <table:table-cell office:value-type="float" office:value="1145.459961" calcext:value-type="float">
            <text:p>1145,459961</text:p>
          </table:table-cell>
          <table:table-cell office:value-type="float" office:value="1" calcext:value-type="float">
            <text:p>1</text:p>
          </table:table-cell>
          <table:table-cell office:value-type="float" office:value="21.889999" calcext:value-type="float">
            <text:p>21,889999</text:p>
          </table:table-cell>
        </table:table-row>
        <table:table-row table:style-name="ro1">
          <table:table-cell office:value-type="float" office:value="194608" calcext:value-type="float">
            <text:p>194608</text:p>
          </table:table-cell>
          <table:table-cell office:value-type="float" office:value="1203.224976" calcext:value-type="float">
            <text:p>1203,224976</text:p>
          </table:table-cell>
          <table:table-cell office:value-type="float" office:value="1" calcext:value-type="float">
            <text:p>1</text:p>
          </table:table-cell>
          <table:table-cell office:value-type="float" office:value="25.207001" calcext:value-type="float">
            <text:p>25,207001</text:p>
          </table:table-cell>
          <table:table-cell office:value-type="float" office:value="194608" calcext:value-type="float">
            <text:p>194608</text:p>
          </table:table-cell>
          <table:table-cell office:value-type="float" office:value="1219.062988" calcext:value-type="float">
            <text:p>1219,062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44" calcext:value-type="float">
            <text:p>194744</text:p>
          </table:table-cell>
          <table:table-cell office:value-type="float" office:value="998.114014" calcext:value-type="float">
            <text:p>998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744" calcext:value-type="float">
            <text:p>194744</text:p>
          </table:table-cell>
          <table:table-cell office:value-type="float" office:value="1026.079102" calcext:value-type="float">
            <text:p>1026,079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50" calcext:value-type="float">
            <text:p>112750</text:p>
          </table:table-cell>
          <table:table-cell office:value-type="float" office:value="957.820007" calcext:value-type="float">
            <text:p>957,82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50" calcext:value-type="float">
            <text:p>112750</text:p>
          </table:table-cell>
          <table:table-cell office:value-type="float" office:value="965.490967" calcext:value-type="float">
            <text:p>965,49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241.25776773333" calcext:value-type="float">
            <text:p>1241,2577677333</text:p>
          </table:table-cell>
          <table:table-cell table:style-name="ce1" table:formula="of:=AVERAGE([C2.C5:.C34])" office:value-type="float" office:value="0.233333333333333" calcext:value-type="float">
            <text:p>0,2333333333</text:p>
          </table:table-cell>
          <table:table-cell table:style-name="ce15" table:formula="of:=AVERAGE([C2.D5:.D34])" office:value-type="float" office:value="22.7982326333333" calcext:value-type="float">
            <text:p>22,7982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186.51276246667" calcext:value-type="float">
            <text:p>1186,5127624667</text:p>
          </table:table-cell>
          <table:table-cell table:style-name="ce1" table:formula="of:=AVERAGE([C2.G5:.G34])" office:value-type="float" office:value="0.266666666666667" calcext:value-type="float">
            <text:p>0,2666666667</text:p>
          </table:table-cell>
          <table:table-cell table:style-name="ce15" table:formula="of:=AVERAGE([C2.H5:.H34])" office:value-type="float" office:value="9.96069976666667" calcext:value-type="float">
            <text:p>9,960699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234.371521" calcext:value-type="float">
            <text:p>1234,371521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137.9315185" calcext:value-type="float">
            <text:p>1137,931518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245.718313763179" calcext:value-type="float">
            <text:p>245,7183137632</text:p>
          </table:table-cell>
          <table:table-cell table:style-name="ce11" table:formula="of:=STDEV([C2.C5:.C34])" office:value-type="float" office:value="0.504006932993731" calcext:value-type="float">
            <text:p>0,504006933</text:p>
          </table:table-cell>
          <table:table-cell table:style-name="ce16" table:formula="of:=STDEV([C2.D5:.D34])" office:value-type="float" office:value="81.1868866725649" calcext:value-type="float">
            <text:p>81,1868866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317.938483560383" calcext:value-type="float">
            <text:p>317,9384835604</text:p>
          </table:table-cell>
          <table:table-cell table:style-name="ce11" table:formula="of:=STDEV([C2.G5:.G34])" office:value-type="float" office:value="0.449776445108804" calcext:value-type="float">
            <text:p>0,4497764451</text:p>
          </table:table-cell>
          <table:table-cell table:style-name="ce16" table:formula="of:=STDEV([C2.H5:.H34])" office:value-type="float" office:value="19.803334505922" calcext:value-type="float">
            <text:p>19,803334505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213.8852651" calcext:value-type="float">
            <text:p>1213,8852651</text:p>
          </table:table-cell>
          <table:table-cell table:formula="of:=STDEV([.B5:.B34];[.F5:.F34];[.J5:.J34];[.N5:.N34];[.R5:.R34];[.V5:.V34];[.Z5:.Z34];[.AD5:.AD34];[.AH5:.AH34])" office:value-type="float" office:value="283.063265863469" calcext:value-type="float">
            <text:p>283,0632658635</text:p>
          </table:table-cell>
          <table:table-cell table:style-name="Default" table:formula="of:=COUNT([.B5:.B34];[.F5:.F34];[.J5:.J34];[.N5:.N34];[.R5:.R34];[.V5:.V34];[.Z5:.Z34];[.AD5:.AD34];[.AH5:.AH34])" office:value-type="float" office:value="60" calcext:value-type="float">
            <text:p>60</text:p>
          </table:table-cell>
          <table:table-cell table:style-name="Default" table:formula="of:=2*[.C40]/SQRT([.D40])" office:value-type="float" office:value="73.0866209741533" calcext:value-type="float">
            <text:p>73,0866209742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.25" calcext:value-type="float">
            <text:p>0,25</text:p>
          </table:table-cell>
          <table:table-cell table:formula="of:=STDEV([.C5:.C34];[.G5:.G34];[.K5:.K34];[.O5:.O34];[.S5:.S34];[.W5:.W34];[.AA5:.AA34];[.AE5:.AE34];[.AI5:.AI34])" office:value-type="float" office:value="0.473894789153079" calcext:value-type="float">
            <text:p>0,4738947892</text:p>
          </table:table-cell>
          <table:table-cell table:style-name="ce17" table:formula="of:=COUNT([.C5:.C34];[.G5:.G34];[.K5:.K34];[.O5:.O34];[.S5:.S34];[.W5:.W34];[.AA5:.AA34];[.AE5:.AE34];[.AI5:.AI34])" office:value-type="float" office:value="60" calcext:value-type="float">
            <text:p>60</text:p>
          </table:table-cell>
          <table:table-cell table:style-name="Default" table:formula="of:=2*[.C41]/SQRT([.D41])" office:value-type="float" office:value="0.12235910841629" calcext:value-type="float">
            <text:p>0,1223591084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16.3794662" calcext:value-type="float">
            <text:p>16,3794662</text:p>
          </table:table-cell>
          <table:table-cell table:formula="of:=STDEV([.D5:.D34];[.H5:.H34];[.L5:.L34];[.P5:.P34];[.T5:.T34];[.X5:.X34];[.AB5:.AB34];[.AF5:.AF34];[.AJ5:.AJ34])" office:value-type="float" office:value="58.944534382487" calcext:value-type="float">
            <text:p>58,9445343825</text:p>
          </table:table-cell>
          <table:table-cell table:style-name="Default" table:formula="of:=COUNT([.D5:.D34];[.H5:.H34];[.L5:.L34];[.P5:.P34];[.T5:.T34];[.X5:.X34];[.AB5:.AB34];[.AF5:.AF34];[.AJ5:.AJ34])" office:value-type="float" office:value="60" calcext:value-type="float">
            <text:p>60</text:p>
          </table:table-cell>
          <table:table-cell table:style-name="Default" table:formula="of:=2*[.C42]/SQRT([.D42])" office:value-type="float" office:value="15.2194133342215" calcext:value-type="float">
            <text:p>15,2194133342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3130" calcext:value-type="float">
            <text:p>153130</text:p>
          </table:table-cell>
          <table:table-cell office:value-type="float" office:value="1478.096924" calcext:value-type="float">
            <text:p>1478,096924</text:p>
          </table:table-cell>
          <table:table-cell office:value-type="float" office:value="5" calcext:value-type="float">
            <text:p>5</text:p>
          </table:table-cell>
          <table:table-cell office:value-type="float" office:value="328.735992" calcext:value-type="float">
            <text:p>328,735992</text:p>
          </table:table-cell>
          <table:table-cell office:value-type="float" office:value="153130" calcext:value-type="float">
            <text:p>153130</text:p>
          </table:table-cell>
          <table:table-cell office:value-type="float" office:value="1407.189941" calcext:value-type="float">
            <text:p>1407,189941</text:p>
          </table:table-cell>
          <table:table-cell office:value-type="float" office:value="4" calcext:value-type="float">
            <text:p>4</text:p>
          </table:table-cell>
          <table:table-cell office:value-type="float" office:value="124.932007" calcext:value-type="float">
            <text:p>124,932007</text:p>
          </table:table-cell>
          <table:table-cell office:value-type="float" office:value="153130" calcext:value-type="float">
            <text:p>153130</text:p>
          </table:table-cell>
          <table:table-cell office:value-type="float" office:value="1260.427979" calcext:value-type="float">
            <text:p>1260,427979</text:p>
          </table:table-cell>
          <table:table-cell office:value-type="float" office:value="2" calcext:value-type="float">
            <text:p>2</text:p>
          </table:table-cell>
          <table:table-cell office:value-type="float" office:value="156.395004" calcext:value-type="float">
            <text:p>156,395004</text:p>
          </table:table-cell>
        </table:table-row>
        <table:table-row table:style-name="ro1">
          <table:table-cell office:value-type="float" office:value="153313" calcext:value-type="float">
            <text:p>153313</text:p>
          </table:table-cell>
          <table:table-cell office:value-type="float" office:value="1089.551025" calcext:value-type="float">
            <text:p>1089,551025</text:p>
          </table:table-cell>
          <table:table-cell office:value-type="float" office:value="2" calcext:value-type="float">
            <text:p>2</text:p>
          </table:table-cell>
          <table:table-cell office:value-type="float" office:value="51.548" calcext:value-type="float">
            <text:p>51,54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57.208984" calcext:value-type="float">
            <text:p>1057,208984</text:p>
          </table:table-cell>
          <table:table-cell office:value-type="float" office:value="1" calcext:value-type="float">
            <text:p>1</text:p>
          </table:table-cell>
          <table:table-cell office:value-type="float" office:value="36.759998" calcext:value-type="float">
            <text:p>36,75999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01.044983" calcext:value-type="float">
            <text:p>1001,04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31" calcext:value-type="float">
            <text:p>153831</text:p>
          </table:table-cell>
          <table:table-cell office:value-type="float" office:value="1364.906982" calcext:value-type="float">
            <text:p>1364,906982</text:p>
          </table:table-cell>
          <table:table-cell office:value-type="float" office:value="4" calcext:value-type="float">
            <text:p>4</text:p>
          </table:table-cell>
          <table:table-cell office:value-type="float" office:value="666.755981" calcext:value-type="float">
            <text:p>666,75598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257.182983" calcext:value-type="float">
            <text:p>1257,182983</text:p>
          </table:table-cell>
          <table:table-cell office:value-type="float" office:value="4" calcext:value-type="float">
            <text:p>4</text:p>
          </table:table-cell>
          <table:table-cell office:value-type="float" office:value="325.595001" calcext:value-type="float">
            <text:p>325,59500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421.062012" calcext:value-type="float">
            <text:p>1421,062012</text:p>
          </table:table-cell>
          <table:table-cell office:value-type="float" office:value="6" calcext:value-type="float">
            <text:p>6</text:p>
          </table:table-cell>
          <table:table-cell office:value-type="float" office:value="576.560974" calcext:value-type="float">
            <text:p>576,560974</text:p>
          </table:table-cell>
        </table:table-row>
        <table:table-row table:style-name="ro1">
          <table:table-cell office:value-type="float" office:value="154155" calcext:value-type="float">
            <text:p>154155</text:p>
          </table:table-cell>
          <table:table-cell office:value-type="float" office:value="1606.18811" calcext:value-type="float">
            <text:p>1606,18811</text:p>
          </table:table-cell>
          <table:table-cell office:value-type="float" office:value="6" calcext:value-type="float">
            <text:p>6</text:p>
          </table:table-cell>
          <table:table-cell office:value-type="float" office:value="1960.125854" calcext:value-type="float">
            <text:p>1960,125854</text:p>
          </table:table-cell>
          <table:table-cell office:value-type="float" office:value="154155" calcext:value-type="float">
            <text:p>154155</text:p>
          </table:table-cell>
          <table:table-cell office:value-type="float" office:value="1311.388062" calcext:value-type="float">
            <text:p>1311,388062</text:p>
          </table:table-cell>
          <table:table-cell office:value-type="float" office:value="3" calcext:value-type="float">
            <text:p>3</text:p>
          </table:table-cell>
          <table:table-cell office:value-type="float" office:value="145.447006" calcext:value-type="float">
            <text:p>145,447006</text:p>
          </table:table-cell>
          <table:table-cell office:value-type="float" office:value="154155" calcext:value-type="float">
            <text:p>154155</text:p>
          </table:table-cell>
          <table:table-cell office:value-type="float" office:value="1219.411987" calcext:value-type="float">
            <text:p>1219,411987</text:p>
          </table:table-cell>
          <table:table-cell office:value-type="float" office:value="2" calcext:value-type="float">
            <text:p>2</text:p>
          </table:table-cell>
          <table:table-cell office:value-type="float" office:value="307.511017" calcext:value-type="float">
            <text:p>307,511017</text:p>
          </table:table-cell>
        </table:table-row>
        <table:table-row table:style-name="ro1">
          <table:table-cell office:value-type="float" office:value="154725" calcext:value-type="float">
            <text:p>154725</text:p>
          </table:table-cell>
          <table:table-cell office:value-type="float" office:value="1288.031006" calcext:value-type="float">
            <text:p>1288,031006</text:p>
          </table:table-cell>
          <table:table-cell office:value-type="float" office:value="7" calcext:value-type="float">
            <text:p>7</text:p>
          </table:table-cell>
          <table:table-cell office:value-type="float" office:value="424.136993" calcext:value-type="float">
            <text:p>424,13699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491.152954" calcext:value-type="float">
            <text:p>1491,152954</text:p>
          </table:table-cell>
          <table:table-cell office:value-type="float" office:value="5" calcext:value-type="float">
            <text:p>5</text:p>
          </table:table-cell>
          <table:table-cell office:value-type="float" office:value="510.022003" calcext:value-type="float">
            <text:p>510,02200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592.807983" calcext:value-type="float">
            <text:p>1592,807983</text:p>
          </table:table-cell>
          <table:table-cell office:value-type="float" office:value="3" calcext:value-type="float">
            <text:p>3</text:p>
          </table:table-cell>
          <table:table-cell office:value-type="float" office:value="748.229004" calcext:value-type="float">
            <text:p>748,229004</text:p>
          </table:table-cell>
        </table:table-row>
        <table:table-row table:style-name="ro1">
          <table:table-cell office:value-type="float" office:value="154924" calcext:value-type="float">
            <text:p>154924</text:p>
          </table:table-cell>
          <table:table-cell office:value-type="float" office:value="1469.158081" calcext:value-type="float">
            <text:p>1469,158081</text:p>
          </table:table-cell>
          <table:table-cell office:value-type="float" office:value="1" calcext:value-type="float">
            <text:p>1</text:p>
          </table:table-cell>
          <table:table-cell office:value-type="float" office:value="58.883999" calcext:value-type="float">
            <text:p>58,883999</text:p>
          </table:table-cell>
          <table:table-cell office:value-type="float" office:value="154924" calcext:value-type="float">
            <text:p>154924</text:p>
          </table:table-cell>
          <table:table-cell office:value-type="float" office:value="1242.833008" calcext:value-type="float">
            <text:p>1242,833008</text:p>
          </table:table-cell>
          <table:table-cell office:value-type="float" office:value="1" calcext:value-type="float">
            <text:p>1</text:p>
          </table:table-cell>
          <table:table-cell office:value-type="float" office:value="52.211998" calcext:value-type="float">
            <text:p>52,211998</text:p>
          </table:table-cell>
          <table:table-cell office:value-type="float" office:value="154924" calcext:value-type="float">
            <text:p>154924</text:p>
          </table:table-cell>
          <table:table-cell office:value-type="float" office:value="1409.639038" calcext:value-type="float">
            <text:p>1409,639038</text:p>
          </table:table-cell>
          <table:table-cell office:value-type="float" office:value="1" calcext:value-type="float">
            <text:p>1</text:p>
          </table:table-cell>
          <table:table-cell office:value-type="float" office:value="58.483002" calcext:value-type="float">
            <text:p>58,483002</text:p>
          </table:table-cell>
        </table:table-row>
        <table:table-row table:style-name="ro1">
          <table:table-cell office:value-type="float" office:value="160121" calcext:value-type="float">
            <text:p>160121</text:p>
          </table:table-cell>
          <table:table-cell office:value-type="float" office:value="1381.863037" calcext:value-type="float">
            <text:p>1381,863037</text:p>
          </table:table-cell>
          <table:table-cell office:value-type="float" office:value="1" calcext:value-type="float">
            <text:p>1</text:p>
          </table:table-cell>
          <table:table-cell office:value-type="float" office:value="88.813995" calcext:value-type="float">
            <text:p>88,813995</text:p>
          </table:table-cell>
          <table:table-cell office:value-type="float" office:value="160121" calcext:value-type="float">
            <text:p>160121</text:p>
          </table:table-cell>
          <table:table-cell office:value-type="float" office:value="1535.133057" calcext:value-type="float">
            <text:p>1535,1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21" calcext:value-type="float">
            <text:p>160121</text:p>
          </table:table-cell>
          <table:table-cell office:value-type="float" office:value="1342.714966" calcext:value-type="float">
            <text:p>1342,7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24" calcext:value-type="float">
            <text:p>160424</text:p>
          </table:table-cell>
          <table:table-cell office:value-type="float" office:value="858.407959" calcext:value-type="float">
            <text:p>858,40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24" calcext:value-type="float">
            <text:p>160424</text:p>
          </table:table-cell>
          <table:table-cell office:value-type="float" office:value="1001.343994" calcext:value-type="float">
            <text:p>1001,343994</text:p>
          </table:table-cell>
          <table:table-cell office:value-type="float" office:value="3" calcext:value-type="float">
            <text:p>3</text:p>
          </table:table-cell>
          <table:table-cell office:value-type="float" office:value="99.500999" calcext:value-type="float">
            <text:p>99,500999</text:p>
          </table:table-cell>
          <table:table-cell office:value-type="float" office:value="160424" calcext:value-type="float">
            <text:p>160424</text:p>
          </table:table-cell>
          <table:table-cell office:value-type="float" office:value="949.60199" calcext:value-type="float">
            <text:p>949,60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09" calcext:value-type="float">
            <text:p>160609</text:p>
          </table:table-cell>
          <table:table-cell office:value-type="float" office:value="1214.130005" calcext:value-type="float">
            <text:p>1214,130005</text:p>
          </table:table-cell>
          <table:table-cell office:value-type="float" office:value="3" calcext:value-type="float">
            <text:p>3</text:p>
          </table:table-cell>
          <table:table-cell office:value-type="float" office:value="281.983002" calcext:value-type="float">
            <text:p>281,983002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23.978027" calcext:value-type="float">
            <text:p>1223,978027</text:p>
          </table:table-cell>
          <table:table-cell office:value-type="float" office:value="3" calcext:value-type="float">
            <text:p>3</text:p>
          </table:table-cell>
          <table:table-cell office:value-type="float" office:value="227.936996" calcext:value-type="float">
            <text:p>227,936996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47.463013" calcext:value-type="float">
            <text:p>1247,463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1147.151978" calcext:value-type="float">
            <text:p>1147,151978</text:p>
          </table:table-cell>
          <table:table-cell office:value-type="float" office:value="2" calcext:value-type="float">
            <text:p>2</text:p>
          </table:table-cell>
          <table:table-cell office:value-type="float" office:value="73.305" calcext:value-type="float">
            <text:p>73,305</text:p>
          </table:table-cell>
          <table:table-cell office:value-type="float" office:value="160817" calcext:value-type="float">
            <text:p>160817</text:p>
          </table:table-cell>
          <table:table-cell office:value-type="float" office:value="1103.360107" calcext:value-type="float">
            <text:p>1103,36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17" calcext:value-type="float">
            <text:p>160817</text:p>
          </table:table-cell>
          <table:table-cell office:value-type="float" office:value="1093.692993" calcext:value-type="float">
            <text:p>1093,692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18" calcext:value-type="float">
            <text:p>162018</text:p>
          </table:table-cell>
          <table:table-cell office:value-type="float" office:value="1146.630981" calcext:value-type="float">
            <text:p>1146,630981</text:p>
          </table:table-cell>
          <table:table-cell office:value-type="float" office:value="1" calcext:value-type="float">
            <text:p>1</text:p>
          </table:table-cell>
          <table:table-cell office:value-type="float" office:value="30.518" calcext:value-type="float">
            <text:p>30,51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023.444031" calcext:value-type="float">
            <text:p>1023,444031</text:p>
          </table:table-cell>
          <table:table-cell office:value-type="float" office:value="1" calcext:value-type="float">
            <text:p>1</text:p>
          </table:table-cell>
          <table:table-cell office:value-type="float" office:value="58.058998" calcext:value-type="float">
            <text:p>58,05899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161.87793" calcext:value-type="float">
            <text:p>1161,87793</text:p>
          </table:table-cell>
          <table:table-cell office:value-type="float" office:value="2" calcext:value-type="float">
            <text:p>2</text:p>
          </table:table-cell>
          <table:table-cell office:value-type="float" office:value="64.781006" calcext:value-type="float">
            <text:p>64,781006</text:p>
          </table:table-cell>
        </table:table-row>
        <table:table-row table:style-name="ro1">
          <table:table-cell office:value-type="float" office:value="162159" calcext:value-type="float">
            <text:p>162159</text:p>
          </table:table-cell>
          <table:table-cell office:value-type="float" office:value="1255.578979" calcext:value-type="float">
            <text:p>1255,578979</text:p>
          </table:table-cell>
          <table:table-cell office:value-type="float" office:value="38" calcext:value-type="float">
            <text:p>38</text:p>
          </table:table-cell>
          <table:table-cell office:value-type="float" office:value="1135.215942" calcext:value-type="float">
            <text:p>1135,215942</text:p>
          </table:table-cell>
          <table:table-cell office:value-type="float" office:value="162159" calcext:value-type="float">
            <text:p>162159</text:p>
          </table:table-cell>
          <table:table-cell office:value-type="float" office:value="1521.242065" calcext:value-type="float">
            <text:p>1521,242065</text:p>
          </table:table-cell>
          <table:table-cell office:value-type="float" office:value="1" calcext:value-type="float">
            <text:p>1</text:p>
          </table:table-cell>
          <table:table-cell office:value-type="float" office:value="451.463989" calcext:value-type="float">
            <text:p>451,463989</text:p>
          </table:table-cell>
          <table:table-cell office:value-type="float" office:value="162159" calcext:value-type="float">
            <text:p>162159</text:p>
          </table:table-cell>
          <table:table-cell office:value-type="float" office:value="1486.305054" calcext:value-type="float">
            <text:p>1486,305054</text:p>
          </table:table-cell>
          <table:table-cell office:value-type="float" office:value="3" calcext:value-type="float">
            <text:p>3</text:p>
          </table:table-cell>
          <table:table-cell office:value-type="float" office:value="338.106018" calcext:value-type="float">
            <text:p>338,106018</text:p>
          </table:table-cell>
        </table:table-row>
        <table:table-row table:style-name="ro1">
          <table:table-cell office:value-type="float" office:value="162350" calcext:value-type="float">
            <text:p>162350</text:p>
          </table:table-cell>
          <table:table-cell office:value-type="float" office:value="1608.930908" calcext:value-type="float">
            <text:p>1608,930908</text:p>
          </table:table-cell>
          <table:table-cell office:value-type="float" office:value="1" calcext:value-type="float">
            <text:p>1</text:p>
          </table:table-cell>
          <table:table-cell office:value-type="float" office:value="173.583008" calcext:value-type="float">
            <text:p>173,583008</text:p>
          </table:table-cell>
          <table:table-cell office:value-type="float" office:value="162350" calcext:value-type="float">
            <text:p>162350</text:p>
          </table:table-cell>
          <table:table-cell office:value-type="float" office:value="1932.077026" calcext:value-type="float">
            <text:p>1932,07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50" calcext:value-type="float">
            <text:p>162350</text:p>
          </table:table-cell>
          <table:table-cell office:value-type="float" office:value="1497.882935" calcext:value-type="float">
            <text:p>1497,882935</text:p>
          </table:table-cell>
          <table:table-cell office:value-type="float" office:value="2" calcext:value-type="float">
            <text:p>2</text:p>
          </table:table-cell>
          <table:table-cell office:value-type="float" office:value="453.515015" calcext:value-type="float">
            <text:p>453,515015</text:p>
          </table:table-cell>
        </table:table-row>
        <table:table-row table:style-name="ro1">
          <table:table-cell office:value-type="float" office:value="162558" calcext:value-type="float">
            <text:p>162558</text:p>
          </table:table-cell>
          <table:table-cell office:value-type="float" office:value="1262.292969" calcext:value-type="float">
            <text:p>1262,292969</text:p>
          </table:table-cell>
          <table:table-cell office:value-type="float" office:value="1" calcext:value-type="float">
            <text:p>1</text:p>
          </table:table-cell>
          <table:table-cell office:value-type="float" office:value="24.105" calcext:value-type="float">
            <text:p>24,105</text:p>
          </table:table-cell>
          <table:table-cell office:value-type="float" office:value="162558" calcext:value-type="float">
            <text:p>162558</text:p>
          </table:table-cell>
          <table:table-cell office:value-type="float" office:value="1240.430908" calcext:value-type="float">
            <text:p>1240,430908</text:p>
          </table:table-cell>
          <table:table-cell office:value-type="float" office:value="1" calcext:value-type="float">
            <text:p>1</text:p>
          </table:table-cell>
          <table:table-cell office:value-type="float" office:value="198.122986" calcext:value-type="float">
            <text:p>198,122986</text:p>
          </table:table-cell>
          <table:table-cell office:value-type="float" office:value="162558" calcext:value-type="float">
            <text:p>162558</text:p>
          </table:table-cell>
          <table:table-cell office:value-type="float" office:value="1104.515015" calcext:value-type="float">
            <text:p>1104,515015</text:p>
          </table:table-cell>
          <table:table-cell office:value-type="float" office:value="1" calcext:value-type="float">
            <text:p>1</text:p>
          </table:table-cell>
          <table:table-cell office:value-type="float" office:value="65.152" calcext:value-type="float">
            <text:p>65,152</text:p>
          </table:table-cell>
        </table:table-row>
        <table:table-row table:style-name="ro1">
          <table:table-cell office:value-type="float" office:value="162744" calcext:value-type="float">
            <text:p>162744</text:p>
          </table:table-cell>
          <table:table-cell office:value-type="float" office:value="1446.515015" calcext:value-type="float">
            <text:p>1446,515015</text:p>
          </table:table-cell>
          <table:table-cell office:value-type="float" office:value="2" calcext:value-type="float">
            <text:p>2</text:p>
          </table:table-cell>
          <table:table-cell office:value-type="float" office:value="91.846001" calcext:value-type="float">
            <text:p>91,84600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320.562012" calcext:value-type="float">
            <text:p>1320,562012</text:p>
          </table:table-cell>
          <table:table-cell office:value-type="float" office:value="1" calcext:value-type="float">
            <text:p>1</text:p>
          </table:table-cell>
          <table:table-cell office:value-type="float" office:value="150.959991" calcext:value-type="float">
            <text:p>150,95999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445.333008" calcext:value-type="float">
            <text:p>1445,333008</text:p>
          </table:table-cell>
          <table:table-cell office:value-type="float" office:value="1" calcext:value-type="float">
            <text:p>1</text:p>
          </table:table-cell>
          <table:table-cell office:value-type="float" office:value="204.812012" calcext:value-type="float">
            <text:p>204,812012</text:p>
          </table:table-cell>
        </table:table-row>
        <table:table-row table:style-name="ro1">
          <table:table-cell office:value-type="float" office:value="163105" calcext:value-type="float">
            <text:p>163105</text:p>
          </table:table-cell>
          <table:table-cell office:value-type="float" office:value="1033.719971" calcext:value-type="float">
            <text:p>1033,719971</text:p>
          </table:table-cell>
          <table:table-cell office:value-type="float" office:value="4" calcext:value-type="float">
            <text:p>4</text:p>
          </table:table-cell>
          <table:table-cell office:value-type="float" office:value="165.966995" calcext:value-type="float">
            <text:p>165,966995</text:p>
          </table:table-cell>
          <table:table-cell office:value-type="float" office:value="163105" calcext:value-type="float">
            <text:p>163105</text:p>
          </table:table-cell>
          <table:table-cell office:value-type="float" office:value="1392.981079" calcext:value-type="float">
            <text:p>1392,981079</text:p>
          </table:table-cell>
          <table:table-cell office:value-type="float" office:value="2" calcext:value-type="float">
            <text:p>2</text:p>
          </table:table-cell>
          <table:table-cell office:value-type="float" office:value="266.628998" calcext:value-type="float">
            <text:p>266,628998</text:p>
          </table:table-cell>
          <table:table-cell office:value-type="float" office:value="163105" calcext:value-type="float">
            <text:p>163105</text:p>
          </table:table-cell>
          <table:table-cell office:value-type="float" office:value="1015.437012" calcext:value-type="float">
            <text:p>1015,437012</text:p>
          </table:table-cell>
          <table:table-cell office:value-type="float" office:value="3" calcext:value-type="float">
            <text:p>3</text:p>
          </table:table-cell>
          <table:table-cell office:value-type="float" office:value="169.029999" calcext:value-type="float">
            <text:p>169,029999</text:p>
          </table:table-cell>
        </table:table-row>
        <table:table-row table:style-name="ro1">
          <table:table-cell office:value-type="float" office:value="163347" calcext:value-type="float">
            <text:p>163347</text:p>
          </table:table-cell>
          <table:table-cell office:value-type="float" office:value="909.699036" calcext:value-type="float">
            <text:p>909,69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965.013977" calcext:value-type="float">
            <text:p>965,01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849.437012" calcext:value-type="float">
            <text:p>849,437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03" calcext:value-type="float">
            <text:p>164103</text:p>
          </table:table-cell>
          <table:table-cell office:value-type="float" office:value="1382.015015" calcext:value-type="float">
            <text:p>1382,015015</text:p>
          </table:table-cell>
          <table:table-cell office:value-type="float" office:value="1" calcext:value-type="float">
            <text:p>1</text:p>
          </table:table-cell>
          <table:table-cell office:value-type="float" office:value="27.278" calcext:value-type="float">
            <text:p>27,278</text:p>
          </table:table-cell>
          <table:table-cell office:value-type="float" office:value="164103" calcext:value-type="float">
            <text:p>164103</text:p>
          </table:table-cell>
          <table:table-cell office:value-type="float" office:value="1447.56897" calcext:value-type="float">
            <text:p>1447,5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03" calcext:value-type="float">
            <text:p>164103</text:p>
          </table:table-cell>
          <table:table-cell office:value-type="float" office:value="1396.850952" calcext:value-type="float">
            <text:p>1396,850952</text:p>
          </table:table-cell>
          <table:table-cell office:value-type="float" office:value="2" calcext:value-type="float">
            <text:p>2</text:p>
          </table:table-cell>
          <table:table-cell office:value-type="float" office:value="182.899002" calcext:value-type="float">
            <text:p>182,899002</text:p>
          </table:table-cell>
        </table:table-row>
        <table:table-row table:style-name="ro1">
          <table:table-cell office:value-type="float" office:value="165527" calcext:value-type="float">
            <text:p>165527</text:p>
          </table:table-cell>
          <table:table-cell office:value-type="float" office:value="1176.571045" calcext:value-type="float">
            <text:p>1176,57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28.456055" calcext:value-type="float">
            <text:p>1228,456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44.797974" calcext:value-type="float">
            <text:p>1244,79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49" calcext:value-type="float">
            <text:p>165849</text:p>
          </table:table-cell>
          <table:table-cell office:value-type="float" office:value="1362.562988" calcext:value-type="float">
            <text:p>1362,562988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65849" calcext:value-type="float">
            <text:p>165849</text:p>
          </table:table-cell>
          <table:table-cell office:value-type="float" office:value="1164.895996" calcext:value-type="float">
            <text:p>1164,89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49" calcext:value-type="float">
            <text:p>165849</text:p>
          </table:table-cell>
          <table:table-cell office:value-type="float" office:value="1431.781982" calcext:value-type="float">
            <text:p>1431,781982</text:p>
          </table:table-cell>
          <table:table-cell office:value-type="float" office:value="1" calcext:value-type="float">
            <text:p>1</text:p>
          </table:table-cell>
          <table:table-cell office:value-type="float" office:value="27.212" calcext:value-type="float">
            <text:p>27,212</text:p>
          </table:table-cell>
        </table:table-row>
        <table:table-row table:style-name="ro1">
          <table:table-cell office:value-type="float" office:value="170109" calcext:value-type="float">
            <text:p>170109</text:p>
          </table:table-cell>
          <table:table-cell office:value-type="float" office:value="1070.636963" calcext:value-type="float">
            <text:p>1070,636963</text:p>
          </table:table-cell>
          <table:table-cell office:value-type="float" office:value="2" calcext:value-type="float">
            <text:p>2</text:p>
          </table:table-cell>
          <table:table-cell office:value-type="float" office:value="139.792007" calcext:value-type="float">
            <text:p>139,792007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02.017944" calcext:value-type="float">
            <text:p>1002,01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49.375" calcext:value-type="float">
            <text:p>1049,375</text:p>
          </table:table-cell>
          <table:table-cell office:value-type="float" office:value="2" calcext:value-type="float">
            <text:p>2</text:p>
          </table:table-cell>
          <table:table-cell office:value-type="float" office:value="99.725006" calcext:value-type="float">
            <text:p>99,725006</text:p>
          </table:table-cell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float" office:value="978.856995" calcext:value-type="float">
            <text:p>978,856995</text:p>
          </table:table-cell>
          <table:table-cell office:value-type="float" office:value="2" calcext:value-type="float">
            <text:p>2</text:p>
          </table:table-cell>
          <table:table-cell office:value-type="float" office:value="506.848999" calcext:value-type="float">
            <text:p>506,848999</text:p>
          </table:table-cell>
          <table:table-cell office:value-type="float" office:value="170715" calcext:value-type="float">
            <text:p>170715</text:p>
          </table:table-cell>
          <table:table-cell office:value-type="float" office:value="1713.783081" calcext:value-type="float">
            <text:p>1713,783081</text:p>
          </table:table-cell>
          <table:table-cell office:value-type="float" office:value="2" calcext:value-type="float">
            <text:p>2</text:p>
          </table:table-cell>
          <table:table-cell office:value-type="float" office:value="159.471008" calcext:value-type="float">
            <text:p>159,471008</text:p>
          </table:table-cell>
          <table:table-cell office:value-type="float" office:value="170715" calcext:value-type="float">
            <text:p>170715</text:p>
          </table:table-cell>
          <table:table-cell office:value-type="float" office:value="1350.726929" calcext:value-type="float">
            <text:p>1350,726929</text:p>
          </table:table-cell>
          <table:table-cell office:value-type="float" office:value="2" calcext:value-type="float">
            <text:p>2</text:p>
          </table:table-cell>
          <table:table-cell office:value-type="float" office:value="170.931" calcext:value-type="float">
            <text:p>170,931</text:p>
          </table:table-cell>
        </table:table-row>
        <table:table-row table:style-name="ro1">
          <table:table-cell office:value-type="float" office:value="170911" calcext:value-type="float">
            <text:p>170911</text:p>
          </table:table-cell>
          <table:table-cell office:value-type="float" office:value="1130.962036" calcext:value-type="float">
            <text:p>1130,962036</text:p>
          </table:table-cell>
          <table:table-cell office:value-type="float" office:value="1" calcext:value-type="float">
            <text:p>1</text:p>
          </table:table-cell>
          <table:table-cell office:value-type="float" office:value="97.153999" calcext:value-type="float">
            <text:p>97,153999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68.736938" calcext:value-type="float">
            <text:p>1268,736938</text:p>
          </table:table-cell>
          <table:table-cell office:value-type="float" office:value="1" calcext:value-type="float">
            <text:p>1</text:p>
          </table:table-cell>
          <table:table-cell office:value-type="float" office:value="79.190002" calcext:value-type="float">
            <text:p>79,190002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36.156982" calcext:value-type="float">
            <text:p>1236,156982</text:p>
          </table:table-cell>
          <table:table-cell office:value-type="float" office:value="1" calcext:value-type="float">
            <text:p>1</text:p>
          </table:table-cell>
          <table:table-cell office:value-type="float" office:value="16.047998" calcext:value-type="float">
            <text:p>16,047998</text:p>
          </table:table-cell>
        </table:table-row>
        <table:table-row table:style-name="ro1">
          <table:table-cell office:value-type="float" office:value="171118" calcext:value-type="float">
            <text:p>171118</text:p>
          </table:table-cell>
          <table:table-cell office:value-type="float" office:value="1313.755005" calcext:value-type="float">
            <text:p>1313,755005</text:p>
          </table:table-cell>
          <table:table-cell office:value-type="float" office:value="1" calcext:value-type="float">
            <text:p>1</text:p>
          </table:table-cell>
          <table:table-cell office:value-type="float" office:value="23.209" calcext:value-type="float">
            <text:p>23,209</text:p>
          </table:table-cell>
          <table:table-cell office:value-type="float" office:value="171118" calcext:value-type="float">
            <text:p>171118</text:p>
          </table:table-cell>
          <table:table-cell office:value-type="float" office:value="1399.059082" calcext:value-type="float">
            <text:p>1399,059082</text:p>
          </table:table-cell>
          <table:table-cell office:value-type="float" office:value="1" calcext:value-type="float">
            <text:p>1</text:p>
          </table:table-cell>
          <table:table-cell office:value-type="float" office:value="41.274998" calcext:value-type="float">
            <text:p>41,274998</text:p>
          </table:table-cell>
          <table:table-cell office:value-type="float" office:value="171118" calcext:value-type="float">
            <text:p>171118</text:p>
          </table:table-cell>
          <table:table-cell office:value-type="float" office:value="1701.696045" calcext:value-type="float">
            <text:p>1701,696045</text:p>
          </table:table-cell>
          <table:table-cell office:value-type="float" office:value="1" calcext:value-type="float">
            <text:p>1</text:p>
          </table:table-cell>
          <table:table-cell office:value-type="float" office:value="63.699001" calcext:value-type="float">
            <text:p>63,699001</text:p>
          </table:table-cell>
        </table:table-row>
        <table:table-row table:style-name="ro1">
          <table:table-cell office:value-type="float" office:value="171259" calcext:value-type="float">
            <text:p>171259</text:p>
          </table:table-cell>
          <table:table-cell office:value-type="float" office:value="1043.230957" calcext:value-type="float">
            <text:p>1043,23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1115.618896" calcext:value-type="float">
            <text:p>1115,61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924.885986" calcext:value-type="float">
            <text:p>924,885986</text:p>
          </table:table-cell>
          <table:table-cell office:value-type="float" office:value="1" calcext:value-type="float">
            <text:p>1</text:p>
          </table:table-cell>
          <table:table-cell office:value-type="float" office:value="55.964001" calcext:value-type="float">
            <text:p>55,964001</text:p>
          </table:table-cell>
        </table:table-row>
        <table:table-row table:style-name="ro1">
          <table:table-cell office:value-type="float" office:value="171815" calcext:value-type="float">
            <text:p>171815</text:p>
          </table:table-cell>
          <table:table-cell office:value-type="float" office:value="1320.512085" calcext:value-type="float">
            <text:p>1320,512085</text:p>
          </table:table-cell>
          <table:table-cell office:value-type="float" office:value="3" calcext:value-type="float">
            <text:p>3</text:p>
          </table:table-cell>
          <table:table-cell office:value-type="float" office:value="128.821991" calcext:value-type="float">
            <text:p>128,821991</text:p>
          </table:table-cell>
          <table:table-cell office:value-type="float" office:value="171815" calcext:value-type="float">
            <text:p>171815</text:p>
          </table:table-cell>
          <table:table-cell office:value-type="float" office:value="1218.879028" calcext:value-type="float">
            <text:p>1218,879028</text:p>
          </table:table-cell>
          <table:table-cell office:value-type="float" office:value="2" calcext:value-type="float">
            <text:p>2</text:p>
          </table:table-cell>
          <table:table-cell office:value-type="float" office:value="342.013" calcext:value-type="float">
            <text:p>342,013</text:p>
          </table:table-cell>
          <table:table-cell office:value-type="float" office:value="171815" calcext:value-type="float">
            <text:p>171815</text:p>
          </table:table-cell>
          <table:table-cell office:value-type="float" office:value="1003.751038" calcext:value-type="float">
            <text:p>1003,751038</text:p>
          </table:table-cell>
          <table:table-cell office:value-type="float" office:value="2" calcext:value-type="float">
            <text:p>2</text:p>
          </table:table-cell>
          <table:table-cell office:value-type="float" office:value="386.416992" calcext:value-type="float">
            <text:p>386,416992</text:p>
          </table:table-cell>
        </table:table-row>
        <table:table-row table:style-name="ro1">
          <table:table-cell office:value-type="float" office:value="172002" calcext:value-type="float">
            <text:p>172002</text:p>
          </table:table-cell>
          <table:table-cell office:value-type="float" office:value="911.517029" calcext:value-type="float">
            <text:p>911,517029</text:p>
          </table:table-cell>
          <table:table-cell office:value-type="float" office:value="1" calcext:value-type="float">
            <text:p>1</text:p>
          </table:table-cell>
          <table:table-cell office:value-type="float" office:value="105.590996" calcext:value-type="float">
            <text:p>105,590996</text:p>
          </table:table-cell>
          <table:table-cell office:value-type="float" office:value="172002" calcext:value-type="float">
            <text:p>172002</text:p>
          </table:table-cell>
          <table:table-cell office:value-type="float" office:value="874.355957" calcext:value-type="float">
            <text:p>874,355957</text:p>
          </table:table-cell>
          <table:table-cell office:value-type="float" office:value="2" calcext:value-type="float">
            <text:p>2</text:p>
          </table:table-cell>
          <table:table-cell office:value-type="float" office:value="198.731003" calcext:value-type="float">
            <text:p>198,731003</text:p>
          </table:table-cell>
          <table:table-cell office:value-type="float" office:value="172002" calcext:value-type="float">
            <text:p>172002</text:p>
          </table:table-cell>
          <table:table-cell office:value-type="float" office:value="907.299011" calcext:value-type="float">
            <text:p>907,299011</text:p>
          </table:table-cell>
          <table:table-cell office:value-type="float" office:value="3" calcext:value-type="float">
            <text:p>3</text:p>
          </table:table-cell>
          <table:table-cell office:value-type="float" office:value="261.887024" calcext:value-type="float">
            <text:p>261,887024</text:p>
          </table:table-cell>
        </table:table-row>
        <table:table-row table:style-name="ro1">
          <table:table-cell office:value-type="float" office:value="181130" calcext:value-type="float">
            <text:p>181130</text:p>
          </table:table-cell>
          <table:table-cell office:value-type="float" office:value="905.905029" calcext:value-type="float">
            <text:p>905,9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1032.574951" calcext:value-type="float">
            <text:p>1032,574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850.419006" calcext:value-type="float">
            <text:p>850,419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19" calcext:value-type="float">
            <text:p>181819</text:p>
          </table:table-cell>
          <table:table-cell office:value-type="float" office:value="1183.527954" calcext:value-type="float">
            <text:p>1183,527954</text:p>
          </table:table-cell>
          <table:table-cell office:value-type="float" office:value="2" calcext:value-type="float">
            <text:p>2</text:p>
          </table:table-cell>
          <table:table-cell office:value-type="float" office:value="184.48201" calcext:value-type="float">
            <text:p>184,48201</text:p>
          </table:table-cell>
          <table:table-cell office:value-type="float" office:value="181819" calcext:value-type="float">
            <text:p>181819</text:p>
          </table:table-cell>
          <table:table-cell office:value-type="float" office:value="969.85199" calcext:value-type="float">
            <text:p>969,85199</text:p>
          </table:table-cell>
          <table:table-cell office:value-type="float" office:value="1" calcext:value-type="float">
            <text:p>1</text:p>
          </table:table-cell>
          <table:table-cell office:value-type="float" office:value="26.295" calcext:value-type="float">
            <text:p>26,295</text:p>
          </table:table-cell>
          <table:table-cell office:value-type="float" office:value="181819" calcext:value-type="float">
            <text:p>181819</text:p>
          </table:table-cell>
          <table:table-cell office:value-type="float" office:value="991.859009" calcext:value-type="float">
            <text:p>991,859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57" calcext:value-type="float">
            <text:p>181957</text:p>
          </table:table-cell>
          <table:table-cell office:value-type="float" office:value="927.093018" calcext:value-type="float">
            <text:p>927,093018</text:p>
          </table:table-cell>
          <table:table-cell office:value-type="float" office:value="3" calcext:value-type="float">
            <text:p>3</text:p>
          </table:table-cell>
          <table:table-cell office:value-type="float" office:value="429.251007" calcext:value-type="float">
            <text:p>429,251007</text:p>
          </table:table-cell>
          <table:table-cell office:value-type="float" office:value="181957" calcext:value-type="float">
            <text:p>181957</text:p>
          </table:table-cell>
          <table:table-cell office:value-type="float" office:value="999.307983" calcext:value-type="float">
            <text:p>999,307983</text:p>
          </table:table-cell>
          <table:table-cell office:value-type="float" office:value="4" calcext:value-type="float">
            <text:p>4</text:p>
          </table:table-cell>
          <table:table-cell office:value-type="float" office:value="393.354004" calcext:value-type="float">
            <text:p>393,354004</text:p>
          </table:table-cell>
          <table:table-cell office:value-type="float" office:value="181957" calcext:value-type="float">
            <text:p>181957</text:p>
          </table:table-cell>
          <table:table-cell office:value-type="float" office:value="861.64801" calcext:value-type="float">
            <text:p>861,64801</text:p>
          </table:table-cell>
          <table:table-cell office:value-type="float" office:value="1" calcext:value-type="float">
            <text:p>1</text:p>
          </table:table-cell>
          <table:table-cell office:value-type="float" office:value="50.849003" calcext:value-type="float">
            <text:p>50,84900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208.93330283333" calcext:value-type="float">
            <text:p>1208,9333028333</text:p>
          </table:table-cell>
          <table:table-cell table:style-name="ce1" table:formula="of:=AVERAGE([C3.C5:.C34])" office:value-type="float" office:value="3.2" calcext:value-type="float">
            <text:p>3,2</text:p>
          </table:table-cell>
          <table:table-cell table:style-name="ce15" table:formula="of:=AVERAGE([C3.D5:.D34])" office:value-type="float" office:value="245.6667258" calcext:value-type="float">
            <text:p>245,66672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248.72096953333" calcext:value-type="float">
            <text:p>1248,7209695333</text:p>
          </table:table-cell>
          <table:table-cell table:style-name="ce1" table:formula="of:=AVERAGE([C3.G5:.G34])" office:value-type="float" office:value="1.43333333333333" calcext:value-type="float">
            <text:p>1,4333333333</text:p>
          </table:table-cell>
          <table:table-cell table:style-name="ce15" table:formula="of:=AVERAGE([C3.H5:.H34])" office:value-type="float" office:value="129.5989995" calcext:value-type="float">
            <text:p>129,5989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201.6634278" calcext:value-type="float">
            <text:p>1201,6634278</text:p>
          </table:table-cell>
          <table:table-cell table:style-name="ce1" table:formula="of:=AVERAGE([C3.K5:.K34])" office:value-type="float" office:value="1.4" calcext:value-type="float">
            <text:p>1,4</text:p>
          </table:table-cell>
          <table:table-cell table:style-name="ce15" table:formula="of:=AVERAGE([C3.L5:.L34])" office:value-type="float" office:value="148.606869266667" calcext:value-type="float">
            <text:p>148,6068692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198.8289795" calcext:value-type="float">
            <text:p>1198,8289795</text:p>
          </table:table-cell>
          <table:table-cell table:style-name="ce1" table:formula="of:=MEDIAN([C3.C5:.C34])" office:value-type="float" office:value="2" calcext:value-type="float">
            <text:p>2</text:p>
          </table:table-cell>
          <table:table-cell table:style-name="ce15" table:formula="of:=MEDIAN([C3.D5:.D34])" office:value-type="float" office:value="101.3724975" calcext:value-type="float">
            <text:p>101,37249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234.4434815" calcext:value-type="float">
            <text:p>1234,4434815</text:p>
          </table:table-cell>
          <table:table-cell table:style-name="ce1" table:formula="of:=MEDIAN([C3.G5:.G34])" office:value-type="float" office:value="1" calcext:value-type="float">
            <text:p>1</text:p>
          </table:table-cell>
          <table:table-cell table:style-name="ce15" table:formula="of:=MEDIAN([C3.H5:.H34])" office:value-type="float" office:value="68.6245" calcext:value-type="float">
            <text:p>68,6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227.7844845" calcext:value-type="float">
            <text:p>1227,7844845</text:p>
          </table:table-cell>
          <table:table-cell table:style-name="ce1" table:formula="of:=MEDIAN([C3.K5:.K34])" office:value-type="float" office:value="1" calcext:value-type="float">
            <text:p>1</text:p>
          </table:table-cell>
          <table:table-cell table:style-name="ce15" table:formula="of:=MEDIAN([C3.L5:.L34])" office:value-type="float" office:value="64.2400035" calcext:value-type="float">
            <text:p>64,24000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210.829466943302" calcext:value-type="float">
            <text:p>210,8294669433</text:p>
          </table:table-cell>
          <table:table-cell table:style-name="ce11" table:formula="of:=STDEV([C3.C5:.C34])" office:value-type="float" office:value="6.80466371511936" calcext:value-type="float">
            <text:p>6,8046637151</text:p>
          </table:table-cell>
          <table:table-cell table:style-name="ce16" table:formula="of:=STDEV([C3.D5:.D34])" office:value-type="float" office:value="406.078271459196" calcext:value-type="float">
            <text:p>406,07827145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240.736192758614" calcext:value-type="float">
            <text:p>240,7361927586</text:p>
          </table:table-cell>
          <table:table-cell table:style-name="ce11" table:formula="of:=STDEV([C3.G5:.G34])" office:value-type="float" office:value="1.47819398972678" calcext:value-type="float">
            <text:p>1,4781939897</text:p>
          </table:table-cell>
          <table:table-cell table:style-name="ce16" table:formula="of:=STDEV([C3.H5:.H34])" office:value-type="float" office:value="149.777778641887" calcext:value-type="float">
            <text:p>149,7777786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239.14109862585" calcext:value-type="float">
            <text:p>239,1410986259</text:p>
          </table:table-cell>
          <table:table-cell table:style-name="ce11" table:formula="of:=STDEV([C3.K5:.K34])" office:value-type="float" office:value="1.35443078768193" calcext:value-type="float">
            <text:p>1,3544307877</text:p>
          </table:table-cell>
          <table:table-cell table:style-name="ce16" table:formula="of:=STDEV([C3.L5:.L34])" office:value-type="float" office:value="190.501558020094" calcext:value-type="float">
            <text:p>190,501558020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219.77256672222" calcext:value-type="float">
            <text:p>1219,7725667222</text:p>
          </table:table-cell>
          <table:table-cell table:formula="of:=STDEV([.B5:.B34];[.F5:.F34];[.J5:.J34];[.N5:.N34];[.R5:.R34];[.V5:.V34];[.Z5:.Z34];[.AD5:.AD34];[.AH5:.AH34])" office:value-type="float" office:value="228.985429209212" calcext:value-type="float">
            <text:p>228,9854292092</text:p>
          </table:table-cell>
          <table:table-cell table:style-name="Default" table:formula="of:=COUNT([.B5:.B34];[.F5:.F34];[.J5:.J34];[.N5:.N34];[.R5:.R34];[.V5:.V34];[.Z5:.Z34];[.AD5:.AD34];[.AH5:.AH34])" office:value-type="float" office:value="90" calcext:value-type="float">
            <text:p>90</text:p>
          </table:table-cell>
          <table:table-cell table:style-name="Default" table:formula="of:=2*[.C40]/SQRT([.D40])" office:value-type="float" office:value="48.2743671528239" calcext:value-type="float">
            <text:p>48,274367152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2.01111111111111" calcext:value-type="float">
            <text:p>2,0111111111</text:p>
          </table:table-cell>
          <table:table-cell table:formula="of:=STDEV([.C5:.C34];[.G5:.G34];[.K5:.K34];[.O5:.O34];[.S5:.S34];[.W5:.W34];[.AA5:.AA34];[.AE5:.AE34];[.AI5:.AI34])" office:value-type="float" office:value="4.1366936926266" calcext:value-type="float">
            <text:p>4,1366936926</text:p>
          </table:table-cell>
          <table:table-cell table:style-name="ce17" table:formula="of:=COUNT([.C5:.C34];[.G5:.G34];[.K5:.K34];[.O5:.O34];[.S5:.S34];[.W5:.W34];[.AA5:.AA34];[.AE5:.AE34];[.AI5:.AI34])" office:value-type="float" office:value="90" calcext:value-type="float">
            <text:p>90</text:p>
          </table:table-cell>
          <table:table-cell table:style-name="Default" table:formula="of:=2*[.C41]/SQRT([.D41])" office:value-type="float" office:value="0.87209160341017" calcext:value-type="float">
            <text:p>0,872091603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174.624198188889" calcext:value-type="float">
            <text:p>174,6241981889</text:p>
          </table:table-cell>
          <table:table-cell table:formula="of:=STDEV([.D5:.D34];[.H5:.H34];[.L5:.L34];[.P5:.P34];[.T5:.T34];[.X5:.X34];[.AB5:.AB34];[.AF5:.AF34];[.AJ5:.AJ34])" office:value-type="float" office:value="274.734319146673" calcext:value-type="float">
            <text:p>274,7343191467</text:p>
          </table:table-cell>
          <table:table-cell table:style-name="Default" table:formula="of:=COUNT([.D5:.D34];[.H5:.H34];[.L5:.L34];[.P5:.P34];[.T5:.T34];[.X5:.X34];[.AB5:.AB34];[.AF5:.AF34];[.AJ5:.AJ34])" office:value-type="float" office:value="90" calcext:value-type="float">
            <text:p>90</text:p>
          </table:table-cell>
          <table:table-cell table:style-name="Default" table:formula="of:=2*[.C42]/SQRT([.D42])" office:value-type="float" office:value="57.9190799946062" calcext:value-type="float">
            <text:p>57,919079994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5356" calcext:value-type="float">
            <text:p>115356</text:p>
          </table:table-cell>
          <table:table-cell office:value-type="float" office:value="918.265015" calcext:value-type="float">
            <text:p>918,265015</text:p>
          </table:table-cell>
          <table:table-cell office:value-type="float" office:value="4" calcext:value-type="float">
            <text:p>4</text:p>
          </table:table-cell>
          <table:table-cell office:value-type="float" office:value="428.175995" calcext:value-type="float">
            <text:p>428,175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1142.80603" calcext:value-type="float">
            <text:p>1142,80603</text:p>
          </table:table-cell>
          <table:table-cell office:value-type="float" office:value="3" calcext:value-type="float">
            <text:p>3</text:p>
          </table:table-cell>
          <table:table-cell office:value-type="float" office:value="183.231995" calcext:value-type="float">
            <text:p>183,231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821.453979" calcext:value-type="float">
            <text:p>821,453979</text:p>
          </table:table-cell>
          <table:table-cell office:value-type="float" office:value="3" calcext:value-type="float">
            <text:p>3</text:p>
          </table:table-cell>
          <table:table-cell office:value-type="float" office:value="564.300049" calcext:value-type="float">
            <text:p>564,300049</text:p>
          </table:table-cell>
          <table:table-cell office:value-type="float" office:value="115356" calcext:value-type="float">
            <text:p>115356</text:p>
          </table:table-cell>
          <table:table-cell office:value-type="float" office:value="970.009033" calcext:value-type="float">
            <text:p>970,009033</text:p>
          </table:table-cell>
          <table:table-cell office:value-type="float" office:value="2" calcext:value-type="float">
            <text:p>2</text:p>
          </table:table-cell>
          <table:table-cell office:value-type="float" office:value="262.580994" calcext:value-type="float">
            <text:p>262,580994</text:p>
          </table:table-cell>
        </table:table-row>
        <table:table-row table:style-name="ro1">
          <table:table-cell office:value-type="float" office:value="115538" calcext:value-type="float">
            <text:p>115538</text:p>
          </table:table-cell>
          <table:table-cell office:value-type="float" office:value="1501.243896" calcext:value-type="float">
            <text:p>1501,24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38" calcext:value-type="float">
            <text:p>115538</text:p>
          </table:table-cell>
          <table:table-cell office:value-type="float" office:value="1419.999023" calcext:value-type="float">
            <text:p>1419,999023</text:p>
          </table:table-cell>
          <table:table-cell office:value-type="float" office:value="3" calcext:value-type="float">
            <text:p>3</text:p>
          </table:table-cell>
          <table:table-cell office:value-type="float" office:value="130.363998" calcext:value-type="float">
            <text:p>130,363998</text:p>
          </table:table-cell>
          <table:table-cell office:value-type="float" office:value="115538" calcext:value-type="float">
            <text:p>115538</text:p>
          </table:table-cell>
          <table:table-cell office:value-type="float" office:value="1237.329956" calcext:value-type="float">
            <text:p>1237,329956</text:p>
          </table:table-cell>
          <table:table-cell office:value-type="float" office:value="1" calcext:value-type="float">
            <text:p>1</text:p>
          </table:table-cell>
          <table:table-cell office:value-type="float" office:value="13.594" calcext:value-type="float">
            <text:p>13,594</text:p>
          </table:table-cell>
          <table:table-cell office:value-type="float" office:value="115538" calcext:value-type="float">
            <text:p>115538</text:p>
          </table:table-cell>
          <table:table-cell office:value-type="float" office:value="1373.720093" calcext:value-type="float">
            <text:p>1373,720093</text:p>
          </table:table-cell>
          <table:table-cell office:value-type="float" office:value="1" calcext:value-type="float">
            <text:p>1</text:p>
          </table:table-cell>
          <table:table-cell office:value-type="float" office:value="75.594002" calcext:value-type="float">
            <text:p>75,594002</text:p>
          </table:table-cell>
        </table:table-row>
        <table:table-row table:style-name="ro1">
          <table:table-cell office:value-type="float" office:value="115724" calcext:value-type="float">
            <text:p>115724</text:p>
          </table:table-cell>
          <table:table-cell office:value-type="float" office:value="1061.406982" calcext:value-type="float">
            <text:p>1061,406982</text:p>
          </table:table-cell>
          <table:table-cell office:value-type="float" office:value="2" calcext:value-type="float">
            <text:p>2</text:p>
          </table:table-cell>
          <table:table-cell office:value-type="float" office:value="86.632004" calcext:value-type="float">
            <text:p>86,632004</text:p>
          </table:table-cell>
          <table:table-cell office:value-type="float" office:value="115724" calcext:value-type="float">
            <text:p>115724</text:p>
          </table:table-cell>
          <table:table-cell office:value-type="float" office:value="1250.740967" calcext:value-type="float">
            <text:p>1250,740967</text:p>
          </table:table-cell>
          <table:table-cell office:value-type="float" office:value="6" calcext:value-type="float">
            <text:p>6</text:p>
          </table:table-cell>
          <table:table-cell office:value-type="float" office:value="1338.422119" calcext:value-type="float">
            <text:p>1338,422119</text:p>
          </table:table-cell>
          <table:table-cell office:value-type="float" office:value="115724" calcext:value-type="float">
            <text:p>115724</text:p>
          </table:table-cell>
          <table:table-cell office:value-type="float" office:value="946.219971" calcext:value-type="float">
            <text:p>946,219971</text:p>
          </table:table-cell>
          <table:table-cell office:value-type="float" office:value="43" calcext:value-type="float">
            <text:p>43</text:p>
          </table:table-cell>
          <table:table-cell office:value-type="float" office:value="2750.369385" calcext:value-type="float">
            <text:p>2750,369385</text:p>
          </table:table-cell>
          <table:table-cell office:value-type="float" office:value="115724" calcext:value-type="float">
            <text:p>115724</text:p>
          </table:table-cell>
          <table:table-cell office:value-type="float" office:value="1123.895996" calcext:value-type="float">
            <text:p>1123,895996</text:p>
          </table:table-cell>
          <table:table-cell office:value-type="float" office:value="18" calcext:value-type="float">
            <text:p>18</text:p>
          </table:table-cell>
          <table:table-cell office:value-type="float" office:value="1641.662964" calcext:value-type="float">
            <text:p>1641,662964</text:p>
          </table:table-cell>
        </table:table-row>
        <table:table-row table:style-name="ro1">
          <table:table-cell office:value-type="float" office:value="121947" calcext:value-type="float">
            <text:p>121947</text:p>
          </table:table-cell>
          <table:table-cell office:value-type="float" office:value="1115.633911" calcext:value-type="float">
            <text:p>1115,633911</text:p>
          </table:table-cell>
          <table:table-cell office:value-type="float" office:value="1" calcext:value-type="float">
            <text:p>1</text:p>
          </table:table-cell>
          <table:table-cell office:value-type="float" office:value="1.555" calcext:value-type="float">
            <text:p>1,55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378.656982" calcext:value-type="float">
            <text:p>1378,656982</text:p>
          </table:table-cell>
          <table:table-cell office:value-type="float" office:value="2" calcext:value-type="float">
            <text:p>2</text:p>
          </table:table-cell>
          <table:table-cell office:value-type="float" office:value="106.331001" calcext:value-type="float">
            <text:p>106,331001</text:p>
          </table:table-cell>
          <table:table-cell office:value-type="float" office:value="121947" calcext:value-type="float">
            <text:p>121947</text:p>
          </table:table-cell>
          <table:table-cell office:value-type="float" office:value="1248.582031" calcext:value-type="float">
            <text:p>1248,582031</text:p>
          </table:table-cell>
          <table:table-cell office:value-type="float" office:value="3" calcext:value-type="float">
            <text:p>3</text:p>
          </table:table-cell>
          <table:table-cell office:value-type="float" office:value="343.550995" calcext:value-type="float">
            <text:p>343,55099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192.242065" calcext:value-type="float">
            <text:p>1192,242065</text:p>
          </table:table-cell>
          <table:table-cell office:value-type="float" office:value="1" calcext:value-type="float">
            <text:p>1</text:p>
          </table:table-cell>
          <table:table-cell office:value-type="float" office:value="233.843002" calcext:value-type="float">
            <text:p>233,843002</text:p>
          </table:table-cell>
        </table:table-row>
        <table:table-row table:style-name="ro1">
          <table:table-cell office:value-type="float" office:value="122135" calcext:value-type="float">
            <text:p>122135</text:p>
          </table:table-cell>
          <table:table-cell office:value-type="float" office:value="1467.06604" calcext:value-type="float">
            <text:p>1467,06604</text:p>
          </table:table-cell>
          <table:table-cell office:value-type="float" office:value="3" calcext:value-type="float">
            <text:p>3</text:p>
          </table:table-cell>
          <table:table-cell office:value-type="float" office:value="356.25" calcext:value-type="float">
            <text:p>356,25</text:p>
          </table:table-cell>
          <table:table-cell office:value-type="float" office:value="122135" calcext:value-type="float">
            <text:p>122135</text:p>
          </table:table-cell>
          <table:table-cell office:value-type="float" office:value="1167.546997" calcext:value-type="float">
            <text:p>1167,546997</text:p>
          </table:table-cell>
          <table:table-cell office:value-type="float" office:value="1" calcext:value-type="float">
            <text:p>1</text:p>
          </table:table-cell>
          <table:table-cell office:value-type="float" office:value="198.751007" calcext:value-type="float">
            <text:p>198,751007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24.510986" calcext:value-type="float">
            <text:p>1224,510986</text:p>
          </table:table-cell>
          <table:table-cell office:value-type="float" office:value="1" calcext:value-type="float">
            <text:p>1</text:p>
          </table:table-cell>
          <table:table-cell office:value-type="float" office:value="40.173" calcext:value-type="float">
            <text:p>40,173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81.928955" calcext:value-type="float">
            <text:p>1281,928955</text:p>
          </table:table-cell>
          <table:table-cell office:value-type="float" office:value="1" calcext:value-type="float">
            <text:p>1</text:p>
          </table:table-cell>
          <table:table-cell office:value-type="float" office:value="95.106995" calcext:value-type="float">
            <text:p>95,106995</text:p>
          </table:table-cell>
        </table:table-row>
        <table:table-row table:style-name="ro1">
          <table:table-cell office:value-type="float" office:value="122348" calcext:value-type="float">
            <text:p>122348</text:p>
          </table:table-cell>
          <table:table-cell office:value-type="float" office:value="1517.27002" calcext:value-type="float">
            <text:p>1517,27002</text:p>
          </table:table-cell>
          <table:table-cell office:value-type="float" office:value="1" calcext:value-type="float">
            <text:p>1</text:p>
          </table:table-cell>
          <table:table-cell office:value-type="float" office:value="188.335007" calcext:value-type="float">
            <text:p>188,335007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93.711914" calcext:value-type="float">
            <text:p>1593,711914</text:p>
          </table:table-cell>
          <table:table-cell office:value-type="float" office:value="2" calcext:value-type="float">
            <text:p>2</text:p>
          </table:table-cell>
          <table:table-cell office:value-type="float" office:value="178.686005" calcext:value-type="float">
            <text:p>178,686005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17.947998" calcext:value-type="float">
            <text:p>1517,947998</text:p>
          </table:table-cell>
          <table:table-cell office:value-type="float" office:value="2" calcext:value-type="float">
            <text:p>2</text:p>
          </table:table-cell>
          <table:table-cell office:value-type="float" office:value="604.575989" calcext:value-type="float">
            <text:p>604,575989</text:p>
          </table:table-cell>
          <table:table-cell office:value-type="float" office:value="122348" calcext:value-type="float">
            <text:p>122348</text:p>
          </table:table-cell>
          <table:table-cell office:value-type="float" office:value="1462.334961" calcext:value-type="float">
            <text:p>1462,334961</text:p>
          </table:table-cell>
          <table:table-cell office:value-type="float" office:value="6" calcext:value-type="float">
            <text:p>6</text:p>
          </table:table-cell>
          <table:table-cell office:value-type="float" office:value="644.859985" calcext:value-type="float">
            <text:p>644,859985</text:p>
          </table:table-cell>
        </table:table-row>
        <table:table-row table:style-name="ro1">
          <table:table-cell office:value-type="float" office:value="122814" calcext:value-type="float">
            <text:p>122814</text:p>
          </table:table-cell>
          <table:table-cell office:value-type="float" office:value="1478.502075" calcext:value-type="float">
            <text:p>1478,502075</text:p>
          </table:table-cell>
          <table:table-cell office:value-type="float" office:value="4" calcext:value-type="float">
            <text:p>4</text:p>
          </table:table-cell>
          <table:table-cell office:value-type="float" office:value="1347.602051" calcext:value-type="float">
            <text:p>1347,60205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420.969971" calcext:value-type="float">
            <text:p>1420,969971</text:p>
          </table:table-cell>
          <table:table-cell office:value-type="float" office:value="2" calcext:value-type="float">
            <text:p>2</text:p>
          </table:table-cell>
          <table:table-cell office:value-type="float" office:value="162.893005" calcext:value-type="float">
            <text:p>162,893005</text:p>
          </table:table-cell>
          <table:table-cell office:value-type="float" office:value="122814" calcext:value-type="float">
            <text:p>122814</text:p>
          </table:table-cell>
          <table:table-cell office:value-type="float" office:value="1210.755005" calcext:value-type="float">
            <text:p>1210,755005</text:p>
          </table:table-cell>
          <table:table-cell office:value-type="float" office:value="3" calcext:value-type="float">
            <text:p>3</text:p>
          </table:table-cell>
          <table:table-cell office:value-type="float" office:value="395.34201" calcext:value-type="float">
            <text:p>395,3420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522.192017" calcext:value-type="float">
            <text:p>1522,192017</text:p>
          </table:table-cell>
          <table:table-cell office:value-type="float" office:value="5" calcext:value-type="float">
            <text:p>5</text:p>
          </table:table-cell>
          <table:table-cell office:value-type="float" office:value="1266.782104" calcext:value-type="float">
            <text:p>1266,782104</text:p>
          </table:table-cell>
        </table:table-row>
        <table:table-row table:style-name="ro1">
          <table:table-cell office:value-type="float" office:value="130342" calcext:value-type="float">
            <text:p>130342</text:p>
          </table:table-cell>
          <table:table-cell office:value-type="float" office:value="1146.638062" calcext:value-type="float">
            <text:p>1146,638062</text:p>
          </table:table-cell>
          <table:table-cell office:value-type="float" office:value="1" calcext:value-type="float">
            <text:p>1</text:p>
          </table:table-cell>
          <table:table-cell office:value-type="float" office:value="224.44101" calcext:value-type="float">
            <text:p>224,44101</text:p>
          </table:table-cell>
          <table:table-cell office:value-type="float" office:value="130342" calcext:value-type="float">
            <text:p>130342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" calcext:value-type="float">
            <text:p>1</text:p>
          </table:table-cell>
          <table:table-cell office:value-type="float" office:value="62.530003" calcext:value-type="float">
            <text:p>62,530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12.742004" calcext:value-type="float">
            <text:p>912,742004</text:p>
          </table:table-cell>
          <table:table-cell office:value-type="float" office:value="2" calcext:value-type="float">
            <text:p>2</text:p>
          </table:table-cell>
          <table:table-cell office:value-type="float" office:value="99.495003" calcext:value-type="float">
            <text:p>99,495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68.064026" calcext:value-type="float">
            <text:p>968,064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26" calcext:value-type="float">
            <text:p>134626</text:p>
          </table:table-cell>
          <table:table-cell office:value-type="float" office:value="1355.24292" calcext:value-type="float">
            <text:p>1355,24292</text:p>
          </table:table-cell>
          <table:table-cell office:value-type="float" office:value="6" calcext:value-type="float">
            <text:p>6</text:p>
          </table:table-cell>
          <table:table-cell office:value-type="float" office:value="977.607056" calcext:value-type="float">
            <text:p>977,607056</text:p>
          </table:table-cell>
          <table:table-cell office:value-type="float" office:value="134626" calcext:value-type="float">
            <text:p>134626</text:p>
          </table:table-cell>
          <table:table-cell office:value-type="float" office:value="1411.378052" calcext:value-type="float">
            <text:p>1411,378052</text:p>
          </table:table-cell>
          <table:table-cell office:value-type="float" office:value="2" calcext:value-type="float">
            <text:p>2</text:p>
          </table:table-cell>
          <table:table-cell office:value-type="float" office:value="223.136993" calcext:value-type="float">
            <text:p>223,136993</text:p>
          </table:table-cell>
          <table:table-cell office:value-type="float" office:value="134626" calcext:value-type="float">
            <text:p>134626</text:p>
          </table:table-cell>
          <table:table-cell office:value-type="float" office:value="1243.995972" calcext:value-type="float">
            <text:p>1243,995972</text:p>
          </table:table-cell>
          <table:table-cell office:value-type="float" office:value="1" calcext:value-type="float">
            <text:p>1</text:p>
          </table:table-cell>
          <table:table-cell office:value-type="float" office:value="55.250999" calcext:value-type="float">
            <text:p>55,250999</text:p>
          </table:table-cell>
          <table:table-cell office:value-type="float" office:value="134626" calcext:value-type="float">
            <text:p>134626</text:p>
          </table:table-cell>
          <table:table-cell office:value-type="float" office:value="1373.898071" calcext:value-type="float">
            <text:p>1373,898071</text:p>
          </table:table-cell>
          <table:table-cell office:value-type="float" office:value="2" calcext:value-type="float">
            <text:p>2</text:p>
          </table:table-cell>
          <table:table-cell office:value-type="float" office:value="86.361" calcext:value-type="float">
            <text:p>86,361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012.238037" calcext:value-type="float">
            <text:p>1012,238037</text:p>
          </table:table-cell>
          <table:table-cell office:value-type="float" office:value="1" calcext:value-type="float">
            <text:p>1</text:p>
          </table:table-cell>
          <table:table-cell office:value-type="float" office:value="79.223999" calcext:value-type="float">
            <text:p>79,223999</text:p>
          </table:table-cell>
          <table:table-cell office:value-type="float" office:value="135000" calcext:value-type="float">
            <text:p>135000</text:p>
          </table:table-cell>
          <table:table-cell office:value-type="float" office:value="1150.098022" calcext:value-type="float">
            <text:p>1150,098022</text:p>
          </table:table-cell>
          <table:table-cell office:value-type="float" office:value="1" calcext:value-type="float">
            <text:p>1</text:p>
          </table:table-cell>
          <table:table-cell office:value-type="float" office:value="54.346001" calcext:value-type="float">
            <text:p>54,346001</text:p>
          </table:table-cell>
          <table:table-cell office:value-type="float" office:value="135000" calcext:value-type="float">
            <text:p>135000</text:p>
          </table:table-cell>
          <table:table-cell office:value-type="float" office:value="987.234985" calcext:value-type="float">
            <text:p>987,234985</text:p>
          </table:table-cell>
          <table:table-cell office:value-type="float" office:value="4" calcext:value-type="float">
            <text:p>4</text:p>
          </table:table-cell>
          <table:table-cell office:value-type="float" office:value="221.226013" calcext:value-type="float">
            <text:p>221,226013</text:p>
          </table:table-cell>
          <table:table-cell office:value-type="float" office:value="135000" calcext:value-type="float">
            <text:p>135000</text:p>
          </table:table-cell>
          <table:table-cell office:value-type="float" office:value="1014.593933" calcext:value-type="float">
            <text:p>1014,593933</text:p>
          </table:table-cell>
          <table:table-cell office:value-type="float" office:value="1" calcext:value-type="float">
            <text:p>1</text:p>
          </table:table-cell>
          <table:table-cell office:value-type="float" office:value="69.153" calcext:value-type="float">
            <text:p>69,153</text:p>
          </table:table-cell>
        </table:table-row>
        <table:table-row table:style-name="ro1">
          <table:table-cell office:value-type="float" office:value="135141" calcext:value-type="float">
            <text:p>135141</text:p>
          </table:table-cell>
          <table:table-cell office:value-type="float" office:value="1321.683105" calcext:value-type="float">
            <text:p>1321,683105</text:p>
          </table:table-cell>
          <table:table-cell office:value-type="float" office:value="2" calcext:value-type="float">
            <text:p>2</text:p>
          </table:table-cell>
          <table:table-cell office:value-type="float" office:value="1582.008911" calcext:value-type="float">
            <text:p>1582,008911</text:p>
          </table:table-cell>
          <table:table-cell office:value-type="float" office:value="135141" calcext:value-type="float">
            <text:p>135141</text:p>
          </table:table-cell>
          <table:table-cell office:value-type="float" office:value="1305.94397" calcext:value-type="float">
            <text:p>1305,94397</text:p>
          </table:table-cell>
          <table:table-cell office:value-type="float" office:value="4" calcext:value-type="float">
            <text:p>4</text:p>
          </table:table-cell>
          <table:table-cell office:value-type="float" office:value="760.689026" calcext:value-type="float">
            <text:p>760,68902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78.657959" calcext:value-type="float">
            <text:p>1478,657959</text:p>
          </table:table-cell>
          <table:table-cell office:value-type="float" office:value="2" calcext:value-type="float">
            <text:p>2</text:p>
          </table:table-cell>
          <table:table-cell office:value-type="float" office:value="1136.395996" calcext:value-type="float">
            <text:p>1136,39599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02.7229" calcext:value-type="float">
            <text:p>1402,7229</text:p>
          </table:table-cell>
          <table:table-cell office:value-type="float" office:value="3" calcext:value-type="float">
            <text:p>3</text:p>
          </table:table-cell>
          <table:table-cell office:value-type="float" office:value="163.438995" calcext:value-type="float">
            <text:p>163,438995</text:p>
          </table:table-cell>
        </table:table-row>
        <table:table-row table:style-name="ro1">
          <table:table-cell office:value-type="float" office:value="135321" calcext:value-type="float">
            <text:p>135321</text:p>
          </table:table-cell>
          <table:table-cell office:value-type="float" office:value="927.397034" calcext:value-type="float">
            <text:p>927,397034</text:p>
          </table:table-cell>
          <table:table-cell office:value-type="float" office:value="2" calcext:value-type="float">
            <text:p>2</text:p>
          </table:table-cell>
          <table:table-cell office:value-type="float" office:value="80.584" calcext:value-type="float">
            <text:p>80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929.643005" calcext:value-type="float">
            <text:p>929,643005</text:p>
          </table:table-cell>
          <table:table-cell office:value-type="float" office:value="1" calcext:value-type="float">
            <text:p>1</text:p>
          </table:table-cell>
          <table:table-cell office:value-type="float" office:value="24.380001" calcext:value-type="float">
            <text:p>24,380001</text:p>
          </table:table-cell>
          <table:table-cell office:value-type="float" office:value="135321" calcext:value-type="float">
            <text:p>135321</text:p>
          </table:table-cell>
          <table:table-cell office:value-type="float" office:value="956.336975" calcext:value-type="float">
            <text:p>956,336975</text:p>
          </table:table-cell>
          <table:table-cell office:value-type="float" office:value="2" calcext:value-type="float">
            <text:p>2</text:p>
          </table:table-cell>
          <table:table-cell office:value-type="float" office:value="152.584" calcext:value-type="float">
            <text:p>152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898.070007" calcext:value-type="float">
            <text:p>898,070007</text:p>
          </table:table-cell>
          <table:table-cell office:value-type="float" office:value="1" calcext:value-type="float">
            <text:p>1</text:p>
          </table:table-cell>
          <table:table-cell office:value-type="float" office:value="49.924999" calcext:value-type="float">
            <text:p>49,924999</text:p>
          </table:table-cell>
        </table:table-row>
        <table:table-row table:style-name="ro1">
          <table:table-cell office:value-type="float" office:value="140456" calcext:value-type="float">
            <text:p>140456</text:p>
          </table:table-cell>
          <table:table-cell office:value-type="float" office:value="1373.842896" calcext:value-type="float">
            <text:p>1373,842896</text:p>
          </table:table-cell>
          <table:table-cell office:value-type="float" office:value="6" calcext:value-type="float">
            <text:p>6</text:p>
          </table:table-cell>
          <table:table-cell office:value-type="float" office:value="525.014038" calcext:value-type="float">
            <text:p>525,014038</text:p>
          </table:table-cell>
          <table:table-cell office:value-type="float" office:value="140456" calcext:value-type="float">
            <text:p>140456</text:p>
          </table:table-cell>
          <table:table-cell office:value-type="float" office:value="1201.290039" calcext:value-type="float">
            <text:p>1201,290039</text:p>
          </table:table-cell>
          <table:table-cell office:value-type="float" office:value="3" calcext:value-type="float">
            <text:p>3</text:p>
          </table:table-cell>
          <table:table-cell office:value-type="float" office:value="356.587006" calcext:value-type="float">
            <text:p>356,587006</text:p>
          </table:table-cell>
          <table:table-cell office:value-type="float" office:value="140456" calcext:value-type="float">
            <text:p>140456</text:p>
          </table:table-cell>
          <table:table-cell office:value-type="float" office:value="1677.119019" calcext:value-type="float">
            <text:p>1677,119019</text:p>
          </table:table-cell>
          <table:table-cell office:value-type="float" office:value="3" calcext:value-type="float">
            <text:p>3</text:p>
          </table:table-cell>
          <table:table-cell office:value-type="float" office:value="347.177002" calcext:value-type="float">
            <text:p>347,177002</text:p>
          </table:table-cell>
          <table:table-cell office:value-type="float" office:value="140456" calcext:value-type="float">
            <text:p>140456</text:p>
          </table:table-cell>
          <table:table-cell office:value-type="float" office:value="1323.285034" calcext:value-type="float">
            <text:p>1323,285034</text:p>
          </table:table-cell>
          <table:table-cell office:value-type="float" office:value="3" calcext:value-type="float">
            <text:p>3</text:p>
          </table:table-cell>
          <table:table-cell office:value-type="float" office:value="228.796005" calcext:value-type="float">
            <text:p>228,796005</text:p>
          </table:table-cell>
        </table:table-row>
        <table:table-row table:style-name="ro1">
          <table:table-cell office:value-type="float" office:value="141236" calcext:value-type="float">
            <text:p>141236</text:p>
          </table:table-cell>
          <table:table-cell office:value-type="float" office:value="1120.679932" calcext:value-type="float">
            <text:p>1120,679932</text:p>
          </table:table-cell>
          <table:table-cell office:value-type="float" office:value="4" calcext:value-type="float">
            <text:p>4</text:p>
          </table:table-cell>
          <table:table-cell office:value-type="float" office:value="829.323975" calcext:value-type="float">
            <text:p>829,323975</text:p>
          </table:table-cell>
          <table:table-cell office:value-type="float" office:value="141236" calcext:value-type="float">
            <text:p>141236</text:p>
          </table:table-cell>
          <table:table-cell office:value-type="float" office:value="1254.833008" calcext:value-type="float">
            <text:p>1254,833008</text:p>
          </table:table-cell>
          <table:table-cell office:value-type="float" office:value="3" calcext:value-type="float">
            <text:p>3</text:p>
          </table:table-cell>
          <table:table-cell office:value-type="float" office:value="298.447998" calcext:value-type="float">
            <text:p>298,447998</text:p>
          </table:table-cell>
          <table:table-cell office:value-type="float" office:value="141236" calcext:value-type="float">
            <text:p>141236</text:p>
          </table:table-cell>
          <table:table-cell office:value-type="float" office:value="1013.630981" calcext:value-type="float">
            <text:p>1013,630981</text:p>
          </table:table-cell>
          <table:table-cell office:value-type="float" office:value="4" calcext:value-type="float">
            <text:p>4</text:p>
          </table:table-cell>
          <table:table-cell office:value-type="float" office:value="232.636002" calcext:value-type="float">
            <text:p>232,636002</text:p>
          </table:table-cell>
          <table:table-cell office:value-type="float" office:value="141236" calcext:value-type="float">
            <text:p>141236</text:p>
          </table:table-cell>
          <table:table-cell office:value-type="float" office:value="908.072998" calcext:value-type="float">
            <text:p>908,072998</text:p>
          </table:table-cell>
          <table:table-cell office:value-type="float" office:value="6" calcext:value-type="float">
            <text:p>6</text:p>
          </table:table-cell>
          <table:table-cell office:value-type="float" office:value="675.700012" calcext:value-type="float">
            <text:p>675,700012</text:p>
          </table:table-cell>
        </table:table-row>
        <table:table-row table:style-name="ro1">
          <table:table-cell office:value-type="float" office:value="141552" calcext:value-type="float">
            <text:p>141552</text:p>
          </table:table-cell>
          <table:table-cell office:value-type="float" office:value="969.112976" calcext:value-type="float">
            <text:p>969,11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515.51001" calcext:value-type="float">
            <text:p>1515,51001</text:p>
          </table:table-cell>
          <table:table-cell office:value-type="float" office:value="2" calcext:value-type="float">
            <text:p>2</text:p>
          </table:table-cell>
          <table:table-cell office:value-type="float" office:value="296.072998" calcext:value-type="float">
            <text:p>296,072998</text:p>
          </table:table-cell>
          <table:table-cell office:value-type="float" office:value="141552" calcext:value-type="float">
            <text:p>141552</text:p>
          </table:table-cell>
          <table:table-cell office:value-type="float" office:value="1316.822998" calcext:value-type="float">
            <text:p>1316,8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270.540894" calcext:value-type="float">
            <text:p>1270,540894</text:p>
          </table:table-cell>
          <table:table-cell office:value-type="float" office:value="5" calcext:value-type="float">
            <text:p>5</text:p>
          </table:table-cell>
          <table:table-cell office:value-type="float" office:value="447.48999" calcext:value-type="float">
            <text:p>447,48999</text:p>
          </table:table-cell>
        </table:table-row>
        <table:table-row table:style-name="ro1">
          <table:table-cell office:value-type="float" office:value="142110" calcext:value-type="float">
            <text:p>142110</text:p>
          </table:table-cell>
          <table:table-cell office:value-type="float" office:value="1321.550049" calcext:value-type="float">
            <text:p>1321,550049</text:p>
          </table:table-cell>
          <table:table-cell office:value-type="float" office:value="1" calcext:value-type="float">
            <text:p>1</text:p>
          </table:table-cell>
          <table:table-cell office:value-type="float" office:value="285.268982" calcext:value-type="float">
            <text:p>285,268982</text:p>
          </table:table-cell>
          <table:table-cell office:value-type="float" office:value="142110" calcext:value-type="float">
            <text:p>142110</text:p>
          </table:table-cell>
          <table:table-cell office:value-type="float" office:value="1423.12207" calcext:value-type="float">
            <text:p>1423,12207</text:p>
          </table:table-cell>
          <table:table-cell office:value-type="float" office:value="4" calcext:value-type="float">
            <text:p>4</text:p>
          </table:table-cell>
          <table:table-cell office:value-type="float" office:value="535.049988" calcext:value-type="float">
            <text:p>535,049988</text:p>
          </table:table-cell>
          <table:table-cell office:value-type="float" office:value="142110" calcext:value-type="float">
            <text:p>142110</text:p>
          </table:table-cell>
          <table:table-cell office:value-type="float" office:value="1270.171997" calcext:value-type="float">
            <text:p>1270,171997</text:p>
          </table:table-cell>
          <table:table-cell office:value-type="float" office:value="5" calcext:value-type="float">
            <text:p>5</text:p>
          </table:table-cell>
          <table:table-cell office:value-type="float" office:value="526.890015" calcext:value-type="float">
            <text:p>526,890015</text:p>
          </table:table-cell>
          <table:table-cell office:value-type="float" office:value="142110" calcext:value-type="float">
            <text:p>142110</text:p>
          </table:table-cell>
          <table:table-cell office:value-type="float" office:value="1315.557007" calcext:value-type="float">
            <text:p>1315,557007</text:p>
          </table:table-cell>
          <table:table-cell office:value-type="float" office:value="5" calcext:value-type="float">
            <text:p>5</text:p>
          </table:table-cell>
          <table:table-cell office:value-type="float" office:value="759.195007" calcext:value-type="float">
            <text:p>759,195007</text:p>
          </table:table-cell>
        </table:table-row>
        <table:table-row table:style-name="ro1">
          <table:table-cell office:value-type="float" office:value="144415" calcext:value-type="float">
            <text:p>144415</text:p>
          </table:table-cell>
          <table:table-cell office:value-type="float" office:value="1556.95105" calcext:value-type="float">
            <text:p>1556,95105</text:p>
          </table:table-cell>
          <table:table-cell office:value-type="float" office:value="7" calcext:value-type="float">
            <text:p>7</text:p>
          </table:table-cell>
          <table:table-cell office:value-type="float" office:value="260.147003" calcext:value-type="float">
            <text:p>260,147003</text:p>
          </table:table-cell>
          <table:table-cell office:value-type="float" office:value="144415" calcext:value-type="float">
            <text:p>144415</text:p>
          </table:table-cell>
          <table:table-cell office:value-type="float" office:value="1513.520996" calcext:value-type="float">
            <text:p>1513,520996</text:p>
          </table:table-cell>
          <table:table-cell office:value-type="float" office:value="1" calcext:value-type="float">
            <text:p>1</text:p>
          </table:table-cell>
          <table:table-cell office:value-type="float" office:value="91.393997" calcext:value-type="float">
            <text:p>91,393997</text:p>
          </table:table-cell>
          <table:table-cell office:value-type="float" office:value="144415" calcext:value-type="float">
            <text:p>144415</text:p>
          </table:table-cell>
          <table:table-cell office:value-type="float" office:value="1761.461914" calcext:value-type="float">
            <text:p>1761,461914</text:p>
          </table:table-cell>
          <table:table-cell office:value-type="float" office:value="12" calcext:value-type="float">
            <text:p>12</text:p>
          </table:table-cell>
          <table:table-cell office:value-type="float" office:value="264.910004" calcext:value-type="float">
            <text:p>264,910004</text:p>
          </table:table-cell>
          <table:table-cell office:value-type="float" office:value="144415" calcext:value-type="float">
            <text:p>144415</text:p>
          </table:table-cell>
          <table:table-cell office:value-type="float" office:value="1362.5" calcext:value-type="float">
            <text:p>1362,5</text:p>
          </table:table-cell>
          <table:table-cell office:value-type="float" office:value="21" calcext:value-type="float">
            <text:p>21</text:p>
          </table:table-cell>
          <table:table-cell office:value-type="float" office:value="490.864014" calcext:value-type="float">
            <text:p>490,864014</text:p>
          </table:table-cell>
        </table:table-row>
        <table:table-row table:style-name="ro1">
          <table:table-cell office:value-type="float" office:value="144607" calcext:value-type="float">
            <text:p>144607</text:p>
          </table:table-cell>
          <table:table-cell office:value-type="float" office:value="992.727966" calcext:value-type="float">
            <text:p>992,72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75.386047" calcext:value-type="float">
            <text:p>975,3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00.416992" calcext:value-type="float">
            <text:p>900,4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1091.209961" calcext:value-type="float">
            <text:p>1091,209961</text:p>
          </table:table-cell>
          <table:table-cell office:value-type="float" office:value="1" calcext:value-type="float">
            <text:p>1</text:p>
          </table:table-cell>
          <table:table-cell office:value-type="float" office:value="59.032997" calcext:value-type="float">
            <text:p>59,032997</text:p>
          </table:table-cell>
        </table:table-row>
        <table:table-row table:style-name="ro1">
          <table:table-cell office:value-type="float" office:value="150650" calcext:value-type="float">
            <text:p>150650</text:p>
          </table:table-cell>
          <table:table-cell office:value-type="float" office:value="1518.015015" calcext:value-type="float">
            <text:p>1518,015015</text:p>
          </table:table-cell>
          <table:table-cell office:value-type="float" office:value="64" calcext:value-type="float">
            <text:p>64</text:p>
          </table:table-cell>
          <table:table-cell office:value-type="float" office:value="2023.956909" calcext:value-type="float">
            <text:p>2023,956909</text:p>
          </table:table-cell>
          <table:table-cell office:value-type="float" office:value="150650" calcext:value-type="float">
            <text:p>150650</text:p>
          </table:table-cell>
          <table:table-cell office:value-type="float" office:value="1374.062988" calcext:value-type="float">
            <text:p>1374,062988</text:p>
          </table:table-cell>
          <table:table-cell office:value-type="float" office:value="1" calcext:value-type="float">
            <text:p>1</text:p>
          </table:table-cell>
          <table:table-cell office:value-type="float" office:value="283.708984" calcext:value-type="float">
            <text:p>283,708984</text:p>
          </table:table-cell>
          <table:table-cell office:value-type="float" office:value="150650" calcext:value-type="float">
            <text:p>150650</text:p>
          </table:table-cell>
          <table:table-cell office:value-type="float" office:value="1606.758057" calcext:value-type="float">
            <text:p>1606,75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650" calcext:value-type="float">
            <text:p>150650</text:p>
          </table:table-cell>
          <table:table-cell office:value-type="float" office:value="1479.393066" calcext:value-type="float">
            <text:p>1479,393066</text:p>
          </table:table-cell>
          <table:table-cell office:value-type="float" office:value="72" calcext:value-type="float">
            <text:p>72</text:p>
          </table:table-cell>
          <table:table-cell office:value-type="float" office:value="2284.619385" calcext:value-type="float">
            <text:p>2284,619385</text:p>
          </table:table-cell>
        </table:table-row>
        <table:table-row table:style-name="ro1">
          <table:table-cell office:value-type="float" office:value="150835" calcext:value-type="float">
            <text:p>150835</text:p>
          </table:table-cell>
          <table:table-cell office:value-type="float" office:value="1414.621948" calcext:value-type="float">
            <text:p>1414,621948</text:p>
          </table:table-cell>
          <table:table-cell office:value-type="float" office:value="1" calcext:value-type="float">
            <text:p>1</text:p>
          </table:table-cell>
          <table:table-cell office:value-type="float" office:value="175.805008" calcext:value-type="float">
            <text:p>175,80500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510.373047" calcext:value-type="float">
            <text:p>1510,373047</text:p>
          </table:table-cell>
          <table:table-cell office:value-type="float" office:value="1" calcext:value-type="float">
            <text:p>1</text:p>
          </table:table-cell>
          <table:table-cell office:value-type="float" office:value="118.598" calcext:value-type="float">
            <text:p>118,59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408.249023" calcext:value-type="float">
            <text:p>1408,249023</text:p>
          </table:table-cell>
          <table:table-cell office:value-type="float" office:value="2" calcext:value-type="float">
            <text:p>2</text:p>
          </table:table-cell>
          <table:table-cell office:value-type="float" office:value="194.470001" calcext:value-type="float">
            <text:p>194,470001</text:p>
          </table:table-cell>
          <table:table-cell office:value-type="float" office:value="150835" calcext:value-type="float">
            <text:p>150835</text:p>
          </table:table-cell>
          <table:table-cell office:value-type="float" office:value="1325.420044" calcext:value-type="float">
            <text:p>1325,420044</text:p>
          </table:table-cell>
          <table:table-cell office:value-type="float" office:value="1" calcext:value-type="float">
            <text:p>1</text:p>
          </table:table-cell>
          <table:table-cell office:value-type="float" office:value="68.741005" calcext:value-type="float">
            <text:p>68,741005</text:p>
          </table:table-cell>
        </table:table-row>
        <table:table-row table:style-name="ro1">
          <table:table-cell office:value-type="float" office:value="151231" calcext:value-type="float">
            <text:p>151231</text:p>
          </table:table-cell>
          <table:table-cell office:value-type="float" office:value="1621.462036" calcext:value-type="float">
            <text:p>1621,462036</text:p>
          </table:table-cell>
          <table:table-cell office:value-type="float" office:value="4" calcext:value-type="float">
            <text:p>4</text:p>
          </table:table-cell>
          <table:table-cell office:value-type="float" office:value="700.671997" calcext:value-type="float">
            <text:p>700,671997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426025" calcext:value-type="float">
            <text:p>1326,426025</text:p>
          </table:table-cell>
          <table:table-cell office:value-type="float" office:value="4" calcext:value-type="float">
            <text:p>4</text:p>
          </table:table-cell>
          <table:table-cell office:value-type="float" office:value="463.119995" calcext:value-type="float">
            <text:p>463,11999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212.928101" calcext:value-type="float">
            <text:p>1212,928101</text:p>
          </table:table-cell>
          <table:table-cell office:value-type="float" office:value="7" calcext:value-type="float">
            <text:p>7</text:p>
          </table:table-cell>
          <table:table-cell office:value-type="float" office:value="745.426025" calcext:value-type="float">
            <text:p>745,42602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320068" calcext:value-type="float">
            <text:p>1326,320068</text:p>
          </table:table-cell>
          <table:table-cell office:value-type="float" office:value="2" calcext:value-type="float">
            <text:p>2</text:p>
          </table:table-cell>
          <table:table-cell office:value-type="float" office:value="197.154007" calcext:value-type="float">
            <text:p>197,154007</text:p>
          </table:table-cell>
        </table:table-row>
        <table:table-row table:style-name="ro1">
          <table:table-cell office:value-type="float" office:value="151830" calcext:value-type="float">
            <text:p>151830</text:p>
          </table:table-cell>
          <table:table-cell office:value-type="float" office:value="1391.927002" calcext:value-type="float">
            <text:p>1391,927002</text:p>
          </table:table-cell>
          <table:table-cell office:value-type="float" office:value="31" calcext:value-type="float">
            <text:p>31</text:p>
          </table:table-cell>
          <table:table-cell office:value-type="float" office:value="1593.333008" calcext:value-type="float">
            <text:p>1593,333008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08.882935" calcext:value-type="float">
            <text:p>1408,882935</text:p>
          </table:table-cell>
          <table:table-cell office:value-type="float" office:value="3" calcext:value-type="float">
            <text:p>3</text:p>
          </table:table-cell>
          <table:table-cell office:value-type="float" office:value="120.279999" calcext:value-type="float">
            <text:p>120,279999</text:p>
          </table:table-cell>
          <table:table-cell office:value-type="float" office:value="151830" calcext:value-type="float">
            <text:p>151830</text:p>
          </table:table-cell>
          <table:table-cell office:value-type="float" office:value="1357.119019" calcext:value-type="float">
            <text:p>1357,119019</text:p>
          </table:table-cell>
          <table:table-cell office:value-type="float" office:value="37" calcext:value-type="float">
            <text:p>37</text:p>
          </table:table-cell>
          <table:table-cell office:value-type="float" office:value="1325.549805" calcext:value-type="float">
            <text:p>1325,549805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52.26709" calcext:value-type="float">
            <text:p>1452,26709</text:p>
          </table:table-cell>
          <table:table-cell office:value-type="float" office:value="38" calcext:value-type="float">
            <text:p>38</text:p>
          </table:table-cell>
          <table:table-cell office:value-type="float" office:value="1564.471436" calcext:value-type="float">
            <text:p>1564,471436</text:p>
          </table:table-cell>
        </table:table-row>
        <table:table-row table:style-name="ro1">
          <table:table-cell office:value-type="float" office:value="152024" calcext:value-type="float">
            <text:p>152024</text:p>
          </table:table-cell>
          <table:table-cell office:value-type="float" office:value="1125.781982" calcext:value-type="float">
            <text:p>1125,781982</text:p>
          </table:table-cell>
          <table:table-cell office:value-type="float" office:value="2" calcext:value-type="float">
            <text:p>2</text:p>
          </table:table-cell>
          <table:table-cell office:value-type="float" office:value="220.903" calcext:value-type="float">
            <text:p>220,9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929.945984" calcext:value-type="float">
            <text:p>929,945984</text:p>
          </table:table-cell>
          <table:table-cell office:value-type="float" office:value="2" calcext:value-type="float">
            <text:p>2</text:p>
          </table:table-cell>
          <table:table-cell office:value-type="float" office:value="186.132996" calcext:value-type="float">
            <text:p>186,132996</text:p>
          </table:table-cell>
          <table:table-cell office:value-type="float" office:value="152024" calcext:value-type="float">
            <text:p>152024</text:p>
          </table:table-cell>
          <table:table-cell office:value-type="float" office:value="1080.744995" calcext:value-type="float">
            <text:p>1080,744995</text:p>
          </table:table-cell>
          <table:table-cell office:value-type="float" office:value="7" calcext:value-type="float">
            <text:p>7</text:p>
          </table:table-cell>
          <table:table-cell office:value-type="float" office:value="166.787003" calcext:value-type="float">
            <text:p>166,7870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1120.473022" calcext:value-type="float">
            <text:p>1120,473022</text:p>
          </table:table-cell>
          <table:table-cell office:value-type="float" office:value="56" calcext:value-type="float">
            <text:p>56</text:p>
          </table:table-cell>
          <table:table-cell office:value-type="float" office:value="2189.918945" calcext:value-type="float">
            <text:p>2189,918945</text:p>
          </table:table-cell>
        </table:table-row>
        <table:table-row table:style-name="ro1">
          <table:table-cell office:value-type="float" office:value="152207" calcext:value-type="float">
            <text:p>152207</text:p>
          </table:table-cell>
          <table:table-cell office:value-type="float" office:value="1932.237061" calcext:value-type="float">
            <text:p>1932,237061</text:p>
          </table:table-cell>
          <table:table-cell office:value-type="float" office:value="25" calcext:value-type="float">
            <text:p>25</text:p>
          </table:table-cell>
          <table:table-cell office:value-type="float" office:value="627.067017" calcext:value-type="float">
            <text:p>627,067017</text:p>
          </table:table-cell>
          <table:table-cell office:value-type="float" office:value="152207" calcext:value-type="float">
            <text:p>152207</text:p>
          </table:table-cell>
          <table:table-cell office:value-type="float" office:value="1450.721924" calcext:value-type="float">
            <text:p>1450,721924</text:p>
          </table:table-cell>
          <table:table-cell office:value-type="float" office:value="1" calcext:value-type="float">
            <text:p>1</text:p>
          </table:table-cell>
          <table:table-cell office:value-type="float" office:value="182.106995" calcext:value-type="float">
            <text:p>182,10699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91.725098" calcext:value-type="float">
            <text:p>1791,725098</text:p>
          </table:table-cell>
          <table:table-cell office:value-type="float" office:value="42" calcext:value-type="float">
            <text:p>42</text:p>
          </table:table-cell>
          <table:table-cell office:value-type="float" office:value="1736.997925" calcext:value-type="float">
            <text:p>1736,99792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75.534058" calcext:value-type="float">
            <text:p>1775,534058</text:p>
          </table:table-cell>
          <table:table-cell office:value-type="float" office:value="80" calcext:value-type="float">
            <text:p>80</text:p>
          </table:table-cell>
          <table:table-cell office:value-type="float" office:value="3763.364014" calcext:value-type="float">
            <text:p>3763,364014</text:p>
          </table:table-cell>
        </table:table-row>
        <table:table-row table:style-name="ro1">
          <table:table-cell office:value-type="float" office:value="152354" calcext:value-type="float">
            <text:p>152354</text:p>
          </table:table-cell>
          <table:table-cell office:value-type="float" office:value="1129.726074" calcext:value-type="float">
            <text:p>1129,726074</text:p>
          </table:table-cell>
          <table:table-cell office:value-type="float" office:value="2" calcext:value-type="float">
            <text:p>2</text:p>
          </table:table-cell>
          <table:table-cell office:value-type="float" office:value="164.272003" calcext:value-type="float">
            <text:p>164,272003</text:p>
          </table:table-cell>
          <table:table-cell office:value-type="float" office:value="152354" calcext:value-type="float">
            <text:p>152354</text:p>
          </table:table-cell>
          <table:table-cell office:value-type="float" office:value="1136.876953" calcext:value-type="float">
            <text:p>1136,876953</text:p>
          </table:table-cell>
          <table:table-cell office:value-type="float" office:value="5" calcext:value-type="float">
            <text:p>5</text:p>
          </table:table-cell>
          <table:table-cell office:value-type="float" office:value="377.133026" calcext:value-type="float">
            <text:p>377,133026</text:p>
          </table:table-cell>
          <table:table-cell office:value-type="float" office:value="152354" calcext:value-type="float">
            <text:p>152354</text:p>
          </table:table-cell>
          <table:table-cell office:value-type="float" office:value="1096.145996" calcext:value-type="float">
            <text:p>1096,145996</text:p>
          </table:table-cell>
          <table:table-cell office:value-type="float" office:value="1" calcext:value-type="float">
            <text:p>1</text:p>
          </table:table-cell>
          <table:table-cell office:value-type="float" office:value="413.325012" calcext:value-type="float">
            <text:p>413,325012</text:p>
          </table:table-cell>
          <table:table-cell office:value-type="float" office:value="152354" calcext:value-type="float">
            <text:p>152354</text:p>
          </table:table-cell>
          <table:table-cell office:value-type="float" office:value="1344.744019" calcext:value-type="float">
            <text:p>1344,744019</text:p>
          </table:table-cell>
          <table:table-cell office:value-type="float" office:value="1" calcext:value-type="float">
            <text:p>1</text:p>
          </table:table-cell>
          <table:table-cell office:value-type="float" office:value="36.737" calcext:value-type="float">
            <text:p>36,737</text:p>
          </table:table-cell>
        </table:table-row>
        <table:table-row table:style-name="ro1">
          <table:table-cell office:value-type="float" office:value="152539" calcext:value-type="float">
            <text:p>152539</text:p>
          </table:table-cell>
          <table:table-cell office:value-type="float" office:value="1086.774048" calcext:value-type="float">
            <text:p>1086,774048</text:p>
          </table:table-cell>
          <table:table-cell office:value-type="float" office:value="2" calcext:value-type="float">
            <text:p>2</text:p>
          </table:table-cell>
          <table:table-cell office:value-type="float" office:value="335.031982" calcext:value-type="float">
            <text:p>335,031982</text:p>
          </table:table-cell>
          <table:table-cell office:value-type="float" office:value="152539" calcext:value-type="float">
            <text:p>152539</text:p>
          </table:table-cell>
          <table:table-cell office:value-type="float" office:value="1221.284058" calcext:value-type="float">
            <text:p>1221,284058</text:p>
          </table:table-cell>
          <table:table-cell office:value-type="float" office:value="3" calcext:value-type="float">
            <text:p>3</text:p>
          </table:table-cell>
          <table:table-cell office:value-type="float" office:value="164.470001" calcext:value-type="float">
            <text:p>164,470001</text:p>
          </table:table-cell>
          <table:table-cell office:value-type="float" office:value="152539" calcext:value-type="float">
            <text:p>152539</text:p>
          </table:table-cell>
          <table:table-cell office:value-type="float" office:value="1377.29895" calcext:value-type="float">
            <text:p>1377,29895</text:p>
          </table:table-cell>
          <table:table-cell office:value-type="float" office:value="1" calcext:value-type="float">
            <text:p>1</text:p>
          </table:table-cell>
          <table:table-cell office:value-type="float" office:value="28.434" calcext:value-type="float">
            <text:p>28,434</text:p>
          </table:table-cell>
          <table:table-cell office:value-type="float" office:value="152539" calcext:value-type="float">
            <text:p>152539</text:p>
          </table:table-cell>
          <table:table-cell office:value-type="float" office:value="1103.244995" calcext:value-type="float">
            <text:p>1103,244995</text:p>
          </table:table-cell>
          <table:table-cell office:value-type="float" office:value="5" calcext:value-type="float">
            <text:p>5</text:p>
          </table:table-cell>
          <table:table-cell office:value-type="float" office:value="227.334" calcext:value-type="float">
            <text:p>227,334</text:p>
          </table:table-cell>
        </table:table-row>
        <table:table-row table:style-name="ro1">
          <table:table-cell office:value-type="float" office:value="152944" calcext:value-type="float">
            <text:p>152944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4" calcext:value-type="float">
            <text:p>14</text:p>
          </table:table-cell>
          <table:table-cell office:value-type="float" office:value="294.39801" calcext:value-type="float">
            <text:p>294,39801</text:p>
          </table:table-cell>
          <table:table-cell office:value-type="float" office:value="152944" calcext:value-type="float">
            <text:p>152944</text:p>
          </table:table-cell>
          <table:table-cell office:value-type="float" office:value="1068.740967" calcext:value-type="float">
            <text:p>1068,74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44" calcext:value-type="float">
            <text:p>152944</text:p>
          </table:table-cell>
          <table:table-cell office:value-type="float" office:value="1348.48291" calcext:value-type="float">
            <text:p>1348,48291</text:p>
          </table:table-cell>
          <table:table-cell office:value-type="float" office:value="1" calcext:value-type="float">
            <text:p>1</text:p>
          </table:table-cell>
          <table:table-cell office:value-type="float" office:value="233.210999" calcext:value-type="float">
            <text:p>233,210999</text:p>
          </table:table-cell>
          <table:table-cell office:value-type="float" office:value="152944" calcext:value-type="float">
            <text:p>152944</text:p>
          </table:table-cell>
          <table:table-cell office:value-type="float" office:value="1115.531006" calcext:value-type="float">
            <text:p>1115,531006</text:p>
          </table:table-cell>
          <table:table-cell office:value-type="float" office:value="2" calcext:value-type="float">
            <text:p>2</text:p>
          </table:table-cell>
          <table:table-cell office:value-type="float" office:value="118.897003" calcext:value-type="float">
            <text:p>118,897003</text:p>
          </table:table-cell>
        </table:table-row>
        <table:table-row table:style-name="ro1">
          <table:table-cell office:value-type="float" office:value="111643" calcext:value-type="float">
            <text:p>111643</text:p>
          </table:table-cell>
          <table:table-cell office:value-type="float" office:value="974.630981" calcext:value-type="float">
            <text:p>974,630981</text:p>
          </table:table-cell>
          <table:table-cell office:value-type="float" office:value="1" calcext:value-type="float">
            <text:p>1</text:p>
          </table:table-cell>
          <table:table-cell office:value-type="float" office:value="38.398003" calcext:value-type="float">
            <text:p>38,398003</text:p>
          </table:table-cell>
          <table:table-cell office:value-type="float" office:value="111643" calcext:value-type="float">
            <text:p>111643</text:p>
          </table:table-cell>
          <table:table-cell office:value-type="float" office:value="1111.351074" calcext:value-type="float">
            <text:p>1111,351074</text:p>
          </table:table-cell>
          <table:table-cell office:value-type="float" office:value="1" calcext:value-type="float">
            <text:p>1</text:p>
          </table:table-cell>
          <table:table-cell office:value-type="float" office:value="34.404999" calcext:value-type="float">
            <text:p>34,404999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20.971985" calcext:value-type="float">
            <text:p>1020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45.412964" calcext:value-type="float">
            <text:p>1045,41296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322" calcext:value-type="float">
            <text:p>112322</text:p>
          </table:table-cell>
          <table:table-cell office:value-type="float" office:value="948.299988" calcext:value-type="float">
            <text:p>948,299988</text:p>
          </table:table-cell>
          <table:table-cell office:value-type="float" office:value="1" calcext:value-type="float">
            <text:p>1</text:p>
          </table:table-cell>
          <table:table-cell office:value-type="float" office:value="290.901001" calcext:value-type="float">
            <text:p>290,901001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44.454956" calcext:value-type="float">
            <text:p>1144,454956</text:p>
          </table:table-cell>
          <table:table-cell office:value-type="float" office:value="4" calcext:value-type="float">
            <text:p>4</text:p>
          </table:table-cell>
          <table:table-cell office:value-type="float" office:value="760.356018" calcext:value-type="float">
            <text:p>760,356018</text:p>
          </table:table-cell>
          <table:table-cell office:value-type="float" office:value="112322" calcext:value-type="float">
            <text:p>112322</text:p>
          </table:table-cell>
          <table:table-cell office:value-type="float" office:value="1238.822021" calcext:value-type="float">
            <text:p>1238,822021</text:p>
          </table:table-cell>
          <table:table-cell office:value-type="float" office:value="2" calcext:value-type="float">
            <text:p>2</text:p>
          </table:table-cell>
          <table:table-cell office:value-type="float" office:value="993.975037" calcext:value-type="float">
            <text:p>993,975037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69.944092" calcext:value-type="float">
            <text:p>1169,944092</text:p>
          </table:table-cell>
          <table:table-cell office:value-type="float" office:value="3" calcext:value-type="float">
            <text:p>3</text:p>
          </table:table-cell>
          <table:table-cell office:value-type="float" office:value="1076.47998" calcext:value-type="float">
            <text:p>1076,47998</text:p>
          </table:table-cell>
        </table:table-row>
        <table:table-row table:style-name="ro1">
          <table:table-cell office:value-type="float" office:value="112506" calcext:value-type="float">
            <text:p>112506</text:p>
          </table:table-cell>
          <table:table-cell office:value-type="float" office:value="1156.98999" calcext:value-type="float">
            <text:p>1156,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02.868042" calcext:value-type="float">
            <text:p>1002,86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91.542969" calcext:value-type="float">
            <text:p>1091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190.001953" calcext:value-type="float">
            <text:p>1190,001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255.0516032" calcext:value-type="float">
            <text:p>1255,0516032</text:p>
          </table:table-cell>
          <table:table-cell table:style-name="ce1" table:formula="of:=AVERAGE([C4.C5:.C34])" office:value-type="float" office:value="6.4" calcext:value-type="float">
            <text:p>6,4</text:p>
          </table:table-cell>
          <table:table-cell table:style-name="ce15" table:formula="of:=AVERAGE([C4.D5:.D34])" office:value-type="float" office:value="457.2302323" calcext:value-type="float">
            <text:p>457,23023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260.44236853333" calcext:value-type="float">
            <text:p>1260,4423685333</text:p>
          </table:table-cell>
          <table:table-cell table:style-name="ce1" table:formula="of:=AVERAGE([C4.G5:.G34])" office:value-type="float" office:value="2.2" calcext:value-type="float">
            <text:p>2,2</text:p>
          </table:table-cell>
          <table:table-cell table:style-name="ce15" table:formula="of:=AVERAGE([C4.H5:.H34])" office:value-type="float" office:value="256.3874718" calcext:value-type="float">
            <text:p>256,38747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45.2060282" calcext:value-type="float">
            <text:p>1245,2060282</text:p>
          </table:table-cell>
          <table:table-cell table:style-name="ce1" table:formula="of:=AVERAGE([C4.K5:.K34])" office:value-type="float" office:value="6.36666666666667" calcext:value-type="float">
            <text:p>6,3666666667</text:p>
          </table:table-cell>
          <table:table-cell table:style-name="ce15" table:formula="of:=AVERAGE([C4.L5:.L34])" office:value-type="float" office:value="452.888208966667" calcext:value-type="float">
            <text:p>452,888208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43.4374776" calcext:value-type="float">
            <text:p>1243,4374776</text:p>
          </table:table-cell>
          <table:table-cell table:style-name="ce1" table:formula="of:=AVERAGE([C4.O5:.O34])" office:value-type="float" office:value="11.4333333333333" calcext:value-type="float">
            <text:p>11,4333333333</text:p>
          </table:table-cell>
          <table:table-cell table:style-name="ce15" table:formula="of:=AVERAGE([C4.P5:.P34])" office:value-type="float" office:value="626.970094666667" calcext:value-type="float">
            <text:p>626,9700946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1175.3099975" calcext:value-type="float">
            <text:p>1175,3099975</text:p>
          </table:table-cell>
          <table:table-cell table:style-name="ce1" table:formula="of:=MEDIAN([C4.C5:.C34])" office:value-type="float" office:value="2" calcext:value-type="float">
            <text:p>2</text:p>
          </table:table-cell>
          <table:table-cell table:style-name="ce15" table:formula="of:=MEDIAN([C4.D5:.D34])" office:value-type="float" office:value="272.7079925" calcext:value-type="float">
            <text:p>272,70799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252.7869875" calcext:value-type="float">
            <text:p>1252,7869875</text:p>
          </table:table-cell>
          <table:table-cell table:style-name="ce1" table:formula="of:=MEDIAN([C4.G5:.G34])" office:value-type="float" office:value="2" calcext:value-type="float">
            <text:p>2</text:p>
          </table:table-cell>
          <table:table-cell table:style-name="ce15" table:formula="of:=MEDIAN([C4.H5:.H34])" office:value-type="float" office:value="180.3965" calcext:value-type="float">
            <text:p>180,3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238.0759885" calcext:value-type="float">
            <text:p>1238,0759885</text:p>
          </table:table-cell>
          <table:table-cell table:style-name="ce1" table:formula="of:=MEDIAN([C4.K5:.K34])" office:value-type="float" office:value="2" calcext:value-type="float">
            <text:p>2</text:p>
          </table:table-cell>
          <table:table-cell table:style-name="ce15" table:formula="of:=MEDIAN([C4.L5:.L34])" office:value-type="float" office:value="232.9235005" calcext:value-type="float">
            <text:p>232,923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276.2349245" calcext:value-type="float">
            <text:p>1276,2349245</text:p>
          </table:table-cell>
          <table:table-cell table:style-name="ce1" table:formula="of:=MEDIAN([C4.O5:.O34])" office:value-type="float" office:value="2.5" calcext:value-type="float">
            <text:p>2,5</text:p>
          </table:table-cell>
          <table:table-cell table:style-name="ce15" table:formula="of:=MEDIAN([C4.P5:.P34])" office:value-type="float" office:value="228.0650025" calcext:value-type="float">
            <text:p>228,065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250.413736601259" calcext:value-type="float">
            <text:p>250,4137366013</text:p>
          </table:table-cell>
          <table:table-cell table:style-name="ce11" table:formula="of:=STDEV([C4.C5:.C34])" office:value-type="float" office:value="12.9657373422257" calcext:value-type="float">
            <text:p>12,9657373422</text:p>
          </table:table-cell>
          <table:table-cell table:style-name="ce16" table:formula="of:=STDEV([C4.D5:.D34])" office:value-type="float" office:value="539.556933177865" calcext:value-type="float">
            <text:p>539,556933177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87.900137661072" calcext:value-type="float">
            <text:p>187,9001376611</text:p>
          </table:table-cell>
          <table:table-cell table:style-name="ce11" table:formula="of:=STDEV([C4.G5:.G34])" office:value-type="float" office:value="1.51771152590407" calcext:value-type="float">
            <text:p>1,5177115259</text:p>
          </table:table-cell>
          <table:table-cell table:style-name="ce16" table:formula="of:=STDEV([C4.H5:.H34])" office:value-type="float" office:value="284.877842278053" calcext:value-type="float">
            <text:p>284,87784227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256.787735970964" calcext:value-type="float">
            <text:p>256,787735971</text:p>
          </table:table-cell>
          <table:table-cell table:style-name="ce11" table:formula="of:=STDEV([C4.K5:.K34])" office:value-type="float" office:value="11.9351215509848" calcext:value-type="float">
            <text:p>11,935121551</text:p>
          </table:table-cell>
          <table:table-cell table:style-name="ce16" table:formula="of:=STDEV([C4.L5:.L34])" office:value-type="float" office:value="612.511520083473" calcext:value-type="float">
            <text:p>612,51152008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202.792555498669" calcext:value-type="float">
            <text:p>202,7925554987</text:p>
          </table:table-cell>
          <table:table-cell table:style-name="ce11" table:formula="of:=STDEV([C4.O5:.O34])" office:value-type="float" office:value="21.3601035341242" calcext:value-type="float">
            <text:p>21,3601035341</text:p>
          </table:table-cell>
          <table:table-cell table:style-name="ce16" table:formula="of:=STDEV([C4.P5:.P34])" office:value-type="float" office:value="881.396757051203" calcext:value-type="float">
            <text:p>881,396757051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251.03436938333" calcext:value-type="float">
            <text:p>1251,0343693833</text:p>
          </table:table-cell>
          <table:table-cell table:formula="of:=STDEV([.B5:.B34];[.F5:.F34];[.J5:.J34];[.N5:.N34];[.R5:.R34];[.V5:.V34];[.Z5:.Z34];[.AD5:.AD34];[.AH5:.AH34])" office:value-type="float" office:value="223.666159519466" calcext:value-type="float">
            <text:p>223,6661595195</text:p>
          </table:table-cell>
          <table:table-cell table:style-name="Default" table:formula="of:=COUNT([.B5:.B34];[.F5:.F34];[.J5:.J34];[.N5:.N34];[.R5:.R34];[.V5:.V34];[.Z5:.Z34];[.AD5:.AD34];[.AH5:.AH34])" office:value-type="float" office:value="120" calcext:value-type="float">
            <text:p>120</text:p>
          </table:table-cell>
          <table:table-cell table:style-name="Default" table:formula="of:=2*[.C40]/SQRT([.D40])" office:value-type="float" office:value="40.8356669731202" calcext:value-type="float">
            <text:p>40,835666973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6.6" calcext:value-type="float">
            <text:p>6,6</text:p>
          </table:table-cell>
          <table:table-cell table:formula="of:=STDEV([.C5:.C34];[.G5:.G34];[.K5:.K34];[.O5:.O34];[.S5:.S34];[.W5:.W34];[.AA5:.AA34];[.AE5:.AE34];[.AI5:.AI34])" office:value-type="float" office:value="14.07924749708" calcext:value-type="float">
            <text:p>14,0792474971</text:p>
          </table:table-cell>
          <table:table-cell table:style-name="ce17" table:formula="of:=COUNT([.C5:.C34];[.G5:.G34];[.K5:.K34];[.O5:.O34];[.S5:.S34];[.W5:.W34];[.AA5:.AA34];[.AE5:.AE34];[.AI5:.AI34])" office:value-type="float" office:value="120" calcext:value-type="float">
            <text:p>120</text:p>
          </table:table-cell>
          <table:table-cell table:style-name="Default" table:formula="of:=2*[.C41]/SQRT([.D41])" office:value-type="float" office:value="2.57050714894962" calcext:value-type="float">
            <text:p>2,570507148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448.369001933333" calcext:value-type="float">
            <text:p>448,3690019333</text:p>
          </table:table-cell>
          <table:table-cell table:formula="of:=STDEV([.D5:.D34];[.H5:.H34];[.L5:.L34];[.P5:.P34];[.T5:.T34];[.X5:.X34];[.AB5:.AB34];[.AF5:.AF34];[.AJ5:.AJ34])" office:value-type="float" office:value="623.56085504624" calcext:value-type="float">
            <text:p>623,5608550462</text:p>
          </table:table-cell>
          <table:table-cell table:style-name="Default" table:formula="of:=COUNT([.D5:.D34];[.H5:.H34];[.L5:.L34];[.P5:.P34];[.T5:.T34];[.X5:.X34];[.AB5:.AB34];[.AF5:.AF34];[.AJ5:.AJ34])" office:value-type="float" office:value="120" calcext:value-type="float">
            <text:p>120</text:p>
          </table:table-cell>
          <table:table-cell table:style-name="Default" table:formula="of:=2*[.C42]/SQRT([.D42])" office:value-type="float" office:value="113.846115428678" calcext:value-type="float">
            <text:p>113,846115428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92847" calcext:value-type="float">
            <text:p>92847</text:p>
          </table:table-cell>
          <table:table-cell office:value-type="float" office:value="1125.859009" calcext:value-type="float">
            <text:p>1125,859009</text:p>
          </table:table-cell>
          <table:table-cell office:value-type="float" office:value="3" calcext:value-type="float">
            <text:p>3</text:p>
          </table:table-cell>
          <table:table-cell office:value-type="float" office:value="264.763" calcext:value-type="float">
            <text:p>264,763</text:p>
          </table:table-cell>
          <table:table-cell office:value-type="float" office:value="92847" calcext:value-type="float">
            <text:p>92847</text:p>
          </table:table-cell>
          <table:table-cell office:value-type="float" office:value="1196.800903" calcext:value-type="float">
            <text:p>1196,800903</text:p>
          </table:table-cell>
          <table:table-cell office:value-type="float" office:value="1" calcext:value-type="float">
            <text:p>1</text:p>
          </table:table-cell>
          <table:table-cell office:value-type="float" office:value="7.993" calcext:value-type="float">
            <text:p>7,993</text:p>
          </table:table-cell>
          <table:table-cell office:value-type="float" office:value="92847" calcext:value-type="float">
            <text:p>92847</text:p>
          </table:table-cell>
          <table:table-cell office:value-type="float" office:value="1399.447998" calcext:value-type="float">
            <text:p>1399,447998</text:p>
          </table:table-cell>
          <table:table-cell office:value-type="float" office:value="1" calcext:value-type="float">
            <text:p>1</text:p>
          </table:table-cell>
          <table:table-cell office:value-type="float" office:value="62.228001" calcext:value-type="float">
            <text:p>62,228001</text:p>
          </table:table-cell>
          <table:table-cell office:value-type="float" office:value="92847" calcext:value-type="float">
            <text:p>92847</text:p>
          </table:table-cell>
          <table:table-cell office:value-type="float" office:value="1279.271973" calcext:value-type="float">
            <text:p>1279,271973</text:p>
          </table:table-cell>
          <table:table-cell office:value-type="float" office:value="1" calcext:value-type="float">
            <text:p>1</text:p>
          </table:table-cell>
          <table:table-cell office:value-type="float" office:value="296.531006" calcext:value-type="float">
            <text:p>296,531006</text:p>
          </table:table-cell>
          <table:table-cell office:value-type="float" office:value="92847" calcext:value-type="float">
            <text:p>92847</text:p>
          </table:table-cell>
          <table:table-cell office:value-type="float" office:value="1313.274048" calcext:value-type="float">
            <text:p>1313,274048</text:p>
          </table:table-cell>
          <table:table-cell office:value-type="float" office:value="2" calcext:value-type="float">
            <text:p>2</text:p>
          </table:table-cell>
          <table:table-cell office:value-type="float" office:value="120.725998" calcext:value-type="float">
            <text:p>120,725998</text:p>
          </table:table-cell>
        </table:table-row>
        <table:table-row table:style-name="ro1">
          <table:table-cell office:value-type="float" office:value="93032" calcext:value-type="float">
            <text:p>93032</text:p>
          </table:table-cell>
          <table:table-cell office:value-type="float" office:value="1105.36499" calcext:value-type="float">
            <text:p>1105,36499</text:p>
          </table:table-cell>
          <table:table-cell office:value-type="float" office:value="5" calcext:value-type="float">
            <text:p>5</text:p>
          </table:table-cell>
          <table:table-cell office:value-type="float" office:value="753.377014" calcext:value-type="float">
            <text:p>753,377014</text:p>
          </table:table-cell>
          <table:table-cell office:value-type="float" office:value="93032" calcext:value-type="float">
            <text:p>93032</text:p>
          </table:table-cell>
          <table:table-cell office:value-type="float" office:value="1708.026978" calcext:value-type="float">
            <text:p>1708,026978</text:p>
          </table:table-cell>
          <table:table-cell office:value-type="float" office:value="3" calcext:value-type="float">
            <text:p>3</text:p>
          </table:table-cell>
          <table:table-cell office:value-type="float" office:value="461.394012" calcext:value-type="float">
            <text:p>461,394012</text:p>
          </table:table-cell>
          <table:table-cell office:value-type="float" office:value="93032" calcext:value-type="float">
            <text:p>93032</text:p>
          </table:table-cell>
          <table:table-cell office:value-type="float" office:value="1501.911987" calcext:value-type="float">
            <text:p>1501,911987</text:p>
          </table:table-cell>
          <table:table-cell office:value-type="float" office:value="3" calcext:value-type="float">
            <text:p>3</text:p>
          </table:table-cell>
          <table:table-cell office:value-type="float" office:value="645.658997" calcext:value-type="float">
            <text:p>645,658997</text:p>
          </table:table-cell>
          <table:table-cell office:value-type="float" office:value="93032" calcext:value-type="float">
            <text:p>93032</text:p>
          </table:table-cell>
          <table:table-cell office:value-type="float" office:value="1367.880005" calcext:value-type="float">
            <text:p>1367,880005</text:p>
          </table:table-cell>
          <table:table-cell office:value-type="float" office:value="2" calcext:value-type="float">
            <text:p>2</text:p>
          </table:table-cell>
          <table:table-cell office:value-type="float" office:value="305.938019" calcext:value-type="float">
            <text:p>305,938019</text:p>
          </table:table-cell>
          <table:table-cell office:value-type="float" office:value="93032" calcext:value-type="float">
            <text:p>93032</text:p>
          </table:table-cell>
          <table:table-cell office:value-type="float" office:value="1155.10498" calcext:value-type="float">
            <text:p>1155,10498</text:p>
          </table:table-cell>
          <table:table-cell office:value-type="float" office:value="2" calcext:value-type="float">
            <text:p>2</text:p>
          </table:table-cell>
          <table:table-cell office:value-type="float" office:value="106.358002" calcext:value-type="float">
            <text:p>106,358002</text:p>
          </table:table-cell>
        </table:table-row>
        <table:table-row table:style-name="ro1">
          <table:table-cell office:value-type="float" office:value="93335" calcext:value-type="float">
            <text:p>93335</text:p>
          </table:table-cell>
          <table:table-cell office:value-type="float" office:value="1130.937012" calcext:value-type="float">
            <text:p>1130,937012</text:p>
          </table:table-cell>
          <table:table-cell office:value-type="float" office:value="2" calcext:value-type="float">
            <text:p>2</text:p>
          </table:table-cell>
          <table:table-cell office:value-type="float" office:value="115.456001" calcext:value-type="float">
            <text:p>115,456001</text:p>
          </table:table-cell>
          <table:table-cell office:value-type="float" office:value="93335" calcext:value-type="float">
            <text:p>93335</text:p>
          </table:table-cell>
          <table:table-cell office:value-type="float" office:value="1193.515991" calcext:value-type="float">
            <text:p>1193,515991</text:p>
          </table:table-cell>
          <table:table-cell office:value-type="float" office:value="2" calcext:value-type="float">
            <text:p>2</text:p>
          </table:table-cell>
          <table:table-cell office:value-type="float" office:value="138.856003" calcext:value-type="float">
            <text:p>138,856003</text:p>
          </table:table-cell>
          <table:table-cell office:value-type="float" office:value="93335" calcext:value-type="float">
            <text:p>93335</text:p>
          </table:table-cell>
          <table:table-cell office:value-type="float" office:value="1108.770996" calcext:value-type="float">
            <text:p>1108,770996</text:p>
          </table:table-cell>
          <table:table-cell office:value-type="float" office:value="1" calcext:value-type="float">
            <text:p>1</text:p>
          </table:table-cell>
          <table:table-cell office:value-type="float" office:value="83.075005" calcext:value-type="float">
            <text:p>83,075005</text:p>
          </table:table-cell>
          <table:table-cell office:value-type="float" office:value="93335" calcext:value-type="float">
            <text:p>93335</text:p>
          </table:table-cell>
          <table:table-cell office:value-type="float" office:value="1122.059937" calcext:value-type="float">
            <text:p>1122,059937</text:p>
          </table:table-cell>
          <table:table-cell office:value-type="float" office:value="2" calcext:value-type="float">
            <text:p>2</text:p>
          </table:table-cell>
          <table:table-cell office:value-type="float" office:value="294.169006" calcext:value-type="float">
            <text:p>294,169006</text:p>
          </table:table-cell>
          <table:table-cell office:value-type="float" office:value="93335" calcext:value-type="float">
            <text:p>93335</text:p>
          </table:table-cell>
          <table:table-cell office:value-type="float" office:value="1059.166992" calcext:value-type="float">
            <text:p>1059,166992</text:p>
          </table:table-cell>
          <table:table-cell office:value-type="float" office:value="4" calcext:value-type="float">
            <text:p>4</text:p>
          </table:table-cell>
          <table:table-cell office:value-type="float" office:value="611.924011" calcext:value-type="float">
            <text:p>611,924011</text:p>
          </table:table-cell>
        </table:table-row>
        <table:table-row table:style-name="ro1">
          <table:table-cell office:value-type="float" office:value="93518" calcext:value-type="float">
            <text:p>93518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2" calcext:value-type="float">
            <text:p>2</text:p>
          </table:table-cell>
          <table:table-cell office:value-type="float" office:value="101.018005" calcext:value-type="float">
            <text:p>101,018005</text:p>
          </table:table-cell>
          <table:table-cell office:value-type="float" office:value="93518" calcext:value-type="float">
            <text:p>93518</text:p>
          </table:table-cell>
          <table:table-cell office:value-type="float" office:value="1210.85498" calcext:value-type="float">
            <text:p>1210,85498</text:p>
          </table:table-cell>
          <table:table-cell office:value-type="float" office:value="3" calcext:value-type="float">
            <text:p>3</text:p>
          </table:table-cell>
          <table:table-cell office:value-type="float" office:value="593.175964" calcext:value-type="float">
            <text:p>593,175964</text:p>
          </table:table-cell>
          <table:table-cell office:value-type="float" office:value="93518" calcext:value-type="float">
            <text:p>93518</text:p>
          </table:table-cell>
          <table:table-cell office:value-type="float" office:value="1213.981079" calcext:value-type="float">
            <text:p>1213,981079</text:p>
          </table:table-cell>
          <table:table-cell office:value-type="float" office:value="4" calcext:value-type="float">
            <text:p>4</text:p>
          </table:table-cell>
          <table:table-cell office:value-type="float" office:value="225.867004" calcext:value-type="float">
            <text:p>225,867004</text:p>
          </table:table-cell>
          <table:table-cell office:value-type="float" office:value="93518" calcext:value-type="float">
            <text:p>93518</text:p>
          </table:table-cell>
          <table:table-cell office:value-type="float" office:value="1261.348022" calcext:value-type="float">
            <text:p>1261,348022</text:p>
          </table:table-cell>
          <table:table-cell office:value-type="float" office:value="4" calcext:value-type="float">
            <text:p>4</text:p>
          </table:table-cell>
          <table:table-cell office:value-type="float" office:value="995.745972" calcext:value-type="float">
            <text:p>995,745972</text:p>
          </table:table-cell>
          <table:table-cell office:value-type="float" office:value="93518" calcext:value-type="float">
            <text:p>93518</text:p>
          </table:table-cell>
          <table:table-cell office:value-type="float" office:value="1440.166016" calcext:value-type="float">
            <text:p>1440,166016</text:p>
          </table:table-cell>
          <table:table-cell office:value-type="float" office:value="3" calcext:value-type="float">
            <text:p>3</text:p>
          </table:table-cell>
          <table:table-cell office:value-type="float" office:value="225.731003" calcext:value-type="float">
            <text:p>225,731003</text:p>
          </table:table-cell>
        </table:table-row>
        <table:table-row table:style-name="ro1">
          <table:table-cell office:value-type="float" office:value="93728" calcext:value-type="float">
            <text:p>93728</text:p>
          </table:table-cell>
          <table:table-cell office:value-type="float" office:value="1196.825928" calcext:value-type="float">
            <text:p>1196,82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28" calcext:value-type="float">
            <text:p>93728</text:p>
          </table:table-cell>
          <table:table-cell office:value-type="float" office:value="965.875977" calcext:value-type="float">
            <text:p>965,875977</text:p>
          </table:table-cell>
          <table:table-cell office:value-type="float" office:value="2" calcext:value-type="float">
            <text:p>2</text:p>
          </table:table-cell>
          <table:table-cell office:value-type="float" office:value="75.417999" calcext:value-type="float">
            <text:p>75,417999</text:p>
          </table:table-cell>
          <table:table-cell office:value-type="float" office:value="93728" calcext:value-type="float">
            <text:p>93728</text:p>
          </table:table-cell>
          <table:table-cell office:value-type="float" office:value="925.980957" calcext:value-type="float">
            <text:p>925,980957</text:p>
          </table:table-cell>
          <table:table-cell office:value-type="float" office:value="1" calcext:value-type="float">
            <text:p>1</text:p>
          </table:table-cell>
          <table:table-cell office:value-type="float" office:value="24.622999" calcext:value-type="float">
            <text:p>24,622999</text:p>
          </table:table-cell>
          <table:table-cell office:value-type="float" office:value="93728" calcext:value-type="float">
            <text:p>93728</text:p>
          </table:table-cell>
          <table:table-cell office:value-type="float" office:value="1078.588013" calcext:value-type="float">
            <text:p>1078,588013</text:p>
          </table:table-cell>
          <table:table-cell office:value-type="float" office:value="2" calcext:value-type="float">
            <text:p>2</text:p>
          </table:table-cell>
          <table:table-cell office:value-type="float" office:value="115.161003" calcext:value-type="float">
            <text:p>115,161003</text:p>
          </table:table-cell>
          <table:table-cell office:value-type="float" office:value="93728" calcext:value-type="float">
            <text:p>93728</text:p>
          </table:table-cell>
          <table:table-cell office:value-type="float" office:value="1105.411987" calcext:value-type="float">
            <text:p>1105,411987</text:p>
          </table:table-cell>
          <table:table-cell office:value-type="float" office:value="2" calcext:value-type="float">
            <text:p>2</text:p>
          </table:table-cell>
          <table:table-cell office:value-type="float" office:value="133.962006" calcext:value-type="float">
            <text:p>133,962006</text:p>
          </table:table-cell>
        </table:table-row>
        <table:table-row table:style-name="ro1">
          <table:table-cell office:value-type="float" office:value="93913" calcext:value-type="float">
            <text:p>93913</text:p>
          </table:table-cell>
          <table:table-cell office:value-type="float" office:value="1221.902954" calcext:value-type="float">
            <text:p>1221,902954</text:p>
          </table:table-cell>
          <table:table-cell office:value-type="float" office:value="9" calcext:value-type="float">
            <text:p>9</text:p>
          </table:table-cell>
          <table:table-cell office:value-type="float" office:value="2079.195068" calcext:value-type="float">
            <text:p>2079,195068</text:p>
          </table:table-cell>
          <table:table-cell office:value-type="float" office:value="93913" calcext:value-type="float">
            <text:p>93913</text:p>
          </table:table-cell>
          <table:table-cell office:value-type="float" office:value="1237.180054" calcext:value-type="float">
            <text:p>1237,180054</text:p>
          </table:table-cell>
          <table:table-cell office:value-type="float" office:value="6" calcext:value-type="float">
            <text:p>6</text:p>
          </table:table-cell>
          <table:table-cell office:value-type="float" office:value="864.327942" calcext:value-type="float">
            <text:p>864,327942</text:p>
          </table:table-cell>
          <table:table-cell office:value-type="float" office:value="93913" calcext:value-type="float">
            <text:p>93913</text:p>
          </table:table-cell>
          <table:table-cell office:value-type="float" office:value="1243.190063" calcext:value-type="float">
            <text:p>1243,190063</text:p>
          </table:table-cell>
          <table:table-cell office:value-type="float" office:value="6" calcext:value-type="float">
            <text:p>6</text:p>
          </table:table-cell>
          <table:table-cell office:value-type="float" office:value="830.088013" calcext:value-type="float">
            <text:p>830,088013</text:p>
          </table:table-cell>
          <table:table-cell office:value-type="float" office:value="93913" calcext:value-type="float">
            <text:p>93913</text:p>
          </table:table-cell>
          <table:table-cell office:value-type="float" office:value="1775.115967" calcext:value-type="float">
            <text:p>1775,115967</text:p>
          </table:table-cell>
          <table:table-cell office:value-type="float" office:value="13" calcext:value-type="float">
            <text:p>13</text:p>
          </table:table-cell>
          <table:table-cell office:value-type="float" office:value="2050.275146" calcext:value-type="float">
            <text:p>2050,275146</text:p>
          </table:table-cell>
          <table:table-cell office:value-type="float" office:value="93913" calcext:value-type="float">
            <text:p>93913</text:p>
          </table:table-cell>
          <table:table-cell office:value-type="float" office:value="1437.461914" calcext:value-type="float">
            <text:p>1437,461914</text:p>
          </table:table-cell>
          <table:table-cell office:value-type="float" office:value="4" calcext:value-type="float">
            <text:p>4</text:p>
          </table:table-cell>
          <table:table-cell office:value-type="float" office:value="934.602966" calcext:value-type="float">
            <text:p>934,602966</text:p>
          </table:table-cell>
        </table:table-row>
        <table:table-row table:style-name="ro1">
          <table:table-cell office:value-type="float" office:value="94604" calcext:value-type="float">
            <text:p>94604</text:p>
          </table:table-cell>
          <table:table-cell office:value-type="float" office:value="1372.0271" calcext:value-type="float">
            <text:p>1372,0271</text:p>
          </table:table-cell>
          <table:table-cell office:value-type="float" office:value="5" calcext:value-type="float">
            <text:p>5</text:p>
          </table:table-cell>
          <table:table-cell office:value-type="float" office:value="429.165039" calcext:value-type="float">
            <text:p>429,165039</text:p>
          </table:table-cell>
          <table:table-cell office:value-type="float" office:value="94604" calcext:value-type="float">
            <text:p>94604</text:p>
          </table:table-cell>
          <table:table-cell office:value-type="float" office:value="1322.190063" calcext:value-type="float">
            <text:p>1322,190063</text:p>
          </table:table-cell>
          <table:table-cell office:value-type="float" office:value="15" calcext:value-type="float">
            <text:p>15</text:p>
          </table:table-cell>
          <table:table-cell office:value-type="float" office:value="876.973999" calcext:value-type="float">
            <text:p>876,973999</text:p>
          </table:table-cell>
          <table:table-cell office:value-type="float" office:value="94604" calcext:value-type="float">
            <text:p>94604</text:p>
          </table:table-cell>
          <table:table-cell office:value-type="float" office:value="1345.633057" calcext:value-type="float">
            <text:p>1345,633057</text:p>
          </table:table-cell>
          <table:table-cell office:value-type="float" office:value="3" calcext:value-type="float">
            <text:p>3</text:p>
          </table:table-cell>
          <table:table-cell office:value-type="float" office:value="370.522003" calcext:value-type="float">
            <text:p>370,522003</text:p>
          </table:table-cell>
          <table:table-cell office:value-type="float" office:value="94604" calcext:value-type="float">
            <text:p>94604</text:p>
          </table:table-cell>
          <table:table-cell office:value-type="float" office:value="1409.660034" calcext:value-type="float">
            <text:p>1409,660034</text:p>
          </table:table-cell>
          <table:table-cell office:value-type="float" office:value="3" calcext:value-type="float">
            <text:p>3</text:p>
          </table:table-cell>
          <table:table-cell office:value-type="float" office:value="329.459015" calcext:value-type="float">
            <text:p>329,459015</text:p>
          </table:table-cell>
          <table:table-cell office:value-type="float" office:value="94604" calcext:value-type="float">
            <text:p>94604</text:p>
          </table:table-cell>
          <table:table-cell office:value-type="float" office:value="1297.060913" calcext:value-type="float">
            <text:p>1297,060913</text:p>
          </table:table-cell>
          <table:table-cell office:value-type="float" office:value="14" calcext:value-type="float">
            <text:p>14</text:p>
          </table:table-cell>
          <table:table-cell office:value-type="float" office:value="456.281006" calcext:value-type="float">
            <text:p>456,281006</text:p>
          </table:table-cell>
        </table:table-row>
        <table:table-row table:style-name="ro1">
          <table:table-cell office:value-type="float" office:value="94748" calcext:value-type="float">
            <text:p>94748</text:p>
          </table:table-cell>
          <table:table-cell office:value-type="float" office:value="1387.590088" calcext:value-type="float">
            <text:p>1387,590088</text:p>
          </table:table-cell>
          <table:table-cell office:value-type="float" office:value="4" calcext:value-type="float">
            <text:p>4</text:p>
          </table:table-cell>
          <table:table-cell office:value-type="float" office:value="363.502991" calcext:value-type="float">
            <text:p>363,502991</text:p>
          </table:table-cell>
          <table:table-cell office:value-type="float" office:value="94748" calcext:value-type="float">
            <text:p>94748</text:p>
          </table:table-cell>
          <table:table-cell office:value-type="float" office:value="1120.463989" calcext:value-type="float">
            <text:p>1120,463989</text:p>
          </table:table-cell>
          <table:table-cell office:value-type="float" office:value="1" calcext:value-type="float">
            <text:p>1</text:p>
          </table:table-cell>
          <table:table-cell office:value-type="float" office:value="43.888" calcext:value-type="float">
            <text:p>43,888</text:p>
          </table:table-cell>
          <table:table-cell office:value-type="float" office:value="94748" calcext:value-type="float">
            <text:p>94748</text:p>
          </table:table-cell>
          <table:table-cell office:value-type="float" office:value="1198.000977" calcext:value-type="float">
            <text:p>1198,000977</text:p>
          </table:table-cell>
          <table:table-cell office:value-type="float" office:value="5" calcext:value-type="float">
            <text:p>5</text:p>
          </table:table-cell>
          <table:table-cell office:value-type="float" office:value="653.288025" calcext:value-type="float">
            <text:p>653,288025</text:p>
          </table:table-cell>
          <table:table-cell office:value-type="float" office:value="94748" calcext:value-type="float">
            <text:p>94748</text:p>
          </table:table-cell>
          <table:table-cell office:value-type="float" office:value="1047.289917" calcext:value-type="float">
            <text:p>1047,28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48" calcext:value-type="float">
            <text:p>94748</text:p>
          </table:table-cell>
          <table:table-cell office:value-type="float" office:value="1231.646973" calcext:value-type="float">
            <text:p>1231,646973</text:p>
          </table:table-cell>
          <table:table-cell office:value-type="float" office:value="2" calcext:value-type="float">
            <text:p>2</text:p>
          </table:table-cell>
          <table:table-cell office:value-type="float" office:value="333.791016" calcext:value-type="float">
            <text:p>333,791016</text:p>
          </table:table-cell>
        </table:table-row>
        <table:table-row table:style-name="ro1">
          <table:table-cell office:value-type="float" office:value="94950" calcext:value-type="float">
            <text:p>94950</text:p>
          </table:table-cell>
          <table:table-cell office:value-type="float" office:value="1301.61499" calcext:value-type="float">
            <text:p>1301,61499</text:p>
          </table:table-cell>
          <table:table-cell office:value-type="float" office:value="6" calcext:value-type="float">
            <text:p>6</text:p>
          </table:table-cell>
          <table:table-cell office:value-type="float" office:value="307.377991" calcext:value-type="float">
            <text:p>307,377991</text:p>
          </table:table-cell>
          <table:table-cell office:value-type="float" office:value="94950" calcext:value-type="float">
            <text:p>94950</text:p>
          </table:table-cell>
          <table:table-cell office:value-type="float" office:value="1212.089966" calcext:value-type="float">
            <text:p>1212,089966</text:p>
          </table:table-cell>
          <table:table-cell office:value-type="float" office:value="6" calcext:value-type="float">
            <text:p>6</text:p>
          </table:table-cell>
          <table:table-cell office:value-type="float" office:value="439.992981" calcext:value-type="float">
            <text:p>439,992981</text:p>
          </table:table-cell>
          <table:table-cell office:value-type="float" office:value="94950" calcext:value-type="float">
            <text:p>94950</text:p>
          </table:table-cell>
          <table:table-cell office:value-type="float" office:value="1382.477051" calcext:value-type="float">
            <text:p>1382,477051</text:p>
          </table:table-cell>
          <table:table-cell office:value-type="float" office:value="4" calcext:value-type="float">
            <text:p>4</text:p>
          </table:table-cell>
          <table:table-cell office:value-type="float" office:value="604.97699" calcext:value-type="float">
            <text:p>604,97699</text:p>
          </table:table-cell>
          <table:table-cell office:value-type="float" office:value="94950" calcext:value-type="float">
            <text:p>94950</text:p>
          </table:table-cell>
          <table:table-cell office:value-type="float" office:value="1119.434937" calcext:value-type="float">
            <text:p>1119,434937</text:p>
          </table:table-cell>
          <table:table-cell office:value-type="float" office:value="4" calcext:value-type="float">
            <text:p>4</text:p>
          </table:table-cell>
          <table:table-cell office:value-type="float" office:value="446.096008" calcext:value-type="float">
            <text:p>446,096008</text:p>
          </table:table-cell>
          <table:table-cell office:value-type="float" office:value="94950" calcext:value-type="float">
            <text:p>94950</text:p>
          </table:table-cell>
          <table:table-cell office:value-type="float" office:value="1171.231934" calcext:value-type="float">
            <text:p>1171,231934</text:p>
          </table:table-cell>
          <table:table-cell office:value-type="float" office:value="3" calcext:value-type="float">
            <text:p>3</text:p>
          </table:table-cell>
          <table:table-cell office:value-type="float" office:value="241.630005" calcext:value-type="float">
            <text:p>241,63000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1176.113037" calcext:value-type="float">
            <text:p>1176,113037</text:p>
          </table:table-cell>
          <table:table-cell office:value-type="float" office:value="7" calcext:value-type="float">
            <text:p>7</text:p>
          </table:table-cell>
          <table:table-cell office:value-type="float" office:value="766.070984" calcext:value-type="float">
            <text:p>766,070984</text:p>
          </table:table-cell>
          <table:table-cell office:value-type="float" office:value="95232" calcext:value-type="float">
            <text:p>95232</text:p>
          </table:table-cell>
          <table:table-cell office:value-type="float" office:value="1121.132935" calcext:value-type="float">
            <text:p>1121,132935</text:p>
          </table:table-cell>
          <table:table-cell office:value-type="float" office:value="2" calcext:value-type="float">
            <text:p>2</text:p>
          </table:table-cell>
          <table:table-cell office:value-type="float" office:value="262.237" calcext:value-type="float">
            <text:p>262,237</text:p>
          </table:table-cell>
          <table:table-cell office:value-type="float" office:value="95232" calcext:value-type="float">
            <text:p>95232</text:p>
          </table:table-cell>
          <table:table-cell office:value-type="float" office:value="1145.499023" calcext:value-type="float">
            <text:p>1145,499023</text:p>
          </table:table-cell>
          <table:table-cell office:value-type="float" office:value="3" calcext:value-type="float">
            <text:p>3</text:p>
          </table:table-cell>
          <table:table-cell office:value-type="float" office:value="429.278015" calcext:value-type="float">
            <text:p>429,278015</text:p>
          </table:table-cell>
          <table:table-cell office:value-type="float" office:value="95232" calcext:value-type="float">
            <text:p>95232</text:p>
          </table:table-cell>
          <table:table-cell office:value-type="float" office:value="1232.322998" calcext:value-type="float">
            <text:p>1232,322998</text:p>
          </table:table-cell>
          <table:table-cell office:value-type="float" office:value="3" calcext:value-type="float">
            <text:p>3</text:p>
          </table:table-cell>
          <table:table-cell office:value-type="float" office:value="622.042969" calcext:value-type="float">
            <text:p>622,042969</text:p>
          </table:table-cell>
          <table:table-cell office:value-type="float" office:value="95232" calcext:value-type="float">
            <text:p>95232</text:p>
          </table:table-cell>
          <table:table-cell office:value-type="float" office:value="1048.098022" calcext:value-type="float">
            <text:p>1048,098022</text:p>
          </table:table-cell>
          <table:table-cell office:value-type="float" office:value="4" calcext:value-type="float">
            <text:p>4</text:p>
          </table:table-cell>
          <table:table-cell office:value-type="float" office:value="527.333984" calcext:value-type="float">
            <text:p>527,333984</text:p>
          </table:table-cell>
        </table:table-row>
        <table:table-row table:style-name="ro1">
          <table:table-cell office:value-type="float" office:value="95413" calcext:value-type="float">
            <text:p>95413</text:p>
          </table:table-cell>
          <table:table-cell office:value-type="float" office:value="1500.607056" calcext:value-type="float">
            <text:p>1500,607056</text:p>
          </table:table-cell>
          <table:table-cell office:value-type="float" office:value="16" calcext:value-type="float">
            <text:p>16</text:p>
          </table:table-cell>
          <table:table-cell office:value-type="float" office:value="2670.039307" calcext:value-type="float">
            <text:p>2670,039307</text:p>
          </table:table-cell>
          <table:table-cell office:value-type="float" office:value="95413" calcext:value-type="float">
            <text:p>95413</text:p>
          </table:table-cell>
          <table:table-cell office:value-type="float" office:value="1246.786987" calcext:value-type="float">
            <text:p>1246,786987</text:p>
          </table:table-cell>
          <table:table-cell office:value-type="float" office:value="5" calcext:value-type="float">
            <text:p>5</text:p>
          </table:table-cell>
          <table:table-cell office:value-type="float" office:value="713.71698" calcext:value-type="float">
            <text:p>713,71698</text:p>
          </table:table-cell>
          <table:table-cell office:value-type="float" office:value="95413" calcext:value-type="float">
            <text:p>95413</text:p>
          </table:table-cell>
          <table:table-cell office:value-type="float" office:value="1242.678101" calcext:value-type="float">
            <text:p>1242,678101</text:p>
          </table:table-cell>
          <table:table-cell office:value-type="float" office:value="2" calcext:value-type="float">
            <text:p>2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95413" calcext:value-type="float">
            <text:p>95413</text:p>
          </table:table-cell>
          <table:table-cell office:value-type="float" office:value="1059.887085" calcext:value-type="float">
            <text:p>1059,887085</text:p>
          </table:table-cell>
          <table:table-cell office:value-type="float" office:value="2" calcext:value-type="float">
            <text:p>2</text:p>
          </table:table-cell>
          <table:table-cell office:value-type="float" office:value="205.64299" calcext:value-type="float">
            <text:p>205,64299</text:p>
          </table:table-cell>
          <table:table-cell office:value-type="float" office:value="95413" calcext:value-type="float">
            <text:p>95413</text:p>
          </table:table-cell>
          <table:table-cell office:value-type="float" office:value="1325.114014" calcext:value-type="float">
            <text:p>1325,114014</text:p>
          </table:table-cell>
          <table:table-cell office:value-type="float" office:value="2" calcext:value-type="float">
            <text:p>2</text:p>
          </table:table-cell>
          <table:table-cell office:value-type="float" office:value="344.333008" calcext:value-type="float">
            <text:p>344,333008</text:p>
          </table:table-cell>
        </table:table-row>
        <table:table-row table:style-name="ro1">
          <table:table-cell office:value-type="float" office:value="95619" calcext:value-type="float">
            <text:p>95619</text:p>
          </table:table-cell>
          <table:table-cell office:value-type="float" office:value="1183.882935" calcext:value-type="float">
            <text:p>1183,882935</text:p>
          </table:table-cell>
          <table:table-cell office:value-type="float" office:value="1" calcext:value-type="float">
            <text:p>1</text:p>
          </table:table-cell>
          <table:table-cell office:value-type="float" office:value="23.316" calcext:value-type="float">
            <text:p>23,316</text:p>
          </table:table-cell>
          <table:table-cell office:value-type="float" office:value="95619" calcext:value-type="float">
            <text:p>95619</text:p>
          </table:table-cell>
          <table:table-cell office:value-type="float" office:value="1039.360962" calcext:value-type="float">
            <text:p>1039,360962</text:p>
          </table:table-cell>
          <table:table-cell office:value-type="float" office:value="1" calcext:value-type="float">
            <text:p>1</text:p>
          </table:table-cell>
          <table:table-cell office:value-type="float" office:value="50.797001" calcext:value-type="float">
            <text:p>50,797001</text:p>
          </table:table-cell>
          <table:table-cell office:value-type="float" office:value="95619" calcext:value-type="float">
            <text:p>95619</text:p>
          </table:table-cell>
          <table:table-cell office:value-type="float" office:value="1336.276978" calcext:value-type="float">
            <text:p>1336,2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19" calcext:value-type="float">
            <text:p>95619</text:p>
          </table:table-cell>
          <table:table-cell office:value-type="float" office:value="990.25" calcext:value-type="float">
            <text:p>990,25</text:p>
          </table:table-cell>
          <table:table-cell office:value-type="float" office:value="2" calcext:value-type="float">
            <text:p>2</text:p>
          </table:table-cell>
          <table:table-cell office:value-type="float" office:value="103.653999" calcext:value-type="float">
            <text:p>103,653999</text:p>
          </table:table-cell>
          <table:table-cell office:value-type="float" office:value="95619" calcext:value-type="float">
            <text:p>95619</text:p>
          </table:table-cell>
          <table:table-cell office:value-type="float" office:value="1136.422974" calcext:value-type="float">
            <text:p>1136,422974</text:p>
          </table:table-cell>
          <table:table-cell office:value-type="float" office:value="1" calcext:value-type="float">
            <text:p>1</text:p>
          </table:table-cell>
          <table:table-cell office:value-type="float" office:value="250.692993" calcext:value-type="float">
            <text:p>250,692993</text:p>
          </table:table-cell>
        </table:table-row>
        <table:table-row table:style-name="ro1">
          <table:table-cell office:value-type="float" office:value="100906" calcext:value-type="float">
            <text:p>100906</text:p>
          </table:table-cell>
          <table:table-cell office:value-type="float" office:value="1076.400024" calcext:value-type="float">
            <text:p>1076,400024</text:p>
          </table:table-cell>
          <table:table-cell office:value-type="float" office:value="4" calcext:value-type="float">
            <text:p>4</text:p>
          </table:table-cell>
          <table:table-cell office:value-type="float" office:value="555.085022" calcext:value-type="float">
            <text:p>555,085022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06.00293" calcext:value-type="float">
            <text:p>1306,00293</text:p>
          </table:table-cell>
          <table:table-cell office:value-type="float" office:value="2" calcext:value-type="float">
            <text:p>2</text:p>
          </table:table-cell>
          <table:table-cell office:value-type="float" office:value="275.717987" calcext:value-type="float">
            <text:p>275,717987</text:p>
          </table:table-cell>
          <table:table-cell office:value-type="float" office:value="100906" calcext:value-type="float">
            <text:p>100906</text:p>
          </table:table-cell>
          <table:table-cell office:value-type="float" office:value="1130.555054" calcext:value-type="float">
            <text:p>1130,555054</text:p>
          </table:table-cell>
          <table:table-cell office:value-type="float" office:value="3" calcext:value-type="float">
            <text:p>3</text:p>
          </table:table-cell>
          <table:table-cell office:value-type="float" office:value="220.94899" calcext:value-type="float">
            <text:p>220,948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43.160034" calcext:value-type="float">
            <text:p>1343,160034</text:p>
          </table:table-cell>
          <table:table-cell office:value-type="float" office:value="1" calcext:value-type="float">
            <text:p>1</text:p>
          </table:table-cell>
          <table:table-cell office:value-type="float" office:value="48.424999" calcext:value-type="float">
            <text:p>48,4249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256.587036" calcext:value-type="float">
            <text:p>1256,587036</text:p>
          </table:table-cell>
          <table:table-cell office:value-type="float" office:value="2" calcext:value-type="float">
            <text:p>2</text:p>
          </table:table-cell>
          <table:table-cell office:value-type="float" office:value="144.109009" calcext:value-type="float">
            <text:p>144,109009</text:p>
          </table:table-cell>
        </table:table-row>
        <table:table-row table:style-name="ro1">
          <table:table-cell office:value-type="float" office:value="101438" calcext:value-type="float">
            <text:p>101438</text:p>
          </table:table-cell>
          <table:table-cell office:value-type="float" office:value="1090.677002" calcext:value-type="float">
            <text:p>1090,677002</text:p>
          </table:table-cell>
          <table:table-cell office:value-type="float" office:value="3" calcext:value-type="float">
            <text:p>3</text:p>
          </table:table-cell>
          <table:table-cell office:value-type="float" office:value="448.651978" calcext:value-type="float">
            <text:p>448,651978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7.686035" calcext:value-type="float">
            <text:p>1177,686035</text:p>
          </table:table-cell>
          <table:table-cell office:value-type="float" office:value="1" calcext:value-type="float">
            <text:p>1</text:p>
          </table:table-cell>
          <table:table-cell office:value-type="float" office:value="56.407001" calcext:value-type="float">
            <text:p>56,407001</text:p>
          </table:table-cell>
          <table:table-cell office:value-type="float" office:value="101438" calcext:value-type="float">
            <text:p>101438</text:p>
          </table:table-cell>
          <table:table-cell office:value-type="float" office:value="1381.093994" calcext:value-type="float">
            <text:p>1381,093994</text:p>
          </table:table-cell>
          <table:table-cell office:value-type="float" office:value="2" calcext:value-type="float">
            <text:p>2</text:p>
          </table:table-cell>
          <table:table-cell office:value-type="float" office:value="265.333984" calcext:value-type="float">
            <text:p>265,333984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2.723999" calcext:value-type="float">
            <text:p>1172,723999</text:p>
          </table:table-cell>
          <table:table-cell office:value-type="float" office:value="2" calcext:value-type="float">
            <text:p>2</text:p>
          </table:table-cell>
          <table:table-cell office:value-type="float" office:value="69.113007" calcext:value-type="float">
            <text:p>69,113007</text:p>
          </table:table-cell>
          <table:table-cell office:value-type="float" office:value="101438" calcext:value-type="float">
            <text:p>101438</text:p>
          </table:table-cell>
          <table:table-cell office:value-type="float" office:value="1060.452026" calcext:value-type="float">
            <text:p>1060,452026</text:p>
          </table:table-cell>
          <table:table-cell office:value-type="float" office:value="3" calcext:value-type="float">
            <text:p>3</text:p>
          </table:table-cell>
          <table:table-cell office:value-type="float" office:value="414.936981" calcext:value-type="float">
            <text:p>414,936981</text:p>
          </table:table-cell>
        </table:table-row>
        <table:table-row table:style-name="ro1">
          <table:table-cell office:value-type="float" office:value="101756" calcext:value-type="float">
            <text:p>101756</text:p>
          </table:table-cell>
          <table:table-cell office:value-type="float" office:value="1393.628052" calcext:value-type="float">
            <text:p>1393,628052</text:p>
          </table:table-cell>
          <table:table-cell office:value-type="float" office:value="4" calcext:value-type="float">
            <text:p>4</text:p>
          </table:table-cell>
          <table:table-cell office:value-type="float" office:value="117.283005" calcext:value-type="float">
            <text:p>117,283005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18.01001" calcext:value-type="float">
            <text:p>1118,01001</text:p>
          </table:table-cell>
          <table:table-cell office:value-type="float" office:value="5" calcext:value-type="float">
            <text:p>5</text:p>
          </table:table-cell>
          <table:table-cell office:value-type="float" office:value="130.587997" calcext:value-type="float">
            <text:p>130,587997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7.296021" calcext:value-type="float">
            <text:p>1197,296021</text:p>
          </table:table-cell>
          <table:table-cell office:value-type="float" office:value="3" calcext:value-type="float">
            <text:p>3</text:p>
          </table:table-cell>
          <table:table-cell office:value-type="float" office:value="202.613998" calcext:value-type="float">
            <text:p>202,613998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3.861938" calcext:value-type="float">
            <text:p>1193,861938</text:p>
          </table:table-cell>
          <table:table-cell office:value-type="float" office:value="5" calcext:value-type="float">
            <text:p>5</text:p>
          </table:table-cell>
          <table:table-cell office:value-type="float" office:value="603.22699" calcext:value-type="float">
            <text:p>603,22699</text:p>
          </table:table-cell>
          <table:table-cell office:value-type="float" office:value="101756" calcext:value-type="float">
            <text:p>101756</text:p>
          </table:table-cell>
          <table:table-cell office:value-type="float" office:value="1410.113037" calcext:value-type="float">
            <text:p>1410,113037</text:p>
          </table:table-cell>
          <table:table-cell office:value-type="float" office:value="5" calcext:value-type="float">
            <text:p>5</text:p>
          </table:table-cell>
          <table:table-cell office:value-type="float" office:value="390.081024" calcext:value-type="float">
            <text:p>390,081024</text:p>
          </table:table-cell>
        </table:table-row>
        <table:table-row table:style-name="ro1">
          <table:table-cell office:value-type="float" office:value="102054" calcext:value-type="float">
            <text:p>102054</text:p>
          </table:table-cell>
          <table:table-cell office:value-type="float" office:value="1315.920044" calcext:value-type="float">
            <text:p>1315,920044</text:p>
          </table:table-cell>
          <table:table-cell office:value-type="float" office:value="3" calcext:value-type="float">
            <text:p>3</text:p>
          </table:table-cell>
          <table:table-cell office:value-type="float" office:value="172.535995" calcext:value-type="float">
            <text:p>172,535995</text:p>
          </table:table-cell>
          <table:table-cell office:value-type="float" office:value="102054" calcext:value-type="float">
            <text:p>102054</text:p>
          </table:table-cell>
          <table:table-cell office:value-type="float" office:value="1239.015015" calcext:value-type="float">
            <text:p>1239,015015</text:p>
          </table:table-cell>
          <table:table-cell office:value-type="float" office:value="4" calcext:value-type="float">
            <text:p>4</text:p>
          </table:table-cell>
          <table:table-cell office:value-type="float" office:value="252.798981" calcext:value-type="float">
            <text:p>252,798981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4.588013" calcext:value-type="float">
            <text:p>1354,588013</text:p>
          </table:table-cell>
          <table:table-cell office:value-type="float" office:value="3" calcext:value-type="float">
            <text:p>3</text:p>
          </table:table-cell>
          <table:table-cell office:value-type="float" office:value="431.667023" calcext:value-type="float">
            <text:p>431,667023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81.477051" calcext:value-type="float">
            <text:p>1381,477051</text:p>
          </table:table-cell>
          <table:table-cell office:value-type="float" office:value="3" calcext:value-type="float">
            <text:p>3</text:p>
          </table:table-cell>
          <table:table-cell office:value-type="float" office:value="766.248047" calcext:value-type="float">
            <text:p>766,248047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2.88501" calcext:value-type="float">
            <text:p>1352,88501</text:p>
          </table:table-cell>
          <table:table-cell office:value-type="float" office:value="4" calcext:value-type="float">
            <text:p>4</text:p>
          </table:table-cell>
          <table:table-cell office:value-type="float" office:value="684.099976" calcext:value-type="float">
            <text:p>684,099976</text:p>
          </table:table-cell>
        </table:table-row>
        <table:table-row table:style-name="ro1">
          <table:table-cell office:value-type="float" office:value="102440" calcext:value-type="float">
            <text:p>102440</text:p>
          </table:table-cell>
          <table:table-cell office:value-type="float" office:value="1206.233032" calcext:value-type="float">
            <text:p>1206,233032</text:p>
          </table:table-cell>
          <table:table-cell office:value-type="float" office:value="5" calcext:value-type="float">
            <text:p>5</text:p>
          </table:table-cell>
          <table:table-cell office:value-type="float" office:value="742.312012" calcext:value-type="float">
            <text:p>742,312012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406006" calcext:value-type="float">
            <text:p>1158,406006</text:p>
          </table:table-cell>
          <table:table-cell office:value-type="float" office:value="5" calcext:value-type="float">
            <text:p>5</text:p>
          </table:table-cell>
          <table:table-cell office:value-type="float" office:value="428.252014" calcext:value-type="float">
            <text:p>428,252014</text:p>
          </table:table-cell>
          <table:table-cell office:value-type="float" office:value="102440" calcext:value-type="float">
            <text:p>102440</text:p>
          </table:table-cell>
          <table:table-cell office:value-type="float" office:value="1079.880981" calcext:value-type="float">
            <text:p>1079,880981</text:p>
          </table:table-cell>
          <table:table-cell office:value-type="float" office:value="5" calcext:value-type="float">
            <text:p>5</text:p>
          </table:table-cell>
          <table:table-cell office:value-type="float" office:value="691.142029" calcext:value-type="float">
            <text:p>691,142029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39.572998" calcext:value-type="float">
            <text:p>1139,572998</text:p>
          </table:table-cell>
          <table:table-cell office:value-type="float" office:value="4" calcext:value-type="float">
            <text:p>4</text:p>
          </table:table-cell>
          <table:table-cell office:value-type="float" office:value="479.84201" calcext:value-type="float">
            <text:p>479,84201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033936" calcext:value-type="float">
            <text:p>1158,033936</text:p>
          </table:table-cell>
          <table:table-cell office:value-type="float" office:value="2" calcext:value-type="float">
            <text:p>2</text:p>
          </table:table-cell>
          <table:table-cell office:value-type="float" office:value="56.593002" calcext:value-type="float">
            <text:p>56,593002</text:p>
          </table:table-cell>
        </table:table-row>
        <table:table-row table:style-name="ro1">
          <table:table-cell office:value-type="float" office:value="103130" calcext:value-type="float">
            <text:p>103130</text:p>
          </table:table-cell>
          <table:table-cell office:value-type="float" office:value="1380.061035" calcext:value-type="float">
            <text:p>1380,061035</text:p>
          </table:table-cell>
          <table:table-cell office:value-type="float" office:value="5" calcext:value-type="float">
            <text:p>5</text:p>
          </table:table-cell>
          <table:table-cell office:value-type="float" office:value="630.771973" calcext:value-type="float">
            <text:p>630,771973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57.247925" calcext:value-type="float">
            <text:p>1357,247925</text:p>
          </table:table-cell>
          <table:table-cell office:value-type="float" office:value="3" calcext:value-type="float">
            <text:p>3</text:p>
          </table:table-cell>
          <table:table-cell office:value-type="float" office:value="789.795959" calcext:value-type="float">
            <text:p>789,79595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68.166992" calcext:value-type="float">
            <text:p>1368,166992</text:p>
          </table:table-cell>
          <table:table-cell office:value-type="float" office:value="4" calcext:value-type="float">
            <text:p>4</text:p>
          </table:table-cell>
          <table:table-cell office:value-type="float" office:value="520.783997" calcext:value-type="float">
            <text:p>520,783997</text:p>
          </table:table-cell>
          <table:table-cell office:value-type="float" office:value="103130" calcext:value-type="float">
            <text:p>103130</text:p>
          </table:table-cell>
          <table:table-cell office:value-type="float" office:value="1906.852051" calcext:value-type="float">
            <text:p>1906,852051</text:p>
          </table:table-cell>
          <table:table-cell office:value-type="float" office:value="3" calcext:value-type="float">
            <text:p>3</text:p>
          </table:table-cell>
          <table:table-cell office:value-type="float" office:value="583.460999" calcext:value-type="float">
            <text:p>583,46099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536.334961" calcext:value-type="float">
            <text:p>1536,334961</text:p>
          </table:table-cell>
          <table:table-cell office:value-type="float" office:value="5" calcext:value-type="float">
            <text:p>5</text:p>
          </table:table-cell>
          <table:table-cell office:value-type="float" office:value="1217.415039" calcext:value-type="float">
            <text:p>1217,415039</text:p>
          </table:table-cell>
        </table:table-row>
        <table:table-row table:style-name="ro1">
          <table:table-cell office:value-type="float" office:value="104551" calcext:value-type="float">
            <text:p>104551</text:p>
          </table:table-cell>
          <table:table-cell office:value-type="float" office:value="1241.541016" calcext:value-type="float">
            <text:p>1241,5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26.894897" calcext:value-type="float">
            <text:p>1126,894897</text:p>
          </table:table-cell>
          <table:table-cell office:value-type="float" office:value="3" calcext:value-type="float">
            <text:p>3</text:p>
          </table:table-cell>
          <table:table-cell office:value-type="float" office:value="219.637985" calcext:value-type="float">
            <text:p>219,637985</text:p>
          </table:table-cell>
          <table:table-cell office:value-type="float" office:value="104551" calcext:value-type="float">
            <text:p>104551</text:p>
          </table:table-cell>
          <table:table-cell office:value-type="float" office:value="1222.715942" calcext:value-type="float">
            <text:p>1222,715942</text:p>
          </table:table-cell>
          <table:table-cell office:value-type="float" office:value="1" calcext:value-type="float">
            <text:p>1</text:p>
          </table:table-cell>
          <table:table-cell office:value-type="float" office:value="52.421001" calcext:value-type="float">
            <text:p>52,421001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32.163086" calcext:value-type="float">
            <text:p>1132,16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95.502075" calcext:value-type="float">
            <text:p>1195,50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46" calcext:value-type="float">
            <text:p>105546</text:p>
          </table:table-cell>
          <table:table-cell office:value-type="float" office:value="1047.244995" calcext:value-type="float">
            <text:p>1047,244995</text:p>
          </table:table-cell>
          <table:table-cell office:value-type="float" office:value="6" calcext:value-type="float">
            <text:p>6</text:p>
          </table:table-cell>
          <table:table-cell office:value-type="float" office:value="789.519958" calcext:value-type="float">
            <text:p>789,519958</text:p>
          </table:table-cell>
          <table:table-cell office:value-type="float" office:value="105546" calcext:value-type="float">
            <text:p>105546</text:p>
          </table:table-cell>
          <table:table-cell office:value-type="float" office:value="1333.019043" calcext:value-type="float">
            <text:p>1333,019043</text:p>
          </table:table-cell>
          <table:table-cell office:value-type="float" office:value="5" calcext:value-type="float">
            <text:p>5</text:p>
          </table:table-cell>
          <table:table-cell office:value-type="float" office:value="1293.938965" calcext:value-type="float">
            <text:p>1293,93896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95.526001" calcext:value-type="float">
            <text:p>1195,526001</text:p>
          </table:table-cell>
          <table:table-cell office:value-type="float" office:value="4" calcext:value-type="float">
            <text:p>4</text:p>
          </table:table-cell>
          <table:table-cell office:value-type="float" office:value="505.433014" calcext:value-type="float">
            <text:p>505,433014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58.901001" calcext:value-type="float">
            <text:p>1158,901001</text:p>
          </table:table-cell>
          <table:table-cell office:value-type="float" office:value="2" calcext:value-type="float">
            <text:p>2</text:p>
          </table:table-cell>
          <table:table-cell office:value-type="float" office:value="255.255005" calcext:value-type="float">
            <text:p>255,25500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012.047058" calcext:value-type="float">
            <text:p>1012,047058</text:p>
          </table:table-cell>
          <table:table-cell office:value-type="float" office:value="1" calcext:value-type="float">
            <text:p>1</text:p>
          </table:table-cell>
          <table:table-cell office:value-type="float" office:value="562.531982" calcext:value-type="float">
            <text:p>562,531982</text:p>
          </table:table-cell>
        </table:table-row>
        <table:table-row table:style-name="ro1">
          <table:table-cell office:value-type="float" office:value="105748" calcext:value-type="float">
            <text:p>105748</text:p>
          </table:table-cell>
          <table:table-cell office:value-type="float" office:value="1351.578979" calcext:value-type="float">
            <text:p>1351,578979</text:p>
          </table:table-cell>
          <table:table-cell office:value-type="float" office:value="2" calcext:value-type="float">
            <text:p>2</text:p>
          </table:table-cell>
          <table:table-cell office:value-type="float" office:value="580.39801" calcext:value-type="float">
            <text:p>580,3980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58.916016" calcext:value-type="float">
            <text:p>1158,916016</text:p>
          </table:table-cell>
          <table:table-cell office:value-type="float" office:value="2" calcext:value-type="float">
            <text:p>2</text:p>
          </table:table-cell>
          <table:table-cell office:value-type="float" office:value="547.945007" calcext:value-type="float">
            <text:p>547,945007</text:p>
          </table:table-cell>
          <table:table-cell office:value-type="float" office:value="105748" calcext:value-type="float">
            <text:p>105748</text:p>
          </table:table-cell>
          <table:table-cell office:value-type="float" office:value="1511.744995" calcext:value-type="float">
            <text:p>1511,744995</text:p>
          </table:table-cell>
          <table:table-cell office:value-type="float" office:value="5" calcext:value-type="float">
            <text:p>5</text:p>
          </table:table-cell>
          <table:table-cell office:value-type="float" office:value="487.284973" calcext:value-type="float">
            <text:p>487,284973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66.910034" calcext:value-type="float">
            <text:p>1166,910034</text:p>
          </table:table-cell>
          <table:table-cell office:value-type="float" office:value="1" calcext:value-type="float">
            <text:p>1</text:p>
          </table:table-cell>
          <table:table-cell office:value-type="float" office:value="625.059021" calcext:value-type="float">
            <text:p>625,05902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249.490967" calcext:value-type="float">
            <text:p>1249,490967</text:p>
          </table:table-cell>
          <table:table-cell office:value-type="float" office:value="4" calcext:value-type="float">
            <text:p>4</text:p>
          </table:table-cell>
          <table:table-cell office:value-type="float" office:value="295.688995" calcext:value-type="float">
            <text:p>295,688995</text:p>
          </table:table-cell>
        </table:table-row>
        <table:table-row table:style-name="ro1">
          <table:table-cell office:value-type="float" office:value="110313" calcext:value-type="float">
            <text:p>110313</text:p>
          </table:table-cell>
          <table:table-cell office:value-type="float" office:value="1045.356934" calcext:value-type="float">
            <text:p>1045,356934</text:p>
          </table:table-cell>
          <table:table-cell office:value-type="float" office:value="2" calcext:value-type="float">
            <text:p>2</text:p>
          </table:table-cell>
          <table:table-cell office:value-type="float" office:value="118.82" calcext:value-type="float">
            <text:p>118,82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25.653076" calcext:value-type="float">
            <text:p>1125,653076</text:p>
          </table:table-cell>
          <table:table-cell office:value-type="float" office:value="6" calcext:value-type="float">
            <text:p>6</text:p>
          </table:table-cell>
          <table:table-cell office:value-type="float" office:value="426.039001" calcext:value-type="float">
            <text:p>426,0390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073.661987" calcext:value-type="float">
            <text:p>1073,661987</text:p>
          </table:table-cell>
          <table:table-cell office:value-type="float" office:value="1" calcext:value-type="float">
            <text:p>1</text:p>
          </table:table-cell>
          <table:table-cell office:value-type="float" office:value="16.701" calcext:value-type="float">
            <text:p>16,7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308.401001" calcext:value-type="float">
            <text:p>1308,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55.226929" calcext:value-type="float">
            <text:p>1155,226929</text:p>
          </table:table-cell>
          <table:table-cell office:value-type="float" office:value="2" calcext:value-type="float">
            <text:p>2</text:p>
          </table:table-cell>
          <table:table-cell office:value-type="float" office:value="102.739998" calcext:value-type="float">
            <text:p>102,739998</text:p>
          </table:table-cell>
        </table:table-row>
        <table:table-row table:style-name="ro1">
          <table:table-cell office:value-type="float" office:value="110458" calcext:value-type="float">
            <text:p>110458</text:p>
          </table:table-cell>
          <table:table-cell office:value-type="float" office:value="915.724976" calcext:value-type="float">
            <text:p>915,724976</text:p>
          </table:table-cell>
          <table:table-cell office:value-type="float" office:value="4" calcext:value-type="float">
            <text:p>4</text:p>
          </table:table-cell>
          <table:table-cell office:value-type="float" office:value="790.674011" calcext:value-type="float">
            <text:p>790,674011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57.685059" calcext:value-type="float">
            <text:p>1057,685059</text:p>
          </table:table-cell>
          <table:table-cell office:value-type="float" office:value="2" calcext:value-type="float">
            <text:p>2</text:p>
          </table:table-cell>
          <table:table-cell office:value-type="float" office:value="428.229004" calcext:value-type="float">
            <text:p>428,229004</text:p>
          </table:table-cell>
          <table:table-cell office:value-type="float" office:value="110458" calcext:value-type="float">
            <text:p>110458</text:p>
          </table:table-cell>
          <table:table-cell office:value-type="float" office:value="1125.643921" calcext:value-type="float">
            <text:p>1125,643921</text:p>
          </table:table-cell>
          <table:table-cell office:value-type="float" office:value="3" calcext:value-type="float">
            <text:p>3</text:p>
          </table:table-cell>
          <table:table-cell office:value-type="float" office:value="240.329987" calcext:value-type="float">
            <text:p>240,329987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33.185059" calcext:value-type="float">
            <text:p>1033,185059</text:p>
          </table:table-cell>
          <table:table-cell office:value-type="float" office:value="2" calcext:value-type="float">
            <text:p>2</text:p>
          </table:table-cell>
          <table:table-cell office:value-type="float" office:value="543.955994" calcext:value-type="float">
            <text:p>543,955994</text:p>
          </table:table-cell>
          <table:table-cell office:value-type="float" office:value="110458" calcext:value-type="float">
            <text:p>110458</text:p>
          </table:table-cell>
          <table:table-cell office:value-type="float" office:value="876.143982" calcext:value-type="float">
            <text:p>876,143982</text:p>
          </table:table-cell>
          <table:table-cell office:value-type="float" office:value="7" calcext:value-type="float">
            <text:p>7</text:p>
          </table:table-cell>
          <table:table-cell office:value-type="float" office:value="881.989014" calcext:value-type="float">
            <text:p>881,989014</text:p>
          </table:table-cell>
        </table:table-row>
        <table:table-row table:style-name="ro1">
          <table:table-cell office:value-type="float" office:value="114119" calcext:value-type="float">
            <text:p>114119</text:p>
          </table:table-cell>
          <table:table-cell office:value-type="float" office:value="992.104004" calcext:value-type="float">
            <text:p>992,104004</text:p>
          </table:table-cell>
          <table:table-cell office:value-type="float" office:value="3" calcext:value-type="float">
            <text:p>3</text:p>
          </table:table-cell>
          <table:table-cell office:value-type="float" office:value="192.378998" calcext:value-type="float">
            <text:p>192,378998</text:p>
          </table:table-cell>
          <table:table-cell office:value-type="float" office:value="114119" calcext:value-type="float">
            <text:p>114119</text:p>
          </table:table-cell>
          <table:table-cell office:value-type="float" office:value="991.987" calcext:value-type="float">
            <text:p>991,987</text:p>
          </table:table-cell>
          <table:table-cell office:value-type="float" office:value="4" calcext:value-type="float">
            <text:p>4</text:p>
          </table:table-cell>
          <table:table-cell office:value-type="float" office:value="277.838989" calcext:value-type="float">
            <text:p>277,838989</text:p>
          </table:table-cell>
          <table:table-cell office:value-type="float" office:value="114119" calcext:value-type="float">
            <text:p>114119</text:p>
          </table:table-cell>
          <table:table-cell office:value-type="float" office:value="893.10498" calcext:value-type="float">
            <text:p>893,10498</text:p>
          </table:table-cell>
          <table:table-cell office:value-type="float" office:value="3" calcext:value-type="float">
            <text:p>3</text:p>
          </table:table-cell>
          <table:table-cell office:value-type="float" office:value="311.903015" calcext:value-type="float">
            <text:p>311,903015</text:p>
          </table:table-cell>
          <table:table-cell office:value-type="float" office:value="114119" calcext:value-type="float">
            <text:p>114119</text:p>
          </table:table-cell>
          <table:table-cell office:value-type="float" office:value="813.315002" calcext:value-type="float">
            <text:p>813,315002</text:p>
          </table:table-cell>
          <table:table-cell office:value-type="float" office:value="3" calcext:value-type="float">
            <text:p>3</text:p>
          </table:table-cell>
          <table:table-cell office:value-type="float" office:value="283.792999" calcext:value-type="float">
            <text:p>283,792999</text:p>
          </table:table-cell>
          <table:table-cell office:value-type="float" office:value="114119" calcext:value-type="float">
            <text:p>114119</text:p>
          </table:table-cell>
          <table:table-cell office:value-type="float" office:value="1021.921021" calcext:value-type="float">
            <text:p>1021,921021</text:p>
          </table:table-cell>
          <table:table-cell office:value-type="float" office:value="5" calcext:value-type="float">
            <text:p>5</text:p>
          </table:table-cell>
          <table:table-cell office:value-type="float" office:value="388.75" calcext:value-type="float">
            <text:p>388,75</text:p>
          </table:table-cell>
        </table:table-row>
        <table:table-row table:style-name="ro1">
          <table:table-cell office:value-type="float" office:value="114446" calcext:value-type="float">
            <text:p>114446</text:p>
          </table:table-cell>
          <table:table-cell office:value-type="float" office:value="1447.208984" calcext:value-type="float">
            <text:p>1447,208984</text:p>
          </table:table-cell>
          <table:table-cell office:value-type="float" office:value="3" calcext:value-type="float">
            <text:p>3</text:p>
          </table:table-cell>
          <table:table-cell office:value-type="float" office:value="701.361023" calcext:value-type="float">
            <text:p>701,361023</text:p>
          </table:table-cell>
          <table:table-cell office:value-type="float" office:value="114446" calcext:value-type="float">
            <text:p>114446</text:p>
          </table:table-cell>
          <table:table-cell office:value-type="float" office:value="1421.888916" calcext:value-type="float">
            <text:p>1421,888916</text:p>
          </table:table-cell>
          <table:table-cell office:value-type="float" office:value="3" calcext:value-type="float">
            <text:p>3</text:p>
          </table:table-cell>
          <table:table-cell office:value-type="float" office:value="260.653992" calcext:value-type="float">
            <text:p>260,653992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82.401978" calcext:value-type="float">
            <text:p>1382,401978</text:p>
          </table:table-cell>
          <table:table-cell office:value-type="float" office:value="4" calcext:value-type="float">
            <text:p>4</text:p>
          </table:table-cell>
          <table:table-cell office:value-type="float" office:value="315.829987" calcext:value-type="float">
            <text:p>315,829987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97.838013" calcext:value-type="float">
            <text:p>1397,838013</text:p>
          </table:table-cell>
          <table:table-cell office:value-type="float" office:value="6" calcext:value-type="float">
            <text:p>6</text:p>
          </table:table-cell>
          <table:table-cell office:value-type="float" office:value="656.588989" calcext:value-type="float">
            <text:p>656,588989</text:p>
          </table:table-cell>
          <table:table-cell office:value-type="float" office:value="114446" calcext:value-type="float">
            <text:p>114446</text:p>
          </table:table-cell>
          <table:table-cell office:value-type="float" office:value="1506.533936" calcext:value-type="float">
            <text:p>1506,533936</text:p>
          </table:table-cell>
          <table:table-cell office:value-type="float" office:value="3" calcext:value-type="float">
            <text:p>3</text:p>
          </table:table-cell>
          <table:table-cell office:value-type="float" office:value="632.721008" calcext:value-type="float">
            <text:p>632,721008</text:p>
          </table:table-cell>
        </table:table-row>
        <table:table-row table:style-name="ro1">
          <table:table-cell office:value-type="float" office:value="114634" calcext:value-type="float">
            <text:p>114634</text:p>
          </table:table-cell>
          <table:table-cell office:value-type="float" office:value="1426.633911" calcext:value-type="float">
            <text:p>1426,633911</text:p>
          </table:table-cell>
          <table:table-cell office:value-type="float" office:value="6" calcext:value-type="float">
            <text:p>6</text:p>
          </table:table-cell>
          <table:table-cell office:value-type="float" office:value="684.489014" calcext:value-type="float">
            <text:p>684,489014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02.314941" calcext:value-type="float">
            <text:p>1102,314941</text:p>
          </table:table-cell>
          <table:table-cell office:value-type="float" office:value="4" calcext:value-type="float">
            <text:p>4</text:p>
          </table:table-cell>
          <table:table-cell office:value-type="float" office:value="1014.226013" calcext:value-type="float">
            <text:p>1014,226013</text:p>
          </table:table-cell>
          <table:table-cell office:value-type="float" office:value="114634" calcext:value-type="float">
            <text:p>114634</text:p>
          </table:table-cell>
          <table:table-cell office:value-type="float" office:value="1060.41394" calcext:value-type="float">
            <text:p>1060,41394</text:p>
          </table:table-cell>
          <table:table-cell office:value-type="float" office:value="3" calcext:value-type="float">
            <text:p>3</text:p>
          </table:table-cell>
          <table:table-cell office:value-type="float" office:value="786.315979" calcext:value-type="float">
            <text:p>786,315979</text:p>
          </table:table-cell>
          <table:table-cell office:value-type="float" office:value="114634" calcext:value-type="float">
            <text:p>114634</text:p>
          </table:table-cell>
          <table:table-cell office:value-type="float" office:value="1413.264038" calcext:value-type="float">
            <text:p>1413,264038</text:p>
          </table:table-cell>
          <table:table-cell office:value-type="float" office:value="4" calcext:value-type="float">
            <text:p>4</text:p>
          </table:table-cell>
          <table:table-cell office:value-type="float" office:value="1003.497986" calcext:value-type="float">
            <text:p>1003,497986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59.471069" calcext:value-type="float">
            <text:p>1159,471069</text:p>
          </table:table-cell>
          <table:table-cell office:value-type="float" office:value="2" calcext:value-type="float">
            <text:p>2</text:p>
          </table:table-cell>
          <table:table-cell office:value-type="float" office:value="1213.784058" calcext:value-type="float">
            <text:p>1213,784058</text:p>
          </table:table-cell>
        </table:table-row>
        <table:table-row table:style-name="ro1">
          <table:table-cell office:value-type="float" office:value="114823" calcext:value-type="float">
            <text:p>114823</text:p>
          </table:table-cell>
          <table:table-cell office:value-type="float" office:value="1146.18689" calcext:value-type="float">
            <text:p>1146,18689</text:p>
          </table:table-cell>
          <table:table-cell office:value-type="float" office:value="41" calcext:value-type="float">
            <text:p>41</text:p>
          </table:table-cell>
          <table:table-cell office:value-type="float" office:value="2328.367676" calcext:value-type="float">
            <text:p>2328,367676</text:p>
          </table:table-cell>
          <table:table-cell office:value-type="float" office:value="114823" calcext:value-type="float">
            <text:p>114823</text:p>
          </table:table-cell>
          <table:table-cell office:value-type="float" office:value="1014.996033" calcext:value-type="float">
            <text:p>1014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227.26001" calcext:value-type="float">
            <text:p>1227,26001</text:p>
          </table:table-cell>
          <table:table-cell office:value-type="float" office:value="6" calcext:value-type="float">
            <text:p>6</text:p>
          </table:table-cell>
          <table:table-cell office:value-type="float" office:value="349.117981" calcext:value-type="float">
            <text:p>349,117981</text:p>
          </table:table-cell>
          <table:table-cell office:value-type="float" office:value="114823" calcext:value-type="float">
            <text:p>114823</text:p>
          </table:table-cell>
          <table:table-cell office:value-type="float" office:value="1189.043091" calcext:value-type="float">
            <text:p>1189,04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355.641968" calcext:value-type="float">
            <text:p>1355,641968</text:p>
          </table:table-cell>
          <table:table-cell office:value-type="float" office:value="1" calcext:value-type="float">
            <text:p>1</text:p>
          </table:table-cell>
          <table:table-cell office:value-type="float" office:value="399.459991" calcext:value-type="float">
            <text:p>399,459991</text:p>
          </table:table-cell>
        </table:table-row>
        <table:table-row table:style-name="ro1">
          <table:table-cell office:value-type="float" office:value="115018" calcext:value-type="float">
            <text:p>115018</text:p>
          </table:table-cell>
          <table:table-cell office:value-type="float" office:value="933.597961" calcext:value-type="float">
            <text:p>933,597961</text:p>
          </table:table-cell>
          <table:table-cell office:value-type="float" office:value="87" calcext:value-type="float">
            <text:p>87</text:p>
          </table:table-cell>
          <table:table-cell office:value-type="float" office:value="2528.112549" calcext:value-type="float">
            <text:p>2528,112549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67.676025" calcext:value-type="float">
            <text:p>1167,676025</text:p>
          </table:table-cell>
          <table:table-cell office:value-type="float" office:value="91" calcext:value-type="float">
            <text:p>91</text:p>
          </table:table-cell>
          <table:table-cell office:value-type="float" office:value="3243.879883" calcext:value-type="float">
            <text:p>3243,879883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31.994995" calcext:value-type="float">
            <text:p>1131,994995</text:p>
          </table:table-cell>
          <table:table-cell office:value-type="float" office:value="77" calcext:value-type="float">
            <text:p>77</text:p>
          </table:table-cell>
          <table:table-cell office:value-type="float" office:value="3367.388916" calcext:value-type="float">
            <text:p>3367,388916</text:p>
          </table:table-cell>
          <table:table-cell office:value-type="float" office:value="115018" calcext:value-type="float">
            <text:p>115018</text:p>
          </table:table-cell>
          <table:table-cell office:value-type="float" office:value="939.755981" calcext:value-type="float">
            <text:p>939,755981</text:p>
          </table:table-cell>
          <table:table-cell office:value-type="float" office:value="2" calcext:value-type="float">
            <text:p>2</text:p>
          </table:table-cell>
          <table:table-cell office:value-type="float" office:value="58.73" calcext:value-type="float">
            <text:p>58,73</text:p>
          </table:table-cell>
          <table:table-cell office:value-type="float" office:value="115018" calcext:value-type="float">
            <text:p>115018</text:p>
          </table:table-cell>
          <table:table-cell office:value-type="float" office:value="904.901001" calcext:value-type="float">
            <text:p>904,901001</text:p>
          </table:table-cell>
          <table:table-cell office:value-type="float" office:value="72" calcext:value-type="float">
            <text:p>72</text:p>
          </table:table-cell>
          <table:table-cell office:value-type="float" office:value="3321.009277" calcext:value-type="float">
            <text:p>3321,009277</text:p>
          </table:table-cell>
        </table:table-row>
        <table:table-row table:style-name="ro1">
          <table:table-cell office:value-type="float" office:value="115212" calcext:value-type="float">
            <text:p>115212</text:p>
          </table:table-cell>
          <table:table-cell office:value-type="float" office:value="922.330994" calcext:value-type="float">
            <text:p>922,330994</text:p>
          </table:table-cell>
          <table:table-cell office:value-type="float" office:value="1" calcext:value-type="float">
            <text:p>1</text:p>
          </table:table-cell>
          <table:table-cell office:value-type="float" office:value="17.284" calcext:value-type="float">
            <text:p>17,284</text:p>
          </table:table-cell>
          <table:table-cell office:value-type="float" office:value="115212" calcext:value-type="float">
            <text:p>115212</text:p>
          </table:table-cell>
          <table:table-cell office:value-type="float" office:value="887.338989" calcext:value-type="float">
            <text:p>887,338989</text:p>
          </table:table-cell>
          <table:table-cell office:value-type="float" office:value="2" calcext:value-type="float">
            <text:p>2</text:p>
          </table:table-cell>
          <table:table-cell office:value-type="float" office:value="135.020004" calcext:value-type="float">
            <text:p>135,02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85.830994" calcext:value-type="float">
            <text:p>985,830994</text:p>
          </table:table-cell>
          <table:table-cell office:value-type="float" office:value="4" calcext:value-type="float">
            <text:p>4</text:p>
          </table:table-cell>
          <table:table-cell office:value-type="float" office:value="164.16301" calcext:value-type="float">
            <text:p>164,16301</text:p>
          </table:table-cell>
          <table:table-cell office:value-type="float" office:value="115212" calcext:value-type="float">
            <text:p>115212</text:p>
          </table:table-cell>
          <table:table-cell office:value-type="float" office:value="1064.164062" calcext:value-type="float">
            <text:p>1064,164062</text:p>
          </table:table-cell>
          <table:table-cell office:value-type="float" office:value="1" calcext:value-type="float">
            <text:p>1</text:p>
          </table:table-cell>
          <table:table-cell office:value-type="float" office:value="69.590004" calcext:value-type="float">
            <text:p>69,59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93.185974" calcext:value-type="float">
            <text:p>993,185974</text:p>
          </table:table-cell>
          <table:table-cell office:value-type="float" office:value="3" calcext:value-type="float">
            <text:p>3</text:p>
          </table:table-cell>
          <table:table-cell office:value-type="float" office:value="406.138" calcext:value-type="float">
            <text:p>406,138</text:p>
          </table:table-cell>
        </table:table-row>
        <table:table-row table:style-name="ro1">
          <table:table-cell office:value-type="float" office:value="124410" calcext:value-type="float">
            <text:p>124410</text:p>
          </table:table-cell>
          <table:table-cell office:value-type="float" office:value="992.992981" calcext:value-type="float">
            <text:p>992,992981</text:p>
          </table:table-cell>
          <table:table-cell office:value-type="float" office:value="2" calcext:value-type="float">
            <text:p>2</text:p>
          </table:table-cell>
          <table:table-cell office:value-type="float" office:value="166.155014" calcext:value-type="float">
            <text:p>166,155014</text:p>
          </table:table-cell>
          <table:table-cell office:value-type="float" office:value="124410" calcext:value-type="float">
            <text:p>124410</text:p>
          </table:table-cell>
          <table:table-cell office:value-type="float" office:value="946.075989" calcext:value-type="float">
            <text:p>946,075989</text:p>
          </table:table-cell>
          <table:table-cell office:value-type="float" office:value="3" calcext:value-type="float">
            <text:p>3</text:p>
          </table:table-cell>
          <table:table-cell office:value-type="float" office:value="338.970001" calcext:value-type="float">
            <text:p>338,970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965.395996" calcext:value-type="float">
            <text:p>965,395996</text:p>
          </table:table-cell>
          <table:table-cell office:value-type="float" office:value="2" calcext:value-type="float">
            <text:p>2</text:p>
          </table:table-cell>
          <table:table-cell office:value-type="float" office:value="51.625" calcext:value-type="float">
            <text:p>51,625</text:p>
          </table:table-cell>
          <table:table-cell office:value-type="float" office:value="124410" calcext:value-type="float">
            <text:p>124410</text:p>
          </table:table-cell>
          <table:table-cell office:value-type="float" office:value="879.294983" calcext:value-type="float">
            <text:p>879,294983</text:p>
          </table:table-cell>
          <table:table-cell office:value-type="float" office:value="1" calcext:value-type="float">
            <text:p>1</text:p>
          </table:table-cell>
          <table:table-cell office:value-type="float" office:value="118.124001" calcext:value-type="float">
            <text:p>118,124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1045.43103" calcext:value-type="float">
            <text:p>1045,43103</text:p>
          </table:table-cell>
          <table:table-cell office:value-type="float" office:value="1" calcext:value-type="float">
            <text:p>1</text:p>
          </table:table-cell>
          <table:table-cell office:value-type="float" office:value="59.938999" calcext:value-type="float">
            <text:p>59,93899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1290.6120829" calcext:value-type="float">
            <text:p>1290,6120829</text:p>
          </table:table-cell>
          <table:table-cell table:formula="of:=STDEV([.B5:.B34];[.F5:.F34];[.J5:.J34];[.N5:.N34];[.R5:.R34];[.V5:.V34];[.Z5:.Z34];[.AD5:.AD34];[.AH5:.AH34])" office:value-type="float" office:value="180.684588440374" calcext:value-type="float">
            <text:p>180,6845884404</text:p>
          </table:table-cell>
          <table:table-cell table:formula="of:=COUNT([.B5:.B34];[.F5:.F34];[.J5:.J34];[.N5:.N34];[.R5:.R34];[.V5:.V34];[.Z5:.Z34];[.AD5:.AD34];[.AH5:.AH34])" office:value-type="float" office:value="150" calcext:value-type="float">
            <text:p>150</text:p>
          </table:table-cell>
          <table:table-cell table:formula="of:=2*[.C40]/SQRT([.D40])" office:value-type="float" office:value="29.5056697375797" calcext:value-type="float">
            <text:p>29,5056697376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4.6333333333333" calcext:value-type="float">
            <text:p>14,6333333333</text:p>
          </table:table-cell>
          <table:table-cell table:formula="of:=STDEV([.C5:.C34];[.G5:.G34];[.K5:.K34];[.O5:.O34];[.S5:.S34];[.W5:.W34];[.AA5:.AA34];[.AE5:.AE34];[.AI5:.AI34])" office:value-type="float" office:value="13.3148686463424" calcext:value-type="float">
            <text:p>13,3148686463</text:p>
          </table:table-cell>
          <table:table-cell table:style-name="ce17" table:formula="of:=COUNT([.C5:.C34];[.G5:.G34];[.K5:.K34];[.O5:.O34];[.S5:.S34];[.W5:.W34];[.AA5:.AA34];[.AE5:.AE34];[.AI5:.AI34])" office:value-type="float" office:value="150" calcext:value-type="float">
            <text:p>150</text:p>
          </table:table-cell>
          <table:table-cell table:formula="of:=2*[.C41]/SQRT([.D41])" office:value-type="float" office:value="2.17430894504807" calcext:value-type="float">
            <text:p>2,17430894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2243.2503835" calcext:value-type="float">
            <text:p>2243,2503835</text:p>
          </table:table-cell>
          <table:table-cell table:formula="of:=STDEV([.D5:.D34];[.H5:.H34];[.L5:.L34];[.P5:.P34];[.T5:.T34];[.X5:.X34];[.AB5:.AB34];[.AF5:.AF34];[.AJ5:.AJ34])" office:value-type="float" office:value="610.134164284775" calcext:value-type="float">
            <text:p>610,1341642848</text:p>
          </table:table-cell>
          <table:table-cell table:formula="of:=COUNT([.D5:.D34];[.H5:.H34];[.L5:.L34];[.P5:.P34];[.T5:.T34];[.X5:.X34];[.AB5:.AB34];[.AF5:.AF34];[.AJ5:.AJ34])" office:value-type="float" office:value="150" calcext:value-type="float">
            <text:p>150</text:p>
          </table:table-cell>
          <table:table-cell table:formula="of:=2*[.C42]/SQRT([.D42])" office:value-type="float" office:value="99.6344918091429" calcext:value-type="float">
            <text:p>99,6344918091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1852" calcext:value-type="float">
            <text:p>181852</text:p>
          </table:table-cell>
          <table:table-cell office:value-type="float" office:value="1249.753052" calcext:value-type="float">
            <text:p>1249,753052</text:p>
          </table:table-cell>
          <table:table-cell office:value-type="float" office:value="5" calcext:value-type="float">
            <text:p>5</text:p>
          </table:table-cell>
          <table:table-cell office:value-type="float" office:value="2834.302979" calcext:value-type="float">
            <text:p>2834,302979</text:p>
          </table:table-cell>
          <table:table-cell office:value-type="float" office:value="181852" calcext:value-type="float">
            <text:p>181852</text:p>
          </table:table-cell>
          <table:table-cell office:value-type="float" office:value="1167.199951" calcext:value-type="float">
            <text:p>1167,199951</text:p>
          </table:table-cell>
          <table:table-cell office:value-type="float" office:value="5" calcext:value-type="float">
            <text:p>5</text:p>
          </table:table-cell>
          <table:table-cell office:value-type="float" office:value="3516.978271" calcext:value-type="float">
            <text:p>3516,97827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90.761963" calcext:value-type="float">
            <text:p>1290,761963</text:p>
          </table:table-cell>
          <table:table-cell office:value-type="float" office:value="6" calcext:value-type="float">
            <text:p>6</text:p>
          </table:table-cell>
          <table:table-cell office:value-type="float" office:value="1555.018066" calcext:value-type="float">
            <text:p>1555,018066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74.464966" calcext:value-type="float">
            <text:p>1274,464966</text:p>
          </table:table-cell>
          <table:table-cell office:value-type="float" office:value="21" calcext:value-type="float">
            <text:p>21</text:p>
          </table:table-cell>
          <table:table-cell office:value-type="float" office:value="5811.300781" calcext:value-type="float">
            <text:p>5811,30078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097.18396" calcext:value-type="float">
            <text:p>1097,18396</text:p>
          </table:table-cell>
          <table:table-cell office:value-type="float" office:value="6" calcext:value-type="float">
            <text:p>6</text:p>
          </table:table-cell>
          <table:table-cell office:value-type="float" office:value="6246.973145" calcext:value-type="float">
            <text:p>6246,973145</text:p>
          </table:table-cell>
          <table:table-cell office:value-type="float" office:value="181852" calcext:value-type="float">
            <text:p>181852</text:p>
          </table:table-cell>
          <table:table-cell office:value-type="float" office:value="1328.963013" calcext:value-type="float">
            <text:p>1328,963013</text:p>
          </table:table-cell>
          <table:table-cell office:value-type="float" office:value="6" calcext:value-type="float">
            <text:p>6</text:p>
          </table:table-cell>
          <table:table-cell office:value-type="float" office:value="2714.38208" calcext:value-type="float">
            <text:p>2714,38208</text:p>
          </table:table-cell>
        </table:table-row>
        <table:table-row table:style-name="ro1">
          <table:table-cell office:value-type="float" office:value="182048" calcext:value-type="float">
            <text:p>182048</text:p>
          </table:table-cell>
          <table:table-cell office:value-type="float" office:value="1091.209106" calcext:value-type="float">
            <text:p>1091,209106</text:p>
          </table:table-cell>
          <table:table-cell office:value-type="float" office:value="4" calcext:value-type="float">
            <text:p>4</text:p>
          </table:table-cell>
          <table:table-cell office:value-type="float" office:value="750.984009" calcext:value-type="float">
            <text:p>750,984009</text:p>
          </table:table-cell>
          <table:table-cell office:value-type="float" office:value="182048" calcext:value-type="float">
            <text:p>182048</text:p>
          </table:table-cell>
          <table:table-cell office:value-type="float" office:value="1106.386963" calcext:value-type="float">
            <text:p>1106,386963</text:p>
          </table:table-cell>
          <table:table-cell office:value-type="float" office:value="5" calcext:value-type="float">
            <text:p>5</text:p>
          </table:table-cell>
          <table:table-cell office:value-type="float" office:value="645.937988" calcext:value-type="float">
            <text:p>645,937988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5.71106" calcext:value-type="float">
            <text:p>1305,71106</text:p>
          </table:table-cell>
          <table:table-cell office:value-type="float" office:value="4" calcext:value-type="float">
            <text:p>4</text:p>
          </table:table-cell>
          <table:table-cell office:value-type="float" office:value="372.546997" calcext:value-type="float">
            <text:p>372,546997</text:p>
          </table:table-cell>
          <table:table-cell office:value-type="float" office:value="182048" calcext:value-type="float">
            <text:p>182048</text:p>
          </table:table-cell>
          <table:table-cell office:value-type="float" office:value="982.209045" calcext:value-type="float">
            <text:p>982,209045</text:p>
          </table:table-cell>
          <table:table-cell office:value-type="float" office:value="3" calcext:value-type="float">
            <text:p>3</text:p>
          </table:table-cell>
          <table:table-cell office:value-type="float" office:value="251.78801" calcext:value-type="float">
            <text:p>251,78801</text:p>
          </table:table-cell>
          <table:table-cell office:value-type="float" office:value="182048" calcext:value-type="float">
            <text:p>182048</text:p>
          </table:table-cell>
          <table:table-cell office:value-type="float" office:value="1236.281982" calcext:value-type="float">
            <text:p>1236,281982</text:p>
          </table:table-cell>
          <table:table-cell office:value-type="float" office:value="3" calcext:value-type="float">
            <text:p>3</text:p>
          </table:table-cell>
          <table:table-cell office:value-type="float" office:value="155.591003" calcext:value-type="float">
            <text:p>155,591003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7.767944" calcext:value-type="float">
            <text:p>1307,767944</text:p>
          </table:table-cell>
          <table:table-cell office:value-type="float" office:value="6" calcext:value-type="float">
            <text:p>6</text:p>
          </table:table-cell>
          <table:table-cell office:value-type="float" office:value="966.39801" calcext:value-type="float">
            <text:p>966,39801</text:p>
          </table:table-cell>
        </table:table-row>
        <table:table-row table:style-name="ro1">
          <table:table-cell office:value-type="float" office:value="182512" calcext:value-type="float">
            <text:p>182512</text:p>
          </table:table-cell>
          <table:table-cell office:value-type="float" office:value="1241.371094" calcext:value-type="float">
            <text:p>1241,371094</text:p>
          </table:table-cell>
          <table:table-cell office:value-type="float" office:value="5" calcext:value-type="float">
            <text:p>5</text:p>
          </table:table-cell>
          <table:table-cell office:value-type="float" office:value="2661.052734" calcext:value-type="float">
            <text:p>2661,0527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322.999023" calcext:value-type="float">
            <text:p>1322,999023</text:p>
          </table:table-cell>
          <table:table-cell office:value-type="float" office:value="6" calcext:value-type="float">
            <text:p>6</text:p>
          </table:table-cell>
          <table:table-cell office:value-type="float" office:value="2470.908936" calcext:value-type="float">
            <text:p>2470,908936</text:p>
          </table:table-cell>
          <table:table-cell office:value-type="float" office:value="182512" calcext:value-type="float">
            <text:p>182512</text:p>
          </table:table-cell>
          <table:table-cell office:value-type="float" office:value="1501.286011" calcext:value-type="float">
            <text:p>1501,286011</text:p>
          </table:table-cell>
          <table:table-cell office:value-type="float" office:value="6" calcext:value-type="float">
            <text:p>6</text:p>
          </table:table-cell>
          <table:table-cell office:value-type="float" office:value="837.223999" calcext:value-type="float">
            <text:p>837,223999</text:p>
          </table:table-cell>
          <table:table-cell office:value-type="float" office:value="182512" calcext:value-type="float">
            <text:p>182512</text:p>
          </table:table-cell>
          <table:table-cell office:value-type="float" office:value="1184.827026" calcext:value-type="float">
            <text:p>1184,827026</text:p>
          </table:table-cell>
          <table:table-cell office:value-type="float" office:value="4" calcext:value-type="float">
            <text:p>4</text:p>
          </table:table-cell>
          <table:table-cell office:value-type="float" office:value="1202.410034" calcext:value-type="float">
            <text:p>1202,4100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299.195068" calcext:value-type="float">
            <text:p>1299,195068</text:p>
          </table:table-cell>
          <table:table-cell office:value-type="float" office:value="8" calcext:value-type="float">
            <text:p>8</text:p>
          </table:table-cell>
          <table:table-cell office:value-type="float" office:value="3287.450928" calcext:value-type="float">
            <text:p>3287,450928</text:p>
          </table:table-cell>
          <table:table-cell office:value-type="float" office:value="182512" calcext:value-type="float">
            <text:p>182512</text:p>
          </table:table-cell>
          <table:table-cell office:value-type="float" office:value="1411.352051" calcext:value-type="float">
            <text:p>1411,352051</text:p>
          </table:table-cell>
          <table:table-cell office:value-type="float" office:value="8" calcext:value-type="float">
            <text:p>8</text:p>
          </table:table-cell>
          <table:table-cell office:value-type="float" office:value="1780.671021" calcext:value-type="float">
            <text:p>1780,671021</text:p>
          </table:table-cell>
        </table:table-row>
        <table:table-row table:style-name="ro1">
          <table:table-cell office:value-type="float" office:value="184502" calcext:value-type="float">
            <text:p>184502</text:p>
          </table:table-cell>
          <table:table-cell office:value-type="float" office:value="1364.527954" calcext:value-type="float">
            <text:p>1364,527954</text:p>
          </table:table-cell>
          <table:table-cell office:value-type="float" office:value="8" calcext:value-type="float">
            <text:p>8</text:p>
          </table:table-cell>
          <table:table-cell office:value-type="float" office:value="1599.9021" calcext:value-type="float">
            <text:p>1599,902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528.221069" calcext:value-type="float">
            <text:p>1528,221069</text:p>
          </table:table-cell>
          <table:table-cell office:value-type="float" office:value="7" calcext:value-type="float">
            <text:p>7</text:p>
          </table:table-cell>
          <table:table-cell office:value-type="float" office:value="2399.439941" calcext:value-type="float">
            <text:p>2399,43994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186.947998" calcext:value-type="float">
            <text:p>1186,947998</text:p>
          </table:table-cell>
          <table:table-cell office:value-type="float" office:value="4" calcext:value-type="float">
            <text:p>4</text:p>
          </table:table-cell>
          <table:table-cell office:value-type="float" office:value="592.253967" calcext:value-type="float">
            <text:p>592,253967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76.323975" calcext:value-type="float">
            <text:p>1076,323975</text:p>
          </table:table-cell>
          <table:table-cell office:value-type="float" office:value="10" calcext:value-type="float">
            <text:p>10</text:p>
          </table:table-cell>
          <table:table-cell office:value-type="float" office:value="2206.156982" calcext:value-type="float">
            <text:p>2206,156982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97.061035" calcext:value-type="float">
            <text:p>1097,061035</text:p>
          </table:table-cell>
          <table:table-cell office:value-type="float" office:value="4" calcext:value-type="float">
            <text:p>4</text:p>
          </table:table-cell>
          <table:table-cell office:value-type="float" office:value="584.759949" calcext:value-type="float">
            <text:p>584,759949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46.927002" calcext:value-type="float">
            <text:p>1046,927002</text:p>
          </table:table-cell>
          <table:table-cell office:value-type="float" office:value="6" calcext:value-type="float">
            <text:p>6</text:p>
          </table:table-cell>
          <table:table-cell office:value-type="float" office:value="848.763977" calcext:value-type="float">
            <text:p>848,763977</text:p>
          </table:table-cell>
        </table:table-row>
        <table:table-row table:style-name="ro1">
          <table:table-cell office:value-type="float" office:value="184648" calcext:value-type="float">
            <text:p>184648</text:p>
          </table:table-cell>
          <table:table-cell office:value-type="float" office:value="1629.613037" calcext:value-type="float">
            <text:p>1629,613037</text:p>
          </table:table-cell>
          <table:table-cell office:value-type="float" office:value="4" calcext:value-type="float">
            <text:p>4</text:p>
          </table:table-cell>
          <table:table-cell office:value-type="float" office:value="326.768005" calcext:value-type="float">
            <text:p>326,768005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11.540039" calcext:value-type="float">
            <text:p>1411,540039</text:p>
          </table:table-cell>
          <table:table-cell office:value-type="float" office:value="5" calcext:value-type="float">
            <text:p>5</text:p>
          </table:table-cell>
          <table:table-cell office:value-type="float" office:value="856.050049" calcext:value-type="float">
            <text:p>856,05004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79.530029" calcext:value-type="float">
            <text:p>1279,530029</text:p>
          </table:table-cell>
          <table:table-cell office:value-type="float" office:value="3" calcext:value-type="float">
            <text:p>3</text:p>
          </table:table-cell>
          <table:table-cell office:value-type="float" office:value="330.201996" calcext:value-type="float">
            <text:p>330,201996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06.114014" calcext:value-type="float">
            <text:p>1206,114014</text:p>
          </table:table-cell>
          <table:table-cell office:value-type="float" office:value="4" calcext:value-type="float">
            <text:p>4</text:p>
          </table:table-cell>
          <table:table-cell office:value-type="float" office:value="354.23999" calcext:value-type="float">
            <text:p>354,2399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87.848999" calcext:value-type="float">
            <text:p>1487,848999</text:p>
          </table:table-cell>
          <table:table-cell office:value-type="float" office:value="5" calcext:value-type="float">
            <text:p>5</text:p>
          </table:table-cell>
          <table:table-cell office:value-type="float" office:value="772.167969" calcext:value-type="float">
            <text:p>772,16796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06.593018" calcext:value-type="float">
            <text:p>1406,593018</text:p>
          </table:table-cell>
          <table:table-cell office:value-type="float" office:value="4" calcext:value-type="float">
            <text:p>4</text:p>
          </table:table-cell>
          <table:table-cell office:value-type="float" office:value="247.804993" calcext:value-type="float">
            <text:p>247,804993</text:p>
          </table:table-cell>
        </table:table-row>
        <table:table-row table:style-name="ro1">
          <table:table-cell office:value-type="float" office:value="184919" calcext:value-type="float">
            <text:p>184919</text:p>
          </table:table-cell>
          <table:table-cell office:value-type="float" office:value="1216.468018" calcext:value-type="float">
            <text:p>1216,468018</text:p>
          </table:table-cell>
          <table:table-cell office:value-type="float" office:value="7" calcext:value-type="float">
            <text:p>7</text:p>
          </table:table-cell>
          <table:table-cell office:value-type="float" office:value="2695.85791" calcext:value-type="float">
            <text:p>2695,85791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30.925049" calcext:value-type="float">
            <text:p>1030,925049</text:p>
          </table:table-cell>
          <table:table-cell office:value-type="float" office:value="9" calcext:value-type="float">
            <text:p>9</text:p>
          </table:table-cell>
          <table:table-cell office:value-type="float" office:value="1575.703003" calcext:value-type="float">
            <text:p>1575,70300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256.20105" calcext:value-type="float">
            <text:p>1256,20105</text:p>
          </table:table-cell>
          <table:table-cell office:value-type="float" office:value="5" calcext:value-type="float">
            <text:p>5</text:p>
          </table:table-cell>
          <table:table-cell office:value-type="float" office:value="848.580933" calcext:value-type="float">
            <text:p>848,58093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400.047974" calcext:value-type="float">
            <text:p>1400,047974</text:p>
          </table:table-cell>
          <table:table-cell office:value-type="float" office:value="8" calcext:value-type="float">
            <text:p>8</text:p>
          </table:table-cell>
          <table:table-cell office:value-type="float" office:value="2192.866943" calcext:value-type="float">
            <text:p>2192,86694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522.946045" calcext:value-type="float">
            <text:p>1522,946045</text:p>
          </table:table-cell>
          <table:table-cell office:value-type="float" office:value="7" calcext:value-type="float">
            <text:p>7</text:p>
          </table:table-cell>
          <table:table-cell office:value-type="float" office:value="1148.598999" calcext:value-type="float">
            <text:p>1148,598999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99.706055" calcext:value-type="float">
            <text:p>1099,706055</text:p>
          </table:table-cell>
          <table:table-cell office:value-type="float" office:value="6" calcext:value-type="float">
            <text:p>6</text:p>
          </table:table-cell>
          <table:table-cell office:value-type="float" office:value="1554.001953" calcext:value-type="float">
            <text:p>1554,001953</text:p>
          </table:table-cell>
        </table:table-row>
        <table:table-row table:style-name="ro1">
          <table:table-cell office:value-type="float" office:value="185906" calcext:value-type="float">
            <text:p>185906</text:p>
          </table:table-cell>
          <table:table-cell office:value-type="float" office:value="1314.089966" calcext:value-type="float">
            <text:p>1314,089966</text:p>
          </table:table-cell>
          <table:table-cell office:value-type="float" office:value="3" calcext:value-type="float">
            <text:p>3</text:p>
          </table:table-cell>
          <table:table-cell office:value-type="float" office:value="548.231018" calcext:value-type="float">
            <text:p>548,231018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08.026978" calcext:value-type="float">
            <text:p>1108,026978</text:p>
          </table:table-cell>
          <table:table-cell office:value-type="float" office:value="7" calcext:value-type="float">
            <text:p>7</text:p>
          </table:table-cell>
          <table:table-cell office:value-type="float" office:value="609.405029" calcext:value-type="float">
            <text:p>609,405029</text:p>
          </table:table-cell>
          <table:table-cell office:value-type="float" office:value="185906" calcext:value-type="float">
            <text:p>185906</text:p>
          </table:table-cell>
          <table:table-cell office:value-type="float" office:value="1485.106934" calcext:value-type="float">
            <text:p>1485,106934</text:p>
          </table:table-cell>
          <table:table-cell office:value-type="float" office:value="6" calcext:value-type="float">
            <text:p>6</text:p>
          </table:table-cell>
          <table:table-cell office:value-type="float" office:value="641.235962" calcext:value-type="float">
            <text:p>641,235962</text:p>
          </table:table-cell>
          <table:table-cell office:value-type="float" office:value="185906" calcext:value-type="float">
            <text:p>185906</text:p>
          </table:table-cell>
          <table:table-cell office:value-type="float" office:value="1234.437012" calcext:value-type="float">
            <text:p>1234,437012</text:p>
          </table:table-cell>
          <table:table-cell office:value-type="float" office:value="4" calcext:value-type="float">
            <text:p>4</text:p>
          </table:table-cell>
          <table:table-cell office:value-type="float" office:value="323.487" calcext:value-type="float">
            <text:p>323,487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89.707031" calcext:value-type="float">
            <text:p>1189,707031</text:p>
          </table:table-cell>
          <table:table-cell office:value-type="float" office:value="4" calcext:value-type="float">
            <text:p>4</text:p>
          </table:table-cell>
          <table:table-cell office:value-type="float" office:value="742.880981" calcext:value-type="float">
            <text:p>742,880981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38.110962" calcext:value-type="float">
            <text:p>1138,110962</text:p>
          </table:table-cell>
          <table:table-cell office:value-type="float" office:value="22" calcext:value-type="float">
            <text:p>22</text:p>
          </table:table-cell>
          <table:table-cell office:value-type="float" office:value="2088.408936" calcext:value-type="float">
            <text:p>2088,408936</text:p>
          </table:table-cell>
        </table:table-row>
        <table:table-row table:style-name="ro1">
          <table:table-cell office:value-type="float" office:value="190242" calcext:value-type="float">
            <text:p>190242</text:p>
          </table:table-cell>
          <table:table-cell office:value-type="float" office:value="1071.964966" calcext:value-type="float">
            <text:p>1071,964966</text:p>
          </table:table-cell>
          <table:table-cell office:value-type="float" office:value="8" calcext:value-type="float">
            <text:p>8</text:p>
          </table:table-cell>
          <table:table-cell office:value-type="float" office:value="3681.941895" calcext:value-type="float">
            <text:p>3681,941895</text:p>
          </table:table-cell>
          <table:table-cell office:value-type="float" office:value="190242" calcext:value-type="float">
            <text:p>190242</text:p>
          </table:table-cell>
          <table:table-cell office:value-type="float" office:value="949.657959" calcext:value-type="float">
            <text:p>949,657959</text:p>
          </table:table-cell>
          <table:table-cell office:value-type="float" office:value="10" calcext:value-type="float">
            <text:p>10</text:p>
          </table:table-cell>
          <table:table-cell office:value-type="float" office:value="5449.307617" calcext:value-type="float">
            <text:p>5449,307617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88.843994" calcext:value-type="float">
            <text:p>1088,843994</text:p>
          </table:table-cell>
          <table:table-cell office:value-type="float" office:value="13" calcext:value-type="float">
            <text:p>13</text:p>
          </table:table-cell>
          <table:table-cell office:value-type="float" office:value="4600.946289" calcext:value-type="float">
            <text:p>4600,94628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187.48999" calcext:value-type="float">
            <text:p>1187,48999</text:p>
          </table:table-cell>
          <table:table-cell office:value-type="float" office:value="12" calcext:value-type="float">
            <text:p>12</text:p>
          </table:table-cell>
          <table:table-cell office:value-type="float" office:value="3552.003174" calcext:value-type="float">
            <text:p>3552,003174</text:p>
          </table:table-cell>
          <table:table-cell office:value-type="float" office:value="190242" calcext:value-type="float">
            <text:p>190242</text:p>
          </table:table-cell>
          <table:table-cell office:value-type="float" office:value="1371.70105" calcext:value-type="float">
            <text:p>1371,70105</text:p>
          </table:table-cell>
          <table:table-cell office:value-type="float" office:value="9" calcext:value-type="float">
            <text:p>9</text:p>
          </table:table-cell>
          <table:table-cell office:value-type="float" office:value="3248.304199" calcext:value-type="float">
            <text:p>3248,30419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30.097046" calcext:value-type="float">
            <text:p>1030,097046</text:p>
          </table:table-cell>
          <table:table-cell office:value-type="float" office:value="24" calcext:value-type="float">
            <text:p>24</text:p>
          </table:table-cell>
          <table:table-cell office:value-type="float" office:value="6648.196777" calcext:value-type="float">
            <text:p>6648,196777</text:p>
          </table:table-cell>
        </table:table-row>
        <table:table-row table:style-name="ro1">
          <table:table-cell office:value-type="float" office:value="190424" calcext:value-type="float">
            <text:p>190424</text:p>
          </table:table-cell>
          <table:table-cell office:value-type="float" office:value="1510.348022" calcext:value-type="float">
            <text:p>1510,348022</text:p>
          </table:table-cell>
          <table:table-cell office:value-type="float" office:value="162" calcext:value-type="float">
            <text:p>162</text:p>
          </table:table-cell>
          <table:table-cell office:value-type="float" office:value="5441.669434" calcext:value-type="float">
            <text:p>5441,669434</text:p>
          </table:table-cell>
          <table:table-cell office:value-type="float" office:value="190424" calcext:value-type="float">
            <text:p>190424</text:p>
          </table:table-cell>
          <table:table-cell office:value-type="float" office:value="1466.651001" calcext:value-type="float">
            <text:p>1466,651001</text:p>
          </table:table-cell>
          <table:table-cell office:value-type="float" office:value="77" calcext:value-type="float">
            <text:p>77</text:p>
          </table:table-cell>
          <table:table-cell office:value-type="float" office:value="2761.267578" calcext:value-type="float">
            <text:p>2761,26757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02.984985" calcext:value-type="float">
            <text:p>1502,984985</text:p>
          </table:table-cell>
          <table:table-cell office:value-type="float" office:value="134" calcext:value-type="float">
            <text:p>134</text:p>
          </table:table-cell>
          <table:table-cell office:value-type="float" office:value="4215.256348" calcext:value-type="float">
            <text:p>4215,25634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50.562988" calcext:value-type="float">
            <text:p>1550,562988</text:p>
          </table:table-cell>
          <table:table-cell office:value-type="float" office:value="168" calcext:value-type="float">
            <text:p>168</text:p>
          </table:table-cell>
          <table:table-cell office:value-type="float" office:value="5195.538086" calcext:value-type="float">
            <text:p>5195,538086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5.415039" calcext:value-type="float">
            <text:p>1355,415039</text:p>
          </table:table-cell>
          <table:table-cell office:value-type="float" office:value="166" calcext:value-type="float">
            <text:p>166</text:p>
          </table:table-cell>
          <table:table-cell office:value-type="float" office:value="4613.800781" calcext:value-type="float">
            <text:p>4613,800781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3.113037" calcext:value-type="float">
            <text:p>1353,113037</text:p>
          </table:table-cell>
          <table:table-cell office:value-type="float" office:value="135" calcext:value-type="float">
            <text:p>135</text:p>
          </table:table-cell>
          <table:table-cell office:value-type="float" office:value="4680.15918" calcext:value-type="float">
            <text:p>4680,15918</text:p>
          </table:table-cell>
        </table:table-row>
        <table:table-row table:style-name="ro1">
          <table:table-cell office:value-type="float" office:value="191446" calcext:value-type="float">
            <text:p>191446</text:p>
          </table:table-cell>
          <table:table-cell office:value-type="float" office:value="1871.793945" calcext:value-type="float">
            <text:p>1871,793945</text:p>
          </table:table-cell>
          <table:table-cell office:value-type="float" office:value="80" calcext:value-type="float">
            <text:p>80</text:p>
          </table:table-cell>
          <table:table-cell office:value-type="float" office:value="3699.449219" calcext:value-type="float">
            <text:p>3699,449219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66.607056" calcext:value-type="float">
            <text:p>1566,607056</text:p>
          </table:table-cell>
          <table:table-cell office:value-type="float" office:value="133" calcext:value-type="float">
            <text:p>133</text:p>
          </table:table-cell>
          <table:table-cell office:value-type="float" office:value="5094.899902" calcext:value-type="float">
            <text:p>5094,89990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749.577026" calcext:value-type="float">
            <text:p>1749,577026</text:p>
          </table:table-cell>
          <table:table-cell office:value-type="float" office:value="1" calcext:value-type="float">
            <text:p>1</text:p>
          </table:table-cell>
          <table:table-cell office:value-type="float" office:value="422.299011" calcext:value-type="float">
            <text:p>422,299011</text:p>
          </table:table-cell>
          <table:table-cell office:value-type="float" office:value="191446" calcext:value-type="float">
            <text:p>191446</text:p>
          </table:table-cell>
          <table:table-cell office:value-type="float" office:value="1651.455078" calcext:value-type="float">
            <text:p>1651,455078</text:p>
          </table:table-cell>
          <table:table-cell office:value-type="float" office:value="116" calcext:value-type="float">
            <text:p>116</text:p>
          </table:table-cell>
          <table:table-cell office:value-type="float" office:value="4435.789062" calcext:value-type="float">
            <text:p>4435,78906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990.664062" calcext:value-type="float">
            <text:p>1990,664062</text:p>
          </table:table-cell>
          <table:table-cell office:value-type="float" office:value="83" calcext:value-type="float">
            <text:p>83</text:p>
          </table:table-cell>
          <table:table-cell office:value-type="float" office:value="3798.364258" calcext:value-type="float">
            <text:p>3798,364258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74.77002" calcext:value-type="float">
            <text:p>1574,77002</text:p>
          </table:table-cell>
          <table:table-cell office:value-type="float" office:value="66" calcext:value-type="float">
            <text:p>66</text:p>
          </table:table-cell>
          <table:table-cell office:value-type="float" office:value="3619.424561" calcext:value-type="float">
            <text:p>3619,424561</text:p>
          </table:table-cell>
        </table:table-row>
        <table:table-row table:style-name="ro1">
          <table:table-cell office:value-type="float" office:value="191715" calcext:value-type="float">
            <text:p>191715</text:p>
          </table:table-cell>
          <table:table-cell office:value-type="float" office:value="1504.179932" calcext:value-type="float">
            <text:p>1504,179932</text:p>
          </table:table-cell>
          <table:table-cell office:value-type="float" office:value="18" calcext:value-type="float">
            <text:p>18</text:p>
          </table:table-cell>
          <table:table-cell office:value-type="float" office:value="8013.8125" calcext:value-type="float">
            <text:p>8013,8125</text:p>
          </table:table-cell>
          <table:table-cell office:value-type="float" office:value="191715" calcext:value-type="float">
            <text:p>191715</text:p>
          </table:table-cell>
          <table:table-cell office:value-type="float" office:value="1319.839966" calcext:value-type="float">
            <text:p>1319,839966</text:p>
          </table:table-cell>
          <table:table-cell office:value-type="float" office:value="15" calcext:value-type="float">
            <text:p>15</text:p>
          </table:table-cell>
          <table:table-cell office:value-type="float" office:value="4786.729004" calcext:value-type="float">
            <text:p>4786,729004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68.761963" calcext:value-type="float">
            <text:p>1668,761963</text:p>
          </table:table-cell>
          <table:table-cell office:value-type="float" office:value="21" calcext:value-type="float">
            <text:p>21</text:p>
          </table:table-cell>
          <table:table-cell office:value-type="float" office:value="17288.554688" calcext:value-type="float">
            <text:p>17288,554688</text:p>
          </table:table-cell>
          <table:table-cell office:value-type="float" office:value="191715" calcext:value-type="float">
            <text:p>191715</text:p>
          </table:table-cell>
          <table:table-cell office:value-type="float" office:value="1744.743896" calcext:value-type="float">
            <text:p>1744,743896</text:p>
          </table:table-cell>
          <table:table-cell office:value-type="float" office:value="13" calcext:value-type="float">
            <text:p>13</text:p>
          </table:table-cell>
          <table:table-cell office:value-type="float" office:value="5691.318359" calcext:value-type="float">
            <text:p>5691,318359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45.303955" calcext:value-type="float">
            <text:p>1645,303955</text:p>
          </table:table-cell>
          <table:table-cell office:value-type="float" office:value="13" calcext:value-type="float">
            <text:p>13</text:p>
          </table:table-cell>
          <table:table-cell office:value-type="float" office:value="5864.501953" calcext:value-type="float">
            <text:p>5864,501953</text:p>
          </table:table-cell>
          <table:table-cell office:value-type="float" office:value="191715" calcext:value-type="float">
            <text:p>191715</text:p>
          </table:table-cell>
          <table:table-cell office:value-type="float" office:value="1444.473999" calcext:value-type="float">
            <text:p>1444,473999</text:p>
          </table:table-cell>
          <table:table-cell office:value-type="float" office:value="12" calcext:value-type="float">
            <text:p>12</text:p>
          </table:table-cell>
          <table:table-cell office:value-type="float" office:value="6561.208496" calcext:value-type="float">
            <text:p>6561,208496</text:p>
          </table:table-cell>
        </table:table-row>
        <table:table-row table:style-name="ro1">
          <table:table-cell office:value-type="float" office:value="191908" calcext:value-type="float">
            <text:p>191908</text:p>
          </table:table-cell>
          <table:table-cell office:value-type="float" office:value="1385.885986" calcext:value-type="float">
            <text:p>1385,885986</text:p>
          </table:table-cell>
          <table:table-cell office:value-type="float" office:value="12" calcext:value-type="float">
            <text:p>12</text:p>
          </table:table-cell>
          <table:table-cell office:value-type="float" office:value="3786.667725" calcext:value-type="float">
            <text:p>3786,667725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32.533936" calcext:value-type="float">
            <text:p>1432,533936</text:p>
          </table:table-cell>
          <table:table-cell office:value-type="float" office:value="13" calcext:value-type="float">
            <text:p>13</text:p>
          </table:table-cell>
          <table:table-cell office:value-type="float" office:value="2093.790039" calcext:value-type="float">
            <text:p>2093,790039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06.765015" calcext:value-type="float">
            <text:p>1406,765015</text:p>
          </table:table-cell>
          <table:table-cell office:value-type="float" office:value="9" calcext:value-type="float">
            <text:p>9</text:p>
          </table:table-cell>
          <table:table-cell office:value-type="float" office:value="1924.846924" calcext:value-type="float">
            <text:p>1924,846924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58.088013" calcext:value-type="float">
            <text:p>1458,088013</text:p>
          </table:table-cell>
          <table:table-cell office:value-type="float" office:value="7" calcext:value-type="float">
            <text:p>7</text:p>
          </table:table-cell>
          <table:table-cell office:value-type="float" office:value="1771.792847" calcext:value-type="float">
            <text:p>1771,792847</text:p>
          </table:table-cell>
          <table:table-cell office:value-type="float" office:value="191908" calcext:value-type="float">
            <text:p>191908</text:p>
          </table:table-cell>
          <table:table-cell office:value-type="float" office:value="1348.569946" calcext:value-type="float">
            <text:p>1348,569946</text:p>
          </table:table-cell>
          <table:table-cell office:value-type="float" office:value="18" calcext:value-type="float">
            <text:p>18</text:p>
          </table:table-cell>
          <table:table-cell office:value-type="float" office:value="3806.562012" calcext:value-type="float">
            <text:p>3806,562012</text:p>
          </table:table-cell>
          <table:table-cell office:value-type="float" office:value="191908" calcext:value-type="float">
            <text:p>191908</text:p>
          </table:table-cell>
          <table:table-cell office:value-type="float" office:value="1291.505005" calcext:value-type="float">
            <text:p>1291,505005</text:p>
          </table:table-cell>
          <table:table-cell office:value-type="float" office:value="11" calcext:value-type="float">
            <text:p>11</text:p>
          </table:table-cell>
          <table:table-cell office:value-type="float" office:value="2097.119873" calcext:value-type="float">
            <text:p>2097,119873</text:p>
          </table:table-cell>
        </table:table-row>
        <table:table-row table:style-name="ro1">
          <table:table-cell office:value-type="float" office:value="192221" calcext:value-type="float">
            <text:p>192221</text:p>
          </table:table-cell>
          <table:table-cell office:value-type="float" office:value="1674.44104" calcext:value-type="float">
            <text:p>1674,44104</text:p>
          </table:table-cell>
          <table:table-cell office:value-type="float" office:value="15" calcext:value-type="float">
            <text:p>15</text:p>
          </table:table-cell>
          <table:table-cell office:value-type="float" office:value="4849.710449" calcext:value-type="float">
            <text:p>4849,710449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99.789062" calcext:value-type="float">
            <text:p>1599,789062</text:p>
          </table:table-cell>
          <table:table-cell office:value-type="float" office:value="9" calcext:value-type="float">
            <text:p>9</text:p>
          </table:table-cell>
          <table:table-cell office:value-type="float" office:value="5117.632324" calcext:value-type="float">
            <text:p>5117,632324</text:p>
          </table:table-cell>
          <table:table-cell office:value-type="float" office:value="192221" calcext:value-type="float">
            <text:p>192221</text:p>
          </table:table-cell>
          <table:table-cell office:value-type="float" office:value="1682.345947" calcext:value-type="float">
            <text:p>1682,345947</text:p>
          </table:table-cell>
          <table:table-cell office:value-type="float" office:value="18" calcext:value-type="float">
            <text:p>18</text:p>
          </table:table-cell>
          <table:table-cell office:value-type="float" office:value="7379.077148" calcext:value-type="float">
            <text:p>7379,07714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912.523071" calcext:value-type="float">
            <text:p>1912,523071</text:p>
          </table:table-cell>
          <table:table-cell office:value-type="float" office:value="11" calcext:value-type="float">
            <text:p>11</text:p>
          </table:table-cell>
          <table:table-cell office:value-type="float" office:value="6812.172852" calcext:value-type="float">
            <text:p>6812,172852</text:p>
          </table:table-cell>
          <table:table-cell office:value-type="float" office:value="192221" calcext:value-type="float">
            <text:p>192221</text:p>
          </table:table-cell>
          <table:table-cell office:value-type="float" office:value="1714.552002" calcext:value-type="float">
            <text:p>1714,552002</text:p>
          </table:table-cell>
          <table:table-cell office:value-type="float" office:value="12" calcext:value-type="float">
            <text:p>12</text:p>
          </table:table-cell>
          <table:table-cell office:value-type="float" office:value="5257.719238" calcext:value-type="float">
            <text:p>5257,71923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43.509033" calcext:value-type="float">
            <text:p>1543,509033</text:p>
          </table:table-cell>
          <table:table-cell office:value-type="float" office:value="14" calcext:value-type="float">
            <text:p>14</text:p>
          </table:table-cell>
          <table:table-cell office:value-type="float" office:value="5860.072754" calcext:value-type="float">
            <text:p>5860,072754</text:p>
          </table:table-cell>
        </table:table-row>
        <table:table-row table:style-name="ro1">
          <table:table-cell office:value-type="float" office:value="192900" calcext:value-type="float">
            <text:p>192900</text:p>
          </table:table-cell>
          <table:table-cell office:value-type="float" office:value="1464.164062" calcext:value-type="float">
            <text:p>1464,164062</text:p>
          </table:table-cell>
          <table:table-cell office:value-type="float" office:value="7" calcext:value-type="float">
            <text:p>7</text:p>
          </table:table-cell>
          <table:table-cell office:value-type="float" office:value="659.933044" calcext:value-type="float">
            <text:p>659,93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07.368042" calcext:value-type="float">
            <text:p>1307,368042</text:p>
          </table:table-cell>
          <table:table-cell office:value-type="float" office:value="6" calcext:value-type="float">
            <text:p>6</text:p>
          </table:table-cell>
          <table:table-cell office:value-type="float" office:value="847.289001" calcext:value-type="float">
            <text:p>847,289001</text:p>
          </table:table-cell>
          <table:table-cell office:value-type="float" office:value="192900" calcext:value-type="float">
            <text:p>192900</text:p>
          </table:table-cell>
          <table:table-cell office:value-type="float" office:value="1540.817017" calcext:value-type="float">
            <text:p>1540,817017</text:p>
          </table:table-cell>
          <table:table-cell office:value-type="float" office:value="4" calcext:value-type="float">
            <text:p>4</text:p>
          </table:table-cell>
          <table:table-cell office:value-type="float" office:value="758.683044" calcext:value-type="float">
            <text:p>758,68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90.395996" calcext:value-type="float">
            <text:p>1390,395996</text:p>
          </table:table-cell>
          <table:table-cell office:value-type="float" office:value="4" calcext:value-type="float">
            <text:p>4</text:p>
          </table:table-cell>
          <table:table-cell office:value-type="float" office:value="228.998993" calcext:value-type="float">
            <text:p>228,998993</text:p>
          </table:table-cell>
          <table:table-cell office:value-type="float" office:value="192900" calcext:value-type="float">
            <text:p>192900</text:p>
          </table:table-cell>
          <table:table-cell office:value-type="float" office:value="1436.661011" calcext:value-type="float">
            <text:p>1436,661011</text:p>
          </table:table-cell>
          <table:table-cell office:value-type="float" office:value="3" calcext:value-type="float">
            <text:p>3</text:p>
          </table:table-cell>
          <table:table-cell office:value-type="float" office:value="366.038025" calcext:value-type="float">
            <text:p>366,038025</text:p>
          </table:table-cell>
          <table:table-cell office:value-type="float" office:value="192900" calcext:value-type="float">
            <text:p>192900</text:p>
          </table:table-cell>
          <table:table-cell office:value-type="float" office:value="1274.182007" calcext:value-type="float">
            <text:p>1274,182007</text:p>
          </table:table-cell>
          <table:table-cell office:value-type="float" office:value="12" calcext:value-type="float">
            <text:p>12</text:p>
          </table:table-cell>
          <table:table-cell office:value-type="float" office:value="673.956055" calcext:value-type="float">
            <text:p>673,956055</text:p>
          </table:table-cell>
        </table:table-row>
        <table:table-row table:style-name="ro1">
          <table:table-cell office:value-type="float" office:value="193121" calcext:value-type="float">
            <text:p>193121</text:p>
          </table:table-cell>
          <table:table-cell office:value-type="float" office:value="1389.140991" calcext:value-type="float">
            <text:p>1389,140991</text:p>
          </table:table-cell>
          <table:table-cell office:value-type="float" office:value="12" calcext:value-type="float">
            <text:p>12</text:p>
          </table:table-cell>
          <table:table-cell office:value-type="float" office:value="2481.013916" calcext:value-type="float">
            <text:p>2481,01391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64.033081" calcext:value-type="float">
            <text:p>1164,033081</text:p>
          </table:table-cell>
          <table:table-cell office:value-type="float" office:value="9" calcext:value-type="float">
            <text:p>9</text:p>
          </table:table-cell>
          <table:table-cell office:value-type="float" office:value="3659.325195" calcext:value-type="float">
            <text:p>3659,325195</text:p>
          </table:table-cell>
          <table:table-cell office:value-type="float" office:value="193121" calcext:value-type="float">
            <text:p>193121</text:p>
          </table:table-cell>
          <table:table-cell office:value-type="float" office:value="1431.517944" calcext:value-type="float">
            <text:p>1431,517944</text:p>
          </table:table-cell>
          <table:table-cell office:value-type="float" office:value="12" calcext:value-type="float">
            <text:p>12</text:p>
          </table:table-cell>
          <table:table-cell office:value-type="float" office:value="4899.552246" calcext:value-type="float">
            <text:p>4899,55224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688.428101" calcext:value-type="float">
            <text:p>1688,428101</text:p>
          </table:table-cell>
          <table:table-cell office:value-type="float" office:value="14" calcext:value-type="float">
            <text:p>14</text:p>
          </table:table-cell>
          <table:table-cell office:value-type="float" office:value="3648.038574" calcext:value-type="float">
            <text:p>3648,038574</text:p>
          </table:table-cell>
          <table:table-cell office:value-type="float" office:value="193121" calcext:value-type="float">
            <text:p>193121</text:p>
          </table:table-cell>
          <table:table-cell office:value-type="float" office:value="1098.875977" calcext:value-type="float">
            <text:p>1098,875977</text:p>
          </table:table-cell>
          <table:table-cell office:value-type="float" office:value="8" calcext:value-type="float">
            <text:p>8</text:p>
          </table:table-cell>
          <table:table-cell office:value-type="float" office:value="3829" calcext:value-type="float">
            <text:p>3829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79.31604" calcext:value-type="float">
            <text:p>1179,31604</text:p>
          </table:table-cell>
          <table:table-cell office:value-type="float" office:value="14" calcext:value-type="float">
            <text:p>14</text:p>
          </table:table-cell>
          <table:table-cell office:value-type="float" office:value="5904.893066" calcext:value-type="float">
            <text:p>5904,893066</text:p>
          </table:table-cell>
        </table:table-row>
        <table:table-row table:style-name="ro1">
          <table:table-cell office:value-type="float" office:value="193312" calcext:value-type="float">
            <text:p>193312</text:p>
          </table:table-cell>
          <table:table-cell office:value-type="float" office:value="1278.93396" calcext:value-type="float">
            <text:p>1278,93396</text:p>
          </table:table-cell>
          <table:table-cell office:value-type="float" office:value="8" calcext:value-type="float">
            <text:p>8</text:p>
          </table:table-cell>
          <table:table-cell office:value-type="float" office:value="1541.760132" calcext:value-type="float">
            <text:p>1541,76013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81.743042" calcext:value-type="float">
            <text:p>1181,743042</text:p>
          </table:table-cell>
          <table:table-cell office:value-type="float" office:value="12" calcext:value-type="float">
            <text:p>12</text:p>
          </table:table-cell>
          <table:table-cell office:value-type="float" office:value="1313.570068" calcext:value-type="float">
            <text:p>1313,570068</text:p>
          </table:table-cell>
          <table:table-cell office:value-type="float" office:value="193312" calcext:value-type="float">
            <text:p>193312</text:p>
          </table:table-cell>
          <table:table-cell office:value-type="float" office:value="1048.552979" calcext:value-type="float">
            <text:p>1048,552979</text:p>
          </table:table-cell>
          <table:table-cell office:value-type="float" office:value="10" calcext:value-type="float">
            <text:p>10</text:p>
          </table:table-cell>
          <table:table-cell office:value-type="float" office:value="2387.289062" calcext:value-type="float">
            <text:p>2387,28906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309.517944" calcext:value-type="float">
            <text:p>1309,517944</text:p>
          </table:table-cell>
          <table:table-cell office:value-type="float" office:value="9" calcext:value-type="float">
            <text:p>9</text:p>
          </table:table-cell>
          <table:table-cell office:value-type="float" office:value="1038.375854" calcext:value-type="float">
            <text:p>1038,375854</text:p>
          </table:table-cell>
          <table:table-cell office:value-type="float" office:value="193312" calcext:value-type="float">
            <text:p>193312</text:p>
          </table:table-cell>
          <table:table-cell office:value-type="float" office:value="1405.917969" calcext:value-type="float">
            <text:p>1405,917969</text:p>
          </table:table-cell>
          <table:table-cell office:value-type="float" office:value="7" calcext:value-type="float">
            <text:p>7</text:p>
          </table:table-cell>
          <table:table-cell office:value-type="float" office:value="624.984985" calcext:value-type="float">
            <text:p>624,984985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04.438965" calcext:value-type="float">
            <text:p>1104,438965</text:p>
          </table:table-cell>
          <table:table-cell office:value-type="float" office:value="16" calcext:value-type="float">
            <text:p>16</text:p>
          </table:table-cell>
          <table:table-cell office:value-type="float" office:value="1989.522095" calcext:value-type="float">
            <text:p>1989,522095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1131.041992" calcext:value-type="float">
            <text:p>1131,041992</text:p>
          </table:table-cell>
          <table:table-cell office:value-type="float" office:value="6" calcext:value-type="float">
            <text:p>6</text:p>
          </table:table-cell>
          <table:table-cell office:value-type="float" office:value="1349.144897" calcext:value-type="float">
            <text:p>1349,14489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87.838013" calcext:value-type="float">
            <text:p>1187,838013</text:p>
          </table:table-cell>
          <table:table-cell office:value-type="float" office:value="4" calcext:value-type="float">
            <text:p>4</text:p>
          </table:table-cell>
          <table:table-cell office:value-type="float" office:value="1067.633911" calcext:value-type="float">
            <text:p>1067,633911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06.93396" calcext:value-type="float">
            <text:p>1206,93396</text:p>
          </table:table-cell>
          <table:table-cell office:value-type="float" office:value="9" calcext:value-type="float">
            <text:p>9</text:p>
          </table:table-cell>
          <table:table-cell office:value-type="float" office:value="1955.203857" calcext:value-type="float">
            <text:p>1955,20385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61.149048" calcext:value-type="float">
            <text:p>1261,149048</text:p>
          </table:table-cell>
          <table:table-cell office:value-type="float" office:value="8" calcext:value-type="float">
            <text:p>8</text:p>
          </table:table-cell>
          <table:table-cell office:value-type="float" office:value="2394.36499" calcext:value-type="float">
            <text:p>2394,36499</text:p>
          </table:table-cell>
          <table:table-cell office:value-type="float" office:value="193500" calcext:value-type="float">
            <text:p>193500</text:p>
          </table:table-cell>
          <table:table-cell office:value-type="float" office:value="1001.584045" calcext:value-type="float">
            <text:p>1001,584045</text:p>
          </table:table-cell>
          <table:table-cell office:value-type="float" office:value="5" calcext:value-type="float">
            <text:p>5</text:p>
          </table:table-cell>
          <table:table-cell office:value-type="float" office:value="1056.29895" calcext:value-type="float">
            <text:p>1056,29895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17.380981" calcext:value-type="float">
            <text:p>1117,380981</text:p>
          </table:table-cell>
          <table:table-cell office:value-type="float" office:value="9" calcext:value-type="float">
            <text:p>9</text:p>
          </table:table-cell>
          <table:table-cell office:value-type="float" office:value="2034.383057" calcext:value-type="float">
            <text:p>2034,383057</text:p>
          </table:table-cell>
        </table:table-row>
        <table:table-row table:style-name="ro1">
          <table:table-cell office:value-type="float" office:value="194002" calcext:value-type="float">
            <text:p>194002</text:p>
          </table:table-cell>
          <table:table-cell office:value-type="float" office:value="1494.843018" calcext:value-type="float">
            <text:p>1494,843018</text:p>
          </table:table-cell>
          <table:table-cell office:value-type="float" office:value="37" calcext:value-type="float">
            <text:p>37</text:p>
          </table:table-cell>
          <table:table-cell office:value-type="float" office:value="6005.862305" calcext:value-type="float">
            <text:p>6005,8623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93.262085" calcext:value-type="float">
            <text:p>1493,262085</text:p>
          </table:table-cell>
          <table:table-cell office:value-type="float" office:value="12" calcext:value-type="float">
            <text:p>12</text:p>
          </table:table-cell>
          <table:table-cell office:value-type="float" office:value="2376.950928" calcext:value-type="float">
            <text:p>2376,950928</text:p>
          </table:table-cell>
          <table:table-cell office:value-type="float" office:value="194002" calcext:value-type="float">
            <text:p>194002</text:p>
          </table:table-cell>
          <table:table-cell office:value-type="float" office:value="1266.344971" calcext:value-type="float">
            <text:p>1266,344971</text:p>
          </table:table-cell>
          <table:table-cell office:value-type="float" office:value="21" calcext:value-type="float">
            <text:p>21</text:p>
          </table:table-cell>
          <table:table-cell office:value-type="float" office:value="7485.698242" calcext:value-type="float">
            <text:p>7485,698242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47.458984" calcext:value-type="float">
            <text:p>1447,458984</text:p>
          </table:table-cell>
          <table:table-cell office:value-type="float" office:value="10" calcext:value-type="float">
            <text:p>10</text:p>
          </table:table-cell>
          <table:table-cell office:value-type="float" office:value="1065.505005" calcext:value-type="float">
            <text:p>1065,5050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628.349976" calcext:value-type="float">
            <text:p>1628,349976</text:p>
          </table:table-cell>
          <table:table-cell office:value-type="float" office:value="27" calcext:value-type="float">
            <text:p>27</text:p>
          </table:table-cell>
          <table:table-cell office:value-type="float" office:value="13949.691406" calcext:value-type="float">
            <text:p>13949,691406</text:p>
          </table:table-cell>
          <table:table-cell office:value-type="float" office:value="194002" calcext:value-type="float">
            <text:p>194002</text:p>
          </table:table-cell>
          <table:table-cell office:value-type="float" office:value="1063.062012" calcext:value-type="float">
            <text:p>1063,062012</text:p>
          </table:table-cell>
          <table:table-cell office:value-type="float" office:value="12" calcext:value-type="float">
            <text:p>12</text:p>
          </table:table-cell>
          <table:table-cell office:value-type="float" office:value="2266.085938" calcext:value-type="float">
            <text:p>2266,085938</text:p>
          </table:table-cell>
        </table:table-row>
        <table:table-row table:style-name="ro1">
          <table:table-cell office:value-type="float" office:value="194204" calcext:value-type="float">
            <text:p>194204</text:p>
          </table:table-cell>
          <table:table-cell office:value-type="float" office:value="1213.801025" calcext:value-type="float">
            <text:p>1213,801025</text:p>
          </table:table-cell>
          <table:table-cell office:value-type="float" office:value="4" calcext:value-type="float">
            <text:p>4</text:p>
          </table:table-cell>
          <table:table-cell office:value-type="float" office:value="795.072937" calcext:value-type="float">
            <text:p>795,072937</text:p>
          </table:table-cell>
          <table:table-cell office:value-type="float" office:value="194204" calcext:value-type="float">
            <text:p>194204</text:p>
          </table:table-cell>
          <table:table-cell office:value-type="float" office:value="1062.379028" calcext:value-type="float">
            <text:p>1062,379028</text:p>
          </table:table-cell>
          <table:table-cell office:value-type="float" office:value="8" calcext:value-type="float">
            <text:p>8</text:p>
          </table:table-cell>
          <table:table-cell office:value-type="float" office:value="816.733032" calcext:value-type="float">
            <text:p>816,73303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36.401978" calcext:value-type="float">
            <text:p>1136,401978</text:p>
          </table:table-cell>
          <table:table-cell office:value-type="float" office:value="7" calcext:value-type="float">
            <text:p>7</text:p>
          </table:table-cell>
          <table:table-cell office:value-type="float" office:value="1233.524048" calcext:value-type="float">
            <text:p>1233,524048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03.582031" calcext:value-type="float">
            <text:p>1203,582031</text:p>
          </table:table-cell>
          <table:table-cell office:value-type="float" office:value="5" calcext:value-type="float">
            <text:p>5</text:p>
          </table:table-cell>
          <table:table-cell office:value-type="float" office:value="960.976013" calcext:value-type="float">
            <text:p>960,976013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07.022095" calcext:value-type="float">
            <text:p>1107,022095</text:p>
          </table:table-cell>
          <table:table-cell office:value-type="float" office:value="5" calcext:value-type="float">
            <text:p>5</text:p>
          </table:table-cell>
          <table:table-cell office:value-type="float" office:value="2825.069092" calcext:value-type="float">
            <text:p>2825,06909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47.208008" calcext:value-type="float">
            <text:p>1247,208008</text:p>
          </table:table-cell>
          <table:table-cell office:value-type="float" office:value="9" calcext:value-type="float">
            <text:p>9</text:p>
          </table:table-cell>
          <table:table-cell office:value-type="float" office:value="2688.355225" calcext:value-type="float">
            <text:p>2688,355225</text:p>
          </table:table-cell>
        </table:table-row>
        <table:table-row table:style-name="ro1">
          <table:table-cell office:value-type="float" office:value="194349" calcext:value-type="float">
            <text:p>194349</text:p>
          </table:table-cell>
          <table:table-cell office:value-type="float" office:value="979.439026" calcext:value-type="float">
            <text:p>979,439026</text:p>
          </table:table-cell>
          <table:table-cell office:value-type="float" office:value="12" calcext:value-type="float">
            <text:p>12</text:p>
          </table:table-cell>
          <table:table-cell office:value-type="float" office:value="2770.993896" calcext:value-type="float">
            <text:p>2770,99389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7" calcext:value-type="float">
            <text:p>7</text:p>
          </table:table-cell>
          <table:table-cell office:value-type="float" office:value="2071.01001" calcext:value-type="float">
            <text:p>2071,01001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88.958008" calcext:value-type="float">
            <text:p>1088,958008</text:p>
          </table:table-cell>
          <table:table-cell office:value-type="float" office:value="15" calcext:value-type="float">
            <text:p>15</text:p>
          </table:table-cell>
          <table:table-cell office:value-type="float" office:value="2722.250732" calcext:value-type="float">
            <text:p>2722,250732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15.982971" calcext:value-type="float">
            <text:p>1015,982971</text:p>
          </table:table-cell>
          <table:table-cell office:value-type="float" office:value="12" calcext:value-type="float">
            <text:p>12</text:p>
          </table:table-cell>
          <table:table-cell office:value-type="float" office:value="1212.258911" calcext:value-type="float">
            <text:p>1212,258911</text:p>
          </table:table-cell>
          <table:table-cell office:value-type="float" office:value="194349" calcext:value-type="float">
            <text:p>194349</text:p>
          </table:table-cell>
          <table:table-cell office:value-type="float" office:value="968.082031" calcext:value-type="float">
            <text:p>968,082031</text:p>
          </table:table-cell>
          <table:table-cell office:value-type="float" office:value="12" calcext:value-type="float">
            <text:p>12</text:p>
          </table:table-cell>
          <table:table-cell office:value-type="float" office:value="2861.768066" calcext:value-type="float">
            <text:p>2861,76806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60.560913" calcext:value-type="float">
            <text:p>1060,560913</text:p>
          </table:table-cell>
          <table:table-cell office:value-type="float" office:value="11" calcext:value-type="float">
            <text:p>11</text:p>
          </table:table-cell>
          <table:table-cell office:value-type="float" office:value="2846.051025" calcext:value-type="float">
            <text:p>2846,051025</text:p>
          </table:table-cell>
        </table:table-row>
        <table:table-row table:style-name="ro1">
          <table:table-cell office:value-type="float" office:value="194539" calcext:value-type="float">
            <text:p>194539</text:p>
          </table:table-cell>
          <table:table-cell office:value-type="float" office:value="1041.463013" calcext:value-type="float">
            <text:p>1041,463013</text:p>
          </table:table-cell>
          <table:table-cell office:value-type="float" office:value="8" calcext:value-type="float">
            <text:p>8</text:p>
          </table:table-cell>
          <table:table-cell office:value-type="float" office:value="1703.904053" calcext:value-type="float">
            <text:p>1703,904053</text:p>
          </table:table-cell>
          <table:table-cell office:value-type="float" office:value="194539" calcext:value-type="float">
            <text:p>194539</text:p>
          </table:table-cell>
          <table:table-cell office:value-type="float" office:value="946.789001" calcext:value-type="float">
            <text:p>946,789001</text:p>
          </table:table-cell>
          <table:table-cell office:value-type="float" office:value="7" calcext:value-type="float">
            <text:p>7</text:p>
          </table:table-cell>
          <table:table-cell office:value-type="float" office:value="1606.369995" calcext:value-type="float">
            <text:p>1606,36999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194.736938" calcext:value-type="float">
            <text:p>1194,736938</text:p>
          </table:table-cell>
          <table:table-cell office:value-type="float" office:value="6" calcext:value-type="float">
            <text:p>6</text:p>
          </table:table-cell>
          <table:table-cell office:value-type="float" office:value="785.426025" calcext:value-type="float">
            <text:p>785,42602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10.26001" calcext:value-type="float">
            <text:p>1010,26001</text:p>
          </table:table-cell>
          <table:table-cell office:value-type="float" office:value="5" calcext:value-type="float">
            <text:p>5</text:p>
          </table:table-cell>
          <table:table-cell office:value-type="float" office:value="910.393982" calcext:value-type="float">
            <text:p>910,393982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80.078979" calcext:value-type="float">
            <text:p>1080,078979</text:p>
          </table:table-cell>
          <table:table-cell office:value-type="float" office:value="6" calcext:value-type="float">
            <text:p>6</text:p>
          </table:table-cell>
          <table:table-cell office:value-type="float" office:value="1211.084961" calcext:value-type="float">
            <text:p>1211,084961</text:p>
          </table:table-cell>
          <table:table-cell office:value-type="float" office:value="194539" calcext:value-type="float">
            <text:p>194539</text:p>
          </table:table-cell>
          <table:table-cell office:value-type="float" office:value="1300.71106" calcext:value-type="float">
            <text:p>1300,71106</text:p>
          </table:table-cell>
          <table:table-cell office:value-type="float" office:value="8" calcext:value-type="float">
            <text:p>8</text:p>
          </table:table-cell>
          <table:table-cell office:value-type="float" office:value="941.47699" calcext:value-type="float">
            <text:p>941,47699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382.776978" calcext:value-type="float">
            <text:p>1382,7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00" calcext:value-type="float">
            <text:p>85900</text:p>
          </table:table-cell>
          <table:table-cell office:value-type="float" office:value="1382.276001" calcext:value-type="float">
            <text:p>1382,276001</text:p>
          </table:table-cell>
          <table:table-cell office:value-type="float" office:value="3" calcext:value-type="float">
            <text:p>3</text:p>
          </table:table-cell>
          <table:table-cell office:value-type="float" office:value="512.744995" calcext:value-type="float">
            <text:p>512,744995</text:p>
          </table:table-cell>
          <table:table-cell office:value-type="float" office:value="85900" calcext:value-type="float">
            <text:p>85900</text:p>
          </table:table-cell>
          <table:table-cell office:value-type="float" office:value="1393.113037" calcext:value-type="float">
            <text:p>1393,113037</text:p>
          </table:table-cell>
          <table:table-cell office:value-type="float" office:value="6" calcext:value-type="float">
            <text:p>6</text:p>
          </table:table-cell>
          <table:table-cell office:value-type="float" office:value="805.805969" calcext:value-type="float">
            <text:p>805,805969</text:p>
          </table:table-cell>
          <table:table-cell office:value-type="float" office:value="85900" calcext:value-type="float">
            <text:p>85900</text:p>
          </table:table-cell>
          <table:table-cell office:value-type="float" office:value="1369.204102" calcext:value-type="float">
            <text:p>1369,204102</text:p>
          </table:table-cell>
          <table:table-cell office:value-type="float" office:value="7" calcext:value-type="float">
            <text:p>7</text:p>
          </table:table-cell>
          <table:table-cell office:value-type="float" office:value="636.284973" calcext:value-type="float">
            <text:p>636,284973</text:p>
          </table:table-cell>
          <table:table-cell office:value-type="float" office:value="85900" calcext:value-type="float">
            <text:p>85900</text:p>
          </table:table-cell>
          <table:table-cell office:value-type="float" office:value="1724.645996" calcext:value-type="float">
            <text:p>1724,645996</text:p>
          </table:table-cell>
          <table:table-cell office:value-type="float" office:value="5" calcext:value-type="float">
            <text:p>5</text:p>
          </table:table-cell>
          <table:table-cell office:value-type="float" office:value="869.932983" calcext:value-type="float">
            <text:p>869,932983</text:p>
          </table:table-cell>
          <table:table-cell office:value-type="float" office:value="85900" calcext:value-type="float">
            <text:p>85900</text:p>
          </table:table-cell>
          <table:table-cell office:value-type="float" office:value="1237.58606" calcext:value-type="float">
            <text:p>1237,58606</text:p>
          </table:table-cell>
          <table:table-cell office:value-type="float" office:value="4" calcext:value-type="float">
            <text:p>4</text:p>
          </table:table-cell>
          <table:table-cell office:value-type="float" office:value="300.752991" calcext:value-type="float">
            <text:p>300,752991</text:p>
          </table:table-cell>
        </table:table-row>
        <table:table-row table:style-name="ro1">
          <table:table-cell office:value-type="float" office:value="90049" calcext:value-type="float">
            <text:p>90049</text:p>
          </table:table-cell>
          <table:table-cell office:value-type="float" office:value="889.751953" calcext:value-type="float">
            <text:p>889,751953</text:p>
          </table:table-cell>
          <table:table-cell office:value-type="float" office:value="1" calcext:value-type="float">
            <text:p>1</text:p>
          </table:table-cell>
          <table:table-cell office:value-type="float" office:value="15.966" calcext:value-type="float">
            <text:p>15,966</text:p>
          </table:table-cell>
          <table:table-cell office:value-type="float" office:value="90049" calcext:value-type="float">
            <text:p>90049</text:p>
          </table:table-cell>
          <table:table-cell office:value-type="float" office:value="1068.339966" calcext:value-type="float">
            <text:p>1068,33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960.455017" calcext:value-type="float">
            <text:p>960,455017</text:p>
          </table:table-cell>
          <table:table-cell office:value-type="float" office:value="1" calcext:value-type="float">
            <text:p>1</text:p>
          </table:table-cell>
          <table:table-cell office:value-type="float" office:value="3.413" calcext:value-type="float">
            <text:p>3,413</text:p>
          </table:table-cell>
          <table:table-cell office:value-type="float" office:value="90049" calcext:value-type="float">
            <text:p>90049</text:p>
          </table:table-cell>
          <table:table-cell office:value-type="float" office:value="938.996033" calcext:value-type="float">
            <text:p>938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1037.376099" calcext:value-type="float">
            <text:p>1037,376099</text:p>
          </table:table-cell>
          <table:table-cell office:value-type="float" office:value="1" calcext:value-type="float">
            <text:p>1</text:p>
          </table:table-cell>
          <table:table-cell office:value-type="float" office:value="3.487" calcext:value-type="float">
            <text:p>3,487</text:p>
          </table:table-cell>
          <table:table-cell office:value-type="float" office:value="90049" calcext:value-type="float">
            <text:p>90049</text:p>
          </table:table-cell>
          <table:table-cell office:value-type="float" office:value="1077.227051" calcext:value-type="float">
            <text:p>1077,227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 office:value-type="float" office:value="1077.669067" calcext:value-type="float">
            <text:p>1077,669067</text:p>
          </table:table-cell>
          <table:table-cell office:value-type="float" office:value="3" calcext:value-type="float">
            <text:p>3</text:p>
          </table:table-cell>
          <table:table-cell office:value-type="float" office:value="836.39502" calcext:value-type="float">
            <text:p>836,39502</text:p>
          </table:table-cell>
          <table:table-cell office:value-type="float" office:value="90318" calcext:value-type="float">
            <text:p>90318</text:p>
          </table:table-cell>
          <table:table-cell office:value-type="float" office:value="1088.340088" calcext:value-type="float">
            <text:p>1088,340088</text:p>
          </table:table-cell>
          <table:table-cell office:value-type="float" office:value="3" calcext:value-type="float">
            <text:p>3</text:p>
          </table:table-cell>
          <table:table-cell office:value-type="float" office:value="880.98999" calcext:value-type="float">
            <text:p>880,98999</text:p>
          </table:table-cell>
          <table:table-cell office:value-type="float" office:value="90318" calcext:value-type="float">
            <text:p>90318</text:p>
          </table:table-cell>
          <table:table-cell office:value-type="float" office:value="1349.426025" calcext:value-type="float">
            <text:p>1349,426025</text:p>
          </table:table-cell>
          <table:table-cell office:value-type="float" office:value="6" calcext:value-type="float">
            <text:p>6</text:p>
          </table:table-cell>
          <table:table-cell office:value-type="float" office:value="778.007996" calcext:value-type="float">
            <text:p>778,00799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5.890991" calcext:value-type="float">
            <text:p>1205,890991</text:p>
          </table:table-cell>
          <table:table-cell office:value-type="float" office:value="2" calcext:value-type="float">
            <text:p>2</text:p>
          </table:table-cell>
          <table:table-cell office:value-type="float" office:value="113.166" calcext:value-type="float">
            <text:p>113,16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4.136963" calcext:value-type="float">
            <text:p>1204,136963</text:p>
          </table:table-cell>
          <table:table-cell office:value-type="float" office:value="5" calcext:value-type="float">
            <text:p>5</text:p>
          </table:table-cell>
          <table:table-cell office:value-type="float" office:value="569.85199" calcext:value-type="float">
            <text:p>569,85199</text:p>
          </table:table-cell>
          <table:table-cell office:value-type="float" office:value="90318" calcext:value-type="float">
            <text:p>90318</text:p>
          </table:table-cell>
          <table:table-cell office:value-type="float" office:value="1193.13501" calcext:value-type="float">
            <text:p>1193,13501</text:p>
          </table:table-cell>
          <table:table-cell office:value-type="float" office:value="4" calcext:value-type="float">
            <text:p>4</text:p>
          </table:table-cell>
          <table:table-cell office:value-type="float" office:value="1156.061035" calcext:value-type="float">
            <text:p>1156,061035</text:p>
          </table:table-cell>
        </table:table-row>
        <table:table-row table:style-name="ro1">
          <table:table-cell office:value-type="float" office:value="90503" calcext:value-type="float">
            <text:p>90503</text:p>
          </table:table-cell>
          <table:table-cell office:value-type="float" office:value="1233.863037" calcext:value-type="float">
            <text:p>1233,863037</text:p>
          </table:table-cell>
          <table:table-cell office:value-type="float" office:value="11" calcext:value-type="float">
            <text:p>11</text:p>
          </table:table-cell>
          <table:table-cell office:value-type="float" office:value="1912.217896" calcext:value-type="float">
            <text:p>1912,217896</text:p>
          </table:table-cell>
          <table:table-cell office:value-type="float" office:value="90503" calcext:value-type="float">
            <text:p>90503</text:p>
          </table:table-cell>
          <table:table-cell office:value-type="float" office:value="1431.835083" calcext:value-type="float">
            <text:p>1431,835083</text:p>
          </table:table-cell>
          <table:table-cell office:value-type="float" office:value="8" calcext:value-type="float">
            <text:p>8</text:p>
          </table:table-cell>
          <table:table-cell office:value-type="float" office:value="2681.083008" calcext:value-type="float">
            <text:p>2681,083008</text:p>
          </table:table-cell>
          <table:table-cell office:value-type="float" office:value="90503" calcext:value-type="float">
            <text:p>90503</text:p>
          </table:table-cell>
          <table:table-cell office:value-type="float" office:value="1100.664062" calcext:value-type="float">
            <text:p>1100,664062</text:p>
          </table:table-cell>
          <table:table-cell office:value-type="float" office:value="5" calcext:value-type="float">
            <text:p>5</text:p>
          </table:table-cell>
          <table:table-cell office:value-type="float" office:value="2028.79895" calcext:value-type="float">
            <text:p>2028,79895</text:p>
          </table:table-cell>
          <table:table-cell office:value-type="float" office:value="90503" calcext:value-type="float">
            <text:p>90503</text:p>
          </table:table-cell>
          <table:table-cell office:value-type="float" office:value="1310.564941" calcext:value-type="float">
            <text:p>1310,564941</text:p>
          </table:table-cell>
          <table:table-cell office:value-type="float" office:value="12" calcext:value-type="float">
            <text:p>12</text:p>
          </table:table-cell>
          <table:table-cell office:value-type="float" office:value="1663.201172" calcext:value-type="float">
            <text:p>1663,201172</text:p>
          </table:table-cell>
          <table:table-cell office:value-type="float" office:value="90503" calcext:value-type="float">
            <text:p>90503</text:p>
          </table:table-cell>
          <table:table-cell office:value-type="float" office:value="1303.179077" calcext:value-type="float">
            <text:p>1303,179077</text:p>
          </table:table-cell>
          <table:table-cell office:value-type="float" office:value="10" calcext:value-type="float">
            <text:p>10</text:p>
          </table:table-cell>
          <table:table-cell office:value-type="float" office:value="2324.23877" calcext:value-type="float">
            <text:p>2324,23877</text:p>
          </table:table-cell>
          <table:table-cell office:value-type="float" office:value="90503" calcext:value-type="float">
            <text:p>90503</text:p>
          </table:table-cell>
          <table:table-cell office:value-type="float" office:value="1250.635986" calcext:value-type="float">
            <text:p>1250,635986</text:p>
          </table:table-cell>
          <table:table-cell office:value-type="float" office:value="8" calcext:value-type="float">
            <text:p>8</text:p>
          </table:table-cell>
          <table:table-cell office:value-type="float" office:value="2170.51416" calcext:value-type="float">
            <text:p>2170,51416</text:p>
          </table:table-cell>
        </table:table-row>
        <table:table-row table:style-name="ro1">
          <table:table-cell office:value-type="float" office:value="90808" calcext:value-type="float">
            <text:p>90808</text:p>
          </table:table-cell>
          <table:table-cell office:value-type="float" office:value="1175.27002" calcext:value-type="float">
            <text:p>1175,27002</text:p>
          </table:table-cell>
          <table:table-cell office:value-type="float" office:value="6" calcext:value-type="float">
            <text:p>6</text:p>
          </table:table-cell>
          <table:table-cell office:value-type="float" office:value="464.506042" calcext:value-type="float">
            <text:p>464,506042</text:p>
          </table:table-cell>
          <table:table-cell office:value-type="float" office:value="90808" calcext:value-type="float">
            <text:p>90808</text:p>
          </table:table-cell>
          <table:table-cell office:value-type="float" office:value="1011.684998" calcext:value-type="float">
            <text:p>1011,684998</text:p>
          </table:table-cell>
          <table:table-cell office:value-type="float" office:value="5" calcext:value-type="float">
            <text:p>5</text:p>
          </table:table-cell>
          <table:table-cell office:value-type="float" office:value="708.53595" calcext:value-type="float">
            <text:p>708,53595</text:p>
          </table:table-cell>
          <table:table-cell office:value-type="float" office:value="90808" calcext:value-type="float">
            <text:p>90808</text:p>
          </table:table-cell>
          <table:table-cell office:value-type="float" office:value="1243.314941" calcext:value-type="float">
            <text:p>1243,314941</text:p>
          </table:table-cell>
          <table:table-cell office:value-type="float" office:value="2" calcext:value-type="float">
            <text:p>2</text:p>
          </table:table-cell>
          <table:table-cell office:value-type="float" office:value="264.061005" calcext:value-type="float">
            <text:p>264,061005</text:p>
          </table:table-cell>
          <table:table-cell office:value-type="float" office:value="90808" calcext:value-type="float">
            <text:p>90808</text:p>
          </table:table-cell>
          <table:table-cell office:value-type="float" office:value="1388.541016" calcext:value-type="float">
            <text:p>1388,541016</text:p>
          </table:table-cell>
          <table:table-cell office:value-type="float" office:value="7" calcext:value-type="float">
            <text:p>7</text:p>
          </table:table-cell>
          <table:table-cell office:value-type="float" office:value="1874.937012" calcext:value-type="float">
            <text:p>1874,937012</text:p>
          </table:table-cell>
          <table:table-cell office:value-type="float" office:value="90808" calcext:value-type="float">
            <text:p>90808</text:p>
          </table:table-cell>
          <table:table-cell office:value-type="float" office:value="1421.857056" calcext:value-type="float">
            <text:p>1421,857056</text:p>
          </table:table-cell>
          <table:table-cell office:value-type="float" office:value="5" calcext:value-type="float">
            <text:p>5</text:p>
          </table:table-cell>
          <table:table-cell office:value-type="float" office:value="776.72998" calcext:value-type="float">
            <text:p>776,72998</text:p>
          </table:table-cell>
          <table:table-cell office:value-type="float" office:value="90808" calcext:value-type="float">
            <text:p>90808</text:p>
          </table:table-cell>
          <table:table-cell office:value-type="float" office:value="1016.584045" calcext:value-type="float">
            <text:p>1016,584045</text:p>
          </table:table-cell>
          <table:table-cell office:value-type="float" office:value="6" calcext:value-type="float">
            <text:p>6</text:p>
          </table:table-cell>
          <table:table-cell office:value-type="float" office:value="735.692993" calcext:value-type="float">
            <text:p>735,692993</text:p>
          </table:table-cell>
        </table:table-row>
        <table:table-row table:style-name="ro1">
          <table:table-cell office:value-type="float" office:value="91023" calcext:value-type="float">
            <text:p>91023</text:p>
          </table:table-cell>
          <table:table-cell office:value-type="float" office:value="1072.828979" calcext:value-type="float">
            <text:p>1072,828979</text:p>
          </table:table-cell>
          <table:table-cell office:value-type="float" office:value="7" calcext:value-type="float">
            <text:p>7</text:p>
          </table:table-cell>
          <table:table-cell office:value-type="float" office:value="1128.083008" calcext:value-type="float">
            <text:p>1128,083008</text:p>
          </table:table-cell>
          <table:table-cell office:value-type="float" office:value="91023" calcext:value-type="float">
            <text:p>91023</text:p>
          </table:table-cell>
          <table:table-cell office:value-type="float" office:value="1160.286987" calcext:value-type="float">
            <text:p>1160,286987</text:p>
          </table:table-cell>
          <table:table-cell office:value-type="float" office:value="6" calcext:value-type="float">
            <text:p>6</text:p>
          </table:table-cell>
          <table:table-cell office:value-type="float" office:value="752.054993" calcext:value-type="float">
            <text:p>752,054993</text:p>
          </table:table-cell>
          <table:table-cell office:value-type="float" office:value="91023" calcext:value-type="float">
            <text:p>91023</text:p>
          </table:table-cell>
          <table:table-cell office:value-type="float" office:value="1218.358032" calcext:value-type="float">
            <text:p>1218,358032</text:p>
          </table:table-cell>
          <table:table-cell office:value-type="float" office:value="9" calcext:value-type="float">
            <text:p>9</text:p>
          </table:table-cell>
          <table:table-cell office:value-type="float" office:value="1024.975952" calcext:value-type="float">
            <text:p>1024,975952</text:p>
          </table:table-cell>
          <table:table-cell office:value-type="float" office:value="91023" calcext:value-type="float">
            <text:p>91023</text:p>
          </table:table-cell>
          <table:table-cell office:value-type="float" office:value="1310.473022" calcext:value-type="float">
            <text:p>1310,473022</text:p>
          </table:table-cell>
          <table:table-cell office:value-type="float" office:value="5" calcext:value-type="float">
            <text:p>5</text:p>
          </table:table-cell>
          <table:table-cell office:value-type="float" office:value="1339.904907" calcext:value-type="float">
            <text:p>1339,904907</text:p>
          </table:table-cell>
          <table:table-cell office:value-type="float" office:value="91023" calcext:value-type="float">
            <text:p>91023</text:p>
          </table:table-cell>
          <table:table-cell office:value-type="float" office:value="1446.804077" calcext:value-type="float">
            <text:p>1446,804077</text:p>
          </table:table-cell>
          <table:table-cell office:value-type="float" office:value="7" calcext:value-type="float">
            <text:p>7</text:p>
          </table:table-cell>
          <table:table-cell office:value-type="float" office:value="1129.81604" calcext:value-type="float">
            <text:p>1129,81604</text:p>
          </table:table-cell>
          <table:table-cell office:value-type="float" office:value="91023" calcext:value-type="float">
            <text:p>91023</text:p>
          </table:table-cell>
          <table:table-cell office:value-type="float" office:value="1601.356934" calcext:value-type="float">
            <text:p>1601,356934</text:p>
          </table:table-cell>
          <table:table-cell office:value-type="float" office:value="5" calcext:value-type="float">
            <text:p>5</text:p>
          </table:table-cell>
          <table:table-cell office:value-type="float" office:value="1248.379883" calcext:value-type="float">
            <text:p>1248,379883</text:p>
          </table:table-cell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float" office:value="1194.185059" calcext:value-type="float">
            <text:p>1194,185059</text:p>
          </table:table-cell>
          <table:table-cell office:value-type="float" office:value="3" calcext:value-type="float">
            <text:p>3</text:p>
          </table:table-cell>
          <table:table-cell office:value-type="float" office:value="2323.630859" calcext:value-type="float">
            <text:p>2323,630859</text:p>
          </table:table-cell>
          <table:table-cell office:value-type="float" office:value="91210" calcext:value-type="float">
            <text:p>91210</text:p>
          </table:table-cell>
          <table:table-cell office:value-type="float" office:value="1405.874023" calcext:value-type="float">
            <text:p>1405,874023</text:p>
          </table:table-cell>
          <table:table-cell office:value-type="float" office:value="5" calcext:value-type="float">
            <text:p>5</text:p>
          </table:table-cell>
          <table:table-cell office:value-type="float" office:value="2022.909058" calcext:value-type="float">
            <text:p>2022,909058</text:p>
          </table:table-cell>
          <table:table-cell office:value-type="float" office:value="91210" calcext:value-type="float">
            <text:p>91210</text:p>
          </table:table-cell>
          <table:table-cell office:value-type="float" office:value="1189.522949" calcext:value-type="float">
            <text:p>1189,522949</text:p>
          </table:table-cell>
          <table:table-cell office:value-type="float" office:value="8" calcext:value-type="float">
            <text:p>8</text:p>
          </table:table-cell>
          <table:table-cell office:value-type="float" office:value="1843.06897" calcext:value-type="float">
            <text:p>1843,06897</text:p>
          </table:table-cell>
          <table:table-cell office:value-type="float" office:value="91210" calcext:value-type="float">
            <text:p>91210</text:p>
          </table:table-cell>
          <table:table-cell office:value-type="float" office:value="1600.190063" calcext:value-type="float">
            <text:p>1600,190063</text:p>
          </table:table-cell>
          <table:table-cell office:value-type="float" office:value="6" calcext:value-type="float">
            <text:p>6</text:p>
          </table:table-cell>
          <table:table-cell office:value-type="float" office:value="3101.053711" calcext:value-type="float">
            <text:p>3101,053711</text:p>
          </table:table-cell>
          <table:table-cell office:value-type="float" office:value="91210" calcext:value-type="float">
            <text:p>91210</text:p>
          </table:table-cell>
          <table:table-cell office:value-type="float" office:value="1046.05896" calcext:value-type="float">
            <text:p>1046,05896</text:p>
          </table:table-cell>
          <table:table-cell office:value-type="float" office:value="7" calcext:value-type="float">
            <text:p>7</text:p>
          </table:table-cell>
          <table:table-cell office:value-type="float" office:value="2894.216553" calcext:value-type="float">
            <text:p>2894,216553</text:p>
          </table:table-cell>
          <table:table-cell office:value-type="float" office:value="91210" calcext:value-type="float">
            <text:p>91210</text:p>
          </table:table-cell>
          <table:table-cell office:value-type="float" office:value="1320.662964" calcext:value-type="float">
            <text:p>1320,662964</text:p>
          </table:table-cell>
          <table:table-cell office:value-type="float" office:value="38" calcext:value-type="float">
            <text:p>38</text:p>
          </table:table-cell>
          <table:table-cell office:value-type="float" office:value="5890.459961" calcext:value-type="float">
            <text:p>5890,459961</text:p>
          </table:table-cell>
        </table:table-row>
        <table:table-row table:style-name="ro1">
          <table:table-cell office:value-type="float" office:value="91524" calcext:value-type="float">
            <text:p>91524</text:p>
          </table:table-cell>
          <table:table-cell office:value-type="float" office:value="1057.278931" calcext:value-type="float">
            <text:p>1057,278931</text:p>
          </table:table-cell>
          <table:table-cell office:value-type="float" office:value="7" calcext:value-type="float">
            <text:p>7</text:p>
          </table:table-cell>
          <table:table-cell office:value-type="float" office:value="849.427979" calcext:value-type="float">
            <text:p>849,427979</text:p>
          </table:table-cell>
          <table:table-cell office:value-type="float" office:value="91524" calcext:value-type="float">
            <text:p>91524</text:p>
          </table:table-cell>
          <table:table-cell office:value-type="float" office:value="1105.79895" calcext:value-type="float">
            <text:p>1105,79895</text:p>
          </table:table-cell>
          <table:table-cell office:value-type="float" office:value="2" calcext:value-type="float">
            <text:p>2</text:p>
          </table:table-cell>
          <table:table-cell office:value-type="float" office:value="177.794006" calcext:value-type="float">
            <text:p>177,794006</text:p>
          </table:table-cell>
          <table:table-cell office:value-type="float" office:value="91524" calcext:value-type="float">
            <text:p>91524</text:p>
          </table:table-cell>
          <table:table-cell office:value-type="float" office:value="1223.330078" calcext:value-type="float">
            <text:p>1223,330078</text:p>
          </table:table-cell>
          <table:table-cell office:value-type="float" office:value="32" calcext:value-type="float">
            <text:p>32</text:p>
          </table:table-cell>
          <table:table-cell office:value-type="float" office:value="5908.504883" calcext:value-type="float">
            <text:p>5908,504883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040039" calcext:value-type="float">
            <text:p>1061,040039</text:p>
          </table:table-cell>
          <table:table-cell office:value-type="float" office:value="2" calcext:value-type="float">
            <text:p>2</text:p>
          </table:table-cell>
          <table:table-cell office:value-type="float" office:value="371.210999" calcext:value-type="float">
            <text:p>371,210999</text:p>
          </table:table-cell>
          <table:table-cell office:value-type="float" office:value="91524" calcext:value-type="float">
            <text:p>91524</text:p>
          </table:table-cell>
          <table:table-cell office:value-type="float" office:value="1298.61499" calcext:value-type="float">
            <text:p>1298,61499</text:p>
          </table:table-cell>
          <table:table-cell office:value-type="float" office:value="3" calcext:value-type="float">
            <text:p>3</text:p>
          </table:table-cell>
          <table:table-cell office:value-type="float" office:value="456.052002" calcext:value-type="float">
            <text:p>456,052002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916992" calcext:value-type="float">
            <text:p>1061,916992</text:p>
          </table:table-cell>
          <table:table-cell office:value-type="float" office:value="1" calcext:value-type="float">
            <text:p>1</text:p>
          </table:table-cell>
          <table:table-cell office:value-type="float" office:value="73.458" calcext:value-type="float">
            <text:p>73,458</text:p>
          </table:table-cell>
        </table:table-row>
        <table:table-row table:style-name="ro1">
          <table:table-cell office:value-type="float" office:value="91818" calcext:value-type="float">
            <text:p>91818</text:p>
          </table:table-cell>
          <table:table-cell office:value-type="float" office:value="860.14801" calcext:value-type="float">
            <text:p>860,14801</text:p>
          </table:table-cell>
          <table:table-cell office:value-type="float" office:value="1" calcext:value-type="float">
            <text:p>1</text:p>
          </table:table-cell>
          <table:table-cell office:value-type="float" office:value="14.132999" calcext:value-type="float">
            <text:p>14,132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76.177979" calcext:value-type="float">
            <text:p>1076,177979</text:p>
          </table:table-cell>
          <table:table-cell office:value-type="float" office:value="1" calcext:value-type="float">
            <text:p>1</text:p>
          </table:table-cell>
          <table:table-cell office:value-type="float" office:value="33.473999" calcext:value-type="float">
            <text:p>33,473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39.616943" calcext:value-type="float">
            <text:p>1039,616943</text:p>
          </table:table-cell>
          <table:table-cell office:value-type="float" office:value="1" calcext:value-type="float">
            <text:p>1</text:p>
          </table:table-cell>
          <table:table-cell office:value-type="float" office:value="24.956999" calcext:value-type="float">
            <text:p>24,956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128.409058" calcext:value-type="float">
            <text:p>1128,409058</text:p>
          </table:table-cell>
          <table:table-cell office:value-type="float" office:value="2" calcext:value-type="float">
            <text:p>2</text:p>
          </table:table-cell>
          <table:table-cell office:value-type="float" office:value="116.621002" calcext:value-type="float">
            <text:p>116,621002</text:p>
          </table:table-cell>
          <table:table-cell office:value-type="float" office:value="91818" calcext:value-type="float">
            <text:p>91818</text:p>
          </table:table-cell>
          <table:table-cell office:value-type="float" office:value="1075.973022" calcext:value-type="float">
            <text:p>1075,973022</text:p>
          </table:table-cell>
          <table:table-cell office:value-type="float" office:value="3" calcext:value-type="float">
            <text:p>3</text:p>
          </table:table-cell>
          <table:table-cell office:value-type="float" office:value="169.289001" calcext:value-type="float">
            <text:p>169,289001</text:p>
          </table:table-cell>
          <table:table-cell office:value-type="float" office:value="91818" calcext:value-type="float">
            <text:p>91818</text:p>
          </table:table-cell>
          <table:table-cell office:value-type="float" office:value="1014.085083" calcext:value-type="float">
            <text:p>1014,085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236.56460986667" calcext:value-type="float">
            <text:p>1236,5646098667</text:p>
          </table:table-cell>
          <table:table-cell table:style-name="ce1" table:formula="of:=AVERAGE([C6.W5:.W34])" office:value-type="float" office:value="15.9" calcext:value-type="float">
            <text:p>15,9</text:p>
          </table:table-cell>
          <table:table-cell table:style-name="ce15" table:formula="of:=AVERAGE([C6.X5:.X34])" office:value-type="float" office:value="2352.88850283333" calcext:value-type="float">
            <text:p>2352,888502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242.397034" calcext:value-type="float">
            <text:p>1242,397034</text:p>
          </table:table-cell>
          <table:table-cell table:style-name="ce1" table:formula="of:=MEDIAN([C6.W5:.W34])" office:value-type="float" office:value="8.5" calcext:value-type="float">
            <text:p>8,5</text:p>
          </table:table-cell>
          <table:table-cell table:style-name="ce15" table:formula="of:=MEDIAN([C6.X5:.X34])" office:value-type="float" office:value="2011.952576" calcext:value-type="float">
            <text:p>2011,952576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70.817638762213" calcext:value-type="float">
            <text:p>170,8176387622</text:p>
          </table:table-cell>
          <table:table-cell table:style-name="ce11" table:formula="of:=STDEV([C6.W5:.W34])" office:value-type="float" office:value="25.8848244717061" calcext:value-type="float">
            <text:p>25,8848244717</text:p>
          </table:table-cell>
          <table:table-cell table:style-name="ce16" table:formula="of:=STDEV([C6.X5:.X34])" office:value-type="float" office:value="2048.10300081633" calcext:value-type="float">
            <text:p>2048,10300081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1281.60417072778" calcext:value-type="float">
            <text:p>1281,6041707278</text:p>
          </table:table-cell>
          <table:table-cell table:formula="of:=STDEV([.B5:.B34];[.F5:.F34];[.J5:.J34];[.N5:.N34];[.R5:.R34];[.V5:.V34];[.Z5:.Z34];[.AD5:.AD34];[.AH5:.AH34])" office:value-type="float" office:value="215.89878495" calcext:value-type="float">
            <text:p>215,89878495</text:p>
          </table:table-cell>
          <table:table-cell table:style-name="Default" table:formula="of:=COUNT([.B5:.B34];[.F5:.F34];[.J5:.J34];[.N5:.N34];[.R5:.R34];[.V5:.V34];[.Z5:.Z34];[.AD5:.AD34];[.AH5:.AH34])" office:value-type="float" office:value="180" calcext:value-type="float">
            <text:p>180</text:p>
          </table:table-cell>
          <table:table-cell table:style-name="Default" table:formula="of:=2*[.C40]/SQRT([.D40])" office:value-type="float" office:value="32.1842906271872" calcext:value-type="float">
            <text:p>32,184290627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4.8444444444444" calcext:value-type="float">
            <text:p>14,8444444444</text:p>
          </table:table-cell>
          <table:table-cell table:formula="of:=STDEV([.C5:.C34];[.G5:.G34];[.K5:.K34];[.O5:.O34];[.S5:.S34];[.W5:.W34];[.AA5:.AA34];[.AE5:.AE34];[.AI5:.AI34])" office:value-type="float" office:value="28.9873449988214" calcext:value-type="float">
            <text:p>28,9873449988</text:p>
          </table:table-cell>
          <table:table-cell table:style-name="ce17" table:formula="of:=COUNT([.C5:.C34];[.G5:.G34];[.K5:.K34];[.O5:.O34];[.S5:.S34];[.W5:.W34];[.AA5:.AA34];[.AE5:.AE34];[.AI5:.AI34])" office:value-type="float" office:value="180" calcext:value-type="float">
            <text:p>180</text:p>
          </table:table-cell>
          <table:table-cell table:style-name="Default" table:formula="of:=2*[.C41]/SQRT([.D41])" office:value-type="float" office:value="4.32117826030688" calcext:value-type="float">
            <text:p>4,32117826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261.52340338889" calcext:value-type="float">
            <text:p>2261,5234033889</text:p>
          </table:table-cell>
          <table:table-cell table:formula="of:=STDEV([.D5:.D34];[.H5:.H34];[.L5:.L34];[.P5:.P34];[.T5:.T34];[.X5:.X34];[.AB5:.AB34];[.AF5:.AF34];[.AJ5:.AJ34])" office:value-type="float" office:value="2370.97973011072" calcext:value-type="float">
            <text:p>2370,9797301107</text:p>
          </table:table-cell>
          <table:table-cell table:style-name="Default" table:formula="of:=COUNT([.D5:.D34];[.H5:.H34];[.L5:.L34];[.P5:.P34];[.T5:.T34];[.X5:.X34];[.AB5:.AB34];[.AF5:.AF34];[.AJ5:.AJ34])" office:value-type="float" office:value="180" calcext:value-type="float">
            <text:p>180</text:p>
          </table:table-cell>
          <table:table-cell table:style-name="Default" table:formula="of:=2*[.C42]/SQRT([.D42])" office:value-type="float" office:value="353.444789986779" calcext:value-type="float">
            <text:p>353,444789986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table:style-name="ce52" office:value-type="string" calcext:value-type="string" table:number-columns-spanned="4" table:number-rows-spanned="1">
            <text:p>sta1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2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3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4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5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6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7</text:p>
          </table:table-cell>
          <table:covered-table-cell table:number-columns-repeated="2" table:style-name="ce38"/>
          <table:covered-table-cell table:style-name="ce42"/>
        </table:table-row>
        <table:table-row table:style-name="ro1"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5143" calcext:value-type="float">
            <text:p>165143</text:p>
          </table:table-cell>
          <table:table-cell office:value-type="float" office:value="878.248962" calcext:value-type="float">
            <text:p>878,248962</text:p>
          </table:table-cell>
          <table:table-cell office:value-type="float" office:value="8" calcext:value-type="float">
            <text:p>8</text:p>
          </table:table-cell>
          <table:table-cell office:value-type="float" office:value="1057.968994" calcext:value-type="float">
            <text:p>1057,968994</text:p>
          </table:table-cell>
          <table:table-cell office:value-type="float" office:value="165143" calcext:value-type="float">
            <text:p>165143</text:p>
          </table:table-cell>
          <table:table-cell office:value-type="float" office:value="850.805969" calcext:value-type="float">
            <text:p>850,805969</text:p>
          </table:table-cell>
          <table:table-cell office:value-type="float" office:value="3" calcext:value-type="float">
            <text:p>3</text:p>
          </table:table-cell>
          <table:table-cell office:value-type="float" office:value="165.427002" calcext:value-type="float">
            <text:p>165,427002</text:p>
          </table:table-cell>
          <table:table-cell office:value-type="float" office:value="165143" calcext:value-type="float">
            <text:p>165143</text:p>
          </table:table-cell>
          <table:table-cell office:value-type="float" office:value="1045.557007" calcext:value-type="float">
            <text:p>1045,557007</text:p>
          </table:table-cell>
          <table:table-cell office:value-type="float" office:value="6" calcext:value-type="float">
            <text:p>6</text:p>
          </table:table-cell>
          <table:table-cell office:value-type="float" office:value="422.973022" calcext:value-type="float">
            <text:p>422,973022</text:p>
          </table:table-cell>
          <table:table-cell office:value-type="float" office:value="165143" calcext:value-type="float">
            <text:p>165143</text:p>
          </table:table-cell>
          <table:table-cell office:value-type="float" office:value="1151.626953" calcext:value-type="float">
            <text:p>1151,626953</text:p>
          </table:table-cell>
          <table:table-cell office:value-type="float" office:value="19" calcext:value-type="float">
            <text:p>19</text:p>
          </table:table-cell>
          <table:table-cell office:value-type="float" office:value="2602.418701" calcext:value-type="float">
            <text:p>2602,418701</text:p>
          </table:table-cell>
          <table:table-cell office:value-type="float" office:value="165143" calcext:value-type="float">
            <text:p>165143</text:p>
          </table:table-cell>
          <table:table-cell office:value-type="float" office:value="839.75" calcext:value-type="float">
            <text:p>839,75</text:p>
          </table:table-cell>
          <table:table-cell office:value-type="float" office:value="9" calcext:value-type="float">
            <text:p>9</text:p>
          </table:table-cell>
          <table:table-cell office:value-type="float" office:value="485.14798" calcext:value-type="float">
            <text:p>485,14798</text:p>
          </table:table-cell>
          <table:table-cell office:value-type="float" office:value="165143" calcext:value-type="float">
            <text:p>165143</text:p>
          </table:table-cell>
          <table:table-cell office:value-type="float" office:value="927.046997" calcext:value-type="float">
            <text:p>927,046997</text:p>
          </table:table-cell>
          <table:table-cell office:value-type="float" office:value="7" calcext:value-type="float">
            <text:p>7</text:p>
          </table:table-cell>
          <table:table-cell office:value-type="float" office:value="542.898987" calcext:value-type="float">
            <text:p>542,898987</text:p>
          </table:table-cell>
          <table:table-cell office:value-type="float" office:value="165143" calcext:value-type="float">
            <text:p>165143</text:p>
          </table:table-cell>
          <table:table-cell office:value-type="float" office:value="828.203003" calcext:value-type="float">
            <text:p>828,203003</text:p>
          </table:table-cell>
          <table:table-cell office:value-type="float" office:value="2" calcext:value-type="float">
            <text:p>2</text:p>
          </table:table-cell>
          <table:table-cell office:value-type="float" office:value="151.574997" calcext:value-type="float">
            <text:p>151,574997</text:p>
          </table:table-cell>
        </table:table-row>
        <table:table-row table:style-name="ro1">
          <table:table-cell office:value-type="float" office:value="165332" calcext:value-type="float">
            <text:p>165332</text:p>
          </table:table-cell>
          <table:table-cell office:value-type="float" office:value="1042.589966" calcext:value-type="float">
            <text:p>1042,589966</text:p>
          </table:table-cell>
          <table:table-cell office:value-type="float" office:value="8" calcext:value-type="float">
            <text:p>8</text:p>
          </table:table-cell>
          <table:table-cell office:value-type="float" office:value="893.509949" calcext:value-type="float">
            <text:p>893,509949</text:p>
          </table:table-cell>
          <table:table-cell office:value-type="float" office:value="165332" calcext:value-type="float">
            <text:p>165332</text:p>
          </table:table-cell>
          <table:table-cell office:value-type="float" office:value="1191.687988" calcext:value-type="float">
            <text:p>1191,687988</text:p>
          </table:table-cell>
          <table:table-cell office:value-type="float" office:value="20" calcext:value-type="float">
            <text:p>20</text:p>
          </table:table-cell>
          <table:table-cell office:value-type="float" office:value="2244.641846" calcext:value-type="float">
            <text:p>2244,641846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33.531006" calcext:value-type="float">
            <text:p>1033,531006</text:p>
          </table:table-cell>
          <table:table-cell office:value-type="float" office:value="3" calcext:value-type="float">
            <text:p>3</text:p>
          </table:table-cell>
          <table:table-cell office:value-type="float" office:value="527.312012" calcext:value-type="float">
            <text:p>527,312012</text:p>
          </table:table-cell>
          <table:table-cell office:value-type="float" office:value="165332" calcext:value-type="float">
            <text:p>165332</text:p>
          </table:table-cell>
          <table:table-cell office:value-type="float" office:value="1107.741943" calcext:value-type="float">
            <text:p>1107,741943</text:p>
          </table:table-cell>
          <table:table-cell office:value-type="float" office:value="4" calcext:value-type="float">
            <text:p>4</text:p>
          </table:table-cell>
          <table:table-cell office:value-type="float" office:value="322.025024" calcext:value-type="float">
            <text:p>322,025024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33.566895" calcext:value-type="float">
            <text:p>1033,566895</text:p>
          </table:table-cell>
          <table:table-cell office:value-type="float" office:value="9" calcext:value-type="float">
            <text:p>9</text:p>
          </table:table-cell>
          <table:table-cell office:value-type="float" office:value="637.991028" calcext:value-type="float">
            <text:p>637,991028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75.763916" calcext:value-type="float">
            <text:p>1075,763916</text:p>
          </table:table-cell>
          <table:table-cell office:value-type="float" office:value="5" calcext:value-type="float">
            <text:p>5</text:p>
          </table:table-cell>
          <table:table-cell office:value-type="float" office:value="806.242981" calcext:value-type="float">
            <text:p>806,242981</text:p>
          </table:table-cell>
          <table:table-cell office:value-type="float" office:value="165332" calcext:value-type="float">
            <text:p>165332</text:p>
          </table:table-cell>
          <table:table-cell office:value-type="float" office:value="998.65802" calcext:value-type="float">
            <text:p>998,65802</text:p>
          </table:table-cell>
          <table:table-cell office:value-type="float" office:value="2" calcext:value-type="float">
            <text:p>2</text:p>
          </table:table-cell>
          <table:table-cell office:value-type="float" office:value="200.317001" calcext:value-type="float">
            <text:p>200,317001</text:p>
          </table:table-cell>
        </table:table-row>
        <table:table-row table:style-name="ro1">
          <table:table-cell office:value-type="float" office:value="165518" calcext:value-type="float">
            <text:p>165518</text:p>
          </table:table-cell>
          <table:table-cell office:value-type="float" office:value="866.998962" calcext:value-type="float">
            <text:p>866,998962</text:p>
          </table:table-cell>
          <table:table-cell office:value-type="float" office:value="36" calcext:value-type="float">
            <text:p>36</text:p>
          </table:table-cell>
          <table:table-cell office:value-type="float" office:value="8363.014648" calcext:value-type="float">
            <text:p>8363,014648</text:p>
          </table:table-cell>
          <table:table-cell office:value-type="float" office:value="165518" calcext:value-type="float">
            <text:p>165518</text:p>
          </table:table-cell>
          <table:table-cell office:value-type="float" office:value="945.299988" calcext:value-type="float">
            <text:p>945,299988</text:p>
          </table:table-cell>
          <table:table-cell office:value-type="float" office:value="2" calcext:value-type="float">
            <text:p>2</text:p>
          </table:table-cell>
          <table:table-cell office:value-type="float" office:value="234.421005" calcext:value-type="float">
            <text:p>234,421005</text:p>
          </table:table-cell>
          <table:table-cell office:value-type="float" office:value="165518" calcext:value-type="float">
            <text:p>165518</text:p>
          </table:table-cell>
          <table:table-cell office:value-type="float" office:value="988.653015" calcext:value-type="float">
            <text:p>988,653015</text:p>
          </table:table-cell>
          <table:table-cell office:value-type="float" office:value="6" calcext:value-type="float">
            <text:p>6</text:p>
          </table:table-cell>
          <table:table-cell office:value-type="float" office:value="476.330994" calcext:value-type="float">
            <text:p>476,330994</text:p>
          </table:table-cell>
          <table:table-cell office:value-type="float" office:value="165518" calcext:value-type="float">
            <text:p>165518</text:p>
          </table:table-cell>
          <table:table-cell office:value-type="float" office:value="1092.125977" calcext:value-type="float">
            <text:p>1092,125977</text:p>
          </table:table-cell>
          <table:table-cell office:value-type="float" office:value="4" calcext:value-type="float">
            <text:p>4</text:p>
          </table:table-cell>
          <table:table-cell office:value-type="float" office:value="197.594009" calcext:value-type="float">
            <text:p>197,594009</text:p>
          </table:table-cell>
          <table:table-cell office:value-type="float" office:value="165518" calcext:value-type="float">
            <text:p>165518</text:p>
          </table:table-cell>
          <table:table-cell office:value-type="float" office:value="823.275024" calcext:value-type="float">
            <text:p>823,275024</text:p>
          </table:table-cell>
          <table:table-cell office:value-type="float" office:value="6" calcext:value-type="float">
            <text:p>6</text:p>
          </table:table-cell>
          <table:table-cell office:value-type="float" office:value="696.342041" calcext:value-type="float">
            <text:p>696,342041</text:p>
          </table:table-cell>
          <table:table-cell office:value-type="float" office:value="165518" calcext:value-type="float">
            <text:p>165518</text:p>
          </table:table-cell>
          <table:table-cell office:value-type="float" office:value="922.794983" calcext:value-type="float">
            <text:p>922,794983</text:p>
          </table:table-cell>
          <table:table-cell office:value-type="float" office:value="23" calcext:value-type="float">
            <text:p>23</text:p>
          </table:table-cell>
          <table:table-cell office:value-type="float" office:value="3218.312988" calcext:value-type="float">
            <text:p>3218,312988</text:p>
          </table:table-cell>
          <table:table-cell office:value-type="float" office:value="165518" calcext:value-type="float">
            <text:p>165518</text:p>
          </table:table-cell>
          <table:table-cell office:value-type="float" office:value="904.429016" calcext:value-type="float">
            <text:p>904,429016</text:p>
          </table:table-cell>
          <table:table-cell office:value-type="float" office:value="2" calcext:value-type="float">
            <text:p>2</text:p>
          </table:table-cell>
          <table:table-cell office:value-type="float" office:value="72.555" calcext:value-type="float">
            <text:p>72,555</text:p>
          </table:table-cell>
        </table:table-row>
        <table:table-row table:style-name="ro1">
          <table:table-cell office:value-type="float" office:value="165724" calcext:value-type="float">
            <text:p>165724</text:p>
          </table:table-cell>
          <table:table-cell office:value-type="float" office:value="1132.704956" calcext:value-type="float">
            <text:p>1132,704956</text:p>
          </table:table-cell>
          <table:table-cell office:value-type="float" office:value="2" calcext:value-type="float">
            <text:p>2</text:p>
          </table:table-cell>
          <table:table-cell office:value-type="float" office:value="183.49501" calcext:value-type="float">
            <text:p>183,49501</text:p>
          </table:table-cell>
          <table:table-cell office:value-type="float" office:value="165724" calcext:value-type="float">
            <text:p>165724</text:p>
          </table:table-cell>
          <table:table-cell office:value-type="float" office:value="885.817993" calcext:value-type="float">
            <text:p>885,817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1005.408997" calcext:value-type="float">
            <text:p>1005,408997</text:p>
          </table:table-cell>
          <table:table-cell office:value-type="float" office:value="2" calcext:value-type="float">
            <text:p>2</text:p>
          </table:table-cell>
          <table:table-cell office:value-type="float" office:value="277.238007" calcext:value-type="float">
            <text:p>277,238007</text:p>
          </table:table-cell>
          <table:table-cell office:value-type="float" office:value="165724" calcext:value-type="float">
            <text:p>165724</text:p>
          </table:table-cell>
          <table:table-cell office:value-type="float" office:value="932.950989" calcext:value-type="float">
            <text:p>932,950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992.659973" calcext:value-type="float">
            <text:p>992,659973</text:p>
          </table:table-cell>
          <table:table-cell office:value-type="float" office:value="3" calcext:value-type="float">
            <text:p>3</text:p>
          </table:table-cell>
          <table:table-cell office:value-type="float" office:value="215.153992" calcext:value-type="float">
            <text:p>215,153992</text:p>
          </table:table-cell>
          <table:table-cell office:value-type="float" office:value="165724" calcext:value-type="float">
            <text:p>165724</text:p>
          </table:table-cell>
          <table:table-cell office:value-type="float" office:value="1113.466064" calcext:value-type="float">
            <text:p>1113,466064</text:p>
          </table:table-cell>
          <table:table-cell office:value-type="float" office:value="2" calcext:value-type="float">
            <text:p>2</text:p>
          </table:table-cell>
          <table:table-cell office:value-type="float" office:value="137.960999" calcext:value-type="float">
            <text:p>137,960999</text:p>
          </table:table-cell>
          <table:table-cell office:value-type="float" office:value="165724" calcext:value-type="float">
            <text:p>165724</text:p>
          </table:table-cell>
          <table:table-cell office:value-type="float" office:value="1040.254028" calcext:value-type="float">
            <text:p>1040,254028</text:p>
          </table:table-cell>
          <table:table-cell office:value-type="float" office:value="2" calcext:value-type="float">
            <text:p>2</text:p>
          </table:table-cell>
          <table:table-cell office:value-type="float" office:value="310.664001" calcext:value-type="float">
            <text:p>310,664001</text:p>
          </table:table-cell>
        </table:table-row>
        <table:table-row table:style-name="ro1">
          <table:table-cell office:value-type="float" office:value="165909" calcext:value-type="float">
            <text:p>165909</text:p>
          </table:table-cell>
          <table:table-cell office:value-type="float" office:value="1209.156006" calcext:value-type="float">
            <text:p>1209,156006</text:p>
          </table:table-cell>
          <table:table-cell office:value-type="float" office:value="8" calcext:value-type="float">
            <text:p>8</text:p>
          </table:table-cell>
          <table:table-cell office:value-type="float" office:value="1601.653076" calcext:value-type="float">
            <text:p>1601,653076</text:p>
          </table:table-cell>
          <table:table-cell office:value-type="float" office:value="165909" calcext:value-type="float">
            <text:p>165909</text:p>
          </table:table-cell>
          <table:table-cell office:value-type="float" office:value="1037.567993" calcext:value-type="float">
            <text:p>1037,567993</text:p>
          </table:table-cell>
          <table:table-cell office:value-type="float" office:value="11" calcext:value-type="float">
            <text:p>11</text:p>
          </table:table-cell>
          <table:table-cell office:value-type="float" office:value="2689.118896" calcext:value-type="float">
            <text:p>2689,118896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4.697021" calcext:value-type="float">
            <text:p>964,697021</text:p>
          </table:table-cell>
          <table:table-cell office:value-type="float" office:value="9" calcext:value-type="float">
            <text:p>9</text:p>
          </table:table-cell>
          <table:table-cell office:value-type="float" office:value="1404.098999" calcext:value-type="float">
            <text:p>1404,098999</text:p>
          </table:table-cell>
          <table:table-cell office:value-type="float" office:value="165909" calcext:value-type="float">
            <text:p>165909</text:p>
          </table:table-cell>
          <table:table-cell office:value-type="float" office:value="1127.159058" calcext:value-type="float">
            <text:p>1127,159058</text:p>
          </table:table-cell>
          <table:table-cell office:value-type="float" office:value="9" calcext:value-type="float">
            <text:p>9</text:p>
          </table:table-cell>
          <table:table-cell office:value-type="float" office:value="2138.589111" calcext:value-type="float">
            <text:p>2138,589111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5.228027" calcext:value-type="float">
            <text:p>965,228027</text:p>
          </table:table-cell>
          <table:table-cell office:value-type="float" office:value="8" calcext:value-type="float">
            <text:p>8</text:p>
          </table:table-cell>
          <table:table-cell office:value-type="float" office:value="2807.096924" calcext:value-type="float">
            <text:p>2807,096924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1.942017" calcext:value-type="float">
            <text:p>961,942017</text:p>
          </table:table-cell>
          <table:table-cell office:value-type="float" office:value="9" calcext:value-type="float">
            <text:p>9</text:p>
          </table:table-cell>
          <table:table-cell office:value-type="float" office:value="2899.42627" calcext:value-type="float">
            <text:p>2899,42627</text:p>
          </table:table-cell>
          <table:table-cell office:value-type="float" office:value="165909" calcext:value-type="float">
            <text:p>165909</text:p>
          </table:table-cell>
          <table:table-cell office:value-type="float" office:value="1265.723999" calcext:value-type="float">
            <text:p>1265,723999</text:p>
          </table:table-cell>
          <table:table-cell office:value-type="float" office:value="9" calcext:value-type="float">
            <text:p>9</text:p>
          </table:table-cell>
          <table:table-cell office:value-type="float" office:value="1427.391968" calcext:value-type="float">
            <text:p>1427,391968</text:p>
          </table:table-cell>
        </table:table-row>
        <table:table-row table:style-name="ro1">
          <table:table-cell office:value-type="float" office:value="170059" calcext:value-type="float">
            <text:p>170059</text:p>
          </table:table-cell>
          <table:table-cell office:value-type="float" office:value="1097.602905" calcext:value-type="float">
            <text:p>1097,602905</text:p>
          </table:table-cell>
          <table:table-cell office:value-type="float" office:value="4" calcext:value-type="float">
            <text:p>4</text:p>
          </table:table-cell>
          <table:table-cell office:value-type="float" office:value="363.131012" calcext:value-type="float">
            <text:p>363,131012</text:p>
          </table:table-cell>
          <table:table-cell office:value-type="float" office:value="170059" calcext:value-type="float">
            <text:p>170059</text:p>
          </table:table-cell>
          <table:table-cell office:value-type="float" office:value="881.188965" calcext:value-type="float">
            <text:p>881,188965</text:p>
          </table:table-cell>
          <table:table-cell office:value-type="float" office:value="8" calcext:value-type="float">
            <text:p>8</text:p>
          </table:table-cell>
          <table:table-cell office:value-type="float" office:value="718.38501" calcext:value-type="float">
            <text:p>718,38501</text:p>
          </table:table-cell>
          <table:table-cell office:value-type="float" office:value="170059" calcext:value-type="float">
            <text:p>170059</text:p>
          </table:table-cell>
          <table:table-cell office:value-type="float" office:value="854.604004" calcext:value-type="float">
            <text:p>854,604004</text:p>
          </table:table-cell>
          <table:table-cell office:value-type="float" office:value="3" calcext:value-type="float">
            <text:p>3</text:p>
          </table:table-cell>
          <table:table-cell office:value-type="float" office:value="101.596001" calcext:value-type="float">
            <text:p>101,596001</text:p>
          </table:table-cell>
          <table:table-cell office:value-type="float" office:value="170059" calcext:value-type="float">
            <text:p>170059</text:p>
          </table:table-cell>
          <table:table-cell office:value-type="float" office:value="940.779968" calcext:value-type="float">
            <text:p>940,779968</text:p>
          </table:table-cell>
          <table:table-cell office:value-type="float" office:value="5" calcext:value-type="float">
            <text:p>5</text:p>
          </table:table-cell>
          <table:table-cell office:value-type="float" office:value="710.165955" calcext:value-type="float">
            <text:p>710,165955</text:p>
          </table:table-cell>
          <table:table-cell office:value-type="float" office:value="170059" calcext:value-type="float">
            <text:p>170059</text:p>
          </table:table-cell>
          <table:table-cell office:value-type="float" office:value="964.079041" calcext:value-type="float">
            <text:p>964,079041</text:p>
          </table:table-cell>
          <table:table-cell office:value-type="float" office:value="5" calcext:value-type="float">
            <text:p>5</text:p>
          </table:table-cell>
          <table:table-cell office:value-type="float" office:value="272.841003" calcext:value-type="float">
            <text:p>272,841003</text:p>
          </table:table-cell>
          <table:table-cell office:value-type="float" office:value="170059" calcext:value-type="float">
            <text:p>170059</text:p>
          </table:table-cell>
          <table:table-cell office:value-type="float" office:value="969.209045" calcext:value-type="float">
            <text:p>969,209045</text:p>
          </table:table-cell>
          <table:table-cell office:value-type="float" office:value="7" calcext:value-type="float">
            <text:p>7</text:p>
          </table:table-cell>
          <table:table-cell office:value-type="float" office:value="825.490051" calcext:value-type="float">
            <text:p>825,490051</text:p>
          </table:table-cell>
          <table:table-cell office:value-type="float" office:value="170059" calcext:value-type="float">
            <text:p>170059</text:p>
          </table:table-cell>
          <table:table-cell office:value-type="float" office:value="1034.973022" calcext:value-type="float">
            <text:p>1034,973022</text:p>
          </table:table-cell>
          <table:table-cell office:value-type="float" office:value="6" calcext:value-type="float">
            <text:p>6</text:p>
          </table:table-cell>
          <table:table-cell office:value-type="float" office:value="967.079041" calcext:value-type="float">
            <text:p>967,079041</text:p>
          </table:table-cell>
        </table:table-row>
        <table:table-row table:style-name="ro1">
          <table:table-cell office:value-type="float" office:value="170425" calcext:value-type="float">
            <text:p>170425</text:p>
          </table:table-cell>
          <table:table-cell office:value-type="float" office:value="988.861023" calcext:value-type="float">
            <text:p>988,861023</text:p>
          </table:table-cell>
          <table:table-cell office:value-type="float" office:value="7" calcext:value-type="float">
            <text:p>7</text:p>
          </table:table-cell>
          <table:table-cell office:value-type="float" office:value="1358.541016" calcext:value-type="float">
            <text:p>1358,541016</text:p>
          </table:table-cell>
          <table:table-cell office:value-type="float" office:value="170425" calcext:value-type="float">
            <text:p>170425</text:p>
          </table:table-cell>
          <table:table-cell office:value-type="float" office:value="1183.42395" calcext:value-type="float">
            <text:p>1183,42395</text:p>
          </table:table-cell>
          <table:table-cell office:value-type="float" office:value="8" calcext:value-type="float">
            <text:p>8</text:p>
          </table:table-cell>
          <table:table-cell office:value-type="float" office:value="665.18103" calcext:value-type="float">
            <text:p>665,18103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76.557007" calcext:value-type="float">
            <text:p>1076,557007</text:p>
          </table:table-cell>
          <table:table-cell office:value-type="float" office:value="29" calcext:value-type="float">
            <text:p>29</text:p>
          </table:table-cell>
          <table:table-cell office:value-type="float" office:value="3346.231201" calcext:value-type="float">
            <text:p>3346,231201</text:p>
          </table:table-cell>
          <table:table-cell office:value-type="float" office:value="170425" calcext:value-type="float">
            <text:p>170425</text:p>
          </table:table-cell>
          <table:table-cell office:value-type="float" office:value="1108.833008" calcext:value-type="float">
            <text:p>1108,833008</text:p>
          </table:table-cell>
          <table:table-cell office:value-type="float" office:value="8" calcext:value-type="float">
            <text:p>8</text:p>
          </table:table-cell>
          <table:table-cell office:value-type="float" office:value="950.877014" calcext:value-type="float">
            <text:p>950,877014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20.478027" calcext:value-type="float">
            <text:p>1020,478027</text:p>
          </table:table-cell>
          <table:table-cell office:value-type="float" office:value="3" calcext:value-type="float">
            <text:p>3</text:p>
          </table:table-cell>
          <table:table-cell office:value-type="float" office:value="661.703003" calcext:value-type="float">
            <text:p>661,703003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37.142944" calcext:value-type="float">
            <text:p>1037,142944</text:p>
          </table:table-cell>
          <table:table-cell office:value-type="float" office:value="7" calcext:value-type="float">
            <text:p>7</text:p>
          </table:table-cell>
          <table:table-cell office:value-type="float" office:value="2472.771973" calcext:value-type="float">
            <text:p>2472,771973</text:p>
          </table:table-cell>
          <table:table-cell office:value-type="float" office:value="170425" calcext:value-type="float">
            <text:p>170425</text:p>
          </table:table-cell>
          <table:table-cell office:value-type="float" office:value="934.851013" calcext:value-type="float">
            <text:p>934,851013</text:p>
          </table:table-cell>
          <table:table-cell office:value-type="float" office:value="5" calcext:value-type="float">
            <text:p>5</text:p>
          </table:table-cell>
          <table:table-cell office:value-type="float" office:value="786.572021" calcext:value-type="float">
            <text:p>786,572021</text:p>
          </table:table-cell>
        </table:table-row>
        <table:table-row table:style-name="ro1">
          <table:table-cell office:value-type="float" office:value="171723" calcext:value-type="float">
            <text:p>171723</text:p>
          </table:table-cell>
          <table:table-cell office:value-type="float" office:value="950.17804" calcext:value-type="float">
            <text:p>950,17804</text:p>
          </table:table-cell>
          <table:table-cell office:value-type="float" office:value="2" calcext:value-type="float">
            <text:p>2</text:p>
          </table:table-cell>
          <table:table-cell office:value-type="float" office:value="84.392998" calcext:value-type="float">
            <text:p>84,392998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78.124023" calcext:value-type="float">
            <text:p>1078,124023</text:p>
          </table:table-cell>
          <table:table-cell office:value-type="float" office:value="2" calcext:value-type="float">
            <text:p>2</text:p>
          </table:table-cell>
          <table:table-cell office:value-type="float" office:value="273.147003" calcext:value-type="float">
            <text:p>273,147003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04.179932" calcext:value-type="float">
            <text:p>1004,179932</text:p>
          </table:table-cell>
          <table:table-cell office:value-type="float" office:value="2" calcext:value-type="float">
            <text:p>2</text:p>
          </table:table-cell>
          <table:table-cell office:value-type="float" office:value="289.221985" calcext:value-type="float">
            <text:p>289,221985</text:p>
          </table:table-cell>
          <table:table-cell office:value-type="float" office:value="171723" calcext:value-type="float">
            <text:p>171723</text:p>
          </table:table-cell>
          <table:table-cell office:value-type="float" office:value="900.071045" calcext:value-type="float">
            <text:p>900,071045</text:p>
          </table:table-cell>
          <table:table-cell office:value-type="float" office:value="1" calcext:value-type="float">
            <text:p>1</text:p>
          </table:table-cell>
          <table:table-cell office:value-type="float" office:value="32.742001" calcext:value-type="float">
            <text:p>32,742001</text:p>
          </table:table-cell>
          <table:table-cell office:value-type="float" office:value="171723" calcext:value-type="float">
            <text:p>171723</text:p>
          </table:table-cell>
          <table:table-cell office:value-type="float" office:value="1231.516968" calcext:value-type="float">
            <text:p>1231,516968</text:p>
          </table:table-cell>
          <table:table-cell office:value-type="float" office:value="1" calcext:value-type="float">
            <text:p>1</text:p>
          </table:table-cell>
          <table:table-cell office:value-type="float" office:value="6.149" calcext:value-type="float">
            <text:p>6,149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50.551025" calcext:value-type="float">
            <text:p>1050,551025</text:p>
          </table:table-cell>
          <table:table-cell office:value-type="float" office:value="1" calcext:value-type="float">
            <text:p>1</text:p>
          </table:table-cell>
          <table:table-cell office:value-type="float" office:value="137.447006" calcext:value-type="float">
            <text:p>137,447006</text:p>
          </table:table-cell>
          <table:table-cell office:value-type="float" office:value="171723" calcext:value-type="float">
            <text:p>171723</text:p>
          </table:table-cell>
          <table:table-cell office:value-type="float" office:value="966.593994" calcext:value-type="float">
            <text:p>966,593994</text:p>
          </table:table-cell>
          <table:table-cell office:value-type="float" office:value="2" calcext:value-type="float">
            <text:p>2</text:p>
          </table:table-cell>
          <table:table-cell office:value-type="float" office:value="89.207993" calcext:value-type="float">
            <text:p>89,207993</text:p>
          </table:table-cell>
        </table:table-row>
        <table:table-row table:style-name="ro1">
          <table:table-cell office:value-type="float" office:value="172734" calcext:value-type="float">
            <text:p>172734</text:p>
          </table:table-cell>
          <table:table-cell office:value-type="float" office:value="1103.605957" calcext:value-type="float">
            <text:p>1103,605957</text:p>
          </table:table-cell>
          <table:table-cell office:value-type="float" office:value="19" calcext:value-type="float">
            <text:p>19</text:p>
          </table:table-cell>
          <table:table-cell office:value-type="float" office:value="3481.717773" calcext:value-type="float">
            <text:p>3481,717773</text:p>
          </table:table-cell>
          <table:table-cell office:value-type="float" office:value="172734" calcext:value-type="float">
            <text:p>172734</text:p>
          </table:table-cell>
          <table:table-cell office:value-type="float" office:value="1174.080933" calcext:value-type="float">
            <text:p>1174,080933</text:p>
          </table:table-cell>
          <table:table-cell office:value-type="float" office:value="5" calcext:value-type="float">
            <text:p>5</text:p>
          </table:table-cell>
          <table:table-cell office:value-type="float" office:value="634.279968" calcext:value-type="float">
            <text:p>634,279968</text:p>
          </table:table-cell>
          <table:table-cell office:value-type="float" office:value="172734" calcext:value-type="float">
            <text:p>172734</text:p>
          </table:table-cell>
          <table:table-cell office:value-type="float" office:value="1450.060913" calcext:value-type="float">
            <text:p>1450,060913</text:p>
          </table:table-cell>
          <table:table-cell office:value-type="float" office:value="7" calcext:value-type="float">
            <text:p>7</text:p>
          </table:table-cell>
          <table:table-cell office:value-type="float" office:value="616.915955" calcext:value-type="float">
            <text:p>616,915955</text:p>
          </table:table-cell>
          <table:table-cell office:value-type="float" office:value="172734" calcext:value-type="float">
            <text:p>172734</text:p>
          </table:table-cell>
          <table:table-cell office:value-type="float" office:value="1358.904907" calcext:value-type="float">
            <text:p>1358,904907</text:p>
          </table:table-cell>
          <table:table-cell office:value-type="float" office:value="4" calcext:value-type="float">
            <text:p>4</text:p>
          </table:table-cell>
          <table:table-cell office:value-type="float" office:value="436.671997" calcext:value-type="float">
            <text:p>436,671997</text:p>
          </table:table-cell>
          <table:table-cell office:value-type="float" office:value="172734" calcext:value-type="float">
            <text:p>172734</text:p>
          </table:table-cell>
          <table:table-cell office:value-type="float" office:value="834.338013" calcext:value-type="float">
            <text:p>834,338013</text:p>
          </table:table-cell>
          <table:table-cell office:value-type="float" office:value="2" calcext:value-type="float">
            <text:p>2</text:p>
          </table:table-cell>
          <table:table-cell office:value-type="float" office:value="293.17099" calcext:value-type="float">
            <text:p>293,17099</text:p>
          </table:table-cell>
          <table:table-cell office:value-type="float" office:value="172734" calcext:value-type="float">
            <text:p>172734</text:p>
          </table:table-cell>
          <table:table-cell office:value-type="float" office:value="997.018005" calcext:value-type="float">
            <text:p>997,018005</text:p>
          </table:table-cell>
          <table:table-cell office:value-type="float" office:value="7" calcext:value-type="float">
            <text:p>7</text:p>
          </table:table-cell>
          <table:table-cell office:value-type="float" office:value="1185.945923" calcext:value-type="float">
            <text:p>1185,945923</text:p>
          </table:table-cell>
          <table:table-cell office:value-type="float" office:value="172734" calcext:value-type="float">
            <text:p>172734</text:p>
          </table:table-cell>
          <table:table-cell office:value-type="float" office:value="1209.239014" calcext:value-type="float">
            <text:p>1209,239014</text:p>
          </table:table-cell>
          <table:table-cell office:value-type="float" office:value="7" calcext:value-type="float">
            <text:p>7</text:p>
          </table:table-cell>
          <table:table-cell office:value-type="float" office:value="665.913025" calcext:value-type="float">
            <text:p>665,913025</text:p>
          </table:table-cell>
        </table:table-row>
        <table:table-row table:style-name="ro1">
          <table:table-cell office:value-type="float" office:value="181100" calcext:value-type="float">
            <text:p>181100</text:p>
          </table:table-cell>
          <table:table-cell office:value-type="float" office:value="1229.68396" calcext:value-type="float">
            <text:p>1229,68396</text:p>
          </table:table-cell>
          <table:table-cell office:value-type="float" office:value="72" calcext:value-type="float">
            <text:p>72</text:p>
          </table:table-cell>
          <table:table-cell office:value-type="float" office:value="2073.09375" calcext:value-type="float">
            <text:p>2073,09375</text:p>
          </table:table-cell>
          <table:table-cell office:value-type="float" office:value="181100" calcext:value-type="float">
            <text:p>181100</text:p>
          </table:table-cell>
          <table:table-cell office:value-type="float" office:value="1106.083008" calcext:value-type="float">
            <text:p>1106,083008</text:p>
          </table:table-cell>
          <table:table-cell office:value-type="float" office:value="86" calcext:value-type="float">
            <text:p>86</text:p>
          </table:table-cell>
          <table:table-cell office:value-type="float" office:value="1985.609863" calcext:value-type="float">
            <text:p>1985,609863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40.605957" calcext:value-type="float">
            <text:p>1240,605957</text:p>
          </table:table-cell>
          <table:table-cell office:value-type="float" office:value="81" calcext:value-type="float">
            <text:p>81</text:p>
          </table:table-cell>
          <table:table-cell office:value-type="float" office:value="2182.616699" calcext:value-type="float">
            <text:p>2182,616699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74.72998" calcext:value-type="float">
            <text:p>1274,72998</text:p>
          </table:table-cell>
          <table:table-cell office:value-type="float" office:value="2" calcext:value-type="float">
            <text:p>2</text:p>
          </table:table-cell>
          <table:table-cell office:value-type="float" office:value="50.682999" calcext:value-type="float">
            <text:p>50,682999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09.735962" calcext:value-type="float">
            <text:p>1209,735962</text:p>
          </table:table-cell>
          <table:table-cell office:value-type="float" office:value="85" calcext:value-type="float">
            <text:p>85</text:p>
          </table:table-cell>
          <table:table-cell office:value-type="float" office:value="3121.330322" calcext:value-type="float">
            <text:p>3121,330322</text:p>
          </table:table-cell>
          <table:table-cell office:value-type="float" office:value="181100" calcext:value-type="float">
            <text:p>181100</text:p>
          </table:table-cell>
          <table:table-cell office:value-type="float" office:value="1138.049927" calcext:value-type="float">
            <text:p>1138,049927</text:p>
          </table:table-cell>
          <table:table-cell office:value-type="float" office:value="44" calcext:value-type="float">
            <text:p>44</text:p>
          </table:table-cell>
          <table:table-cell office:value-type="float" office:value="1360.265015" calcext:value-type="float">
            <text:p>1360,265015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28.759033" calcext:value-type="float">
            <text:p>1228,759033</text:p>
          </table:table-cell>
          <table:table-cell office:value-type="float" office:value="93" calcext:value-type="float">
            <text:p>93</text:p>
          </table:table-cell>
          <table:table-cell office:value-type="float" office:value="2284.331787" calcext:value-type="float">
            <text:p>2284,331787</text:p>
          </table:table-cell>
        </table:table-row>
        <table:table-row table:style-name="ro1">
          <table:table-cell office:value-type="float" office:value="131337" calcext:value-type="float">
            <text:p>131337</text:p>
          </table:table-cell>
          <table:table-cell office:value-type="float" office:value="1333.253052" calcext:value-type="float">
            <text:p>1333,253052</text:p>
          </table:table-cell>
          <table:table-cell office:value-type="float" office:value="18" calcext:value-type="float">
            <text:p>18</text:p>
          </table:table-cell>
          <table:table-cell office:value-type="float" office:value="6889.393555" calcext:value-type="float">
            <text:p>6889,39355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198.719971" calcext:value-type="float">
            <text:p>1198,719971</text:p>
          </table:table-cell>
          <table:table-cell office:value-type="float" office:value="17" calcext:value-type="float">
            <text:p>17</text:p>
          </table:table-cell>
          <table:table-cell office:value-type="float" office:value="3660.470459" calcext:value-type="float">
            <text:p>3660,470459</text:p>
          </table:table-cell>
          <table:table-cell office:value-type="float" office:value="131337" calcext:value-type="float">
            <text:p>131337</text:p>
          </table:table-cell>
          <table:table-cell office:value-type="float" office:value="1305.073975" calcext:value-type="float">
            <text:p>1305,073975</text:p>
          </table:table-cell>
          <table:table-cell office:value-type="float" office:value="14" calcext:value-type="float">
            <text:p>14</text:p>
          </table:table-cell>
          <table:table-cell office:value-type="float" office:value="5813.825195" calcext:value-type="float">
            <text:p>5813,82519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229.833984" calcext:value-type="float">
            <text:p>1229,833984</text:p>
          </table:table-cell>
          <table:table-cell office:value-type="float" office:value="13" calcext:value-type="float">
            <text:p>13</text:p>
          </table:table-cell>
          <table:table-cell office:value-type="float" office:value="7432.921387" calcext:value-type="float">
            <text:p>7432,921387</text:p>
          </table:table-cell>
          <table:table-cell office:value-type="float" office:value="131337" calcext:value-type="float">
            <text:p>131337</text:p>
          </table:table-cell>
          <table:table-cell office:value-type="float" office:value="975.598999" calcext:value-type="float">
            <text:p>975,598999</text:p>
          </table:table-cell>
          <table:table-cell office:value-type="float" office:value="11" calcext:value-type="float">
            <text:p>11</text:p>
          </table:table-cell>
          <table:table-cell office:value-type="float" office:value="4534.521973" calcext:value-type="float">
            <text:p>4534,521973</text:p>
          </table:table-cell>
          <table:table-cell office:value-type="float" office:value="131337" calcext:value-type="float">
            <text:p>131337</text:p>
          </table:table-cell>
          <table:table-cell office:value-type="float" office:value="1314.64502" calcext:value-type="float">
            <text:p>1314,64502</text:p>
          </table:table-cell>
          <table:table-cell office:value-type="float" office:value="16" calcext:value-type="float">
            <text:p>16</text:p>
          </table:table-cell>
          <table:table-cell office:value-type="float" office:value="8235.015625" calcext:value-type="float">
            <text:p>8235,01562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213.703979" calcext:value-type="float">
            <text:p>1213,703979</text:p>
          </table:table-cell>
          <table:table-cell office:value-type="float" office:value="10" calcext:value-type="float">
            <text:p>10</text:p>
          </table:table-cell>
          <table:table-cell office:value-type="float" office:value="4470.226074" calcext:value-type="float">
            <text:p>4470,226074</text:p>
          </table:table-cell>
        </table:table-row>
        <table:table-row table:style-name="ro1">
          <table:table-cell office:value-type="float" office:value="141209" calcext:value-type="float">
            <text:p>141209</text:p>
          </table:table-cell>
          <table:table-cell office:value-type="float" office:value="1040.117065" calcext:value-type="float">
            <text:p>1040,117065</text:p>
          </table:table-cell>
          <table:table-cell office:value-type="float" office:value="129" calcext:value-type="float">
            <text:p>129</text:p>
          </table:table-cell>
          <table:table-cell office:value-type="float" office:value="4033.139648" calcext:value-type="float">
            <text:p>4033,139648</text:p>
          </table:table-cell>
          <table:table-cell office:value-type="float" office:value="141209" calcext:value-type="float">
            <text:p>141209</text:p>
          </table:table-cell>
          <table:table-cell office:value-type="float" office:value="1165.385986" calcext:value-type="float">
            <text:p>1165,385986</text:p>
          </table:table-cell>
          <table:table-cell office:value-type="float" office:value="117" calcext:value-type="float">
            <text:p>117</text:p>
          </table:table-cell>
          <table:table-cell office:value-type="float" office:value="3081.629883" calcext:value-type="float">
            <text:p>3081,62988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22.665955" calcext:value-type="float">
            <text:p>1022,665955</text:p>
          </table:table-cell>
          <table:table-cell office:value-type="float" office:value="121" calcext:value-type="float">
            <text:p>121</text:p>
          </table:table-cell>
          <table:table-cell office:value-type="float" office:value="3922.657959" calcext:value-type="float">
            <text:p>3922,657959</text:p>
          </table:table-cell>
          <table:table-cell office:value-type="float" office:value="141209" calcext:value-type="float">
            <text:p>141209</text:p>
          </table:table-cell>
          <table:table-cell office:value-type="float" office:value="1133.359009" calcext:value-type="float">
            <text:p>1133,359009</text:p>
          </table:table-cell>
          <table:table-cell office:value-type="float" office:value="1" calcext:value-type="float">
            <text:p>1</text:p>
          </table:table-cell>
          <table:table-cell office:value-type="float" office:value="5.247" calcext:value-type="float">
            <text:p>5,247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51.880981" calcext:value-type="float">
            <text:p>1051,880981</text:p>
          </table:table-cell>
          <table:table-cell office:value-type="float" office:value="127" calcext:value-type="float">
            <text:p>127</text:p>
          </table:table-cell>
          <table:table-cell office:value-type="float" office:value="2458.692383" calcext:value-type="float">
            <text:p>2458,69238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63.374023" calcext:value-type="float">
            <text:p>1063,374023</text:p>
          </table:table-cell>
          <table:table-cell office:value-type="float" office:value="160" calcext:value-type="float">
            <text:p>160</text:p>
          </table:table-cell>
          <table:table-cell office:value-type="float" office:value="4923.38623" calcext:value-type="float">
            <text:p>4923,3862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72.361938" calcext:value-type="float">
            <text:p>1072,361938</text:p>
          </table:table-cell>
          <table:table-cell office:value-type="float" office:value="135" calcext:value-type="float">
            <text:p>135</text:p>
          </table:table-cell>
          <table:table-cell office:value-type="float" office:value="3818.083252" calcext:value-type="float">
            <text:p>3818,083252</text:p>
          </table:table-cell>
        </table:table-row>
        <table:table-row table:style-name="ro1">
          <table:table-cell office:value-type="float" office:value="141418" calcext:value-type="float">
            <text:p>141418</text:p>
          </table:table-cell>
          <table:table-cell office:value-type="float" office:value="1164.412964" calcext:value-type="float">
            <text:p>1164,412964</text:p>
          </table:table-cell>
          <table:table-cell office:value-type="float" office:value="108" calcext:value-type="float">
            <text:p>108</text:p>
          </table:table-cell>
          <table:table-cell office:value-type="float" office:value="2701.851074" calcext:value-type="float">
            <text:p>2701,851074</text:p>
          </table:table-cell>
          <table:table-cell office:value-type="float" office:value="141418" calcext:value-type="float">
            <text:p>141418</text:p>
          </table:table-cell>
          <table:table-cell office:value-type="float" office:value="1499.712891" calcext:value-type="float">
            <text:p>1499,712891</text:p>
          </table:table-cell>
          <table:table-cell office:value-type="float" office:value="94" calcext:value-type="float">
            <text:p>94</text:p>
          </table:table-cell>
          <table:table-cell office:value-type="float" office:value="2932.231201" calcext:value-type="float">
            <text:p>2932,231201</text:p>
          </table:table-cell>
          <table:table-cell office:value-type="float" office:value="141418" calcext:value-type="float">
            <text:p>141418</text:p>
          </table:table-cell>
          <table:table-cell office:value-type="float" office:value="1063.963013" calcext:value-type="float">
            <text:p>1063,963013</text:p>
          </table:table-cell>
          <table:table-cell office:value-type="float" office:value="119" calcext:value-type="float">
            <text:p>119</text:p>
          </table:table-cell>
          <table:table-cell office:value-type="float" office:value="3329.446289" calcext:value-type="float">
            <text:p>3329,446289</text:p>
          </table:table-cell>
          <table:table-cell office:value-type="float" office:value="141418" calcext:value-type="float">
            <text:p>141418</text:p>
          </table:table-cell>
          <table:table-cell office:value-type="float" office:value="1124.331909" calcext:value-type="float">
            <text:p>1124,331909</text:p>
          </table:table-cell>
          <table:table-cell office:value-type="float" office:value="85" calcext:value-type="float">
            <text:p>85</text:p>
          </table:table-cell>
          <table:table-cell office:value-type="float" office:value="3633.241943" calcext:value-type="float">
            <text:p>3633,241943</text:p>
          </table:table-cell>
          <table:table-cell office:value-type="float" office:value="141418" calcext:value-type="float">
            <text:p>141418</text:p>
          </table:table-cell>
          <table:table-cell office:value-type="float" office:value="1236.723999" calcext:value-type="float">
            <text:p>1236,723999</text:p>
          </table:table-cell>
          <table:table-cell office:value-type="float" office:value="1" calcext:value-type="float">
            <text:p>1</text:p>
          </table:table-cell>
          <table:table-cell office:value-type="float" office:value="91.486" calcext:value-type="float">
            <text:p>91,486</text:p>
          </table:table-cell>
          <table:table-cell office:value-type="float" office:value="141418" calcext:value-type="float">
            <text:p>141418</text:p>
          </table:table-cell>
          <table:table-cell office:value-type="float" office:value="954.079956" calcext:value-type="float">
            <text:p>954,079956</text:p>
          </table:table-cell>
          <table:table-cell office:value-type="float" office:value="108" calcext:value-type="float">
            <text:p>108</text:p>
          </table:table-cell>
          <table:table-cell office:value-type="float" office:value="2815.57251" calcext:value-type="float">
            <text:p>2815,57251</text:p>
          </table:table-cell>
          <table:table-cell office:value-type="float" office:value="141418" calcext:value-type="float">
            <text:p>141418</text:p>
          </table:table-cell>
          <table:table-cell office:value-type="float" office:value="944.5" calcext:value-type="float">
            <text:p>944,5</text:p>
          </table:table-cell>
          <table:table-cell office:value-type="float" office:value="138" calcext:value-type="float">
            <text:p>138</text:p>
          </table:table-cell>
          <table:table-cell office:value-type="float" office:value="4115.728516" calcext:value-type="float">
            <text:p>4115,728516</text:p>
          </table:table-cell>
        </table:table-row>
        <table:table-row table:style-name="ro1">
          <table:table-cell office:value-type="float" office:value="141620" calcext:value-type="float">
            <text:p>141620</text:p>
          </table:table-cell>
          <table:table-cell office:value-type="float" office:value="1050.768066" calcext:value-type="float">
            <text:p>1050,768066</text:p>
          </table:table-cell>
          <table:table-cell office:value-type="float" office:value="8" calcext:value-type="float">
            <text:p>8</text:p>
          </table:table-cell>
          <table:table-cell office:value-type="float" office:value="1089.388062" calcext:value-type="float">
            <text:p>1089,388062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52.394043" calcext:value-type="float">
            <text:p>1052,394043</text:p>
          </table:table-cell>
          <table:table-cell office:value-type="float" office:value="9" calcext:value-type="float">
            <text:p>9</text:p>
          </table:table-cell>
          <table:table-cell office:value-type="float" office:value="532.719971" calcext:value-type="float">
            <text:p>532,719971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09.063965" calcext:value-type="float">
            <text:p>1009,063965</text:p>
          </table:table-cell>
          <table:table-cell office:value-type="float" office:value="7" calcext:value-type="float">
            <text:p>7</text:p>
          </table:table-cell>
          <table:table-cell office:value-type="float" office:value="824.989014" calcext:value-type="float">
            <text:p>824,989014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15.424011" calcext:value-type="float">
            <text:p>1015,424011</text:p>
          </table:table-cell>
          <table:table-cell office:value-type="float" office:value="7" calcext:value-type="float">
            <text:p>7</text:p>
          </table:table-cell>
          <table:table-cell office:value-type="float" office:value="339.835999" calcext:value-type="float">
            <text:p>339,835999</text:p>
          </table:table-cell>
          <table:table-cell office:value-type="float" office:value="141620" calcext:value-type="float">
            <text:p>141620</text:p>
          </table:table-cell>
          <table:table-cell office:value-type="float" office:value="1158.33606" calcext:value-type="float">
            <text:p>1158,33606</text:p>
          </table:table-cell>
          <table:table-cell office:value-type="float" office:value="7" calcext:value-type="float">
            <text:p>7</text:p>
          </table:table-cell>
          <table:table-cell office:value-type="float" office:value="1436.728149" calcext:value-type="float">
            <text:p>1436,728149</text:p>
          </table:table-cell>
          <table:table-cell office:value-type="float" office:value="141620" calcext:value-type="float">
            <text:p>141620</text:p>
          </table:table-cell>
          <table:table-cell office:value-type="float" office:value="1325.258911" calcext:value-type="float">
            <text:p>1325,258911</text:p>
          </table:table-cell>
          <table:table-cell office:value-type="float" office:value="6" calcext:value-type="float">
            <text:p>6</text:p>
          </table:table-cell>
          <table:table-cell office:value-type="float" office:value="1935.914917" calcext:value-type="float">
            <text:p>1935,914917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53.36792" calcext:value-type="float">
            <text:p>1053,36792</text:p>
          </table:table-cell>
          <table:table-cell office:value-type="float" office:value="42" calcext:value-type="float">
            <text:p>42</text:p>
          </table:table-cell>
          <table:table-cell office:value-type="float" office:value="6541.09668" calcext:value-type="float">
            <text:p>6541,09668</text:p>
          </table:table-cell>
        </table:table-row>
        <table:table-row table:style-name="ro1">
          <table:table-cell office:value-type="float" office:value="143541" calcext:value-type="float">
            <text:p>143541</text:p>
          </table:table-cell>
          <table:table-cell office:value-type="float" office:value="979.067993" calcext:value-type="float">
            <text:p>979,067993</text:p>
          </table:table-cell>
          <table:table-cell office:value-type="float" office:value="9" calcext:value-type="float">
            <text:p>9</text:p>
          </table:table-cell>
          <table:table-cell office:value-type="float" office:value="1620.92395" calcext:value-type="float">
            <text:p>1620,92395</text:p>
          </table:table-cell>
          <table:table-cell office:value-type="float" office:value="143541" calcext:value-type="float">
            <text:p>143541</text:p>
          </table:table-cell>
          <table:table-cell office:value-type="float" office:value="1306.347046" calcext:value-type="float">
            <text:p>1306,347046</text:p>
          </table:table-cell>
          <table:table-cell office:value-type="float" office:value="12" calcext:value-type="float">
            <text:p>12</text:p>
          </table:table-cell>
          <table:table-cell office:value-type="float" office:value="3420.30542" calcext:value-type="float">
            <text:p>3420,30542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90.672974" calcext:value-type="float">
            <text:p>1190,672974</text:p>
          </table:table-cell>
          <table:table-cell office:value-type="float" office:value="11" calcext:value-type="float">
            <text:p>11</text:p>
          </table:table-cell>
          <table:table-cell office:value-type="float" office:value="5519.50293" calcext:value-type="float">
            <text:p>5519,50293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32.48999" calcext:value-type="float">
            <text:p>1132,48999</text:p>
          </table:table-cell>
          <table:table-cell office:value-type="float" office:value="7" calcext:value-type="float">
            <text:p>7</text:p>
          </table:table-cell>
          <table:table-cell office:value-type="float" office:value="2601.499756" calcext:value-type="float">
            <text:p>2601,499756</text:p>
          </table:table-cell>
          <table:table-cell office:value-type="float" office:value="143541" calcext:value-type="float">
            <text:p>143541</text:p>
          </table:table-cell>
          <table:table-cell office:value-type="float" office:value="1310.021973" calcext:value-type="float">
            <text:p>1310,021973</text:p>
          </table:table-cell>
          <table:table-cell office:value-type="float" office:value="2" calcext:value-type="float">
            <text:p>2</text:p>
          </table:table-cell>
          <table:table-cell office:value-type="float" office:value="3900.542969" calcext:value-type="float">
            <text:p>3900,542969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46.985107" calcext:value-type="float">
            <text:p>1146,985107</text:p>
          </table:table-cell>
          <table:table-cell office:value-type="float" office:value="7" calcext:value-type="float">
            <text:p>7</text:p>
          </table:table-cell>
          <table:table-cell office:value-type="float" office:value="4693.972656" calcext:value-type="float">
            <text:p>4693,972656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45.890015" calcext:value-type="float">
            <text:p>1145,890015</text:p>
          </table:table-cell>
          <table:table-cell office:value-type="float" office:value="7" calcext:value-type="float">
            <text:p>7</text:p>
          </table:table-cell>
          <table:table-cell office:value-type="float" office:value="3780.244385" calcext:value-type="float">
            <text:p>3780,244385</text:p>
          </table:table-cell>
        </table:table-row>
        <table:table-row table:style-name="ro1">
          <table:table-cell office:value-type="float" office:value="143822" calcext:value-type="float">
            <text:p>143822</text:p>
          </table:table-cell>
          <table:table-cell office:value-type="float" office:value="1026.187988" calcext:value-type="float">
            <text:p>1026,187988</text:p>
          </table:table-cell>
          <table:table-cell office:value-type="float" office:value="6" calcext:value-type="float">
            <text:p>6</text:p>
          </table:table-cell>
          <table:table-cell office:value-type="float" office:value="720.328003" calcext:value-type="float">
            <text:p>720,328003</text:p>
          </table:table-cell>
          <table:table-cell office:value-type="float" office:value="143822" calcext:value-type="float">
            <text:p>143822</text:p>
          </table:table-cell>
          <table:table-cell office:value-type="float" office:value="1417.942017" calcext:value-type="float">
            <text:p>1417,942017</text:p>
          </table:table-cell>
          <table:table-cell office:value-type="float" office:value="4" calcext:value-type="float">
            <text:p>4</text:p>
          </table:table-cell>
          <table:table-cell office:value-type="float" office:value="600.460022" calcext:value-type="float">
            <text:p>600,460022</text:p>
          </table:table-cell>
          <table:table-cell office:value-type="float" office:value="143822" calcext:value-type="float">
            <text:p>143822</text:p>
          </table:table-cell>
          <table:table-cell office:value-type="float" office:value="1041.789062" calcext:value-type="float">
            <text:p>1041,789062</text:p>
          </table:table-cell>
          <table:table-cell office:value-type="float" office:value="5" calcext:value-type="float">
            <text:p>5</text:p>
          </table:table-cell>
          <table:table-cell office:value-type="float" office:value="725.368958" calcext:value-type="float">
            <text:p>725,368958</text:p>
          </table:table-cell>
          <table:table-cell office:value-type="float" office:value="143822" calcext:value-type="float">
            <text:p>143822</text:p>
          </table:table-cell>
          <table:table-cell office:value-type="float" office:value="946.85498" calcext:value-type="float">
            <text:p>946,85498</text:p>
          </table:table-cell>
          <table:table-cell office:value-type="float" office:value="6" calcext:value-type="float">
            <text:p>6</text:p>
          </table:table-cell>
          <table:table-cell office:value-type="float" office:value="491.255005" calcext:value-type="float">
            <text:p>491,255005</text:p>
          </table:table-cell>
          <table:table-cell office:value-type="float" office:value="143822" calcext:value-type="float">
            <text:p>143822</text:p>
          </table:table-cell>
          <table:table-cell office:value-type="float" office:value="1119.789917" calcext:value-type="float">
            <text:p>1119,789917</text:p>
          </table:table-cell>
          <table:table-cell office:value-type="float" office:value="3" calcext:value-type="float">
            <text:p>3</text:p>
          </table:table-cell>
          <table:table-cell office:value-type="float" office:value="395.102997" calcext:value-type="float">
            <text:p>395,102997</text:p>
          </table:table-cell>
          <table:table-cell office:value-type="float" office:value="143822" calcext:value-type="float">
            <text:p>143822</text:p>
          </table:table-cell>
          <table:table-cell office:value-type="float" office:value="1079.556885" calcext:value-type="float">
            <text:p>1079,556885</text:p>
          </table:table-cell>
          <table:table-cell office:value-type="float" office:value="3" calcext:value-type="float">
            <text:p>3</text:p>
          </table:table-cell>
          <table:table-cell office:value-type="float" office:value="375.900024" calcext:value-type="float">
            <text:p>375,900024</text:p>
          </table:table-cell>
          <table:table-cell office:value-type="float" office:value="143822" calcext:value-type="float">
            <text:p>143822</text:p>
          </table:table-cell>
          <table:table-cell office:value-type="float" office:value="1320.696045" calcext:value-type="float">
            <text:p>1320,696045</text:p>
          </table:table-cell>
          <table:table-cell office:value-type="float" office:value="40" calcext:value-type="float">
            <text:p>40</text:p>
          </table:table-cell>
          <table:table-cell office:value-type="float" office:value="4603.477051" calcext:value-type="float">
            <text:p>4603,477051</text:p>
          </table:table-cell>
        </table:table-row>
        <table:table-row table:style-name="ro1">
          <table:table-cell office:value-type="float" office:value="144548" calcext:value-type="float">
            <text:p>144548</text:p>
          </table:table-cell>
          <table:table-cell office:value-type="float" office:value="891.92804" calcext:value-type="float">
            <text:p>891,92804</text:p>
          </table:table-cell>
          <table:table-cell office:value-type="float" office:value="6" calcext:value-type="float">
            <text:p>6</text:p>
          </table:table-cell>
          <table:table-cell office:value-type="float" office:value="177.632996" calcext:value-type="float">
            <text:p>177,632996</text:p>
          </table:table-cell>
          <table:table-cell office:value-type="float" office:value="144548" calcext:value-type="float">
            <text:p>144548</text:p>
          </table:table-cell>
          <table:table-cell office:value-type="float" office:value="824.617981" calcext:value-type="float">
            <text:p>824,617981</text:p>
          </table:table-cell>
          <table:table-cell office:value-type="float" office:value="3" calcext:value-type="float">
            <text:p>3</text:p>
          </table:table-cell>
          <table:table-cell office:value-type="float" office:value="640.703979" calcext:value-type="float">
            <text:p>640,703979</text:p>
          </table:table-cell>
          <table:table-cell office:value-type="float" office:value="144548" calcext:value-type="float">
            <text:p>144548</text:p>
          </table:table-cell>
          <table:table-cell office:value-type="float" office:value="838.466003" calcext:value-type="float">
            <text:p>838,466003</text:p>
          </table:table-cell>
          <table:table-cell office:value-type="float" office:value="3" calcext:value-type="float">
            <text:p>3</text:p>
          </table:table-cell>
          <table:table-cell office:value-type="float" office:value="365.593994" calcext:value-type="float">
            <text:p>365,593994</text:p>
          </table:table-cell>
          <table:table-cell office:value-type="float" office:value="144548" calcext:value-type="float">
            <text:p>144548</text:p>
          </table:table-cell>
          <table:table-cell office:value-type="float" office:value="1088.096069" calcext:value-type="float">
            <text:p>1088,096069</text:p>
          </table:table-cell>
          <table:table-cell office:value-type="float" office:value="10" calcext:value-type="float">
            <text:p>10</text:p>
          </table:table-cell>
          <table:table-cell office:value-type="float" office:value="835.229004" calcext:value-type="float">
            <text:p>835,229004</text:p>
          </table:table-cell>
          <table:table-cell office:value-type="float" office:value="144548" calcext:value-type="float">
            <text:p>144548</text:p>
          </table:table-cell>
          <table:table-cell office:value-type="float" office:value="947.036987" calcext:value-type="float">
            <text:p>947,036987</text:p>
          </table:table-cell>
          <table:table-cell office:value-type="float" office:value="4" calcext:value-type="float">
            <text:p>4</text:p>
          </table:table-cell>
          <table:table-cell office:value-type="float" office:value="500.057007" calcext:value-type="float">
            <text:p>500,057007</text:p>
          </table:table-cell>
          <table:table-cell office:value-type="float" office:value="144548" calcext:value-type="float">
            <text:p>144548</text:p>
          </table:table-cell>
          <table:table-cell office:value-type="float" office:value="914.496033" calcext:value-type="float">
            <text:p>914,496033</text:p>
          </table:table-cell>
          <table:table-cell office:value-type="float" office:value="14" calcext:value-type="float">
            <text:p>14</text:p>
          </table:table-cell>
          <table:table-cell office:value-type="float" office:value="1093.393921" calcext:value-type="float">
            <text:p>1093,393921</text:p>
          </table:table-cell>
          <table:table-cell office:value-type="float" office:value="144548" calcext:value-type="float">
            <text:p>144548</text:p>
          </table:table-cell>
          <table:table-cell office:value-type="float" office:value="866.544006" calcext:value-type="float">
            <text:p>866,544006</text:p>
          </table:table-cell>
          <table:table-cell office:value-type="float" office:value="5" calcext:value-type="float">
            <text:p>5</text:p>
          </table:table-cell>
          <table:table-cell office:value-type="float" office:value="275.095001" calcext:value-type="float">
            <text:p>275,095001</text:p>
          </table:table-cell>
        </table:table-row>
        <table:table-row table:style-name="ro1">
          <table:table-cell office:value-type="float" office:value="144907" calcext:value-type="float">
            <text:p>144907</text:p>
          </table:table-cell>
          <table:table-cell office:value-type="float" office:value="925.314026" calcext:value-type="float">
            <text:p>925,314026</text:p>
          </table:table-cell>
          <table:table-cell office:value-type="float" office:value="151" calcext:value-type="float">
            <text:p>151</text:p>
          </table:table-cell>
          <table:table-cell office:value-type="float" office:value="4037.067139" calcext:value-type="float">
            <text:p>4037,067139</text:p>
          </table:table-cell>
          <table:table-cell office:value-type="float" office:value="144907" calcext:value-type="float">
            <text:p>144907</text:p>
          </table:table-cell>
          <table:table-cell office:value-type="float" office:value="843.822021" calcext:value-type="float">
            <text:p>843,822021</text:p>
          </table:table-cell>
          <table:table-cell office:value-type="float" office:value="160" calcext:value-type="float">
            <text:p>160</text:p>
          </table:table-cell>
          <table:table-cell office:value-type="float" office:value="4031.4375" calcext:value-type="float">
            <text:p>4031,4375</text:p>
          </table:table-cell>
          <table:table-cell office:value-type="float" office:value="144907" calcext:value-type="float">
            <text:p>144907</text:p>
          </table:table-cell>
          <table:table-cell office:value-type="float" office:value="966.037964" calcext:value-type="float">
            <text:p>966,037964</text:p>
          </table:table-cell>
          <table:table-cell office:value-type="float" office:value="171" calcext:value-type="float">
            <text:p>171</text:p>
          </table:table-cell>
          <table:table-cell office:value-type="float" office:value="5148.489258" calcext:value-type="float">
            <text:p>5148,489258</text:p>
          </table:table-cell>
          <table:table-cell office:value-type="float" office:value="144907" calcext:value-type="float">
            <text:p>144907</text:p>
          </table:table-cell>
          <table:table-cell office:value-type="float" office:value="951.401001" calcext:value-type="float">
            <text:p>951,401001</text:p>
          </table:table-cell>
          <table:table-cell office:value-type="float" office:value="10" calcext:value-type="float">
            <text:p>10</text:p>
          </table:table-cell>
          <table:table-cell office:value-type="float" office:value="395.680023" calcext:value-type="float">
            <text:p>395,680023</text:p>
          </table:table-cell>
          <table:table-cell office:value-type="float" office:value="144907" calcext:value-type="float">
            <text:p>144907</text:p>
          </table:table-cell>
          <table:table-cell office:value-type="float" office:value="828.333008" calcext:value-type="float">
            <text:p>828,333008</text:p>
          </table:table-cell>
          <table:table-cell office:value-type="float" office:value="159" calcext:value-type="float">
            <text:p>159</text:p>
          </table:table-cell>
          <table:table-cell office:value-type="float" office:value="4682.266602" calcext:value-type="float">
            <text:p>4682,266602</text:p>
          </table:table-cell>
          <table:table-cell office:value-type="float" office:value="144907" calcext:value-type="float">
            <text:p>144907</text:p>
          </table:table-cell>
          <table:table-cell office:value-type="float" office:value="1078.735962" calcext:value-type="float">
            <text:p>1078,735962</text:p>
          </table:table-cell>
          <table:table-cell office:value-type="float" office:value="197" calcext:value-type="float">
            <text:p>197</text:p>
          </table:table-cell>
          <table:table-cell office:value-type="float" office:value="5524.307617" calcext:value-type="float">
            <text:p>5524,307617</text:p>
          </table:table-cell>
          <table:table-cell office:value-type="float" office:value="144907" calcext:value-type="float">
            <text:p>144907</text:p>
          </table:table-cell>
          <table:table-cell office:value-type="float" office:value="1091.531006" calcext:value-type="float">
            <text:p>1091,531006</text:p>
          </table:table-cell>
          <table:table-cell office:value-type="float" office:value="169" calcext:value-type="float">
            <text:p>169</text:p>
          </table:table-cell>
          <table:table-cell office:value-type="float" office:value="5464.837891" calcext:value-type="float">
            <text:p>5464,837891</text:p>
          </table:table-cell>
        </table:table-row>
        <table:table-row table:style-name="ro1">
          <table:table-cell office:value-type="float" office:value="145135" calcext:value-type="float">
            <text:p>145135</text:p>
          </table:table-cell>
          <table:table-cell office:value-type="float" office:value="1248.543945" calcext:value-type="float">
            <text:p>1248,543945</text:p>
          </table:table-cell>
          <table:table-cell office:value-type="float" office:value="4" calcext:value-type="float">
            <text:p>4</text:p>
          </table:table-cell>
          <table:table-cell office:value-type="float" office:value="249.29599" calcext:value-type="float">
            <text:p>249,29599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43.715942" calcext:value-type="float">
            <text:p>1143,715942</text:p>
          </table:table-cell>
          <table:table-cell office:value-type="float" office:value="7" calcext:value-type="float">
            <text:p>7</text:p>
          </table:table-cell>
          <table:table-cell office:value-type="float" office:value="941.269043" calcext:value-type="float">
            <text:p>941,269043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20.196045" calcext:value-type="float">
            <text:p>1120,196045</text:p>
          </table:table-cell>
          <table:table-cell office:value-type="float" office:value="4" calcext:value-type="float">
            <text:p>4</text:p>
          </table:table-cell>
          <table:table-cell office:value-type="float" office:value="350.347992" calcext:value-type="float">
            <text:p>350,347992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50.93396" calcext:value-type="float">
            <text:p>1150,93396</text:p>
          </table:table-cell>
          <table:table-cell office:value-type="float" office:value="5" calcext:value-type="float">
            <text:p>5</text:p>
          </table:table-cell>
          <table:table-cell office:value-type="float" office:value="251.91301" calcext:value-type="float">
            <text:p>251,91301</text:p>
          </table:table-cell>
          <table:table-cell office:value-type="float" office:value="145135" calcext:value-type="float">
            <text:p>145135</text:p>
          </table:table-cell>
          <table:table-cell office:value-type="float" office:value="1324.133057" calcext:value-type="float">
            <text:p>1324,133057</text:p>
          </table:table-cell>
          <table:table-cell office:value-type="float" office:value="5" calcext:value-type="float">
            <text:p>5</text:p>
          </table:table-cell>
          <table:table-cell office:value-type="float" office:value="425.313995" calcext:value-type="float">
            <text:p>425,313995</text:p>
          </table:table-cell>
          <table:table-cell office:value-type="float" office:value="145135" calcext:value-type="float">
            <text:p>145135</text:p>
          </table:table-cell>
          <table:table-cell office:value-type="float" office:value="1701.148071" calcext:value-type="float">
            <text:p>1701,148071</text:p>
          </table:table-cell>
          <table:table-cell office:value-type="float" office:value="45" calcext:value-type="float">
            <text:p>45</text:p>
          </table:table-cell>
          <table:table-cell office:value-type="float" office:value="3144.880127" calcext:value-type="float">
            <text:p>3144,880127</text:p>
          </table:table-cell>
          <table:table-cell office:value-type="float" office:value="145135" calcext:value-type="float">
            <text:p>145135</text:p>
          </table:table-cell>
          <table:table-cell office:value-type="float" office:value="1005.082947" calcext:value-type="float">
            <text:p>1005,082947</text:p>
          </table:table-cell>
          <table:table-cell office:value-type="float" office:value="4" calcext:value-type="float">
            <text:p>4</text:p>
          </table:table-cell>
          <table:table-cell office:value-type="float" office:value="158.690994" calcext:value-type="float">
            <text:p>158,690994</text:p>
          </table:table-cell>
        </table:table-row>
        <table:table-row table:style-name="ro1">
          <table:table-cell office:value-type="float" office:value="145322" calcext:value-type="float">
            <text:p>145322</text:p>
          </table:table-cell>
          <table:table-cell office:value-type="float" office:value="899.994019" calcext:value-type="float">
            <text:p>899,994019</text:p>
          </table:table-cell>
          <table:table-cell office:value-type="float" office:value="4" calcext:value-type="float">
            <text:p>4</text:p>
          </table:table-cell>
          <table:table-cell office:value-type="float" office:value="490.617004" calcext:value-type="float">
            <text:p>490,617004</text:p>
          </table:table-cell>
          <table:table-cell office:value-type="float" office:value="145322" calcext:value-type="float">
            <text:p>145322</text:p>
          </table:table-cell>
          <table:table-cell office:value-type="float" office:value="984.073975" calcext:value-type="float">
            <text:p>984,073975</text:p>
          </table:table-cell>
          <table:table-cell office:value-type="float" office:value="3" calcext:value-type="float">
            <text:p>3</text:p>
          </table:table-cell>
          <table:table-cell office:value-type="float" office:value="214.059006" calcext:value-type="float">
            <text:p>214,059006</text:p>
          </table:table-cell>
          <table:table-cell office:value-type="float" office:value="145322" calcext:value-type="float">
            <text:p>145322</text:p>
          </table:table-cell>
          <table:table-cell office:value-type="float" office:value="983.203003" calcext:value-type="float">
            <text:p>983,203003</text:p>
          </table:table-cell>
          <table:table-cell office:value-type="float" office:value="6" calcext:value-type="float">
            <text:p>6</text:p>
          </table:table-cell>
          <table:table-cell office:value-type="float" office:value="667.011963" calcext:value-type="float">
            <text:p>667,011963</text:p>
          </table:table-cell>
          <table:table-cell office:value-type="float" office:value="145322" calcext:value-type="float">
            <text:p>145322</text:p>
          </table:table-cell>
          <table:table-cell office:value-type="float" office:value="702.609009" calcext:value-type="float">
            <text:p>702,609009</text:p>
          </table:table-cell>
          <table:table-cell office:value-type="float" office:value="4" calcext:value-type="float">
            <text:p>4</text:p>
          </table:table-cell>
          <table:table-cell office:value-type="float" office:value="701.930054" calcext:value-type="float">
            <text:p>701,930054</text:p>
          </table:table-cell>
          <table:table-cell office:value-type="float" office:value="145322" calcext:value-type="float">
            <text:p>145322</text:p>
          </table:table-cell>
          <table:table-cell office:value-type="float" office:value="873.399963" calcext:value-type="float">
            <text:p>873,399963</text:p>
          </table:table-cell>
          <table:table-cell office:value-type="float" office:value="5" calcext:value-type="float">
            <text:p>5</text:p>
          </table:table-cell>
          <table:table-cell office:value-type="float" office:value="946.500977" calcext:value-type="float">
            <text:p>946,500977</text:p>
          </table:table-cell>
          <table:table-cell office:value-type="float" office:value="145322" calcext:value-type="float">
            <text:p>145322</text:p>
          </table:table-cell>
          <table:table-cell office:value-type="float" office:value="864.117004" calcext:value-type="float">
            <text:p>864,117004</text:p>
          </table:table-cell>
          <table:table-cell office:value-type="float" office:value="2" calcext:value-type="float">
            <text:p>2</text:p>
          </table:table-cell>
          <table:table-cell office:value-type="float" office:value="175.524002" calcext:value-type="float">
            <text:p>175,524002</text:p>
          </table:table-cell>
          <table:table-cell office:value-type="float" office:value="145322" calcext:value-type="float">
            <text:p>145322</text:p>
          </table:table-cell>
          <table:table-cell office:value-type="float" office:value="894.424011" calcext:value-type="float">
            <text:p>894,424011</text:p>
          </table:table-cell>
          <table:table-cell office:value-type="float" office:value="1" calcext:value-type="float">
            <text:p>1</text:p>
          </table:table-cell>
          <table:table-cell office:value-type="float" office:value="238.039001" calcext:value-type="float">
            <text:p>238,039001</text:p>
          </table:table-cell>
        </table:table-row>
        <table:table-row table:style-name="ro1">
          <table:table-cell office:value-type="float" office:value="145507" calcext:value-type="float">
            <text:p>145507</text:p>
          </table:table-cell>
          <table:table-cell office:value-type="float" office:value="871.258972" calcext:value-type="float">
            <text:p>871,258972</text:p>
          </table:table-cell>
          <table:table-cell office:value-type="float" office:value="3" calcext:value-type="float">
            <text:p>3</text:p>
          </table:table-cell>
          <table:table-cell office:value-type="float" office:value="461.716003" calcext:value-type="float">
            <text:p>461,716003</text:p>
          </table:table-cell>
          <table:table-cell office:value-type="float" office:value="145507" calcext:value-type="float">
            <text:p>145507</text:p>
          </table:table-cell>
          <table:table-cell office:value-type="float" office:value="810.341003" calcext:value-type="float">
            <text:p>810,341003</text:p>
          </table:table-cell>
          <table:table-cell office:value-type="float" office:value="7" calcext:value-type="float">
            <text:p>7</text:p>
          </table:table-cell>
          <table:table-cell office:value-type="float" office:value="980.139038" calcext:value-type="float">
            <text:p>980,139038</text:p>
          </table:table-cell>
          <table:table-cell office:value-type="float" office:value="145507" calcext:value-type="float">
            <text:p>145507</text:p>
          </table:table-cell>
          <table:table-cell office:value-type="float" office:value="904.959045" calcext:value-type="float">
            <text:p>904,959045</text:p>
          </table:table-cell>
          <table:table-cell office:value-type="float" office:value="8" calcext:value-type="float">
            <text:p>8</text:p>
          </table:table-cell>
          <table:table-cell office:value-type="float" office:value="2339.627197" calcext:value-type="float">
            <text:p>2339,627197</text:p>
          </table:table-cell>
          <table:table-cell office:value-type="float" office:value="145507" calcext:value-type="float">
            <text:p>145507</text:p>
          </table:table-cell>
          <table:table-cell office:value-type="float" office:value="1047.333984" calcext:value-type="float">
            <text:p>1047,333984</text:p>
          </table:table-cell>
          <table:table-cell office:value-type="float" office:value="5" calcext:value-type="float">
            <text:p>5</text:p>
          </table:table-cell>
          <table:table-cell office:value-type="float" office:value="1227.48999" calcext:value-type="float">
            <text:p>1227,48999</text:p>
          </table:table-cell>
          <table:table-cell office:value-type="float" office:value="145507" calcext:value-type="float">
            <text:p>145507</text:p>
          </table:table-cell>
          <table:table-cell office:value-type="float" office:value="861.406006" calcext:value-type="float">
            <text:p>861,406006</text:p>
          </table:table-cell>
          <table:table-cell office:value-type="float" office:value="6" calcext:value-type="float">
            <text:p>6</text:p>
          </table:table-cell>
          <table:table-cell office:value-type="float" office:value="888.835022" calcext:value-type="float">
            <text:p>888,835022</text:p>
          </table:table-cell>
          <table:table-cell office:value-type="float" office:value="145507" calcext:value-type="float">
            <text:p>145507</text:p>
          </table:table-cell>
          <table:table-cell office:value-type="float" office:value="879.835022" calcext:value-type="float">
            <text:p>879,835022</text:p>
          </table:table-cell>
          <table:table-cell office:value-type="float" office:value="5" calcext:value-type="float">
            <text:p>5</text:p>
          </table:table-cell>
          <table:table-cell office:value-type="float" office:value="884.152954" calcext:value-type="float">
            <text:p>884,152954</text:p>
          </table:table-cell>
          <table:table-cell office:value-type="float" office:value="145507" calcext:value-type="float">
            <text:p>145507</text:p>
          </table:table-cell>
          <table:table-cell office:value-type="float" office:value="1173.051025" calcext:value-type="float">
            <text:p>1173,051025</text:p>
          </table:table-cell>
          <table:table-cell office:value-type="float" office:value="5" calcext:value-type="float">
            <text:p>5</text:p>
          </table:table-cell>
          <table:table-cell office:value-type="float" office:value="707.993042" calcext:value-type="float">
            <text:p>707,993042</text:p>
          </table:table-cell>
        </table:table-row>
        <table:table-row table:style-name="ro1">
          <table:table-cell office:value-type="float" office:value="145649" calcext:value-type="float">
            <text:p>145649</text:p>
          </table:table-cell>
          <table:table-cell office:value-type="float" office:value="905.04303" calcext:value-type="float">
            <text:p>905,04303</text:p>
          </table:table-cell>
          <table:table-cell office:value-type="float" office:value="6" calcext:value-type="float">
            <text:p>6</text:p>
          </table:table-cell>
          <table:table-cell office:value-type="float" office:value="1117.094971" calcext:value-type="float">
            <text:p>1117,094971</text:p>
          </table:table-cell>
          <table:table-cell office:value-type="float" office:value="145649" calcext:value-type="float">
            <text:p>145649</text:p>
          </table:table-cell>
          <table:table-cell office:value-type="float" office:value="951.505005" calcext:value-type="float">
            <text:p>951,505005</text:p>
          </table:table-cell>
          <table:table-cell office:value-type="float" office:value="6" calcext:value-type="float">
            <text:p>6</text:p>
          </table:table-cell>
          <table:table-cell office:value-type="float" office:value="1107.850952" calcext:value-type="float">
            <text:p>1107,850952</text:p>
          </table:table-cell>
          <table:table-cell office:value-type="float" office:value="145649" calcext:value-type="float">
            <text:p>145649</text:p>
          </table:table-cell>
          <table:table-cell office:value-type="float" office:value="900.924011" calcext:value-type="float">
            <text:p>900,924011</text:p>
          </table:table-cell>
          <table:table-cell office:value-type="float" office:value="8" calcext:value-type="float">
            <text:p>8</text:p>
          </table:table-cell>
          <table:table-cell office:value-type="float" office:value="1012.708008" calcext:value-type="float">
            <text:p>1012,708008</text:p>
          </table:table-cell>
          <table:table-cell office:value-type="float" office:value="145649" calcext:value-type="float">
            <text:p>145649</text:p>
          </table:table-cell>
          <table:table-cell office:value-type="float" office:value="1076.750977" calcext:value-type="float">
            <text:p>1076,750977</text:p>
          </table:table-cell>
          <table:table-cell office:value-type="float" office:value="5" calcext:value-type="float">
            <text:p>5</text:p>
          </table:table-cell>
          <table:table-cell office:value-type="float" office:value="497.053986" calcext:value-type="float">
            <text:p>497,053986</text:p>
          </table:table-cell>
          <table:table-cell office:value-type="float" office:value="145649" calcext:value-type="float">
            <text:p>145649</text:p>
          </table:table-cell>
          <table:table-cell office:value-type="float" office:value="960.770996" calcext:value-type="float">
            <text:p>960,770996</text:p>
          </table:table-cell>
          <table:table-cell office:value-type="float" office:value="9" calcext:value-type="float">
            <text:p>9</text:p>
          </table:table-cell>
          <table:table-cell office:value-type="float" office:value="1905.196045" calcext:value-type="float">
            <text:p>1905,196045</text:p>
          </table:table-cell>
          <table:table-cell office:value-type="float" office:value="145649" calcext:value-type="float">
            <text:p>145649</text:p>
          </table:table-cell>
          <table:table-cell office:value-type="float" office:value="1018.062012" calcext:value-type="float">
            <text:p>1018,062012</text:p>
          </table:table-cell>
          <table:table-cell office:value-type="float" office:value="10" calcext:value-type="float">
            <text:p>10</text:p>
          </table:table-cell>
          <table:table-cell office:value-type="float" office:value="1166.444946" calcext:value-type="float">
            <text:p>1166,444946</text:p>
          </table:table-cell>
          <table:table-cell office:value-type="float" office:value="145649" calcext:value-type="float">
            <text:p>145649</text:p>
          </table:table-cell>
          <table:table-cell office:value-type="float" office:value="897.503967" calcext:value-type="float">
            <text:p>897,503967</text:p>
          </table:table-cell>
          <table:table-cell office:value-type="float" office:value="3" calcext:value-type="float">
            <text:p>3</text:p>
          </table:table-cell>
          <table:table-cell office:value-type="float" office:value="904.912048" calcext:value-type="float">
            <text:p>904,912048</text:p>
          </table:table-cell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float" office:value="1536.411987" calcext:value-type="float">
            <text:p>1536,411987</text:p>
          </table:table-cell>
          <table:table-cell office:value-type="float" office:value="11" calcext:value-type="float">
            <text:p>11</text:p>
          </table:table-cell>
          <table:table-cell office:value-type="float" office:value="1458.869995" calcext:value-type="float">
            <text:p>1458,869995</text:p>
          </table:table-cell>
          <table:table-cell office:value-type="float" office:value="145834" calcext:value-type="float">
            <text:p>145834</text:p>
          </table:table-cell>
          <table:table-cell office:value-type="float" office:value="1248.685059" calcext:value-type="float">
            <text:p>1248,685059</text:p>
          </table:table-cell>
          <table:table-cell office:value-type="float" office:value="8" calcext:value-type="float">
            <text:p>8</text:p>
          </table:table-cell>
          <table:table-cell office:value-type="float" office:value="1347.171021" calcext:value-type="float">
            <text:p>1347,171021</text:p>
          </table:table-cell>
          <table:table-cell office:value-type="float" office:value="145834" calcext:value-type="float">
            <text:p>145834</text:p>
          </table:table-cell>
          <table:table-cell office:value-type="float" office:value="1278.952026" calcext:value-type="float">
            <text:p>1278,952026</text:p>
          </table:table-cell>
          <table:table-cell office:value-type="float" office:value="3" calcext:value-type="float">
            <text:p>3</text:p>
          </table:table-cell>
          <table:table-cell office:value-type="float" office:value="77.276001" calcext:value-type="float">
            <text:p>77,276001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61.755981" calcext:value-type="float">
            <text:p>1061,755981</text:p>
          </table:table-cell>
          <table:table-cell office:value-type="float" office:value="6" calcext:value-type="float">
            <text:p>6</text:p>
          </table:table-cell>
          <table:table-cell office:value-type="float" office:value="2129.74292" calcext:value-type="float">
            <text:p>2129,74292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00.059021" calcext:value-type="float">
            <text:p>1000,059021</text:p>
          </table:table-cell>
          <table:table-cell office:value-type="float" office:value="11" calcext:value-type="float">
            <text:p>11</text:p>
          </table:table-cell>
          <table:table-cell office:value-type="float" office:value="1665.954224" calcext:value-type="float">
            <text:p>1665,954224</text:p>
          </table:table-cell>
          <table:table-cell office:value-type="float" office:value="145834" calcext:value-type="float">
            <text:p>145834</text:p>
          </table:table-cell>
          <table:table-cell office:value-type="float" office:value="1306.035034" calcext:value-type="float">
            <text:p>1306,035034</text:p>
          </table:table-cell>
          <table:table-cell office:value-type="float" office:value="5" calcext:value-type="float">
            <text:p>5</text:p>
          </table:table-cell>
          <table:table-cell office:value-type="float" office:value="1185.620972" calcext:value-type="float">
            <text:p>1185,620972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69.776001" calcext:value-type="float">
            <text:p>1069,776001</text:p>
          </table:table-cell>
          <table:table-cell office:value-type="float" office:value="5" calcext:value-type="float">
            <text:p>5</text:p>
          </table:table-cell>
          <table:table-cell office:value-type="float" office:value="562.303955" calcext:value-type="float">
            <text:p>562,303955</text:p>
          </table:table-cell>
        </table:table-row>
        <table:table-row table:style-name="ro1">
          <table:table-cell office:value-type="float" office:value="150027" calcext:value-type="float">
            <text:p>150027</text:p>
          </table:table-cell>
          <table:table-cell office:value-type="float" office:value="1259.255005" calcext:value-type="float">
            <text:p>1259,255005</text:p>
          </table:table-cell>
          <table:table-cell office:value-type="float" office:value="11" calcext:value-type="float">
            <text:p>11</text:p>
          </table:table-cell>
          <table:table-cell office:value-type="float" office:value="1288.331909" calcext:value-type="float">
            <text:p>1288,331909</text:p>
          </table:table-cell>
          <table:table-cell office:value-type="float" office:value="150027" calcext:value-type="float">
            <text:p>150027</text:p>
          </table:table-cell>
          <table:table-cell office:value-type="float" office:value="1027.936035" calcext:value-type="float">
            <text:p>1027,936035</text:p>
          </table:table-cell>
          <table:table-cell office:value-type="float" office:value="7" calcext:value-type="float">
            <text:p>7</text:p>
          </table:table-cell>
          <table:table-cell office:value-type="float" office:value="1270.924072" calcext:value-type="float">
            <text:p>1270,924072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34.713989" calcext:value-type="float">
            <text:p>1134,713989</text:p>
          </table:table-cell>
          <table:table-cell office:value-type="float" office:value="5" calcext:value-type="float">
            <text:p>5</text:p>
          </table:table-cell>
          <table:table-cell office:value-type="float" office:value="511.959015" calcext:value-type="float">
            <text:p>511,959015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34.755981" calcext:value-type="float">
            <text:p>1134,755981</text:p>
          </table:table-cell>
          <table:table-cell office:value-type="float" office:value="6" calcext:value-type="float">
            <text:p>6</text:p>
          </table:table-cell>
          <table:table-cell office:value-type="float" office:value="1020.223999" calcext:value-type="float">
            <text:p>1020,223999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19.64502" calcext:value-type="float">
            <text:p>1119,64502</text:p>
          </table:table-cell>
          <table:table-cell office:value-type="float" office:value="5" calcext:value-type="float">
            <text:p>5</text:p>
          </table:table-cell>
          <table:table-cell office:value-type="float" office:value="1483.349976" calcext:value-type="float">
            <text:p>1483,349976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55.280029" calcext:value-type="float">
            <text:p>1155,280029</text:p>
          </table:table-cell>
          <table:table-cell office:value-type="float" office:value="6" calcext:value-type="float">
            <text:p>6</text:p>
          </table:table-cell>
          <table:table-cell office:value-type="float" office:value="743.226074" calcext:value-type="float">
            <text:p>743,226074</text:p>
          </table:table-cell>
          <table:table-cell office:value-type="float" office:value="150027" calcext:value-type="float">
            <text:p>150027</text:p>
          </table:table-cell>
          <table:table-cell office:value-type="float" office:value="1082.328979" calcext:value-type="float">
            <text:p>1082,328979</text:p>
          </table:table-cell>
          <table:table-cell office:value-type="float" office:value="4" calcext:value-type="float">
            <text:p>4</text:p>
          </table:table-cell>
          <table:table-cell office:value-type="float" office:value="728.978027" calcext:value-type="float">
            <text:p>728,978027</text:p>
          </table:table-cell>
        </table:table-row>
        <table:table-row table:style-name="ro1">
          <table:table-cell office:value-type="float" office:value="150630" calcext:value-type="float">
            <text:p>150630</text:p>
          </table:table-cell>
          <table:table-cell office:value-type="float" office:value="1304.786011" calcext:value-type="float">
            <text:p>1304,786011</text:p>
          </table:table-cell>
          <table:table-cell office:value-type="float" office:value="5" calcext:value-type="float">
            <text:p>5</text:p>
          </table:table-cell>
          <table:table-cell office:value-type="float" office:value="3817.476074" calcext:value-type="float">
            <text:p>3817,476074</text:p>
          </table:table-cell>
          <table:table-cell office:value-type="float" office:value="150630" calcext:value-type="float">
            <text:p>150630</text:p>
          </table:table-cell>
          <table:table-cell office:value-type="float" office:value="958.166016" calcext:value-type="float">
            <text:p>958,166016</text:p>
          </table:table-cell>
          <table:table-cell office:value-type="float" office:value="4" calcext:value-type="float">
            <text:p>4</text:p>
          </table:table-cell>
          <table:table-cell office:value-type="float" office:value="5830.678711" calcext:value-type="float">
            <text:p>5830,678711</text:p>
          </table:table-cell>
          <table:table-cell office:value-type="float" office:value="150630" calcext:value-type="float">
            <text:p>150630</text:p>
          </table:table-cell>
          <table:table-cell office:value-type="float" office:value="970.744019" calcext:value-type="float">
            <text:p>970,744019</text:p>
          </table:table-cell>
          <table:table-cell office:value-type="float" office:value="5" calcext:value-type="float">
            <text:p>5</text:p>
          </table:table-cell>
          <table:table-cell office:value-type="float" office:value="5636.577148" calcext:value-type="float">
            <text:p>5636,577148</text:p>
          </table:table-cell>
          <table:table-cell office:value-type="float" office:value="150630" calcext:value-type="float">
            <text:p>150630</text:p>
          </table:table-cell>
          <table:table-cell office:value-type="float" office:value="784.277039" calcext:value-type="float">
            <text:p>784,277039</text:p>
          </table:table-cell>
          <table:table-cell office:value-type="float" office:value="11" calcext:value-type="float">
            <text:p>11</text:p>
          </table:table-cell>
          <table:table-cell office:value-type="float" office:value="2950.305908" calcext:value-type="float">
            <text:p>2950,305908</text:p>
          </table:table-cell>
          <table:table-cell office:value-type="float" office:value="150630" calcext:value-type="float">
            <text:p>150630</text:p>
          </table:table-cell>
          <table:table-cell office:value-type="float" office:value="1018.008972" calcext:value-type="float">
            <text:p>1018,008972</text:p>
          </table:table-cell>
          <table:table-cell office:value-type="float" office:value="7" calcext:value-type="float">
            <text:p>7</text:p>
          </table:table-cell>
          <table:table-cell office:value-type="float" office:value="4825.792969" calcext:value-type="float">
            <text:p>4825,792969</text:p>
          </table:table-cell>
          <table:table-cell office:value-type="float" office:value="150630" calcext:value-type="float">
            <text:p>150630</text:p>
          </table:table-cell>
          <table:table-cell office:value-type="float" office:value="882.03302" calcext:value-type="float">
            <text:p>882,03302</text:p>
          </table:table-cell>
          <table:table-cell office:value-type="float" office:value="10" calcext:value-type="float">
            <text:p>10</text:p>
          </table:table-cell>
          <table:table-cell office:value-type="float" office:value="3633.884277" calcext:value-type="float">
            <text:p>3633,884277</text:p>
          </table:table-cell>
          <table:table-cell office:value-type="float" office:value="150630" calcext:value-type="float">
            <text:p>150630</text:p>
          </table:table-cell>
          <table:table-cell office:value-type="float" office:value="942.882019" calcext:value-type="float">
            <text:p>942,882019</text:p>
          </table:table-cell>
          <table:table-cell office:value-type="float" office:value="15" calcext:value-type="float">
            <text:p>15</text:p>
          </table:table-cell>
          <table:table-cell office:value-type="float" office:value="12944.254883" calcext:value-type="float">
            <text:p>12944,254883</text:p>
          </table:table-cell>
        </table:table-row>
        <table:table-row table:style-name="ro1">
          <table:table-cell office:value-type="float" office:value="150820" calcext:value-type="float">
            <text:p>150820</text:p>
          </table:table-cell>
          <table:table-cell office:value-type="float" office:value="939.843018" calcext:value-type="float">
            <text:p>939,843018</text:p>
          </table:table-cell>
          <table:table-cell office:value-type="float" office:value="4" calcext:value-type="float">
            <text:p>4</text:p>
          </table:table-cell>
          <table:table-cell office:value-type="float" office:value="1679.950928" calcext:value-type="float">
            <text:p>1679,950928</text:p>
          </table:table-cell>
          <table:table-cell office:value-type="float" office:value="150820" calcext:value-type="float">
            <text:p>150820</text:p>
          </table:table-cell>
          <table:table-cell office:value-type="float" office:value="865.950989" calcext:value-type="float">
            <text:p>865,950989</text:p>
          </table:table-cell>
          <table:table-cell office:value-type="float" office:value="6" calcext:value-type="float">
            <text:p>6</text:p>
          </table:table-cell>
          <table:table-cell office:value-type="float" office:value="859.815002" calcext:value-type="float">
            <text:p>859,815002</text:p>
          </table:table-cell>
          <table:table-cell office:value-type="float" office:value="150820" calcext:value-type="float">
            <text:p>150820</text:p>
          </table:table-cell>
          <table:table-cell office:value-type="float" office:value="845.255981" calcext:value-type="float">
            <text:p>845,255981</text:p>
          </table:table-cell>
          <table:table-cell office:value-type="float" office:value="7" calcext:value-type="float">
            <text:p>7</text:p>
          </table:table-cell>
          <table:table-cell office:value-type="float" office:value="1554.071777" calcext:value-type="float">
            <text:p>1554,071777</text:p>
          </table:table-cell>
          <table:table-cell office:value-type="float" office:value="150820" calcext:value-type="float">
            <text:p>150820</text:p>
          </table:table-cell>
          <table:table-cell office:value-type="float" office:value="803.628967" calcext:value-type="float">
            <text:p>803,628967</text:p>
          </table:table-cell>
          <table:table-cell office:value-type="float" office:value="4" calcext:value-type="float">
            <text:p>4</text:p>
          </table:table-cell>
          <table:table-cell office:value-type="float" office:value="1121.459106" calcext:value-type="float">
            <text:p>1121,459106</text:p>
          </table:table-cell>
          <table:table-cell office:value-type="float" office:value="150820" calcext:value-type="float">
            <text:p>150820</text:p>
          </table:table-cell>
          <table:table-cell office:value-type="float" office:value="887.162048" calcext:value-type="float">
            <text:p>887,162048</text:p>
          </table:table-cell>
          <table:table-cell office:value-type="float" office:value="8" calcext:value-type="float">
            <text:p>8</text:p>
          </table:table-cell>
          <table:table-cell office:value-type="float" office:value="1401.018066" calcext:value-type="float">
            <text:p>1401,018066</text:p>
          </table:table-cell>
          <table:table-cell office:value-type="float" office:value="150820" calcext:value-type="float">
            <text:p>150820</text:p>
          </table:table-cell>
          <table:table-cell office:value-type="float" office:value="829.532959" calcext:value-type="float">
            <text:p>829,532959</text:p>
          </table:table-cell>
          <table:table-cell office:value-type="float" office:value="5" calcext:value-type="float">
            <text:p>5</text:p>
          </table:table-cell>
          <table:table-cell office:value-type="float" office:value="1570.920898" calcext:value-type="float">
            <text:p>1570,920898</text:p>
          </table:table-cell>
          <table:table-cell office:value-type="float" office:value="150820" calcext:value-type="float">
            <text:p>150820</text:p>
          </table:table-cell>
          <table:table-cell office:value-type="float" office:value="1032.17395" calcext:value-type="float">
            <text:p>1032,17395</text:p>
          </table:table-cell>
          <table:table-cell office:value-type="float" office:value="8" calcext:value-type="float">
            <text:p>8</text:p>
          </table:table-cell>
          <table:table-cell office:value-type="float" office:value="1288.152832" calcext:value-type="float">
            <text:p>1288,152832</text:p>
          </table:table-cell>
        </table:table-row>
        <table:table-row table:style-name="ro1">
          <table:table-cell office:value-type="float" office:value="151425" calcext:value-type="float">
            <text:p>151425</text:p>
          </table:table-cell>
          <table:table-cell office:value-type="float" office:value="940.492004" calcext:value-type="float">
            <text:p>940,492004</text:p>
          </table:table-cell>
          <table:table-cell office:value-type="float" office:value="130" calcext:value-type="float">
            <text:p>130</text:p>
          </table:table-cell>
          <table:table-cell office:value-type="float" office:value="3938.900391" calcext:value-type="float">
            <text:p>3938,900391</text:p>
          </table:table-cell>
          <table:table-cell office:value-type="float" office:value="151425" calcext:value-type="float">
            <text:p>151425</text:p>
          </table:table-cell>
          <table:table-cell office:value-type="float" office:value="864.836975" calcext:value-type="float">
            <text:p>864,836975</text:p>
          </table:table-cell>
          <table:table-cell office:value-type="float" office:value="144" calcext:value-type="float">
            <text:p>144</text:p>
          </table:table-cell>
          <table:table-cell office:value-type="float" office:value="4100.220215" calcext:value-type="float">
            <text:p>4100,220215</text:p>
          </table:table-cell>
          <table:table-cell office:value-type="float" office:value="151425" calcext:value-type="float">
            <text:p>151425</text:p>
          </table:table-cell>
          <table:table-cell office:value-type="float" office:value="1010.931946" calcext:value-type="float">
            <text:p>1010,931946</text:p>
          </table:table-cell>
          <table:table-cell office:value-type="float" office:value="150" calcext:value-type="float">
            <text:p>150</text:p>
          </table:table-cell>
          <table:table-cell office:value-type="float" office:value="4501.507812" calcext:value-type="float">
            <text:p>4501,507812</text:p>
          </table:table-cell>
          <table:table-cell office:value-type="float" office:value="151425" calcext:value-type="float">
            <text:p>151425</text:p>
          </table:table-cell>
          <table:table-cell office:value-type="float" office:value="858.498962" calcext:value-type="float">
            <text:p>858,498962</text:p>
          </table:table-cell>
          <table:table-cell office:value-type="float" office:value="101" calcext:value-type="float">
            <text:p>101</text:p>
          </table:table-cell>
          <table:table-cell office:value-type="float" office:value="3472.626953" calcext:value-type="float">
            <text:p>3472,626953</text:p>
          </table:table-cell>
          <table:table-cell office:value-type="float" office:value="151425" calcext:value-type="float">
            <text:p>151425</text:p>
          </table:table-cell>
          <table:table-cell office:value-type="float" office:value="883.510986" calcext:value-type="float">
            <text:p>883,510986</text:p>
          </table:table-cell>
          <table:table-cell office:value-type="float" office:value="125" calcext:value-type="float">
            <text:p>125</text:p>
          </table:table-cell>
          <table:table-cell office:value-type="float" office:value="4067.851318" calcext:value-type="float">
            <text:p>4067,851318</text:p>
          </table:table-cell>
          <table:table-cell office:value-type="float" office:value="151425" calcext:value-type="float">
            <text:p>151425</text:p>
          </table:table-cell>
          <table:table-cell office:value-type="float" office:value="941.203003" calcext:value-type="float">
            <text:p>941,203003</text:p>
          </table:table-cell>
          <table:table-cell office:value-type="float" office:value="129" calcext:value-type="float">
            <text:p>129</text:p>
          </table:table-cell>
          <table:table-cell office:value-type="float" office:value="4029.046387" calcext:value-type="float">
            <text:p>4029,046387</text:p>
          </table:table-cell>
          <table:table-cell office:value-type="float" office:value="151425" calcext:value-type="float">
            <text:p>151425</text:p>
          </table:table-cell>
          <table:table-cell office:value-type="float" office:value="1068.06897" calcext:value-type="float">
            <text:p>1068,06897</text:p>
          </table:table-cell>
          <table:table-cell office:value-type="float" office:value="170" calcext:value-type="float">
            <text:p>170</text:p>
          </table:table-cell>
          <table:table-cell office:value-type="float" office:value="4737.416992" calcext:value-type="float">
            <text:p>4737,416992</text:p>
          </table:table-cell>
        </table:table-row>
        <table:table-row table:style-name="ro1">
          <table:table-cell office:value-type="float" office:value="151639" calcext:value-type="float">
            <text:p>151639</text:p>
          </table:table-cell>
          <table:table-cell office:value-type="float" office:value="1380.015991" calcext:value-type="float">
            <text:p>1380,015991</text:p>
          </table:table-cell>
          <table:table-cell office:value-type="float" office:value="10" calcext:value-type="float">
            <text:p>10</text:p>
          </table:table-cell>
          <table:table-cell office:value-type="float" office:value="2207.009033" calcext:value-type="float">
            <text:p>2207,009033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64.854004" calcext:value-type="float">
            <text:p>1364,854004</text:p>
          </table:table-cell>
          <table:table-cell office:value-type="float" office:value="7" calcext:value-type="float">
            <text:p>7</text:p>
          </table:table-cell>
          <table:table-cell office:value-type="float" office:value="1286.872925" calcext:value-type="float">
            <text:p>1286,872925</text:p>
          </table:table-cell>
          <table:table-cell office:value-type="float" office:value="151639" calcext:value-type="float">
            <text:p>151639</text:p>
          </table:table-cell>
          <table:table-cell office:value-type="float" office:value="1440.214966" calcext:value-type="float">
            <text:p>1440,214966</text:p>
          </table:table-cell>
          <table:table-cell office:value-type="float" office:value="5" calcext:value-type="float">
            <text:p>5</text:p>
          </table:table-cell>
          <table:table-cell office:value-type="float" office:value="691.535034" calcext:value-type="float">
            <text:p>691,535034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46.051025" calcext:value-type="float">
            <text:p>1346,051025</text:p>
          </table:table-cell>
          <table:table-cell office:value-type="float" office:value="7" calcext:value-type="float">
            <text:p>7</text:p>
          </table:table-cell>
          <table:table-cell office:value-type="float" office:value="857.56604" calcext:value-type="float">
            <text:p>857,56604</text:p>
          </table:table-cell>
          <table:table-cell office:value-type="float" office:value="151639" calcext:value-type="float">
            <text:p>151639</text:p>
          </table:table-cell>
          <table:table-cell office:value-type="float" office:value="928.708008" calcext:value-type="float">
            <text:p>928,708008</text:p>
          </table:table-cell>
          <table:table-cell office:value-type="float" office:value="10" calcext:value-type="float">
            <text:p>10</text:p>
          </table:table-cell>
          <table:table-cell office:value-type="float" office:value="805.654053" calcext:value-type="float">
            <text:p>805,654053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40.024048" calcext:value-type="float">
            <text:p>1340,024048</text:p>
          </table:table-cell>
          <table:table-cell office:value-type="float" office:value="18" calcext:value-type="float">
            <text:p>18</text:p>
          </table:table-cell>
          <table:table-cell office:value-type="float" office:value="2828.764893" calcext:value-type="float">
            <text:p>2828,764893</text:p>
          </table:table-cell>
          <table:table-cell office:value-type="float" office:value="151639" calcext:value-type="float">
            <text:p>151639</text:p>
          </table:table-cell>
          <table:table-cell office:value-type="float" office:value="848.698975" calcext:value-type="float">
            <text:p>848,698975</text:p>
          </table:table-cell>
          <table:table-cell office:value-type="float" office:value="11" calcext:value-type="float">
            <text:p>11</text:p>
          </table:table-cell>
          <table:table-cell office:value-type="float" office:value="1667.630127" calcext:value-type="float">
            <text:p>1667,630127</text:p>
          </table:table-cell>
        </table:table-row>
        <table:table-row table:style-name="ro1">
          <table:table-cell office:value-type="float" office:value="152750" calcext:value-type="float">
            <text:p>152750</text:p>
          </table:table-cell>
          <table:table-cell office:value-type="float" office:value="801.406006" calcext:value-type="float">
            <text:p>801,40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750" calcext:value-type="float">
            <text:p>152750</text:p>
          </table:table-cell>
          <table:table-cell office:value-type="float" office:value="891.432983" calcext:value-type="float">
            <text:p>891,432983</text:p>
          </table:table-cell>
          <table:table-cell office:value-type="float" office:value="2" calcext:value-type="float">
            <text:p>2</text:p>
          </table:table-cell>
          <table:table-cell office:value-type="float" office:value="181.026001" calcext:value-type="float">
            <text:p>181,026001</text:p>
          </table:table-cell>
          <table:table-cell office:value-type="float" office:value="152750" calcext:value-type="float">
            <text:p>152750</text:p>
          </table:table-cell>
          <table:table-cell office:value-type="float" office:value="947.477966" calcext:value-type="float">
            <text:p>947,477966</text:p>
          </table:table-cell>
          <table:table-cell office:value-type="float" office:value="1" calcext:value-type="float">
            <text:p>1</text:p>
          </table:table-cell>
          <table:table-cell office:value-type="float" office:value="22.43" calcext:value-type="float">
            <text:p>22,43</text:p>
          </table:table-cell>
          <table:table-cell office:value-type="float" office:value="152750" calcext:value-type="float">
            <text:p>152750</text:p>
          </table:table-cell>
          <table:table-cell office:value-type="float" office:value="1039.28894" calcext:value-type="float">
            <text:p>1039,28894</text:p>
          </table:table-cell>
          <table:table-cell office:value-type="float" office:value="2" calcext:value-type="float">
            <text:p>2</text:p>
          </table:table-cell>
          <table:table-cell office:value-type="float" office:value="232.149994" calcext:value-type="float">
            <text:p>232,149994</text:p>
          </table:table-cell>
          <table:table-cell office:value-type="float" office:value="152750" calcext:value-type="float">
            <text:p>152750</text:p>
          </table:table-cell>
          <table:table-cell office:value-type="float" office:value="875.855042" calcext:value-type="float">
            <text:p>875,855042</text:p>
          </table:table-cell>
          <table:table-cell office:value-type="float" office:value="3" calcext:value-type="float">
            <text:p>3</text:p>
          </table:table-cell>
          <table:table-cell office:value-type="float" office:value="424.623016" calcext:value-type="float">
            <text:p>424,623016</text:p>
          </table:table-cell>
          <table:table-cell office:value-type="float" office:value="152750" calcext:value-type="float">
            <text:p>152750</text:p>
          </table:table-cell>
          <table:table-cell office:value-type="float" office:value="860.324036" calcext:value-type="float">
            <text:p>860,324036</text:p>
          </table:table-cell>
          <table:table-cell office:value-type="float" office:value="1" calcext:value-type="float">
            <text:p>1</text:p>
          </table:table-cell>
          <table:table-cell office:value-type="float" office:value="23.824999" calcext:value-type="float">
            <text:p>23,824999</text:p>
          </table:table-cell>
          <table:table-cell office:value-type="float" office:value="152750" calcext:value-type="float">
            <text:p>152750</text:p>
          </table:table-cell>
          <table:table-cell office:value-type="float" office:value="897.078979" calcext:value-type="float">
            <text:p>897,078979</text:p>
          </table:table-cell>
          <table:table-cell office:value-type="float" office:value="3" calcext:value-type="float">
            <text:p>3</text:p>
          </table:table-cell>
          <table:table-cell office:value-type="float" office:value="380.911987" calcext:value-type="float">
            <text:p>380,911987</text:p>
          </table:table-cell>
        </table:table-row>
        <table:table-row table:style-name="ro1">
          <table:table-cell office:value-type="float" office:value="152934" calcext:value-type="float">
            <text:p>152934</text:p>
          </table:table-cell>
          <table:table-cell office:value-type="float" office:value="928.731995" calcext:value-type="float">
            <text:p>928,731995</text:p>
          </table:table-cell>
          <table:table-cell office:value-type="float" office:value="4" calcext:value-type="float">
            <text:p>4</text:p>
          </table:table-cell>
          <table:table-cell office:value-type="float" office:value="216.708008" calcext:value-type="float">
            <text:p>216,708008</text:p>
          </table:table-cell>
          <table:table-cell office:value-type="float" office:value="152934" calcext:value-type="float">
            <text:p>152934</text:p>
          </table:table-cell>
          <table:table-cell office:value-type="float" office:value="933.661987" calcext:value-type="float">
            <text:p>933,661987</text:p>
          </table:table-cell>
          <table:table-cell office:value-type="float" office:value="7" calcext:value-type="float">
            <text:p>7</text:p>
          </table:table-cell>
          <table:table-cell office:value-type="float" office:value="1122.26001" calcext:value-type="float">
            <text:p>1122,26001</text:p>
          </table:table-cell>
          <table:table-cell office:value-type="float" office:value="152934" calcext:value-type="float">
            <text:p>152934</text:p>
          </table:table-cell>
          <table:table-cell office:value-type="float" office:value="948.846008" calcext:value-type="float">
            <text:p>948,846008</text:p>
          </table:table-cell>
          <table:table-cell office:value-type="float" office:value="3" calcext:value-type="float">
            <text:p>3</text:p>
          </table:table-cell>
          <table:table-cell office:value-type="float" office:value="1012.733032" calcext:value-type="float">
            <text:p>1012,733032</text:p>
          </table:table-cell>
          <table:table-cell office:value-type="float" office:value="152934" calcext:value-type="float">
            <text:p>152934</text:p>
          </table:table-cell>
          <table:table-cell office:value-type="float" office:value="887.323975" calcext:value-type="float">
            <text:p>887,323975</text:p>
          </table:table-cell>
          <table:table-cell office:value-type="float" office:value="6" calcext:value-type="float">
            <text:p>6</text:p>
          </table:table-cell>
          <table:table-cell office:value-type="float" office:value="731.375977" calcext:value-type="float">
            <text:p>731,375977</text:p>
          </table:table-cell>
          <table:table-cell office:value-type="float" office:value="152934" calcext:value-type="float">
            <text:p>152934</text:p>
          </table:table-cell>
          <table:table-cell office:value-type="float" office:value="1116.69397" calcext:value-type="float">
            <text:p>1116,69397</text:p>
          </table:table-cell>
          <table:table-cell office:value-type="float" office:value="5" calcext:value-type="float">
            <text:p>5</text:p>
          </table:table-cell>
          <table:table-cell office:value-type="float" office:value="447.736023" calcext:value-type="float">
            <text:p>447,736023</text:p>
          </table:table-cell>
          <table:table-cell office:value-type="float" office:value="152934" calcext:value-type="float">
            <text:p>152934</text:p>
          </table:table-cell>
          <table:table-cell office:value-type="float" office:value="910.682983" calcext:value-type="float">
            <text:p>910,682983</text:p>
          </table:table-cell>
          <table:table-cell office:value-type="float" office:value="5" calcext:value-type="float">
            <text:p>5</text:p>
          </table:table-cell>
          <table:table-cell office:value-type="float" office:value="504.088013" calcext:value-type="float">
            <text:p>504,088013</text:p>
          </table:table-cell>
          <table:table-cell office:value-type="float" office:value="152934" calcext:value-type="float">
            <text:p>152934</text:p>
          </table:table-cell>
          <table:table-cell office:value-type="float" office:value="1147.855957" calcext:value-type="float">
            <text:p>1147,855957</text:p>
          </table:table-cell>
          <table:table-cell office:value-type="float" office:value="3" calcext:value-type="float">
            <text:p>3</text:p>
          </table:table-cell>
          <table:table-cell office:value-type="float" office:value="746.052979" calcext:value-type="float">
            <text:p>746,052979</text:p>
          </table:table-cell>
        </table:table-row>
        <table:table-row table:style-name="ro1">
          <table:table-cell table:style-name="ce33" office:value-type="string" calcext:value-type="string">
            <text:p>Average</text:p>
          </table:table-cell>
          <table:table-cell table:style-name="ce31" table:formula="of:=AVERAGE([C7.B5:.B34])" office:value-type="float" office:value="1064.21539713333" calcext:value-type="float">
            <text:p>1064,2153971333</text:p>
          </table:table-cell>
          <table:table-cell table:style-name="ce31" table:formula="of:=AVERAGE([C7.C5:.C34])" office:value-type="float" office:value="26.4333333333333" calcext:value-type="float">
            <text:p>26,4333333333</text:p>
          </table:table-cell>
          <table:table-cell table:style-name="ce45" table:formula="of:=AVERAGE([C7.D5:.D34])" office:value-type="float" office:value="1921.8737653" calcext:value-type="float">
            <text:p>1921,873765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F5:.F34])" office:value-type="float" office:value="1056.27275796667" calcext:value-type="float">
            <text:p>1056,2727579667</text:p>
          </table:table-cell>
          <table:table-cell table:style-name="ce31" table:formula="of:=AVERAGE([C7.G5:.G34])" office:value-type="float" office:value="25.6333333333333" calcext:value-type="float">
            <text:p>25,6333333333</text:p>
          </table:table-cell>
          <table:table-cell table:style-name="ce45" table:formula="of:=AVERAGE([C7.H5:.H34])" office:value-type="float" office:value="1591.74853513333" calcext:value-type="float">
            <text:p>1591,7485351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J5:.J34])" office:value-type="float" office:value="1052.93355916667" calcext:value-type="float">
            <text:p>1052,9335591667</text:p>
          </table:table-cell>
          <table:table-cell table:style-name="ce31" table:formula="of:=AVERAGE([C7.K5:.K34])" office:value-type="float" office:value="26.8" calcext:value-type="float">
            <text:p>26,8</text:p>
          </table:table-cell>
          <table:table-cell table:style-name="ce45" table:formula="of:=AVERAGE([C7.L5:.L34])" office:value-type="float" office:value="1789.07311503333" calcext:value-type="float">
            <text:p>1789,0731150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N5:.N34])" office:value-type="float" office:value="1050.33078603333" calcext:value-type="float">
            <text:p>1050,3307860333</text:p>
          </table:table-cell>
          <table:table-cell table:style-name="ce31" table:formula="of:=AVERAGE([C7.O5:.O34])" office:value-type="float" office:value="11.9" calcext:value-type="float">
            <text:p>11,9</text:p>
          </table:table-cell>
          <table:table-cell table:style-name="ce45" table:formula="of:=AVERAGE([C7.P5:.P34])" office:value-type="float" office:value="1279.01716216667" calcext:value-type="float">
            <text:p>1279,0171621667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R5:.R34])" office:value-type="float" office:value="1013.05676476667" calcext:value-type="float">
            <text:p>1013,0567647667</text:p>
          </table:table-cell>
          <table:table-cell table:style-name="ce31" table:formula="of:=AVERAGE([C7.S5:.S34])" office:value-type="float" office:value="21.4666666666667" calcext:value-type="float">
            <text:p>21,4666666667</text:p>
          </table:table-cell>
          <table:table-cell table:style-name="ce45" table:formula="of:=AVERAGE([C7.T5:.T34])" office:value-type="float" office:value="1549.47166823333" calcext:value-type="float">
            <text:p>1549,4716682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V5:.V34])" office:value-type="float" office:value="1058.6131347" calcext:value-type="float">
            <text:p>1058,6131347</text:p>
          </table:table-cell>
          <table:table-cell table:style-name="ce31" table:formula="of:=AVERAGE([C7.W5:.W34])" office:value-type="float" office:value="28.8" calcext:value-type="float">
            <text:p>28,8</text:p>
          </table:table-cell>
          <table:table-cell table:style-name="ce45" table:formula="of:=AVERAGE([C7.X5:.X34])" office:value-type="float" office:value="2102.48680783333" calcext:value-type="float">
            <text:p>2102,4868078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Z5:.Z34])" office:value-type="float" office:value="1039.3068277" calcext:value-type="float">
            <text:p>1039,3068277</text:p>
          </table:table-cell>
          <table:table-cell table:style-name="ce31" table:formula="of:=AVERAGE([C7.AA5:.AA34])" office:value-type="float" office:value="30.2666666666667" calcext:value-type="float">
            <text:p>30,2666666667</text:p>
          </table:table-cell>
          <table:table-cell table:style-name="ce45" table:formula="of:=AVERAGE([C7.AB5:.AB34])" office:value-type="float" office:value="2169.6577517" calcext:value-type="float">
            <text:p>2169,6577517</text:p>
          </table:table-cell>
        </table:table-row>
        <table:table-row table:style-name="ro1">
          <table:table-cell table:style-name="ce33" office:value-type="string" calcext:value-type="string">
            <text:p>Median</text:p>
          </table:table-cell>
          <table:table-cell table:style-name="ce31" table:formula="of:=MEDIAN([C7.B5:.B34])" office:value-type="float" office:value="1033.1525265" calcext:value-type="float">
            <text:p>1033,1525265</text:p>
          </table:table-cell>
          <table:table-cell table:style-name="ce31" table:formula="of:=MEDIAN([C7.C5:.C34])" office:value-type="float" office:value="8" calcext:value-type="float">
            <text:p>8</text:p>
          </table:table-cell>
          <table:table-cell table:style-name="ce45" table:formula="of:=MEDIAN([C7.D5:.D34])" office:value-type="float" office:value="1323.4364625" calcext:value-type="float">
            <text:p>1323,436462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F5:.F34])" office:value-type="float" office:value="1032.752014" calcext:value-type="float">
            <text:p>1032,752014</text:p>
          </table:table-cell>
          <table:table-cell table:style-name="ce31" table:formula="of:=MEDIAN([C7.G5:.G34])" office:value-type="float" office:value="7" calcext:value-type="float">
            <text:p>7</text:p>
          </table:table-cell>
          <table:table-cell table:style-name="ce45" table:formula="of:=MEDIAN([C7.H5:.H34])" office:value-type="float" office:value="1043.994995" calcext:value-type="float">
            <text:p>1043,99499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J5:.J34])" office:value-type="float" office:value="1009.9979555" calcext:value-type="float">
            <text:p>1009,9979555</text:p>
          </table:table-cell>
          <table:table-cell table:style-name="ce31" table:formula="of:=MEDIAN([C7.K5:.K34])" office:value-type="float" office:value="6" calcext:value-type="float">
            <text:p>6</text:p>
          </table:table-cell>
          <table:table-cell table:style-name="ce45" table:formula="of:=MEDIAN([C7.L5:.L34])" office:value-type="float" office:value="775.178986" calcext:value-type="float">
            <text:p>775,178986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N5:.N34])" office:value-type="float" office:value="1082.423523" calcext:value-type="float">
            <text:p>1082,423523</text:p>
          </table:table-cell>
          <table:table-cell table:style-name="ce31" table:formula="of:=MEDIAN([C7.O5:.O34])" office:value-type="float" office:value="6" calcext:value-type="float">
            <text:p>6</text:p>
          </table:table-cell>
          <table:table-cell table:style-name="ce45" table:formula="of:=MEDIAN([C7.P5:.P34])" office:value-type="float" office:value="720.770966" calcext:value-type="float">
            <text:p>720,770966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R5:.R34])" office:value-type="float" office:value="984.129486" calcext:value-type="float">
            <text:p>984,129486</text:p>
          </table:table-cell>
          <table:table-cell table:style-name="ce31" table:formula="of:=MEDIAN([C7.S5:.S34])" office:value-type="float" office:value="6" calcext:value-type="float">
            <text:p>6</text:p>
          </table:table-cell>
          <table:table-cell table:style-name="ce45" table:formula="of:=MEDIAN([C7.T5:.T34])" office:value-type="float" office:value="847.2445375" calcext:value-type="float">
            <text:p>847,244537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V5:.V34])" office:value-type="float" office:value="1027.602478" calcext:value-type="float">
            <text:p>1027,602478</text:p>
          </table:table-cell>
          <table:table-cell table:style-name="ce31" table:formula="of:=MEDIAN([C7.W5:.W34])" office:value-type="float" office:value="7" calcext:value-type="float">
            <text:p>7</text:p>
          </table:table-cell>
          <table:table-cell table:style-name="ce45" table:formula="of:=MEDIAN([C7.X5:.X34])" office:value-type="float" office:value="1273.105469" calcext:value-type="float">
            <text:p>1273,105469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Z5:.Z34])" office:value-type="float" office:value="1037.613525" calcext:value-type="float">
            <text:p>1037,613525</text:p>
          </table:table-cell>
          <table:table-cell table:style-name="ce31" table:formula="of:=MEDIAN([C7.AA5:.AA34])" office:value-type="float" office:value="5.5" calcext:value-type="float">
            <text:p>5,5</text:p>
          </table:table-cell>
          <table:table-cell table:style-name="ce45" table:formula="of:=MEDIAN([C7.AB5:.AB34])" office:value-type="float" office:value="845.7420345" calcext:value-type="float">
            <text:p>845,7420345</text:p>
          </table:table-cell>
        </table:table-row>
        <table:table-row table:style-name="ro1">
          <table:table-cell table:style-name="ce35" office:value-type="string" calcext:value-type="string">
            <text:p>Standard dev.</text:p>
          </table:table-cell>
          <table:table-cell table:style-name="ce41" table:formula="of:=STDEV([C7.B5:.B34])" office:value-type="float" office:value="180.951188183591" calcext:value-type="float">
            <text:p>180,9511881836</text:p>
          </table:table-cell>
          <table:table-cell table:style-name="ce41" table:formula="of:=STDEV([C7.C5:.C34])" office:value-type="float" office:value="43.6156278013483" calcext:value-type="float">
            <text:p>43,6156278013</text:p>
          </table:table-cell>
          <table:table-cell table:style-name="ce46" table:formula="of:=STDEV([C7.D5:.D34])" office:value-type="float" office:value="2009.683523226" calcext:value-type="float">
            <text:p>2009,683523226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F5:.F34])" office:value-type="float" office:value="188.367836269272" calcext:value-type="float">
            <text:p>188,3678362693</text:p>
          </table:table-cell>
          <table:table-cell table:style-name="ce41" table:formula="of:=STDEV([C7.G5:.G34])" office:value-type="float" office:value="44.7926127940706" calcext:value-type="float">
            <text:p>44,7926127941</text:p>
          </table:table-cell>
          <table:table-cell table:style-name="ce46" table:formula="of:=STDEV([C7.H5:.H34])" office:value-type="float" office:value="1477.01594961769" calcext:value-type="float">
            <text:p>1477,0159496177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J5:.J34])" office:value-type="float" office:value="158.085745102189" calcext:value-type="float">
            <text:p>158,0857451022</text:p>
          </table:table-cell>
          <table:table-cell table:style-name="ce41" table:formula="of:=STDEV([C7.K5:.K34])" office:value-type="float" office:value="48.1909993027028" calcext:value-type="float">
            <text:p>48,1909993027</text:p>
          </table:table-cell>
          <table:table-cell table:style-name="ce46" table:formula="of:=STDEV([C7.L5:.L34])" office:value-type="float" office:value="1902.98213998836" calcext:value-type="float">
            <text:p>1902,9821399884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N5:.N34])" office:value-type="float" office:value="156.978552614201" calcext:value-type="float">
            <text:p>156,9785526142</text:p>
          </table:table-cell>
          <table:table-cell table:style-name="ce41" table:formula="of:=STDEV([C7.O5:.O34])" office:value-type="float" office:value="22.4796459660427" calcext:value-type="float">
            <text:p>22,479645966</text:p>
          </table:table-cell>
          <table:table-cell table:style-name="ce46" table:formula="of:=STDEV([C7.P5:.P34])" office:value-type="float" office:value="1572.11382633886" calcext:value-type="float">
            <text:p>1572,1138263389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R5:.R34])" office:value-type="float" office:value="146.799629801488" calcext:value-type="float">
            <text:p>146,7996298015</text:p>
          </table:table-cell>
          <table:table-cell table:style-name="ce41" table:formula="of:=STDEV([C7.S5:.S34])" office:value-type="float" office:value="42.1432150495503" calcext:value-type="float">
            <text:p>42,1432150496</text:p>
          </table:table-cell>
          <table:table-cell table:style-name="ce46" table:formula="of:=STDEV([C7.T5:.T34])" office:value-type="float" office:value="1518.76540993913" calcext:value-type="float">
            <text:p>1518,7654099391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V5:.V34])" office:value-type="float" office:value="189.075626415307" calcext:value-type="float">
            <text:p>189,0756264153</text:p>
          </table:table-cell>
          <table:table-cell table:style-name="ce41" table:formula="of:=STDEV([C7.W5:.W34])" office:value-type="float" office:value="50.4595433713126" calcext:value-type="float">
            <text:p>50,4595433713</text:p>
          </table:table-cell>
          <table:table-cell table:style-name="ce46" table:formula="of:=STDEV([C7.X5:.X34])" office:value-type="float" office:value="1938.61829056337" calcext:value-type="float">
            <text:p>1938,6182905634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Z5:.Z34])" office:value-type="float" office:value="131.558847651075" calcext:value-type="float">
            <text:p>131,5588476511</text:p>
          </table:table-cell>
          <table:table-cell table:style-name="ce41" table:formula="of:=STDEV([C7.AA5:.AA34])" office:value-type="float" office:value="52.5769933515131" calcext:value-type="float">
            <text:p>52,5769933515</text:p>
          </table:table-cell>
          <table:table-cell table:style-name="ce46" table:formula="of:=STDEV([C7.AB5:.AB34])" office:value-type="float" office:value="2787.28670895153" calcext:value-type="float">
            <text:p>2787,2867089515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Initialization time</text:p>
          </table:table-cell>
          <table:table-cell table:style-name="ce42" table:formula="of:=AVERAGE([.B35];[.F35];[.J35];[.N35];[.R35];[.V35];[.Z35])" office:value-type="float" office:value="1047.81846106667" calcext:value-type="float">
            <text:p>1047,8184610667</text:p>
          </table:table-cell>
          <table:table-cell table:formula="of:=STDEV([.B5:.B34];[.F5:.F34];[.J5:.J34];[.N5:.N34];[.R5:.R34];[.V5:.V34];[.Z5:.Z34];[.AD5:.AD34];[.AH5:.AH34])" office:value-type="float" office:value="164.194949072959" calcext:value-type="float">
            <text:p>164,194949073</text:p>
          </table:table-cell>
          <table:table-cell table:formula="of:=COUNT([.B5:.B34];[.F5:.F34];[.J5:.J34];[.N5:.N34];[.R5:.R34];[.V5:.V34];[.Z5:.Z34];[.AD5:.AD34];[.AH5:.AH34])" office:value-type="float" office:value="210" calcext:value-type="float">
            <text:p>210</text:p>
          </table:table-cell>
          <table:table-cell table:formula="of:=2*[.C40]/SQRT([.D40])" office:value-type="float" office:value="22.6610558746442" calcext:value-type="float">
            <text:p>22,6610558746</text:p>
          </table:table-cell>
          <table:table-cell table:number-columns-repeated="23"/>
        </table:table-row>
        <table:table-row table:style-name="ro1">
          <table:table-cell table:style-name="ce33" office:value-type="string" calcext:value-type="string">
            <text:p>Number of stalls</text:p>
          </table:table-cell>
          <table:table-cell table:style-name="ce43" table:formula="of:=AVERAGE([.C35];[.G35];[.K35];[.O35];[.S35];[.W35];[.AA35])" office:value-type="float" office:value="24.4714285714286" calcext:value-type="float">
            <text:p>24,4714285714</text:p>
          </table:table-cell>
          <table:table-cell table:formula="of:=STDEV([.C5:.C34];[.G5:.G34];[.K5:.K34];[.O5:.O34];[.S5:.S34];[.W5:.W34];[.AA5:.AA34];[.AE5:.AE34];[.AI5:.AI34])" office:value-type="float" office:value="44.1705225793749" calcext:value-type="float">
            <text:p>44,1705225794</text:p>
          </table:table-cell>
          <table:table-cell table:style-name="ce47" table:formula="of:=COUNT([.C5:.C34];[.G5:.G34];[.K5:.K34];[.O5:.O34];[.S5:.S34];[.W5:.W34];[.AA5:.AA34];[.AE5:.AE34];[.AI5:.AI34])" office:value-type="float" office:value="210" calcext:value-type="float">
            <text:p>210</text:p>
          </table:table-cell>
          <table:table-cell table:formula="of:=2*[.C41]/SQRT([.D41])" office:value-type="float" office:value="6.09611127403608" calcext:value-type="float">
            <text:p>6,096111274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Total stall time</text:p>
          </table:table-cell>
          <table:table-cell table:style-name="ce44" table:formula="of:=AVERAGE([.D35];[.H35];[.L35];[.P35];[.T35];[.X35];[.AB35])" office:value-type="float" office:value="1771.90411505714" calcext:value-type="float">
            <text:p>1771,9041150571</text:p>
          </table:table-cell>
          <table:table-cell table:formula="of:=STDEV([.D5:.D34];[.H5:.H34];[.L5:.L34];[.P5:.P34];[.T5:.T34];[.X5:.X34];[.AB5:.AB34];[.AF5:.AF34];[.AJ5:.AJ34])" office:value-type="float" office:value="1927.78923155139" calcext:value-type="float">
            <text:p>1927,7892315514</text:p>
          </table:table-cell>
          <table:table-cell table:formula="of:=COUNT([.D5:.D34];[.H5:.H34];[.L5:.L34];[.P5:.P34];[.T5:.T34];[.X5:.X34];[.AB5:.AB34];[.AF5:.AF34];[.AJ5:.AJ34])" office:value-type="float" office:value="210" calcext:value-type="float">
            <text:p>210</text:p>
          </table:table-cell>
          <table:table-cell table:formula="of:=2*[.C42]/SQRT([.D42])" office:value-type="float" office:value="266.060190872936" calcext:value-type="float">
            <text:p>266,0601908729</text:p>
          </table:table-cell>
          <table:table-cell table:number-columns-repeated="23"/>
        </table:table-row>
      </table:table>
      <table:table table:name="C8" table:style-name="ta1">
        <table:table-column table:style-name="co2" table:default-cell-style-name="Default"/>
        <table:table-column table:style-name="co10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4412" calcext:value-type="float">
            <text:p>164412</text:p>
          </table:table-cell>
          <table:table-cell office:value-type="float" office:value="1498.395996" calcext:value-type="float">
            <text:p>1498,395996</text:p>
          </table:table-cell>
          <table:table-cell office:value-type="float" office:value="170" calcext:value-type="float">
            <text:p>170</text:p>
          </table:table-cell>
          <table:table-cell office:value-type="float" office:value="5375.738281" calcext:value-type="float">
            <text:p>5375,7382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85.708984" calcext:value-type="float">
            <text:p>1285,708984</text:p>
          </table:table-cell>
          <table:table-cell office:value-type="float" office:value="125" calcext:value-type="float">
            <text:p>125</text:p>
          </table:table-cell>
          <table:table-cell office:value-type="float" office:value="3270.654541" calcext:value-type="float">
            <text:p>3270,65454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32.343994" calcext:value-type="float">
            <text:p>1232,343994</text:p>
          </table:table-cell>
          <table:table-cell office:value-type="float" office:value="177" calcext:value-type="float">
            <text:p>177</text:p>
          </table:table-cell>
          <table:table-cell office:value-type="float" office:value="5248.691895" calcext:value-type="float">
            <text:p>5248,691895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67.228027" calcext:value-type="float">
            <text:p>1267,228027</text:p>
          </table:table-cell>
          <table:table-cell office:value-type="float" office:value="159" calcext:value-type="float">
            <text:p>159</text:p>
          </table:table-cell>
          <table:table-cell office:value-type="float" office:value="4847.358398" calcext:value-type="float">
            <text:p>4847,358398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01.765991" calcext:value-type="float">
            <text:p>1301,765991</text:p>
          </table:table-cell>
          <table:table-cell office:value-type="float" office:value="185" calcext:value-type="float">
            <text:p>185</text:p>
          </table:table-cell>
          <table:table-cell office:value-type="float" office:value="5278.804199" calcext:value-type="float">
            <text:p>5278,804199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30.571045" calcext:value-type="float">
            <text:p>1330,571045</text:p>
          </table:table-cell>
          <table:table-cell office:value-type="float" office:value="157" calcext:value-type="float">
            <text:p>157</text:p>
          </table:table-cell>
          <table:table-cell office:value-type="float" office:value="4603.425781" calcext:value-type="float">
            <text:p>4603,4257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735.597046" calcext:value-type="float">
            <text:p>1735,597046</text:p>
          </table:table-cell>
          <table:table-cell office:value-type="float" office:value="146" calcext:value-type="float">
            <text:p>146</text:p>
          </table:table-cell>
          <table:table-cell office:value-type="float" office:value="4519.047852" calcext:value-type="float">
            <text:p>4519,04785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65.587891" calcext:value-type="float">
            <text:p>1365,587891</text:p>
          </table:table-cell>
          <table:table-cell office:value-type="float" office:value="149" calcext:value-type="float">
            <text:p>149</text:p>
          </table:table-cell>
          <table:table-cell office:value-type="float" office:value="4847.368164" calcext:value-type="float">
            <text:p>4847,368164</text:p>
          </table:table-cell>
        </table:table-row>
        <table:table-row table:style-name="ro1">
          <table:table-cell office:value-type="float" office:value="164651" calcext:value-type="float">
            <text:p>164651</text:p>
          </table:table-cell>
          <table:table-cell office:value-type="float" office:value="1175.369019" calcext:value-type="float">
            <text:p>1175,369019</text:p>
          </table:table-cell>
          <table:table-cell office:value-type="float" office:value="173" calcext:value-type="float">
            <text:p>173</text:p>
          </table:table-cell>
          <table:table-cell office:value-type="float" office:value="5596.081055" calcext:value-type="float">
            <text:p>5596,08105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1.697998" calcext:value-type="float">
            <text:p>1041,697998</text:p>
          </table:table-cell>
          <table:table-cell office:value-type="float" office:value="198" calcext:value-type="float">
            <text:p>198</text:p>
          </table:table-cell>
          <table:table-cell office:value-type="float" office:value="4879.060059" calcext:value-type="float">
            <text:p>4879,060059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29.392944" calcext:value-type="float">
            <text:p>1129,392944</text:p>
          </table:table-cell>
          <table:table-cell office:value-type="float" office:value="174" calcext:value-type="float">
            <text:p>174</text:p>
          </table:table-cell>
          <table:table-cell office:value-type="float" office:value="5220.457031" calcext:value-type="float">
            <text:p>5220,457031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23.310913" calcext:value-type="float">
            <text:p>1223,310913</text:p>
          </table:table-cell>
          <table:table-cell office:value-type="float" office:value="187" calcext:value-type="float">
            <text:p>187</text:p>
          </table:table-cell>
          <table:table-cell office:value-type="float" office:value="4610.196777" calcext:value-type="float">
            <text:p>4610,196777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87.607056" calcext:value-type="float">
            <text:p>1187,607056</text:p>
          </table:table-cell>
          <table:table-cell office:value-type="float" office:value="3" calcext:value-type="float">
            <text:p>3</text:p>
          </table:table-cell>
          <table:table-cell office:value-type="float" office:value="193.621002" calcext:value-type="float">
            <text:p>193,621002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35.02002" calcext:value-type="float">
            <text:p>1035,02002</text:p>
          </table:table-cell>
          <table:table-cell office:value-type="float" office:value="190" calcext:value-type="float">
            <text:p>190</text:p>
          </table:table-cell>
          <table:table-cell office:value-type="float" office:value="5445.237305" calcext:value-type="float">
            <text:p>5445,23730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93.213013" calcext:value-type="float">
            <text:p>1293,213013</text:p>
          </table:table-cell>
          <table:table-cell office:value-type="float" office:value="147" calcext:value-type="float">
            <text:p>147</text:p>
          </table:table-cell>
          <table:table-cell office:value-type="float" office:value="4530.717285" calcext:value-type="float">
            <text:p>4530,71728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2.81604" calcext:value-type="float">
            <text:p>1042,81604</text:p>
          </table:table-cell>
          <table:table-cell office:value-type="float" office:value="166" calcext:value-type="float">
            <text:p>166</text:p>
          </table:table-cell>
          <table:table-cell office:value-type="float" office:value="5150.991699" calcext:value-type="float">
            <text:p>5150,991699</text:p>
          </table:table-cell>
        </table:table-row>
        <table:table-row table:style-name="ro1">
          <table:table-cell office:value-type="float" office:value="164925" calcext:value-type="float">
            <text:p>164925</text:p>
          </table:table-cell>
          <table:table-cell office:value-type="float" office:value="1343.829956" calcext:value-type="float">
            <text:p>1343,829956</text:p>
          </table:table-cell>
          <table:table-cell office:value-type="float" office:value="9" calcext:value-type="float">
            <text:p>9</text:p>
          </table:table-cell>
          <table:table-cell office:value-type="float" office:value="1614.184937" calcext:value-type="float">
            <text:p>1614,184937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43.23291" calcext:value-type="float">
            <text:p>1243,23291</text:p>
          </table:table-cell>
          <table:table-cell office:value-type="float" office:value="3" calcext:value-type="float">
            <text:p>3</text:p>
          </table:table-cell>
          <table:table-cell office:value-type="float" office:value="878.249023" calcext:value-type="float">
            <text:p>878,2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78.632935" calcext:value-type="float">
            <text:p>1178,632935</text:p>
          </table:table-cell>
          <table:table-cell office:value-type="float" office:value="9" calcext:value-type="float">
            <text:p>9</text:p>
          </table:table-cell>
          <table:table-cell office:value-type="float" office:value="1041.717041" calcext:value-type="float">
            <text:p>1041,717041</text:p>
          </table:table-cell>
          <table:table-cell office:value-type="float" office:value="164925" calcext:value-type="float">
            <text:p>164925</text:p>
          </table:table-cell>
          <table:table-cell office:value-type="float" office:value="1585.705078" calcext:value-type="float">
            <text:p>1585,705078</text:p>
          </table:table-cell>
          <table:table-cell office:value-type="float" office:value="8" calcext:value-type="float">
            <text:p>8</text:p>
          </table:table-cell>
          <table:table-cell office:value-type="float" office:value="662.287048" calcext:value-type="float">
            <text:p>662,28704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37.205933" calcext:value-type="float">
            <text:p>1237,205933</text:p>
          </table:table-cell>
          <table:table-cell office:value-type="float" office:value="10" calcext:value-type="float">
            <text:p>10</text:p>
          </table:table-cell>
          <table:table-cell office:value-type="float" office:value="1792.749023" calcext:value-type="float">
            <text:p>1792,7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73.450073" calcext:value-type="float">
            <text:p>1373,450073</text:p>
          </table:table-cell>
          <table:table-cell office:value-type="float" office:value="7" calcext:value-type="float">
            <text:p>7</text:p>
          </table:table-cell>
          <table:table-cell office:value-type="float" office:value="381.779968" calcext:value-type="float">
            <text:p>381,77996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57.129028" calcext:value-type="float">
            <text:p>1157,129028</text:p>
          </table:table-cell>
          <table:table-cell office:value-type="float" office:value="7" calcext:value-type="float">
            <text:p>7</text:p>
          </table:table-cell>
          <table:table-cell office:value-type="float" office:value="1000.169983" calcext:value-type="float">
            <text:p>1000,16998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17.713989" calcext:value-type="float">
            <text:p>1317,713989</text:p>
          </table:table-cell>
          <table:table-cell office:value-type="float" office:value="8" calcext:value-type="float">
            <text:p>8</text:p>
          </table:table-cell>
          <table:table-cell office:value-type="float" office:value="1147.328003" calcext:value-type="float">
            <text:p>1147,328003</text:p>
          </table:table-cell>
        </table:table-row>
        <table:table-row table:style-name="ro1">
          <table:table-cell office:value-type="float" office:value="165513" calcext:value-type="float">
            <text:p>165513</text:p>
          </table:table-cell>
          <table:table-cell office:value-type="float" office:value="1111.223999" calcext:value-type="float">
            <text:p>1111,223999</text:p>
          </table:table-cell>
          <table:table-cell office:value-type="float" office:value="10" calcext:value-type="float">
            <text:p>10</text:p>
          </table:table-cell>
          <table:table-cell office:value-type="float" office:value="8830.838867" calcext:value-type="float">
            <text:p>8830,838867</text:p>
          </table:table-cell>
          <table:table-cell office:value-type="float" office:value="165513" calcext:value-type="float">
            <text:p>165513</text:p>
          </table:table-cell>
          <table:table-cell office:value-type="float" office:value="1572.796021" calcext:value-type="float">
            <text:p>1572,796021</text:p>
          </table:table-cell>
          <table:table-cell office:value-type="float" office:value="12" calcext:value-type="float">
            <text:p>12</text:p>
          </table:table-cell>
          <table:table-cell office:value-type="float" office:value="7544.963379" calcext:value-type="float">
            <text:p>7544,9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80.959961" calcext:value-type="float">
            <text:p>1280,959961</text:p>
          </table:table-cell>
          <table:table-cell office:value-type="float" office:value="12" calcext:value-type="float">
            <text:p>12</text:p>
          </table:table-cell>
          <table:table-cell office:value-type="float" office:value="5262.152832" calcext:value-type="float">
            <text:p>5262,15283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9.796021" calcext:value-type="float">
            <text:p>1199,796021</text:p>
          </table:table-cell>
          <table:table-cell office:value-type="float" office:value="22" calcext:value-type="float">
            <text:p>22</text:p>
          </table:table-cell>
          <table:table-cell office:value-type="float" office:value="15383.097656" calcext:value-type="float">
            <text:p>1538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332.466064" calcext:value-type="float">
            <text:p>1332,466064</text:p>
          </table:table-cell>
          <table:table-cell office:value-type="float" office:value="22" calcext:value-type="float">
            <text:p>22</text:p>
          </table:table-cell>
          <table:table-cell office:value-type="float" office:value="9085.664062" calcext:value-type="float">
            <text:p>9085,66406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0.054077" calcext:value-type="float">
            <text:p>1190,054077</text:p>
          </table:table-cell>
          <table:table-cell office:value-type="float" office:value="8" calcext:value-type="float">
            <text:p>8</text:p>
          </table:table-cell>
          <table:table-cell office:value-type="float" office:value="18613.097656" calcext:value-type="float">
            <text:p>1861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088.276978" calcext:value-type="float">
            <text:p>1088,276978</text:p>
          </table:table-cell>
          <table:table-cell office:value-type="float" office:value="15" calcext:value-type="float">
            <text:p>15</text:p>
          </table:table-cell>
          <table:table-cell office:value-type="float" office:value="6892.463379" calcext:value-type="float">
            <text:p>6892,4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09.494995" calcext:value-type="float">
            <text:p>1209,494995</text:p>
          </table:table-cell>
          <table:table-cell office:value-type="float" office:value="14" calcext:value-type="float">
            <text:p>14</text:p>
          </table:table-cell>
          <table:table-cell office:value-type="float" office:value="6652.085449" calcext:value-type="float">
            <text:p>6652,085449</text:p>
          </table:table-cell>
        </table:table-row>
        <table:table-row table:style-name="ro1">
          <table:table-cell office:value-type="float" office:value="170438" calcext:value-type="float">
            <text:p>170438</text:p>
          </table:table-cell>
          <table:table-cell office:value-type="float" office:value="1487.856934" calcext:value-type="float">
            <text:p>1487,856934</text:p>
          </table:table-cell>
          <table:table-cell office:value-type="float" office:value="10" calcext:value-type="float">
            <text:p>10</text:p>
          </table:table-cell>
          <table:table-cell office:value-type="float" office:value="18611.082031" calcext:value-type="float">
            <text:p>18611,082031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11.988037" calcext:value-type="float">
            <text:p>1311,988037</text:p>
          </table:table-cell>
          <table:table-cell office:value-type="float" office:value="15" calcext:value-type="float">
            <text:p>15</text:p>
          </table:table-cell>
          <table:table-cell office:value-type="float" office:value="14115.43457" calcext:value-type="float">
            <text:p>14115,43457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83.963989" calcext:value-type="float">
            <text:p>1283,963989</text:p>
          </table:table-cell>
          <table:table-cell office:value-type="float" office:value="12" calcext:value-type="float">
            <text:p>12</text:p>
          </table:table-cell>
          <table:table-cell office:value-type="float" office:value="14292.538086" calcext:value-type="float">
            <text:p>14292,538086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76.760986" calcext:value-type="float">
            <text:p>1176,760986</text:p>
          </table:table-cell>
          <table:table-cell office:value-type="float" office:value="9" calcext:value-type="float">
            <text:p>9</text:p>
          </table:table-cell>
          <table:table-cell office:value-type="float" office:value="11424.111328" calcext:value-type="float">
            <text:p>11424,111328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03.611938" calcext:value-type="float">
            <text:p>1303,611938</text:p>
          </table:table-cell>
          <table:table-cell office:value-type="float" office:value="13" calcext:value-type="float">
            <text:p>13</text:p>
          </table:table-cell>
          <table:table-cell office:value-type="float" office:value="11190.44043" calcext:value-type="float">
            <text:p>11190,4404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20.333984" calcext:value-type="float">
            <text:p>1120,333984</text:p>
          </table:table-cell>
          <table:table-cell office:value-type="float" office:value="11" calcext:value-type="float">
            <text:p>11</text:p>
          </table:table-cell>
          <table:table-cell office:value-type="float" office:value="13444.536133" calcext:value-type="float">
            <text:p>13444,53613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77.328979" calcext:value-type="float">
            <text:p>1277,328979</text:p>
          </table:table-cell>
          <table:table-cell office:value-type="float" office:value="10" calcext:value-type="float">
            <text:p>10</text:p>
          </table:table-cell>
          <table:table-cell office:value-type="float" office:value="15378.171875" calcext:value-type="float">
            <text:p>15378,171875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86.963013" calcext:value-type="float">
            <text:p>1186,963013</text:p>
          </table:table-cell>
          <table:table-cell office:value-type="float" office:value="16" calcext:value-type="float">
            <text:p>16</text:p>
          </table:table-cell>
          <table:table-cell office:value-type="float" office:value="10495.96582" calcext:value-type="float">
            <text:p>10495,96582</text:p>
          </table:table-cell>
        </table:table-row>
        <table:table-row table:style-name="ro1">
          <table:table-cell office:value-type="float" office:value="171344" calcext:value-type="float">
            <text:p>171344</text:p>
          </table:table-cell>
          <table:table-cell office:value-type="float" office:value="1446.250977" calcext:value-type="float">
            <text:p>1446,250977</text:p>
          </table:table-cell>
          <table:table-cell office:value-type="float" office:value="99" calcext:value-type="float">
            <text:p>99</text:p>
          </table:table-cell>
          <table:table-cell office:value-type="float" office:value="3482.288574" calcext:value-type="float">
            <text:p>3482,288574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15.042969" calcext:value-type="float">
            <text:p>1215,042969</text:p>
          </table:table-cell>
          <table:table-cell office:value-type="float" office:value="164" calcext:value-type="float">
            <text:p>164</text:p>
          </table:table-cell>
          <table:table-cell office:value-type="float" office:value="5074.681641" calcext:value-type="float">
            <text:p>5074,68164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7.273926" calcext:value-type="float">
            <text:p>1207,273926</text:p>
          </table:table-cell>
          <table:table-cell office:value-type="float" office:value="194" calcext:value-type="float">
            <text:p>194</text:p>
          </table:table-cell>
          <table:table-cell office:value-type="float" office:value="5584.85791" calcext:value-type="float">
            <text:p>5584,8579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358.896973" calcext:value-type="float">
            <text:p>1358,896973</text:p>
          </table:table-cell>
          <table:table-cell office:value-type="float" office:value="94" calcext:value-type="float">
            <text:p>94</text:p>
          </table:table-cell>
          <table:table-cell office:value-type="float" office:value="2436.456787" calcext:value-type="float">
            <text:p>2436,456787</text:p>
          </table:table-cell>
          <table:table-cell office:value-type="float" office:value="171344" calcext:value-type="float">
            <text:p>171344</text:p>
          </table:table-cell>
          <table:table-cell office:value-type="float" office:value="1195.905029" calcext:value-type="float">
            <text:p>1195,905029</text:p>
          </table:table-cell>
          <table:table-cell office:value-type="float" office:value="146" calcext:value-type="float">
            <text:p>146</text:p>
          </table:table-cell>
          <table:table-cell office:value-type="float" office:value="4033.710693" calcext:value-type="float">
            <text:p>4033,71069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1.800903" calcext:value-type="float">
            <text:p>1201,800903</text:p>
          </table:table-cell>
          <table:table-cell office:value-type="float" office:value="145" calcext:value-type="float">
            <text:p>145</text:p>
          </table:table-cell>
          <table:table-cell office:value-type="float" office:value="4344.520508" calcext:value-type="float">
            <text:p>4344,520508</text:p>
          </table:table-cell>
          <table:table-cell office:value-type="float" office:value="171344" calcext:value-type="float">
            <text:p>171344</text:p>
          </table:table-cell>
          <table:table-cell office:value-type="float" office:value="1693.303955" calcext:value-type="float">
            <text:p>1693,303955</text:p>
          </table:table-cell>
          <table:table-cell office:value-type="float" office:value="99" calcext:value-type="float">
            <text:p>99</text:p>
          </table:table-cell>
          <table:table-cell office:value-type="float" office:value="3007.619873" calcext:value-type="float">
            <text:p>3007,61987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74.384033" calcext:value-type="float">
            <text:p>1274,384033</text:p>
          </table:table-cell>
          <table:table-cell office:value-type="float" office:value="190" calcext:value-type="float">
            <text:p>190</text:p>
          </table:table-cell>
          <table:table-cell office:value-type="float" office:value="5769.807617" calcext:value-type="float">
            <text:p>5769,807617</text:p>
          </table:table-cell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float" office:value="1131.459961" calcext:value-type="float">
            <text:p>1131,459961</text:p>
          </table:table-cell>
          <table:table-cell office:value-type="float" office:value="30" calcext:value-type="float">
            <text:p>30</text:p>
          </table:table-cell>
          <table:table-cell office:value-type="float" office:value="5539.137695" calcext:value-type="float">
            <text:p>5539,137695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73.62793" calcext:value-type="float">
            <text:p>1073,62793</text:p>
          </table:table-cell>
          <table:table-cell office:value-type="float" office:value="9" calcext:value-type="float">
            <text:p>9</text:p>
          </table:table-cell>
          <table:table-cell office:value-type="float" office:value="5350.340332" calcext:value-type="float">
            <text:p>5350,34033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183.052979" calcext:value-type="float">
            <text:p>1183,052979</text:p>
          </table:table-cell>
          <table:table-cell office:value-type="float" office:value="13" calcext:value-type="float">
            <text:p>13</text:p>
          </table:table-cell>
          <table:table-cell office:value-type="float" office:value="3717.746338" calcext:value-type="float">
            <text:p>3717,74633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403.140991" calcext:value-type="float">
            <text:p>1403,140991</text:p>
          </table:table-cell>
          <table:table-cell office:value-type="float" office:value="12" calcext:value-type="float">
            <text:p>12</text:p>
          </table:table-cell>
          <table:table-cell office:value-type="float" office:value="5149.511719" calcext:value-type="float">
            <text:p>5149,511719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50.256958" calcext:value-type="float">
            <text:p>1050,256958</text:p>
          </table:table-cell>
          <table:table-cell office:value-type="float" office:value="11" calcext:value-type="float">
            <text:p>11</text:p>
          </table:table-cell>
          <table:table-cell office:value-type="float" office:value="4124.385742" calcext:value-type="float">
            <text:p>4124,38574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13.716003" calcext:value-type="float">
            <text:p>1013,716003</text:p>
          </table:table-cell>
          <table:table-cell office:value-type="float" office:value="7" calcext:value-type="float">
            <text:p>7</text:p>
          </table:table-cell>
          <table:table-cell office:value-type="float" office:value="1208.164062" calcext:value-type="float">
            <text:p>1208,16406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261.767944" calcext:value-type="float">
            <text:p>1261,767944</text:p>
          </table:table-cell>
          <table:table-cell office:value-type="float" office:value="19" calcext:value-type="float">
            <text:p>19</text:p>
          </table:table-cell>
          <table:table-cell office:value-type="float" office:value="9711.045898" calcext:value-type="float">
            <text:p>9711,04589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340.620972" calcext:value-type="float">
            <text:p>1340,620972</text:p>
          </table:table-cell>
          <table:table-cell office:value-type="float" office:value="17" calcext:value-type="float">
            <text:p>17</text:p>
          </table:table-cell>
          <table:table-cell office:value-type="float" office:value="4430.958008" calcext:value-type="float">
            <text:p>4430,958008</text:p>
          </table:table-cell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14.300964" calcext:value-type="float">
            <text:p>1014,300964</text:p>
          </table:table-cell>
          <table:table-cell office:value-type="float" office:value="167" calcext:value-type="float">
            <text:p>167</text:p>
          </table:table-cell>
          <table:table-cell office:value-type="float" office:value="3649.386719" calcext:value-type="float">
            <text:p>3649,38671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209.60498" calcext:value-type="float">
            <text:p>1209,60498</text:p>
          </table:table-cell>
          <table:table-cell office:value-type="float" office:value="124" calcext:value-type="float">
            <text:p>124</text:p>
          </table:table-cell>
          <table:table-cell office:value-type="float" office:value="3219.326416" calcext:value-type="float">
            <text:p>3219,326416</text:p>
          </table:table-cell>
          <table:table-cell office:value-type="float" office:value="110222" calcext:value-type="float">
            <text:p>110222</text:p>
          </table:table-cell>
          <table:table-cell office:value-type="float" office:value="941.401001" calcext:value-type="float">
            <text:p>941,401001</text:p>
          </table:table-cell>
          <table:table-cell office:value-type="float" office:value="120" calcext:value-type="float">
            <text:p>120</text:p>
          </table:table-cell>
          <table:table-cell office:value-type="float" office:value="2538.429688" calcext:value-type="float">
            <text:p>2538,429688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63.406982" calcext:value-type="float">
            <text:p>1063,406982</text:p>
          </table:table-cell>
          <table:table-cell office:value-type="float" office:value="166" calcext:value-type="float">
            <text:p>166</text:p>
          </table:table-cell>
          <table:table-cell office:value-type="float" office:value="3113.848389" calcext:value-type="float">
            <text:p>3113,84838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37.26001" calcext:value-type="float">
            <text:p>1037,26001</text:p>
          </table:table-cell>
          <table:table-cell office:value-type="float" office:value="179" calcext:value-type="float">
            <text:p>179</text:p>
          </table:table-cell>
          <table:table-cell office:value-type="float" office:value="3395.777832" calcext:value-type="float">
            <text:p>3395,7778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981.057007" calcext:value-type="float">
            <text:p>981,057007</text:p>
          </table:table-cell>
          <table:table-cell office:value-type="float" office:value="181" calcext:value-type="float">
            <text:p>181</text:p>
          </table:table-cell>
          <table:table-cell office:value-type="float" office:value="3898.359375" calcext:value-type="float">
            <text:p>3898,359375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50.580078" calcext:value-type="float">
            <text:p>1150,580078</text:p>
          </table:table-cell>
          <table:table-cell office:value-type="float" office:value="161" calcext:value-type="float">
            <text:p>161</text:p>
          </table:table-cell>
          <table:table-cell office:value-type="float" office:value="3315.114014" calcext:value-type="float">
            <text:p>3315,114014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09.897949" calcext:value-type="float">
            <text:p>1109,897949</text:p>
          </table:table-cell>
          <table:table-cell office:value-type="float" office:value="131" calcext:value-type="float">
            <text:p>131</text:p>
          </table:table-cell>
          <table:table-cell office:value-type="float" office:value="3149.919922" calcext:value-type="float">
            <text:p>3149,919922</text:p>
          </table:table-cell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1058.348999" calcext:value-type="float">
            <text:p>1058,348999</text:p>
          </table:table-cell>
          <table:table-cell office:value-type="float" office:value="23" calcext:value-type="float">
            <text:p>23</text:p>
          </table:table-cell>
          <table:table-cell office:value-type="float" office:value="7907.307129" calcext:value-type="float">
            <text:p>7907,3071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3.343018" calcext:value-type="float">
            <text:p>1053,343018</text:p>
          </table:table-cell>
          <table:table-cell office:value-type="float" office:value="12" calcext:value-type="float">
            <text:p>12</text:p>
          </table:table-cell>
          <table:table-cell office:value-type="float" office:value="3054.294678" calcext:value-type="float">
            <text:p>3054,29467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230.796021" calcext:value-type="float">
            <text:p>1230,796021</text:p>
          </table:table-cell>
          <table:table-cell office:value-type="float" office:value="12" calcext:value-type="float">
            <text:p>12</text:p>
          </table:table-cell>
          <table:table-cell office:value-type="float" office:value="3150.28418" calcext:value-type="float">
            <text:p>3150,2841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383.476074" calcext:value-type="float">
            <text:p>1383,476074</text:p>
          </table:table-cell>
          <table:table-cell office:value-type="float" office:value="9" calcext:value-type="float">
            <text:p>9</text:p>
          </table:table-cell>
          <table:table-cell office:value-type="float" office:value="2817.276123" calcext:value-type="float">
            <text:p>2817,276123</text:p>
          </table:table-cell>
          <table:table-cell office:value-type="float" office:value="110436" calcext:value-type="float">
            <text:p>110436</text:p>
          </table:table-cell>
          <table:table-cell office:value-type="float" office:value="2023.514038" calcext:value-type="float">
            <text:p>2023,514038</text:p>
          </table:table-cell>
          <table:table-cell office:value-type="float" office:value="11" calcext:value-type="float">
            <text:p>11</text:p>
          </table:table-cell>
          <table:table-cell office:value-type="float" office:value="3559.919922" calcext:value-type="float">
            <text:p>3559,919922</text:p>
          </table:table-cell>
          <table:table-cell office:value-type="float" office:value="110436" calcext:value-type="float">
            <text:p>110436</text:p>
          </table:table-cell>
          <table:table-cell office:value-type="float" office:value="1173.406982" calcext:value-type="float">
            <text:p>1173,406982</text:p>
          </table:table-cell>
          <table:table-cell office:value-type="float" office:value="10" calcext:value-type="float">
            <text:p>10</text:p>
          </table:table-cell>
          <table:table-cell office:value-type="float" office:value="2054.10498" calcext:value-type="float">
            <text:p>2054,104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22.085083" calcext:value-type="float">
            <text:p>1422,085083</text:p>
          </table:table-cell>
          <table:table-cell office:value-type="float" office:value="5" calcext:value-type="float">
            <text:p>5</text:p>
          </table:table-cell>
          <table:table-cell office:value-type="float" office:value="1812.862793" calcext:value-type="float">
            <text:p>1812,862793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0.104004" calcext:value-type="float">
            <text:p>1050,104004</text:p>
          </table:table-cell>
          <table:table-cell office:value-type="float" office:value="9" calcext:value-type="float">
            <text:p>9</text:p>
          </table:table-cell>
          <table:table-cell office:value-type="float" office:value="1040.128906" calcext:value-type="float">
            <text:p>1040,128906</text:p>
          </table:table-cell>
        </table:table-row>
        <table:table-row table:style-name="ro1">
          <table:table-cell office:value-type="float" office:value="110627" calcext:value-type="float">
            <text:p>110627</text:p>
          </table:table-cell>
          <table:table-cell office:value-type="float" office:value="1547.831055" calcext:value-type="float">
            <text:p>1547,831055</text:p>
          </table:table-cell>
          <table:table-cell office:value-type="float" office:value="6" calcext:value-type="float">
            <text:p>6</text:p>
          </table:table-cell>
          <table:table-cell office:value-type="float" office:value="814.10498" calcext:value-type="float">
            <text:p>814,10498</text:p>
          </table:table-cell>
          <table:table-cell office:value-type="float" office:value="110627" calcext:value-type="float">
            <text:p>110627</text:p>
          </table:table-cell>
          <table:table-cell office:value-type="float" office:value="943.207031" calcext:value-type="float">
            <text:p>943,207031</text:p>
          </table:table-cell>
          <table:table-cell office:value-type="float" office:value="8" calcext:value-type="float">
            <text:p>8</text:p>
          </table:table-cell>
          <table:table-cell office:value-type="float" office:value="1412.023071" calcext:value-type="float">
            <text:p>1412,0230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27.687988" calcext:value-type="float">
            <text:p>1227,687988</text:p>
          </table:table-cell>
          <table:table-cell office:value-type="float" office:value="9" calcext:value-type="float">
            <text:p>9</text:p>
          </table:table-cell>
          <table:table-cell office:value-type="float" office:value="1609.461914" calcext:value-type="float">
            <text:p>1609,461914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22.950989" calcext:value-type="float">
            <text:p>1022,950989</text:p>
          </table:table-cell>
          <table:table-cell office:value-type="float" office:value="18" calcext:value-type="float">
            <text:p>18</text:p>
          </table:table-cell>
          <table:table-cell office:value-type="float" office:value="3880.370117" calcext:value-type="float">
            <text:p>3880,370117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73.39502" calcext:value-type="float">
            <text:p>1073,39502</text:p>
          </table:table-cell>
          <table:table-cell office:value-type="float" office:value="8" calcext:value-type="float">
            <text:p>8</text:p>
          </table:table-cell>
          <table:table-cell office:value-type="float" office:value="1058.746948" calcext:value-type="float">
            <text:p>1058,746948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36.033081" calcext:value-type="float">
            <text:p>1036,033081</text:p>
          </table:table-cell>
          <table:table-cell office:value-type="float" office:value="8" calcext:value-type="float">
            <text:p>8</text:p>
          </table:table-cell>
          <table:table-cell office:value-type="float" office:value="3831.018066" calcext:value-type="float">
            <text:p>3831,018066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01.712036" calcext:value-type="float">
            <text:p>1201,712036</text:p>
          </table:table-cell>
          <table:table-cell office:value-type="float" office:value="9" calcext:value-type="float">
            <text:p>9</text:p>
          </table:table-cell>
          <table:table-cell office:value-type="float" office:value="1218.410889" calcext:value-type="float">
            <text:p>1218,410889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16.926025" calcext:value-type="float">
            <text:p>1216,926025</text:p>
          </table:table-cell>
          <table:table-cell office:value-type="float" office:value="4" calcext:value-type="float">
            <text:p>4</text:p>
          </table:table-cell>
          <table:table-cell office:value-type="float" office:value="656.710022" calcext:value-type="float">
            <text:p>656,710022</text:p>
          </table:table-cell>
        </table:table-row>
        <table:table-row table:style-name="ro1">
          <table:table-cell office:value-type="float" office:value="102631" calcext:value-type="float">
            <text:p>102631</text:p>
          </table:table-cell>
          <table:table-cell office:value-type="float" office:value="1004.585022" calcext:value-type="float">
            <text:p>1004,585022</text:p>
          </table:table-cell>
          <table:table-cell office:value-type="float" office:value="173" calcext:value-type="float">
            <text:p>173</text:p>
          </table:table-cell>
          <table:table-cell office:value-type="float" office:value="5327.369141" calcext:value-type="float">
            <text:p>5327,369141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31.960938" calcext:value-type="float">
            <text:p>1131,960938</text:p>
          </table:table-cell>
          <table:table-cell office:value-type="float" office:value="113" calcext:value-type="float">
            <text:p>113</text:p>
          </table:table-cell>
          <table:table-cell office:value-type="float" office:value="3850.600098" calcext:value-type="float">
            <text:p>3850,60009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201.269043" calcext:value-type="float">
            <text:p>1201,269043</text:p>
          </table:table-cell>
          <table:table-cell office:value-type="float" office:value="163" calcext:value-type="float">
            <text:p>163</text:p>
          </table:table-cell>
          <table:table-cell office:value-type="float" office:value="5809.955078" calcext:value-type="float">
            <text:p>5809,95507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99.466919" calcext:value-type="float">
            <text:p>1199,466919</text:p>
          </table:table-cell>
          <table:table-cell office:value-type="float" office:value="139" calcext:value-type="float">
            <text:p>139</text:p>
          </table:table-cell>
          <table:table-cell office:value-type="float" office:value="3983.817383" calcext:value-type="float">
            <text:p>3983,817383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18.072021" calcext:value-type="float">
            <text:p>1118,072021</text:p>
          </table:table-cell>
          <table:table-cell office:value-type="float" office:value="3" calcext:value-type="float">
            <text:p>3</text:p>
          </table:table-cell>
          <table:table-cell office:value-type="float" office:value="168.673004" calcext:value-type="float">
            <text:p>168,673004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453979" calcext:value-type="float">
            <text:p>1146,453979</text:p>
          </table:table-cell>
          <table:table-cell office:value-type="float" office:value="145" calcext:value-type="float">
            <text:p>145</text:p>
          </table:table-cell>
          <table:table-cell office:value-type="float" office:value="5175.145996" calcext:value-type="float">
            <text:p>5175,145996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24.463989" calcext:value-type="float">
            <text:p>1124,463989</text:p>
          </table:table-cell>
          <table:table-cell office:value-type="float" office:value="163" calcext:value-type="float">
            <text:p>163</text:p>
          </table:table-cell>
          <table:table-cell office:value-type="float" office:value="4583.419922" calcext:value-type="float">
            <text:p>4583,419922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963013" calcext:value-type="float">
            <text:p>1146,963013</text:p>
          </table:table-cell>
          <table:table-cell office:value-type="float" office:value="142" calcext:value-type="float">
            <text:p>142</text:p>
          </table:table-cell>
          <table:table-cell office:value-type="float" office:value="4444.044434" calcext:value-type="float">
            <text:p>4444,044434</text:p>
          </table:table-cell>
        </table:table-row>
        <table:table-row table:style-name="ro1">
          <table:table-cell office:value-type="float" office:value="102853" calcext:value-type="float">
            <text:p>102853</text:p>
          </table:table-cell>
          <table:table-cell office:value-type="float" office:value="709.174988" calcext:value-type="float">
            <text:p>709,174988</text:p>
          </table:table-cell>
          <table:table-cell office:value-type="float" office:value="19" calcext:value-type="float">
            <text:p>19</text:p>
          </table:table-cell>
          <table:table-cell office:value-type="float" office:value="3569.206055" calcext:value-type="float">
            <text:p>3569,206055</text:p>
          </table:table-cell>
          <table:table-cell office:value-type="float" office:value="102853" calcext:value-type="float">
            <text:p>102853</text:p>
          </table:table-cell>
          <table:table-cell office:value-type="float" office:value="979.501038" calcext:value-type="float">
            <text:p>979,501038</text:p>
          </table:table-cell>
          <table:table-cell office:value-type="float" office:value="8" calcext:value-type="float">
            <text:p>8</text:p>
          </table:table-cell>
          <table:table-cell office:value-type="float" office:value="1497.098022" calcext:value-type="float">
            <text:p>1497,09802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6.804993" calcext:value-type="float">
            <text:p>736,804993</text:p>
          </table:table-cell>
          <table:table-cell office:value-type="float" office:value="8" calcext:value-type="float">
            <text:p>8</text:p>
          </table:table-cell>
          <table:table-cell office:value-type="float" office:value="930.572998" calcext:value-type="float">
            <text:p>930,572998</text:p>
          </table:table-cell>
          <table:table-cell office:value-type="float" office:value="102853" calcext:value-type="float">
            <text:p>102853</text:p>
          </table:table-cell>
          <table:table-cell office:value-type="float" office:value="914.251953" calcext:value-type="float">
            <text:p>914,251953</text:p>
          </table:table-cell>
          <table:table-cell office:value-type="float" office:value="9" calcext:value-type="float">
            <text:p>9</text:p>
          </table:table-cell>
          <table:table-cell office:value-type="float" office:value="1697.427002" calcext:value-type="float">
            <text:p>1697,427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84.246033" calcext:value-type="float">
            <text:p>784,246033</text:p>
          </table:table-cell>
          <table:table-cell office:value-type="float" office:value="7" calcext:value-type="float">
            <text:p>7</text:p>
          </table:table-cell>
          <table:table-cell office:value-type="float" office:value="634.416931" calcext:value-type="float">
            <text:p>634,416931</text:p>
          </table:table-cell>
          <table:table-cell office:value-type="float" office:value="102853" calcext:value-type="float">
            <text:p>102853</text:p>
          </table:table-cell>
          <table:table-cell office:value-type="float" office:value="959.416992" calcext:value-type="float">
            <text:p>959,416992</text:p>
          </table:table-cell>
          <table:table-cell office:value-type="float" office:value="3" calcext:value-type="float">
            <text:p>3</text:p>
          </table:table-cell>
          <table:table-cell office:value-type="float" office:value="1711.688965" calcext:value-type="float">
            <text:p>1711,688965</text:p>
          </table:table-cell>
          <table:table-cell office:value-type="float" office:value="102853" calcext:value-type="float">
            <text:p>102853</text:p>
          </table:table-cell>
          <table:table-cell office:value-type="float" office:value="708.518982" calcext:value-type="float">
            <text:p>708,518982</text:p>
          </table:table-cell>
          <table:table-cell office:value-type="float" office:value="4" calcext:value-type="float">
            <text:p>4</text:p>
          </table:table-cell>
          <table:table-cell office:value-type="float" office:value="252.108002" calcext:value-type="float">
            <text:p>252,108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3.959961" calcext:value-type="float">
            <text:p>733,959961</text:p>
          </table:table-cell>
          <table:table-cell office:value-type="float" office:value="7" calcext:value-type="float">
            <text:p>7</text:p>
          </table:table-cell>
          <table:table-cell office:value-type="float" office:value="832.08905" calcext:value-type="float">
            <text:p>832,08905</text:p>
          </table:table-cell>
        </table:table-row>
        <table:table-row table:style-name="ro1">
          <table:table-cell office:value-type="float" office:value="103031" calcext:value-type="float">
            <text:p>103031</text:p>
          </table:table-cell>
          <table:table-cell office:value-type="float" office:value="1056.509033" calcext:value-type="float">
            <text:p>1056,509033</text:p>
          </table:table-cell>
          <table:table-cell office:value-type="float" office:value="24" calcext:value-type="float">
            <text:p>24</text:p>
          </table:table-cell>
          <table:table-cell office:value-type="float" office:value="3535.508057" calcext:value-type="float">
            <text:p>3535,50805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44.685974" calcext:value-type="float">
            <text:p>944,685974</text:p>
          </table:table-cell>
          <table:table-cell office:value-type="float" office:value="9" calcext:value-type="float">
            <text:p>9</text:p>
          </table:table-cell>
          <table:table-cell office:value-type="float" office:value="1791.804077" calcext:value-type="float">
            <text:p>1791,80407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05994" calcext:value-type="float">
            <text:p>915,205994</text:p>
          </table:table-cell>
          <table:table-cell office:value-type="float" office:value="10" calcext:value-type="float">
            <text:p>10</text:p>
          </table:table-cell>
          <table:table-cell office:value-type="float" office:value="2926.140137" calcext:value-type="float">
            <text:p>2926,140137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1.596008" calcext:value-type="float">
            <text:p>851,596008</text:p>
          </table:table-cell>
          <table:table-cell office:value-type="float" office:value="9" calcext:value-type="float">
            <text:p>9</text:p>
          </table:table-cell>
          <table:table-cell office:value-type="float" office:value="1884.061035" calcext:value-type="float">
            <text:p>1884,061035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0.255005" calcext:value-type="float">
            <text:p>850,255005</text:p>
          </table:table-cell>
          <table:table-cell office:value-type="float" office:value="16" calcext:value-type="float">
            <text:p>16</text:p>
          </table:table-cell>
          <table:table-cell office:value-type="float" office:value="2466.779053" calcext:value-type="float">
            <text:p>2466,779053</text:p>
          </table:table-cell>
          <table:table-cell office:value-type="float" office:value="103031" calcext:value-type="float">
            <text:p>103031</text:p>
          </table:table-cell>
          <table:table-cell office:value-type="float" office:value="885.333984" calcext:value-type="float">
            <text:p>885,333984</text:p>
          </table:table-cell>
          <table:table-cell office:value-type="float" office:value="15" calcext:value-type="float">
            <text:p>15</text:p>
          </table:table-cell>
          <table:table-cell office:value-type="float" office:value="3641.999512" calcext:value-type="float">
            <text:p>3641,999512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86987" calcext:value-type="float">
            <text:p>915,286987</text:p>
          </table:table-cell>
          <table:table-cell office:value-type="float" office:value="9" calcext:value-type="float">
            <text:p>9</text:p>
          </table:table-cell>
          <table:table-cell office:value-type="float" office:value="2778.381836" calcext:value-type="float">
            <text:p>2778,381836</text:p>
          </table:table-cell>
          <table:table-cell office:value-type="float" office:value="103031" calcext:value-type="float">
            <text:p>103031</text:p>
          </table:table-cell>
          <table:table-cell office:value-type="float" office:value="1016.260986" calcext:value-type="float">
            <text:p>1016,260986</text:p>
          </table:table-cell>
          <table:table-cell office:value-type="float" office:value="20" calcext:value-type="float">
            <text:p>20</text:p>
          </table:table-cell>
          <table:table-cell office:value-type="float" office:value="6035.678711" calcext:value-type="float">
            <text:p>6035,678711</text:p>
          </table:table-cell>
        </table:table-row>
        <table:table-row table:style-name="ro1">
          <table:table-cell office:value-type="float" office:value="115742" calcext:value-type="float">
            <text:p>115742</text:p>
          </table:table-cell>
          <table:table-cell office:value-type="float" office:value="888.41803" calcext:value-type="float">
            <text:p>888,41803</text:p>
          </table:table-cell>
          <table:table-cell office:value-type="float" office:value="5" calcext:value-type="float">
            <text:p>5</text:p>
          </table:table-cell>
          <table:table-cell office:value-type="float" office:value="747.153992" calcext:value-type="float">
            <text:p>747,153992</text:p>
          </table:table-cell>
          <table:table-cell office:value-type="float" office:value="115742" calcext:value-type="float">
            <text:p>115742</text:p>
          </table:table-cell>
          <table:table-cell office:value-type="float" office:value="851.746033" calcext:value-type="float">
            <text:p>851,746033</text:p>
          </table:table-cell>
          <table:table-cell office:value-type="float" office:value="5" calcext:value-type="float">
            <text:p>5</text:p>
          </table:table-cell>
          <table:table-cell office:value-type="float" office:value="713.221008" calcext:value-type="float">
            <text:p>713,221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936.631958" calcext:value-type="float">
            <text:p>936,631958</text:p>
          </table:table-cell>
          <table:table-cell office:value-type="float" office:value="4" calcext:value-type="float">
            <text:p>4</text:p>
          </table:table-cell>
          <table:table-cell office:value-type="float" office:value="772.792969" calcext:value-type="float">
            <text:p>772,792969</text:p>
          </table:table-cell>
          <table:table-cell office:value-type="float" office:value="115742" calcext:value-type="float">
            <text:p>115742</text:p>
          </table:table-cell>
          <table:table-cell office:value-type="float" office:value="730.94397" calcext:value-type="float">
            <text:p>730,94397</text:p>
          </table:table-cell>
          <table:table-cell office:value-type="float" office:value="3" calcext:value-type="float">
            <text:p>3</text:p>
          </table:table-cell>
          <table:table-cell office:value-type="float" office:value="263.35199" calcext:value-type="float">
            <text:p>263,35199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8.408936" calcext:value-type="float">
            <text:p>1058,408936</text:p>
          </table:table-cell>
          <table:table-cell office:value-type="float" office:value="5" calcext:value-type="float">
            <text:p>5</text:p>
          </table:table-cell>
          <table:table-cell office:value-type="float" office:value="581.998962" calcext:value-type="float">
            <text:p>581,998962</text:p>
          </table:table-cell>
          <table:table-cell office:value-type="float" office:value="115742" calcext:value-type="float">
            <text:p>115742</text:p>
          </table:table-cell>
          <table:table-cell office:value-type="float" office:value="978.763" calcext:value-type="float">
            <text:p>978,763</text:p>
          </table:table-cell>
          <table:table-cell office:value-type="float" office:value="4" calcext:value-type="float">
            <text:p>4</text:p>
          </table:table-cell>
          <table:table-cell office:value-type="float" office:value="556.057983" calcext:value-type="float">
            <text:p>556,057983</text:p>
          </table:table-cell>
          <table:table-cell office:value-type="float" office:value="115742" calcext:value-type="float">
            <text:p>115742</text:p>
          </table:table-cell>
          <table:table-cell office:value-type="float" office:value="917.580017" calcext:value-type="float">
            <text:p>917,580017</text:p>
          </table:table-cell>
          <table:table-cell office:value-type="float" office:value="2" calcext:value-type="float">
            <text:p>2</text:p>
          </table:table-cell>
          <table:table-cell office:value-type="float" office:value="141.764008" calcext:value-type="float">
            <text:p>141,764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3.738892" calcext:value-type="float">
            <text:p>1053,738892</text:p>
          </table:table-cell>
          <table:table-cell office:value-type="float" office:value="5" calcext:value-type="float">
            <text:p>5</text:p>
          </table:table-cell>
          <table:table-cell office:value-type="float" office:value="1083.111084" calcext:value-type="float">
            <text:p>1083,111084</text:p>
          </table:table-cell>
        </table:table-row>
        <table:table-row table:style-name="ro1">
          <table:table-cell office:value-type="float" office:value="120201" calcext:value-type="float">
            <text:p>120201</text:p>
          </table:table-cell>
          <table:table-cell office:value-type="float" office:value="989.630005" calcext:value-type="float">
            <text:p>989,630005</text:p>
          </table:table-cell>
          <table:table-cell office:value-type="float" office:value="9" calcext:value-type="float">
            <text:p>9</text:p>
          </table:table-cell>
          <table:table-cell office:value-type="float" office:value="1654.349976" calcext:value-type="float">
            <text:p>1654,349976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8.84198" calcext:value-type="float">
            <text:p>938,84198</text:p>
          </table:table-cell>
          <table:table-cell office:value-type="float" office:value="11" calcext:value-type="float">
            <text:p>11</text:p>
          </table:table-cell>
          <table:table-cell office:value-type="float" office:value="1444.338013" calcext:value-type="float">
            <text:p>1444,338013</text:p>
          </table:table-cell>
          <table:table-cell office:value-type="float" office:value="120201" calcext:value-type="float">
            <text:p>120201</text:p>
          </table:table-cell>
          <table:table-cell office:value-type="float" office:value="752.723999" calcext:value-type="float">
            <text:p>752,723999</text:p>
          </table:table-cell>
          <table:table-cell office:value-type="float" office:value="6" calcext:value-type="float">
            <text:p>6</text:p>
          </table:table-cell>
          <table:table-cell office:value-type="float" office:value="2128.592773" calcext:value-type="float">
            <text:p>2128,59277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16.436035" calcext:value-type="float">
            <text:p>916,436035</text:p>
          </table:table-cell>
          <table:table-cell office:value-type="float" office:value="8" calcext:value-type="float">
            <text:p>8</text:p>
          </table:table-cell>
          <table:table-cell office:value-type="float" office:value="1479.303955" calcext:value-type="float">
            <text:p>1479,303955</text:p>
          </table:table-cell>
          <table:table-cell office:value-type="float" office:value="120201" calcext:value-type="float">
            <text:p>120201</text:p>
          </table:table-cell>
          <table:table-cell office:value-type="float" office:value="968.057983" calcext:value-type="float">
            <text:p>968,057983</text:p>
          </table:table-cell>
          <table:table-cell office:value-type="float" office:value="5" calcext:value-type="float">
            <text:p>5</text:p>
          </table:table-cell>
          <table:table-cell office:value-type="float" office:value="950.616943" calcext:value-type="float">
            <text:p>950,61694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3.879028" calcext:value-type="float">
            <text:p>933,879028</text:p>
          </table:table-cell>
          <table:table-cell office:value-type="float" office:value="6" calcext:value-type="float">
            <text:p>6</text:p>
          </table:table-cell>
          <table:table-cell office:value-type="float" office:value="755.10498" calcext:value-type="float">
            <text:p>755,10498</text:p>
          </table:table-cell>
          <table:table-cell office:value-type="float" office:value="120201" calcext:value-type="float">
            <text:p>120201</text:p>
          </table:table-cell>
          <table:table-cell office:value-type="float" office:value="1013.134033" calcext:value-type="float">
            <text:p>1013,134033</text:p>
          </table:table-cell>
          <table:table-cell office:value-type="float" office:value="5" calcext:value-type="float">
            <text:p>5</text:p>
          </table:table-cell>
          <table:table-cell office:value-type="float" office:value="1046.557983" calcext:value-type="float">
            <text:p>1046,557983</text:p>
          </table:table-cell>
          <table:table-cell office:value-type="float" office:value="120201" calcext:value-type="float">
            <text:p>120201</text:p>
          </table:table-cell>
          <table:table-cell office:value-type="float" office:value="860.708008" calcext:value-type="float">
            <text:p>860,708008</text:p>
          </table:table-cell>
          <table:table-cell office:value-type="float" office:value="5" calcext:value-type="float">
            <text:p>5</text:p>
          </table:table-cell>
          <table:table-cell office:value-type="float" office:value="492.179016" calcext:value-type="float">
            <text:p>492,179016</text:p>
          </table:table-cell>
        </table:table-row>
        <table:table-row table:style-name="ro1">
          <table:table-cell office:value-type="float" office:value="120940" calcext:value-type="float">
            <text:p>120940</text:p>
          </table:table-cell>
          <table:table-cell office:value-type="float" office:value="835.999023" calcext:value-type="float">
            <text:p>835,999023</text:p>
          </table:table-cell>
          <table:table-cell office:value-type="float" office:value="10" calcext:value-type="float">
            <text:p>10</text:p>
          </table:table-cell>
          <table:table-cell office:value-type="float" office:value="2747.692871" calcext:value-type="float">
            <text:p>2747,692871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0.485962" calcext:value-type="float">
            <text:p>850,485962</text:p>
          </table:table-cell>
          <table:table-cell office:value-type="float" office:value="5" calcext:value-type="float">
            <text:p>5</text:p>
          </table:table-cell>
          <table:table-cell office:value-type="float" office:value="866.646973" calcext:value-type="float">
            <text:p>866,646973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2.140015" calcext:value-type="float">
            <text:p>852,140015</text:p>
          </table:table-cell>
          <table:table-cell office:value-type="float" office:value="3" calcext:value-type="float">
            <text:p>3</text:p>
          </table:table-cell>
          <table:table-cell office:value-type="float" office:value="1115.925049" calcext:value-type="float">
            <text:p>1115,925049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4.069031" calcext:value-type="float">
            <text:p>844,069031</text:p>
          </table:table-cell>
          <table:table-cell office:value-type="float" office:value="5" calcext:value-type="float">
            <text:p>5</text:p>
          </table:table-cell>
          <table:table-cell office:value-type="float" office:value="1149.848022" calcext:value-type="float">
            <text:p>1149,848022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9.89801" calcext:value-type="float">
            <text:p>849,89801</text:p>
          </table:table-cell>
          <table:table-cell office:value-type="float" office:value="7" calcext:value-type="float">
            <text:p>7</text:p>
          </table:table-cell>
          <table:table-cell office:value-type="float" office:value="1771.400024" calcext:value-type="float">
            <text:p>1771,400024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3.830017" calcext:value-type="float">
            <text:p>843,830017</text:p>
          </table:table-cell>
          <table:table-cell office:value-type="float" office:value="4" calcext:value-type="float">
            <text:p>4</text:p>
          </table:table-cell>
          <table:table-cell office:value-type="float" office:value="727.940002" calcext:value-type="float">
            <text:p>727,940002</text:p>
          </table:table-cell>
          <table:table-cell office:value-type="float" office:value="120940" calcext:value-type="float">
            <text:p>120940</text:p>
          </table:table-cell>
          <table:table-cell office:value-type="float" office:value="768.947021" calcext:value-type="float">
            <text:p>768,947021</text:p>
          </table:table-cell>
          <table:table-cell office:value-type="float" office:value="4" calcext:value-type="float">
            <text:p>4</text:p>
          </table:table-cell>
          <table:table-cell office:value-type="float" office:value="562.209045" calcext:value-type="float">
            <text:p>562,209045</text:p>
          </table:table-cell>
          <table:table-cell office:value-type="float" office:value="120940" calcext:value-type="float">
            <text:p>120940</text:p>
          </table:table-cell>
          <table:table-cell office:value-type="float" office:value="888.065002" calcext:value-type="float">
            <text:p>888,065002</text:p>
          </table:table-cell>
          <table:table-cell office:value-type="float" office:value="18" calcext:value-type="float">
            <text:p>18</text:p>
          </table:table-cell>
          <table:table-cell office:value-type="float" office:value="5809.763184" calcext:value-type="float">
            <text:p>5809,763184</text:p>
          </table:table-cell>
        </table:table-row>
        <table:table-row table:style-name="ro1">
          <table:table-cell office:value-type="float" office:value="121128" calcext:value-type="float">
            <text:p>121128</text:p>
          </table:table-cell>
          <table:table-cell office:value-type="float" office:value="1093.760986" calcext:value-type="float">
            <text:p>1093,760986</text:p>
          </table:table-cell>
          <table:table-cell office:value-type="float" office:value="125" calcext:value-type="float">
            <text:p>125</text:p>
          </table:table-cell>
          <table:table-cell office:value-type="float" office:value="4115.174805" calcext:value-type="float">
            <text:p>4115,17480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28.47998" calcext:value-type="float">
            <text:p>1128,47998</text:p>
          </table:table-cell>
          <table:table-cell office:value-type="float" office:value="78" calcext:value-type="float">
            <text:p>78</text:p>
          </table:table-cell>
          <table:table-cell office:value-type="float" office:value="3098.714355" calcext:value-type="float">
            <text:p>3098,71435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13.175049" calcext:value-type="float">
            <text:p>1113,175049</text:p>
          </table:table-cell>
          <table:table-cell office:value-type="float" office:value="100" calcext:value-type="float">
            <text:p>100</text:p>
          </table:table-cell>
          <table:table-cell office:value-type="float" office:value="2819.436279" calcext:value-type="float">
            <text:p>2819,436279</text:p>
          </table:table-cell>
          <table:table-cell office:value-type="float" office:value="121128" calcext:value-type="float">
            <text:p>121128</text:p>
          </table:table-cell>
          <table:table-cell office:value-type="float" office:value="951.475037" calcext:value-type="float">
            <text:p>951,475037</text:p>
          </table:table-cell>
          <table:table-cell office:value-type="float" office:value="49" calcext:value-type="float">
            <text:p>49</text:p>
          </table:table-cell>
          <table:table-cell office:value-type="float" office:value="1899.514771" calcext:value-type="float">
            <text:p>1899,514771</text:p>
          </table:table-cell>
          <table:table-cell office:value-type="float" office:value="121128" calcext:value-type="float">
            <text:p>121128</text:p>
          </table:table-cell>
          <table:table-cell office:value-type="float" office:value="909.125" calcext:value-type="float">
            <text:p>909,125</text:p>
          </table:table-cell>
          <table:table-cell office:value-type="float" office:value="66" calcext:value-type="float">
            <text:p>66</text:p>
          </table:table-cell>
          <table:table-cell office:value-type="float" office:value="2864.768799" calcext:value-type="float">
            <text:p>2864,768799</text:p>
          </table:table-cell>
          <table:table-cell office:value-type="float" office:value="121128" calcext:value-type="float">
            <text:p>121128</text:p>
          </table:table-cell>
          <table:table-cell office:value-type="float" office:value="860.001953" calcext:value-type="float">
            <text:p>860,001953</text:p>
          </table:table-cell>
          <table:table-cell office:value-type="float" office:value="141" calcext:value-type="float">
            <text:p>141</text:p>
          </table:table-cell>
          <table:table-cell office:value-type="float" office:value="3709.882324" calcext:value-type="float">
            <text:p>3709,88232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41.927979" calcext:value-type="float">
            <text:p>1141,927979</text:p>
          </table:table-cell>
          <table:table-cell office:value-type="float" office:value="101" calcext:value-type="float">
            <text:p>101</text:p>
          </table:table-cell>
          <table:table-cell office:value-type="float" office:value="3199.687744" calcext:value-type="float">
            <text:p>3199,68774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060.395996" calcext:value-type="float">
            <text:p>1060,395996</text:p>
          </table:table-cell>
          <table:table-cell office:value-type="float" office:value="95" calcext:value-type="float">
            <text:p>95</text:p>
          </table:table-cell>
          <table:table-cell office:value-type="float" office:value="3037.331055" calcext:value-type="float">
            <text:p>3037,331055</text:p>
          </table:table-cell>
        </table:table-row>
        <table:table-row table:style-name="ro1">
          <table:table-cell office:value-type="float" office:value="121342" calcext:value-type="float">
            <text:p>121342</text:p>
          </table:table-cell>
          <table:table-cell office:value-type="float" office:value="934.643982" calcext:value-type="float">
            <text:p>934,643982</text:p>
          </table:table-cell>
          <table:table-cell office:value-type="float" office:value="167" calcext:value-type="float">
            <text:p>167</text:p>
          </table:table-cell>
          <table:table-cell office:value-type="float" office:value="3551.33667" calcext:value-type="float">
            <text:p>3551,33667</text:p>
          </table:table-cell>
          <table:table-cell office:value-type="float" office:value="121342" calcext:value-type="float">
            <text:p>121342</text:p>
          </table:table-cell>
          <table:table-cell office:value-type="float" office:value="809.158997" calcext:value-type="float">
            <text:p>809,158997</text:p>
          </table:table-cell>
          <table:table-cell office:value-type="float" office:value="133" calcext:value-type="float">
            <text:p>133</text:p>
          </table:table-cell>
          <table:table-cell office:value-type="float" office:value="3270.427246" calcext:value-type="float">
            <text:p>3270,427246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08.983032" calcext:value-type="float">
            <text:p>1008,983032</text:p>
          </table:table-cell>
          <table:table-cell office:value-type="float" office:value="103" calcext:value-type="float">
            <text:p>103</text:p>
          </table:table-cell>
          <table:table-cell office:value-type="float" office:value="2740.711182" calcext:value-type="float">
            <text:p>2740,711182</text:p>
          </table:table-cell>
          <table:table-cell office:value-type="float" office:value="121342" calcext:value-type="float">
            <text:p>121342</text:p>
          </table:table-cell>
          <table:table-cell office:value-type="float" office:value="894.514954" calcext:value-type="float">
            <text:p>894,514954</text:p>
          </table:table-cell>
          <table:table-cell office:value-type="float" office:value="126" calcext:value-type="float">
            <text:p>126</text:p>
          </table:table-cell>
          <table:table-cell office:value-type="float" office:value="2831.846191" calcext:value-type="float">
            <text:p>2831,846191</text:p>
          </table:table-cell>
          <table:table-cell office:value-type="float" office:value="121342" calcext:value-type="float">
            <text:p>121342</text:p>
          </table:table-cell>
          <table:table-cell office:value-type="float" office:value="913.923035" calcext:value-type="float">
            <text:p>913,923035</text:p>
          </table:table-cell>
          <table:table-cell office:value-type="float" office:value="162" calcext:value-type="float">
            <text:p>162</text:p>
          </table:table-cell>
          <table:table-cell office:value-type="float" office:value="3088.117188" calcext:value-type="float">
            <text:p>3088,117188</text:p>
          </table:table-cell>
          <table:table-cell office:value-type="float" office:value="121342" calcext:value-type="float">
            <text:p>121342</text:p>
          </table:table-cell>
          <table:table-cell office:value-type="float" office:value="1248.588013" calcext:value-type="float">
            <text:p>1248,588013</text:p>
          </table:table-cell>
          <table:table-cell office:value-type="float" office:value="105" calcext:value-type="float">
            <text:p>105</text:p>
          </table:table-cell>
          <table:table-cell office:value-type="float" office:value="2597.604248" calcext:value-type="float">
            <text:p>2597,604248</text:p>
          </table:table-cell>
          <table:table-cell office:value-type="float" office:value="121342" calcext:value-type="float">
            <text:p>121342</text:p>
          </table:table-cell>
          <table:table-cell office:value-type="float" office:value="966.138" calcext:value-type="float">
            <text:p>966,138</text:p>
          </table:table-cell>
          <table:table-cell office:value-type="float" office:value="110" calcext:value-type="float">
            <text:p>110</text:p>
          </table:table-cell>
          <table:table-cell office:value-type="float" office:value="2706.540771" calcext:value-type="float">
            <text:p>2706,540771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91.838989" calcext:value-type="float">
            <text:p>1091,838989</text:p>
          </table:table-cell>
          <table:table-cell office:value-type="float" office:value="115" calcext:value-type="float">
            <text:p>115</text:p>
          </table:table-cell>
          <table:table-cell office:value-type="float" office:value="2643.639893" calcext:value-type="float">
            <text:p>2643,639893</text:p>
          </table:table-cell>
        </table:table-row>
        <table:table-row table:style-name="ro1">
          <table:table-cell office:value-type="float" office:value="121553" calcext:value-type="float">
            <text:p>121553</text:p>
          </table:table-cell>
          <table:table-cell office:value-type="float" office:value="1138.598022" calcext:value-type="float">
            <text:p>1138,598022</text:p>
          </table:table-cell>
          <table:table-cell office:value-type="float" office:value="5" calcext:value-type="float">
            <text:p>5</text:p>
          </table:table-cell>
          <table:table-cell office:value-type="float" office:value="446.776001" calcext:value-type="float">
            <text:p>446,776001</text:p>
          </table:table-cell>
          <table:table-cell office:value-type="float" office:value="121553" calcext:value-type="float">
            <text:p>121553</text:p>
          </table:table-cell>
          <table:table-cell office:value-type="float" office:value="1027.322998" calcext:value-type="float">
            <text:p>1027,322998</text:p>
          </table:table-cell>
          <table:table-cell office:value-type="float" office:value="3" calcext:value-type="float">
            <text:p>3</text:p>
          </table:table-cell>
          <table:table-cell office:value-type="float" office:value="219.812988" calcext:value-type="float">
            <text:p>219,81298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40.677002" calcext:value-type="float">
            <text:p>840,677002</text:p>
          </table:table-cell>
          <table:table-cell office:value-type="float" office:value="8" calcext:value-type="float">
            <text:p>8</text:p>
          </table:table-cell>
          <table:table-cell office:value-type="float" office:value="684.796021" calcext:value-type="float">
            <text:p>684,796021</text:p>
          </table:table-cell>
          <table:table-cell office:value-type="float" office:value="121553" calcext:value-type="float">
            <text:p>121553</text:p>
          </table:table-cell>
          <table:table-cell office:value-type="float" office:value="941.510986" calcext:value-type="float">
            <text:p>941,510986</text:p>
          </table:table-cell>
          <table:table-cell office:value-type="float" office:value="6" calcext:value-type="float">
            <text:p>6</text:p>
          </table:table-cell>
          <table:table-cell office:value-type="float" office:value="246.582977" calcext:value-type="float">
            <text:p>246,582977</text:p>
          </table:table-cell>
          <table:table-cell office:value-type="float" office:value="121553" calcext:value-type="float">
            <text:p>121553</text:p>
          </table:table-cell>
          <table:table-cell office:value-type="float" office:value="807.872986" calcext:value-type="float">
            <text:p>807,872986</text:p>
          </table:table-cell>
          <table:table-cell office:value-type="float" office:value="3" calcext:value-type="float">
            <text:p>3</text:p>
          </table:table-cell>
          <table:table-cell office:value-type="float" office:value="244.829987" calcext:value-type="float">
            <text:p>244,829987</text:p>
          </table:table-cell>
          <table:table-cell office:value-type="float" office:value="121553" calcext:value-type="float">
            <text:p>121553</text:p>
          </table:table-cell>
          <table:table-cell office:value-type="float" office:value="937.578979" calcext:value-type="float">
            <text:p>937,578979</text:p>
          </table:table-cell>
          <table:table-cell office:value-type="float" office:value="16" calcext:value-type="float">
            <text:p>16</text:p>
          </table:table-cell>
          <table:table-cell office:value-type="float" office:value="2695.854248" calcext:value-type="float">
            <text:p>2695,85424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64.584045" calcext:value-type="float">
            <text:p>864,584045</text:p>
          </table:table-cell>
          <table:table-cell office:value-type="float" office:value="37" calcext:value-type="float">
            <text:p>37</text:p>
          </table:table-cell>
          <table:table-cell office:value-type="float" office:value="6271.635254" calcext:value-type="float">
            <text:p>6271,635254</text:p>
          </table:table-cell>
          <table:table-cell office:value-type="float" office:value="121553" calcext:value-type="float">
            <text:p>121553</text:p>
          </table:table-cell>
          <table:table-cell office:value-type="float" office:value="914.807007" calcext:value-type="float">
            <text:p>914,807007</text:p>
          </table:table-cell>
          <table:table-cell office:value-type="float" office:value="7" calcext:value-type="float">
            <text:p>7</text:p>
          </table:table-cell>
          <table:table-cell office:value-type="float" office:value="893.169922" calcext:value-type="float">
            <text:p>893,169922</text:p>
          </table:table-cell>
        </table:table-row>
        <table:table-row table:style-name="ro1">
          <table:table-cell office:value-type="float" office:value="121819" calcext:value-type="float">
            <text:p>121819</text:p>
          </table:table-cell>
          <table:table-cell office:value-type="float" office:value="1343.984009" calcext:value-type="float">
            <text:p>1343,984009</text:p>
          </table:table-cell>
          <table:table-cell office:value-type="float" office:value="28" calcext:value-type="float">
            <text:p>28</text:p>
          </table:table-cell>
          <table:table-cell office:value-type="float" office:value="6405.259766" calcext:value-type="float">
            <text:p>6405,259766</text:p>
          </table:table-cell>
          <table:table-cell office:value-type="float" office:value="121819" calcext:value-type="float">
            <text:p>121819</text:p>
          </table:table-cell>
          <table:table-cell office:value-type="float" office:value="993.97699" calcext:value-type="float">
            <text:p>993,97699</text:p>
          </table:table-cell>
          <table:table-cell office:value-type="float" office:value="10" calcext:value-type="float">
            <text:p>10</text:p>
          </table:table-cell>
          <table:table-cell office:value-type="float" office:value="1937.494995" calcext:value-type="float">
            <text:p>1937,49499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9.750977" calcext:value-type="float">
            <text:p>1119,750977</text:p>
          </table:table-cell>
          <table:table-cell office:value-type="float" office:value="7" calcext:value-type="float">
            <text:p>7</text:p>
          </table:table-cell>
          <table:table-cell office:value-type="float" office:value="1530.409058" calcext:value-type="float">
            <text:p>1530,40905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48.859009" calcext:value-type="float">
            <text:p>1148,859009</text:p>
          </table:table-cell>
          <table:table-cell office:value-type="float" office:value="9" calcext:value-type="float">
            <text:p>9</text:p>
          </table:table-cell>
          <table:table-cell office:value-type="float" office:value="1957.537964" calcext:value-type="float">
            <text:p>1957,537964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27.713989" calcext:value-type="float">
            <text:p>1127,713989</text:p>
          </table:table-cell>
          <table:table-cell office:value-type="float" office:value="10" calcext:value-type="float">
            <text:p>10</text:p>
          </table:table-cell>
          <table:table-cell office:value-type="float" office:value="2355.452148" calcext:value-type="float">
            <text:p>2355,45214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90.968994" calcext:value-type="float">
            <text:p>1090,968994</text:p>
          </table:table-cell>
          <table:table-cell office:value-type="float" office:value="19" calcext:value-type="float">
            <text:p>19</text:p>
          </table:table-cell>
          <table:table-cell office:value-type="float" office:value="5082.585449" calcext:value-type="float">
            <text:p>5082,585449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48.778076" calcext:value-type="float">
            <text:p>1048,778076</text:p>
          </table:table-cell>
          <table:table-cell office:value-type="float" office:value="8" calcext:value-type="float">
            <text:p>8</text:p>
          </table:table-cell>
          <table:table-cell office:value-type="float" office:value="2249.875" calcext:value-type="float">
            <text:p>2249,87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5.264038" calcext:value-type="float">
            <text:p>1115,264038</text:p>
          </table:table-cell>
          <table:table-cell office:value-type="float" office:value="7" calcext:value-type="float">
            <text:p>7</text:p>
          </table:table-cell>
          <table:table-cell office:value-type="float" office:value="3156.885742" calcext:value-type="float">
            <text:p>3156,885742</text:p>
          </table:table-cell>
        </table:table-row>
        <table:table-row table:style-name="ro1">
          <table:table-cell office:value-type="float" office:value="122029" calcext:value-type="float">
            <text:p>122029</text:p>
          </table:table-cell>
          <table:table-cell office:value-type="float" office:value="1146.965088" calcext:value-type="float">
            <text:p>1146,965088</text:p>
          </table:table-cell>
          <table:table-cell office:value-type="float" office:value="10" calcext:value-type="float">
            <text:p>10</text:p>
          </table:table-cell>
          <table:table-cell office:value-type="float" office:value="5165.739746" calcext:value-type="float">
            <text:p>5165,739746</text:p>
          </table:table-cell>
          <table:table-cell office:value-type="float" office:value="122029" calcext:value-type="float">
            <text:p>122029</text:p>
          </table:table-cell>
          <table:table-cell office:value-type="float" office:value="870.759033" calcext:value-type="float">
            <text:p>870,759033</text:p>
          </table:table-cell>
          <table:table-cell office:value-type="float" office:value="11" calcext:value-type="float">
            <text:p>11</text:p>
          </table:table-cell>
          <table:table-cell office:value-type="float" office:value="6287.621094" calcext:value-type="float">
            <text:p>6287,621094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02.799011" calcext:value-type="float">
            <text:p>1002,799011</text:p>
          </table:table-cell>
          <table:table-cell office:value-type="float" office:value="13" calcext:value-type="float">
            <text:p>13</text:p>
          </table:table-cell>
          <table:table-cell office:value-type="float" office:value="5660.260254" calcext:value-type="float">
            <text:p>5660,260254</text:p>
          </table:table-cell>
          <table:table-cell office:value-type="float" office:value="122029" calcext:value-type="float">
            <text:p>122029</text:p>
          </table:table-cell>
          <table:table-cell office:value-type="float" office:value="886.10498" calcext:value-type="float">
            <text:p>886,10498</text:p>
          </table:table-cell>
          <table:table-cell office:value-type="float" office:value="17" calcext:value-type="float">
            <text:p>17</text:p>
          </table:table-cell>
          <table:table-cell office:value-type="float" office:value="6625.105957" calcext:value-type="float">
            <text:p>6625,105957</text:p>
          </table:table-cell>
          <table:table-cell office:value-type="float" office:value="122029" calcext:value-type="float">
            <text:p>122029</text:p>
          </table:table-cell>
          <table:table-cell office:value-type="float" office:value="938.594971" calcext:value-type="float">
            <text:p>938,594971</text:p>
          </table:table-cell>
          <table:table-cell office:value-type="float" office:value="11" calcext:value-type="float">
            <text:p>11</text:p>
          </table:table-cell>
          <table:table-cell office:value-type="float" office:value="5291.160645" calcext:value-type="float">
            <text:p>5291,160645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71.328003" calcext:value-type="float">
            <text:p>1071,328003</text:p>
          </table:table-cell>
          <table:table-cell office:value-type="float" office:value="9" calcext:value-type="float">
            <text:p>9</text:p>
          </table:table-cell>
          <table:table-cell office:value-type="float" office:value="8337.494141" calcext:value-type="float">
            <text:p>8337,494141</text:p>
          </table:table-cell>
          <table:table-cell office:value-type="float" office:value="122029" calcext:value-type="float">
            <text:p>122029</text:p>
          </table:table-cell>
          <table:table-cell office:value-type="float" office:value="926.30603" calcext:value-type="float">
            <text:p>926,30603</text:p>
          </table:table-cell>
          <table:table-cell office:value-type="float" office:value="7" calcext:value-type="float">
            <text:p>7</text:p>
          </table:table-cell>
          <table:table-cell office:value-type="float" office:value="4634.480469" calcext:value-type="float">
            <text:p>4634,480469</text:p>
          </table:table-cell>
          <table:table-cell office:value-type="float" office:value="122029" calcext:value-type="float">
            <text:p>122029</text:p>
          </table:table-cell>
          <table:table-cell office:value-type="float" office:value="718.700989" calcext:value-type="float">
            <text:p>718,700989</text:p>
          </table:table-cell>
          <table:table-cell office:value-type="float" office:value="13" calcext:value-type="float">
            <text:p>13</text:p>
          </table:table-cell>
          <table:table-cell office:value-type="float" office:value="7240.557129" calcext:value-type="float">
            <text:p>7240,557129</text:p>
          </table:table-cell>
        </table:table-row>
        <table:table-row table:style-name="ro1">
          <table:table-cell office:value-type="float" office:value="123200" calcext:value-type="float">
            <text:p>123200</text:p>
          </table:table-cell>
          <table:table-cell office:value-type="float" office:value="941.656006" calcext:value-type="float">
            <text:p>941,656006</text:p>
          </table:table-cell>
          <table:table-cell office:value-type="float" office:value="6" calcext:value-type="float">
            <text:p>6</text:p>
          </table:table-cell>
          <table:table-cell office:value-type="float" office:value="778.161011" calcext:value-type="float">
            <text:p>778,161011</text:p>
          </table:table-cell>
          <table:table-cell office:value-type="float" office:value="123200" calcext:value-type="float">
            <text:p>123200</text:p>
          </table:table-cell>
          <table:table-cell office:value-type="float" office:value="851.729004" calcext:value-type="float">
            <text:p>851,729004</text:p>
          </table:table-cell>
          <table:table-cell office:value-type="float" office:value="8" calcext:value-type="float">
            <text:p>8</text:p>
          </table:table-cell>
          <table:table-cell office:value-type="float" office:value="1131.251099" calcext:value-type="float">
            <text:p>1131,2510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61.929993" calcext:value-type="float">
            <text:p>961,929993</text:p>
          </table:table-cell>
          <table:table-cell office:value-type="float" office:value="5" calcext:value-type="float">
            <text:p>5</text:p>
          </table:table-cell>
          <table:table-cell office:value-type="float" office:value="1762.98999" calcext:value-type="float">
            <text:p>1762,989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92.841003" calcext:value-type="float">
            <text:p>992,841003</text:p>
          </table:table-cell>
          <table:table-cell office:value-type="float" office:value="3" calcext:value-type="float">
            <text:p>3</text:p>
          </table:table-cell>
          <table:table-cell office:value-type="float" office:value="849.757019" calcext:value-type="float">
            <text:p>849,757019</text:p>
          </table:table-cell>
          <table:table-cell office:value-type="float" office:value="123200" calcext:value-type="float">
            <text:p>123200</text:p>
          </table:table-cell>
          <table:table-cell office:value-type="float" office:value="838.993042" calcext:value-type="float">
            <text:p>838,993042</text:p>
          </table:table-cell>
          <table:table-cell office:value-type="float" office:value="7" calcext:value-type="float">
            <text:p>7</text:p>
          </table:table-cell>
          <table:table-cell office:value-type="float" office:value="429.402008" calcext:value-type="float">
            <text:p>429,402008</text:p>
          </table:table-cell>
          <table:table-cell office:value-type="float" office:value="123200" calcext:value-type="float">
            <text:p>123200</text:p>
          </table:table-cell>
          <table:table-cell office:value-type="float" office:value="846.062988" calcext:value-type="float">
            <text:p>846,062988</text:p>
          </table:table-cell>
          <table:table-cell office:value-type="float" office:value="4" calcext:value-type="float">
            <text:p>4</text:p>
          </table:table-cell>
          <table:table-cell office:value-type="float" office:value="591.358032" calcext:value-type="float">
            <text:p>591,358032</text:p>
          </table:table-cell>
          <table:table-cell office:value-type="float" office:value="123200" calcext:value-type="float">
            <text:p>123200</text:p>
          </table:table-cell>
          <table:table-cell office:value-type="float" office:value="863.046997" calcext:value-type="float">
            <text:p>863,046997</text:p>
          </table:table-cell>
          <table:table-cell office:value-type="float" office:value="8" calcext:value-type="float">
            <text:p>8</text:p>
          </table:table-cell>
          <table:table-cell office:value-type="float" office:value="585.414978" calcext:value-type="float">
            <text:p>585,414978</text:p>
          </table:table-cell>
          <table:table-cell office:value-type="float" office:value="123200" calcext:value-type="float">
            <text:p>123200</text:p>
          </table:table-cell>
          <table:table-cell office:value-type="float" office:value="1096.361084" calcext:value-type="float">
            <text:p>1096,361084</text:p>
          </table:table-cell>
          <table:table-cell office:value-type="float" office:value="6" calcext:value-type="float">
            <text:p>6</text:p>
          </table:table-cell>
          <table:table-cell office:value-type="float" office:value="421.88501" calcext:value-type="float">
            <text:p>421,88501</text:p>
          </table:table-cell>
        </table:table-row>
        <table:table-row table:style-name="ro1">
          <table:table-cell office:value-type="float" office:value="123823" calcext:value-type="float">
            <text:p>123823</text:p>
          </table:table-cell>
          <table:table-cell office:value-type="float" office:value="894.801025" calcext:value-type="float">
            <text:p>894,801025</text:p>
          </table:table-cell>
          <table:table-cell office:value-type="float" office:value="4" calcext:value-type="float">
            <text:p>4</text:p>
          </table:table-cell>
          <table:table-cell office:value-type="float" office:value="965.55603" calcext:value-type="float">
            <text:p>965,55603</text:p>
          </table:table-cell>
          <table:table-cell office:value-type="float" office:value="123823" calcext:value-type="float">
            <text:p>123823</text:p>
          </table:table-cell>
          <table:table-cell office:value-type="float" office:value="1028.923096" calcext:value-type="float">
            <text:p>1028,923096</text:p>
          </table:table-cell>
          <table:table-cell office:value-type="float" office:value="7" calcext:value-type="float">
            <text:p>7</text:p>
          </table:table-cell>
          <table:table-cell office:value-type="float" office:value="1299.753052" calcext:value-type="float">
            <text:p>1299,753052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2.692993" calcext:value-type="float">
            <text:p>912,692993</text:p>
          </table:table-cell>
          <table:table-cell office:value-type="float" office:value="3" calcext:value-type="float">
            <text:p>3</text:p>
          </table:table-cell>
          <table:table-cell office:value-type="float" office:value="444.897034" calcext:value-type="float">
            <text:p>444,897034</text:p>
          </table:table-cell>
          <table:table-cell office:value-type="float" office:value="123823" calcext:value-type="float">
            <text:p>123823</text:p>
          </table:table-cell>
          <table:table-cell office:value-type="float" office:value="978.272034" calcext:value-type="float">
            <text:p>978,272034</text:p>
          </table:table-cell>
          <table:table-cell office:value-type="float" office:value="8" calcext:value-type="float">
            <text:p>8</text:p>
          </table:table-cell>
          <table:table-cell office:value-type="float" office:value="1051.920044" calcext:value-type="float">
            <text:p>1051,920044</text:p>
          </table:table-cell>
          <table:table-cell office:value-type="float" office:value="123823" calcext:value-type="float">
            <text:p>123823</text:p>
          </table:table-cell>
          <table:table-cell office:value-type="float" office:value="893.983032" calcext:value-type="float">
            <text:p>893,983032</text:p>
          </table:table-cell>
          <table:table-cell office:value-type="float" office:value="4" calcext:value-type="float">
            <text:p>4</text:p>
          </table:table-cell>
          <table:table-cell office:value-type="float" office:value="696.123047" calcext:value-type="float">
            <text:p>696,12304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3.417969" calcext:value-type="float">
            <text:p>913,417969</text:p>
          </table:table-cell>
          <table:table-cell office:value-type="float" office:value="3" calcext:value-type="float">
            <text:p>3</text:p>
          </table:table-cell>
          <table:table-cell office:value-type="float" office:value="172.300995" calcext:value-type="float">
            <text:p>172,300995</text:p>
          </table:table-cell>
          <table:table-cell office:value-type="float" office:value="123823" calcext:value-type="float">
            <text:p>123823</text:p>
          </table:table-cell>
          <table:table-cell office:value-type="float" office:value="743.663025" calcext:value-type="float">
            <text:p>743,663025</text:p>
          </table:table-cell>
          <table:table-cell office:value-type="float" office:value="6" calcext:value-type="float">
            <text:p>6</text:p>
          </table:table-cell>
          <table:table-cell office:value-type="float" office:value="937.273987" calcext:value-type="float">
            <text:p>937,27398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24.247009" calcext:value-type="float">
            <text:p>924,247009</text:p>
          </table:table-cell>
          <table:table-cell office:value-type="float" office:value="4" calcext:value-type="float">
            <text:p>4</text:p>
          </table:table-cell>
          <table:table-cell office:value-type="float" office:value="1334.759033" calcext:value-type="float">
            <text:p>1334,759033</text:p>
          </table:table-cell>
        </table:table-row>
        <table:table-row table:style-name="ro1">
          <table:table-cell office:value-type="float" office:value="124245" calcext:value-type="float">
            <text:p>124245</text:p>
          </table:table-cell>
          <table:table-cell office:value-type="float" office:value="926.255005" calcext:value-type="float">
            <text:p>926,255005</text:p>
          </table:table-cell>
          <table:table-cell office:value-type="float" office:value="12" calcext:value-type="float">
            <text:p>12</text:p>
          </table:table-cell>
          <table:table-cell office:value-type="float" office:value="5053.182617" calcext:value-type="float">
            <text:p>5053,18261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44.079956" calcext:value-type="float">
            <text:p>844,079956</text:p>
          </table:table-cell>
          <table:table-cell office:value-type="float" office:value="13" calcext:value-type="float">
            <text:p>13</text:p>
          </table:table-cell>
          <table:table-cell office:value-type="float" office:value="7468.979004" calcext:value-type="float">
            <text:p>7468,979004</text:p>
          </table:table-cell>
          <table:table-cell office:value-type="float" office:value="124245" calcext:value-type="float">
            <text:p>124245</text:p>
          </table:table-cell>
          <table:table-cell office:value-type="float" office:value="1205.291992" calcext:value-type="float">
            <text:p>1205,291992</text:p>
          </table:table-cell>
          <table:table-cell office:value-type="float" office:value="13" calcext:value-type="float">
            <text:p>13</text:p>
          </table:table-cell>
          <table:table-cell office:value-type="float" office:value="5792.611816" calcext:value-type="float">
            <text:p>5792,611816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1.080017" calcext:value-type="float">
            <text:p>1001,080017</text:p>
          </table:table-cell>
          <table:table-cell office:value-type="float" office:value="8" calcext:value-type="float">
            <text:p>8</text:p>
          </table:table-cell>
          <table:table-cell office:value-type="float" office:value="4595.844727" calcext:value-type="float">
            <text:p>4595,844727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9.629944" calcext:value-type="float">
            <text:p>1009,629944</text:p>
          </table:table-cell>
          <table:table-cell office:value-type="float" office:value="36" calcext:value-type="float">
            <text:p>36</text:p>
          </table:table-cell>
          <table:table-cell office:value-type="float" office:value="16353.238281" calcext:value-type="float">
            <text:p>16353,238281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66.230957" calcext:value-type="float">
            <text:p>1066,230957</text:p>
          </table:table-cell>
          <table:table-cell office:value-type="float" office:value="13" calcext:value-type="float">
            <text:p>13</text:p>
          </table:table-cell>
          <table:table-cell office:value-type="float" office:value="5908.765137" calcext:value-type="float">
            <text:p>5908,76513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57.60498" calcext:value-type="float">
            <text:p>857,60498</text:p>
          </table:table-cell>
          <table:table-cell office:value-type="float" office:value="12" calcext:value-type="float">
            <text:p>12</text:p>
          </table:table-cell>
          <table:table-cell office:value-type="float" office:value="4129.454102" calcext:value-type="float">
            <text:p>4129,454102</text:p>
          </table:table-cell>
          <table:table-cell office:value-type="float" office:value="124245" calcext:value-type="float">
            <text:p>124245</text:p>
          </table:table-cell>
          <table:table-cell office:value-type="float" office:value="1378.166016" calcext:value-type="float">
            <text:p>1378,166016</text:p>
          </table:table-cell>
          <table:table-cell office:value-type="float" office:value="10" calcext:value-type="float">
            <text:p>10</text:p>
          </table:table-cell>
          <table:table-cell office:value-type="float" office:value="7918.667969" calcext:value-type="float">
            <text:p>7918,667969</text:p>
          </table:table-cell>
        </table:table-row>
        <table:table-row table:style-name="ro1">
          <table:table-cell office:value-type="float" office:value="124958" calcext:value-type="float">
            <text:p>124958</text:p>
          </table:table-cell>
          <table:table-cell office:value-type="float" office:value="895.804016" calcext:value-type="float">
            <text:p>895,804016</text:p>
          </table:table-cell>
          <table:table-cell office:value-type="float" office:value="5" calcext:value-type="float">
            <text:p>5</text:p>
          </table:table-cell>
          <table:table-cell office:value-type="float" office:value="754.280029" calcext:value-type="float">
            <text:p>754,280029</text:p>
          </table:table-cell>
          <table:table-cell office:value-type="float" office:value="124958" calcext:value-type="float">
            <text:p>124958</text:p>
          </table:table-cell>
          <table:table-cell office:value-type="float" office:value="794.296021" calcext:value-type="float">
            <text:p>794,296021</text:p>
          </table:table-cell>
          <table:table-cell office:value-type="float" office:value="6" calcext:value-type="float">
            <text:p>6</text:p>
          </table:table-cell>
          <table:table-cell office:value-type="float" office:value="1758.510986" calcext:value-type="float">
            <text:p>1758,510986</text:p>
          </table:table-cell>
          <table:table-cell office:value-type="float" office:value="124958" calcext:value-type="float">
            <text:p>124958</text:p>
          </table:table-cell>
          <table:table-cell office:value-type="float" office:value="949.635986" calcext:value-type="float">
            <text:p>949,635986</text:p>
          </table:table-cell>
          <table:table-cell office:value-type="float" office:value="5" calcext:value-type="float">
            <text:p>5</text:p>
          </table:table-cell>
          <table:table-cell office:value-type="float" office:value="948.261963" calcext:value-type="float">
            <text:p>948,261963</text:p>
          </table:table-cell>
          <table:table-cell office:value-type="float" office:value="124958" calcext:value-type="float">
            <text:p>124958</text:p>
          </table:table-cell>
          <table:table-cell office:value-type="float" office:value="989.292053" calcext:value-type="float">
            <text:p>989,292053</text:p>
          </table:table-cell>
          <table:table-cell office:value-type="float" office:value="3" calcext:value-type="float">
            <text:p>3</text:p>
          </table:table-cell>
          <table:table-cell office:value-type="float" office:value="825.35199" calcext:value-type="float">
            <text:p>825,3519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62.216003" calcext:value-type="float">
            <text:p>962,216003</text:p>
          </table:table-cell>
          <table:table-cell office:value-type="float" office:value="8" calcext:value-type="float">
            <text:p>8</text:p>
          </table:table-cell>
          <table:table-cell office:value-type="float" office:value="1386.861938" calcext:value-type="float">
            <text:p>1386,861938</text:p>
          </table:table-cell>
          <table:table-cell office:value-type="float" office:value="124958" calcext:value-type="float">
            <text:p>124958</text:p>
          </table:table-cell>
          <table:table-cell office:value-type="float" office:value="858.492981" calcext:value-type="float">
            <text:p>858,492981</text:p>
          </table:table-cell>
          <table:table-cell office:value-type="float" office:value="6" calcext:value-type="float">
            <text:p>6</text:p>
          </table:table-cell>
          <table:table-cell office:value-type="float" office:value="1341.776001" calcext:value-type="float">
            <text:p>1341,776001</text:p>
          </table:table-cell>
          <table:table-cell office:value-type="float" office:value="124958" calcext:value-type="float">
            <text:p>124958</text:p>
          </table:table-cell>
          <table:table-cell office:value-type="float" office:value="929.10199" calcext:value-type="float">
            <text:p>929,10199</text:p>
          </table:table-cell>
          <table:table-cell office:value-type="float" office:value="6" calcext:value-type="float">
            <text:p>6</text:p>
          </table:table-cell>
          <table:table-cell office:value-type="float" office:value="535.165039" calcext:value-type="float">
            <text:p>535,16503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56.849976" calcext:value-type="float">
            <text:p>956,849976</text:p>
          </table:table-cell>
          <table:table-cell office:value-type="float" office:value="4" calcext:value-type="float">
            <text:p>4</text:p>
          </table:table-cell>
          <table:table-cell office:value-type="float" office:value="594.975037" calcext:value-type="float">
            <text:p>594,975037</text:p>
          </table:table-cell>
        </table:table-row>
        <table:table-row table:style-name="ro1">
          <table:table-cell office:value-type="float" office:value="125528" calcext:value-type="float">
            <text:p>125528</text:p>
          </table:table-cell>
          <table:table-cell office:value-type="float" office:value="886.292969" calcext:value-type="float">
            <text:p>886,292969</text:p>
          </table:table-cell>
          <table:table-cell office:value-type="float" office:value="138" calcext:value-type="float">
            <text:p>138</text:p>
          </table:table-cell>
          <table:table-cell office:value-type="float" office:value="4428.997559" calcext:value-type="float">
            <text:p>4428,997559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84.203003" calcext:value-type="float">
            <text:p>1284,203003</text:p>
          </table:table-cell>
          <table:table-cell office:value-type="float" office:value="150" calcext:value-type="float">
            <text:p>150</text:p>
          </table:table-cell>
          <table:table-cell office:value-type="float" office:value="4882.519531" calcext:value-type="float">
            <text:p>4882,519531</text:p>
          </table:table-cell>
          <table:table-cell office:value-type="float" office:value="125528" calcext:value-type="float">
            <text:p>125528</text:p>
          </table:table-cell>
          <table:table-cell office:value-type="float" office:value="1044.476929" calcext:value-type="float">
            <text:p>1044,476929</text:p>
          </table:table-cell>
          <table:table-cell office:value-type="float" office:value="116" calcext:value-type="float">
            <text:p>116</text:p>
          </table:table-cell>
          <table:table-cell office:value-type="float" office:value="4253.302246" calcext:value-type="float">
            <text:p>4253,302246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9.30896" calcext:value-type="float">
            <text:p>1169,30896</text:p>
          </table:table-cell>
          <table:table-cell office:value-type="float" office:value="20" calcext:value-type="float">
            <text:p>20</text:p>
          </table:table-cell>
          <table:table-cell office:value-type="float" office:value="1092.74707" calcext:value-type="float">
            <text:p>1092,74707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51.890015" calcext:value-type="float">
            <text:p>1151,890015</text:p>
          </table:table-cell>
          <table:table-cell office:value-type="float" office:value="95" calcext:value-type="float">
            <text:p>95</text:p>
          </table:table-cell>
          <table:table-cell office:value-type="float" office:value="2913.977783" calcext:value-type="float">
            <text:p>2913,977783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54.18396" calcext:value-type="float">
            <text:p>1254,18396</text:p>
          </table:table-cell>
          <table:table-cell office:value-type="float" office:value="159" calcext:value-type="float">
            <text:p>159</text:p>
          </table:table-cell>
          <table:table-cell office:value-type="float" office:value="4509.575684" calcext:value-type="float">
            <text:p>4509,575684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8.939941" calcext:value-type="float">
            <text:p>1168,939941</text:p>
          </table:table-cell>
          <table:table-cell office:value-type="float" office:value="120" calcext:value-type="float">
            <text:p>120</text:p>
          </table:table-cell>
          <table:table-cell office:value-type="float" office:value="3039.487793" calcext:value-type="float">
            <text:p>3039,487793</text:p>
          </table:table-cell>
          <table:table-cell office:value-type="float" office:value="125528" calcext:value-type="float">
            <text:p>125528</text:p>
          </table:table-cell>
          <table:table-cell office:value-type="float" office:value="880.509033" calcext:value-type="float">
            <text:p>880,509033</text:p>
          </table:table-cell>
          <table:table-cell office:value-type="float" office:value="133" calcext:value-type="float">
            <text:p>133</text:p>
          </table:table-cell>
          <table:table-cell office:value-type="float" office:value="3949.034912" calcext:value-type="float">
            <text:p>3949,034912</text:p>
          </table:table-cell>
        </table:table-row>
        <table:table-row table:style-name="ro1">
          <table:table-cell office:value-type="float" office:value="125805" calcext:value-type="float">
            <text:p>125805</text:p>
          </table:table-cell>
          <table:table-cell office:value-type="float" office:value="981.096008" calcext:value-type="float">
            <text:p>981,096008</text:p>
          </table:table-cell>
          <table:table-cell office:value-type="float" office:value="14" calcext:value-type="float">
            <text:p>14</text:p>
          </table:table-cell>
          <table:table-cell office:value-type="float" office:value="1949.006958" calcext:value-type="float">
            <text:p>1949,00695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24.098999" calcext:value-type="float">
            <text:p>1024,098999</text:p>
          </table:table-cell>
          <table:table-cell office:value-type="float" office:value="6" calcext:value-type="float">
            <text:p>6</text:p>
          </table:table-cell>
          <table:table-cell office:value-type="float" office:value="1003.10498" calcext:value-type="float">
            <text:p>1003,1049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74.419067" calcext:value-type="float">
            <text:p>1074,419067</text:p>
          </table:table-cell>
          <table:table-cell office:value-type="float" office:value="9" calcext:value-type="float">
            <text:p>9</text:p>
          </table:table-cell>
          <table:table-cell office:value-type="float" office:value="2107.490967" calcext:value-type="float">
            <text:p>2107,490967</text:p>
          </table:table-cell>
          <table:table-cell office:value-type="float" office:value="125805" calcext:value-type="float">
            <text:p>125805</text:p>
          </table:table-cell>
          <table:table-cell office:value-type="float" office:value="759.630981" calcext:value-type="float">
            <text:p>759,630981</text:p>
          </table:table-cell>
          <table:table-cell office:value-type="float" office:value="11" calcext:value-type="float">
            <text:p>11</text:p>
          </table:table-cell>
          <table:table-cell office:value-type="float" office:value="1259.488892" calcext:value-type="float">
            <text:p>1259,488892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2.770996" calcext:value-type="float">
            <text:p>882,770996</text:p>
          </table:table-cell>
          <table:table-cell office:value-type="float" office:value="21" calcext:value-type="float">
            <text:p>21</text:p>
          </table:table-cell>
          <table:table-cell office:value-type="float" office:value="4513.132324" calcext:value-type="float">
            <text:p>4513,132324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43.349976" calcext:value-type="float">
            <text:p>1043,349976</text:p>
          </table:table-cell>
          <table:table-cell office:value-type="float" office:value="5" calcext:value-type="float">
            <text:p>5</text:p>
          </table:table-cell>
          <table:table-cell office:value-type="float" office:value="475.701996" calcext:value-type="float">
            <text:p>475,701996</text:p>
          </table:table-cell>
          <table:table-cell office:value-type="float" office:value="125805" calcext:value-type="float">
            <text:p>125805</text:p>
          </table:table-cell>
          <table:table-cell office:value-type="float" office:value="817.231995" calcext:value-type="float">
            <text:p>817,231995</text:p>
          </table:table-cell>
          <table:table-cell office:value-type="float" office:value="9" calcext:value-type="float">
            <text:p>9</text:p>
          </table:table-cell>
          <table:table-cell office:value-type="float" office:value="2232.561768" calcext:value-type="float">
            <text:p>2232,561768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5.747009" calcext:value-type="float">
            <text:p>885,747009</text:p>
          </table:table-cell>
          <table:table-cell office:value-type="float" office:value="36" calcext:value-type="float">
            <text:p>36</text:p>
          </table:table-cell>
          <table:table-cell office:value-type="float" office:value="5761.096191" calcext:value-type="float">
            <text:p>5761,096191</text:p>
          </table:table-cell>
        </table:table-row>
        <table:table-row table:style-name="ro1">
          <table:table-cell office:value-type="float" office:value="130219" calcext:value-type="float">
            <text:p>130219</text:p>
          </table:table-cell>
          <table:table-cell office:value-type="float" office:value="1215.955933" calcext:value-type="float">
            <text:p>1215,955933</text:p>
          </table:table-cell>
          <table:table-cell office:value-type="float" office:value="4" calcext:value-type="float">
            <text:p>4</text:p>
          </table:table-cell>
          <table:table-cell office:value-type="float" office:value="1463.81604" calcext:value-type="float">
            <text:p>1463,816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957.370972" calcext:value-type="float">
            <text:p>957,370972</text:p>
          </table:table-cell>
          <table:table-cell office:value-type="float" office:value="8" calcext:value-type="float">
            <text:p>8</text:p>
          </table:table-cell>
          <table:table-cell office:value-type="float" office:value="2061.907959" calcext:value-type="float">
            <text:p>2061,907959</text:p>
          </table:table-cell>
          <table:table-cell office:value-type="float" office:value="130219" calcext:value-type="float">
            <text:p>130219</text:p>
          </table:table-cell>
          <table:table-cell office:value-type="float" office:value="1006.392944" calcext:value-type="float">
            <text:p>1006,392944</text:p>
          </table:table-cell>
          <table:table-cell office:value-type="float" office:value="8" calcext:value-type="float">
            <text:p>8</text:p>
          </table:table-cell>
          <table:table-cell office:value-type="float" office:value="1179.150879" calcext:value-type="float">
            <text:p>1179,150879</text:p>
          </table:table-cell>
          <table:table-cell office:value-type="float" office:value="130219" calcext:value-type="float">
            <text:p>130219</text:p>
          </table:table-cell>
          <table:table-cell office:value-type="float" office:value="997.259949" calcext:value-type="float">
            <text:p>997,259949</text:p>
          </table:table-cell>
          <table:table-cell office:value-type="float" office:value="19" calcext:value-type="float">
            <text:p>19</text:p>
          </table:table-cell>
          <table:table-cell office:value-type="float" office:value="3803.540039" calcext:value-type="float">
            <text:p>3803,540039</text:p>
          </table:table-cell>
          <table:table-cell office:value-type="float" office:value="130219" calcext:value-type="float">
            <text:p>130219</text:p>
          </table:table-cell>
          <table:table-cell office:value-type="float" office:value="846.981018" calcext:value-type="float">
            <text:p>846,981018</text:p>
          </table:table-cell>
          <table:table-cell office:value-type="float" office:value="9" calcext:value-type="float">
            <text:p>9</text:p>
          </table:table-cell>
          <table:table-cell office:value-type="float" office:value="2380.506104" calcext:value-type="float">
            <text:p>2380,5061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50.166992" calcext:value-type="float">
            <text:p>1150,166992</text:p>
          </table:table-cell>
          <table:table-cell office:value-type="float" office:value="7" calcext:value-type="float">
            <text:p>7</text:p>
          </table:table-cell>
          <table:table-cell office:value-type="float" office:value="2422.126953" calcext:value-type="float">
            <text:p>2422,126953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40.703003" calcext:value-type="float">
            <text:p>1140,703003</text:p>
          </table:table-cell>
          <table:table-cell office:value-type="float" office:value="13" calcext:value-type="float">
            <text:p>13</text:p>
          </table:table-cell>
          <table:table-cell office:value-type="float" office:value="1799.700928" calcext:value-type="float">
            <text:p>1799,700928</text:p>
          </table:table-cell>
          <table:table-cell office:value-type="float" office:value="130219" calcext:value-type="float">
            <text:p>130219</text:p>
          </table:table-cell>
          <table:table-cell office:value-type="float" office:value="825.80603" calcext:value-type="float">
            <text:p>825,80603</text:p>
          </table:table-cell>
          <table:table-cell office:value-type="float" office:value="8" calcext:value-type="float">
            <text:p>8</text:p>
          </table:table-cell>
          <table:table-cell office:value-type="float" office:value="1646.828003" calcext:value-type="float">
            <text:p>1646,828003</text:p>
          </table:table-cell>
        </table:table-row>
        <table:table-row table:style-name="ro1">
          <table:table-cell office:value-type="float" office:value="130400" calcext:value-type="float">
            <text:p>130400</text:p>
          </table:table-cell>
          <table:table-cell office:value-type="float" office:value="752.117981" calcext:value-type="float">
            <text:p>752,117981</text:p>
          </table:table-cell>
          <table:table-cell office:value-type="float" office:value="9" calcext:value-type="float">
            <text:p>9</text:p>
          </table:table-cell>
          <table:table-cell office:value-type="float" office:value="1557.175903" calcext:value-type="float">
            <text:p>1557,175903</text:p>
          </table:table-cell>
          <table:table-cell office:value-type="float" office:value="130400" calcext:value-type="float">
            <text:p>130400</text:p>
          </table:table-cell>
          <table:table-cell office:value-type="float" office:value="942.274963" calcext:value-type="float">
            <text:p>942,274963</text:p>
          </table:table-cell>
          <table:table-cell office:value-type="float" office:value="25" calcext:value-type="float">
            <text:p>25</text:p>
          </table:table-cell>
          <table:table-cell office:value-type="float" office:value="6157.399902" calcext:value-type="float">
            <text:p>6157,399902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0.984985" calcext:value-type="float">
            <text:p>910,984985</text:p>
          </table:table-cell>
          <table:table-cell office:value-type="float" office:value="8" calcext:value-type="float">
            <text:p>8</text:p>
          </table:table-cell>
          <table:table-cell office:value-type="float" office:value="2582.461182" calcext:value-type="float">
            <text:p>2582,461182</text:p>
          </table:table-cell>
          <table:table-cell office:value-type="float" office:value="130400" calcext:value-type="float">
            <text:p>130400</text:p>
          </table:table-cell>
          <table:table-cell office:value-type="float" office:value="1009.791992" calcext:value-type="float">
            <text:p>1009,791992</text:p>
          </table:table-cell>
          <table:table-cell office:value-type="float" office:value="23" calcext:value-type="float">
            <text:p>23</text:p>
          </table:table-cell>
          <table:table-cell office:value-type="float" office:value="3420.459229" calcext:value-type="float">
            <text:p>3420,459229</text:p>
          </table:table-cell>
          <table:table-cell office:value-type="float" office:value="130400" calcext:value-type="float">
            <text:p>130400</text:p>
          </table:table-cell>
          <table:table-cell office:value-type="float" office:value="988.221985" calcext:value-type="float">
            <text:p>988,221985</text:p>
          </table:table-cell>
          <table:table-cell office:value-type="float" office:value="8" calcext:value-type="float">
            <text:p>8</text:p>
          </table:table-cell>
          <table:table-cell office:value-type="float" office:value="3746.042236" calcext:value-type="float">
            <text:p>3746,04223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57.809998" calcext:value-type="float">
            <text:p>857,809998</text:p>
          </table:table-cell>
          <table:table-cell office:value-type="float" office:value="8" calcext:value-type="float">
            <text:p>8</text:p>
          </table:table-cell>
          <table:table-cell office:value-type="float" office:value="2599.758057" calcext:value-type="float">
            <text:p>2599,758057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9.687988" calcext:value-type="float">
            <text:p>919,687988</text:p>
          </table:table-cell>
          <table:table-cell office:value-type="float" office:value="8" calcext:value-type="float">
            <text:p>8</text:p>
          </table:table-cell>
          <table:table-cell office:value-type="float" office:value="1363.717896" calcext:value-type="float">
            <text:p>1363,71789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98.372986" calcext:value-type="float">
            <text:p>898,372986</text:p>
          </table:table-cell>
          <table:table-cell office:value-type="float" office:value="8" calcext:value-type="float">
            <text:p>8</text:p>
          </table:table-cell>
          <table:table-cell office:value-type="float" office:value="1849.993896" calcext:value-type="float">
            <text:p>1849,993896</text:p>
          </table:table-cell>
        </table:table-row>
        <table:table-row table:style-name="ro1">
          <table:table-cell office:value-type="float" office:value="131122" calcext:value-type="float">
            <text:p>131122</text:p>
          </table:table-cell>
          <table:table-cell office:value-type="float" office:value="1220.119995" calcext:value-type="float">
            <text:p>1220,119995</text:p>
          </table:table-cell>
          <table:table-cell office:value-type="float" office:value="142" calcext:value-type="float">
            <text:p>142</text:p>
          </table:table-cell>
          <table:table-cell office:value-type="float" office:value="3255.583984" calcext:value-type="float">
            <text:p>3255,583984</text:p>
          </table:table-cell>
          <table:table-cell office:value-type="float" office:value="131122" calcext:value-type="float">
            <text:p>131122</text:p>
          </table:table-cell>
          <table:table-cell office:value-type="float" office:value="970.256958" calcext:value-type="float">
            <text:p>970,256958</text:p>
          </table:table-cell>
          <table:table-cell office:value-type="float" office:value="183" calcext:value-type="float">
            <text:p>183</text:p>
          </table:table-cell>
          <table:table-cell office:value-type="float" office:value="4343.407227" calcext:value-type="float">
            <text:p>4343,40722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116.889893" calcext:value-type="float">
            <text:p>1116,889893</text:p>
          </table:table-cell>
          <table:table-cell office:value-type="float" office:value="146" calcext:value-type="float">
            <text:p>146</text:p>
          </table:table-cell>
          <table:table-cell office:value-type="float" office:value="3190.820068" calcext:value-type="float">
            <text:p>3190,820068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19.916077" calcext:value-type="float">
            <text:p>1019,91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2.945068" calcext:value-type="float">
            <text:p>1032,945068</text:p>
          </table:table-cell>
          <table:table-cell office:value-type="float" office:value="183" calcext:value-type="float">
            <text:p>183</text:p>
          </table:table-cell>
          <table:table-cell office:value-type="float" office:value="4891.07373" calcext:value-type="float">
            <text:p>4891,07373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2.721985" calcext:value-type="float">
            <text:p>982,721985</text:p>
          </table:table-cell>
          <table:table-cell office:value-type="float" office:value="129" calcext:value-type="float">
            <text:p>129</text:p>
          </table:table-cell>
          <table:table-cell office:value-type="float" office:value="3485.486816" calcext:value-type="float">
            <text:p>3485,486816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8.093994" calcext:value-type="float">
            <text:p>988,093994</text:p>
          </table:table-cell>
          <table:table-cell office:value-type="float" office:value="174" calcext:value-type="float">
            <text:p>174</text:p>
          </table:table-cell>
          <table:table-cell office:value-type="float" office:value="4688.500977" calcext:value-type="float">
            <text:p>4688,50097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8.776978" calcext:value-type="float">
            <text:p>1038,776978</text:p>
          </table:table-cell>
          <table:table-cell office:value-type="float" office:value="169" calcext:value-type="float">
            <text:p>169</text:p>
          </table:table-cell>
          <table:table-cell office:value-type="float" office:value="3557.224609" calcext:value-type="float">
            <text:p>3557,22460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1089.0411662" calcext:value-type="float">
            <text:p>1089,0411662</text:p>
          </table:table-cell>
          <table:table-cell table:style-name="ce1" table:formula="of:=AVERAGE([C8.C5:.C34])" office:value-type="float" office:value="53.5333333333333" calcext:value-type="float">
            <text:p>53,5333333333</text:p>
          </table:table-cell>
          <table:table-cell table:style-name="ce15" table:formula="of:=AVERAGE([C8.D5:.D34])" office:value-type="float" office:value="3963.0492493" calcext:value-type="float">
            <text:p>3963,049249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1039.1467591" calcext:value-type="float">
            <text:p>1039,1467591</text:p>
          </table:table-cell>
          <table:table-cell table:style-name="ce1" table:formula="of:=AVERAGE([C8.G5:.G34])" office:value-type="float" office:value="48.7333333333333" calcext:value-type="float">
            <text:p>48,7333333333</text:p>
          </table:table-cell>
          <table:table-cell table:style-name="ce15" table:formula="of:=AVERAGE([C8.H5:.H34])" office:value-type="float" office:value="3462.78801063333" calcext:value-type="float">
            <text:p>3462,78801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1051.9460531" calcext:value-type="float">
            <text:p>1051,9460531</text:p>
          </table:table-cell>
          <table:table-cell table:style-name="ce1" table:formula="of:=AVERAGE([C8.K5:.K34])" office:value-type="float" office:value="49" calcext:value-type="float">
            <text:p>49</text:p>
          </table:table-cell>
          <table:table-cell table:style-name="ce15" table:formula="of:=AVERAGE([C8.L5:.L34])" office:value-type="float" office:value="3234.93049526667" calcext:value-type="float">
            <text:p>3234,930495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062.70983273333" calcext:value-type="float">
            <text:p>1062,7098327333</text:p>
          </table:table-cell>
          <table:table-cell table:style-name="ce1" table:formula="of:=AVERAGE([C8.O5:.O34])" office:value-type="float" office:value="38.6333333333333" calcext:value-type="float">
            <text:p>38,6333333333</text:p>
          </table:table-cell>
          <table:table-cell table:style-name="ce15" table:formula="of:=AVERAGE([C8.P5:.P34])" office:value-type="float" office:value="3174.73401996667" calcext:value-type="float">
            <text:p>3174,734019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1055.89290363333" calcext:value-type="float">
            <text:p>1055,8929036333</text:p>
          </table:table-cell>
          <table:table-cell table:style-name="ce1" table:formula="of:=AVERAGE([C8.S5:.S34])" office:value-type="float" office:value="41.8" calcext:value-type="float">
            <text:p>41,8</text:p>
          </table:table-cell>
          <table:table-cell table:style-name="ce15" table:formula="of:=AVERAGE([C8.T5:.T34])" office:value-type="float" office:value="3381.41303293333" calcext:value-type="float">
            <text:p>3381,413032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046.13413076667" calcext:value-type="float">
            <text:p>1046,1341307667</text:p>
          </table:table-cell>
          <table:table-cell table:style-name="ce1" table:formula="of:=AVERAGE([C8.W5:.W34])" office:value-type="float" office:value="50.8333333333333" calcext:value-type="float">
            <text:p>50,8333333333</text:p>
          </table:table-cell>
          <table:table-cell table:style-name="ce15" table:formula="of:=AVERAGE([C8.X5:.X34])" office:value-type="float" office:value="3810.74837843333" calcext:value-type="float">
            <text:p>3810,748378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070.15777373333" calcext:value-type="float">
            <text:p>1070,1577737333</text:p>
          </table:table-cell>
          <table:table-cell table:style-name="ce1" table:formula="of:=AVERAGE([C8.AA5:.AA34])" office:value-type="float" office:value="47.4666666666667" calcext:value-type="float">
            <text:p>47,4666666667</text:p>
          </table:table-cell>
          <table:table-cell table:style-name="ce15" table:formula="of:=AVERAGE([C8.AB5:.AB34])" office:value-type="float" office:value="3304.11871143333" calcext:value-type="float">
            <text:p>3304,118711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053.33493043333" calcext:value-type="float">
            <text:p>1053,3349304333</text:p>
          </table:table-cell>
          <table:table-cell table:style-name="ce1" table:formula="of:=AVERAGE([C8.AE5:.AE34])" office:value-type="float" office:value="50.5333333333333" calcext:value-type="float">
            <text:p>50,5333333333</text:p>
          </table:table-cell>
          <table:table-cell table:style-name="ce15" table:formula="of:=AVERAGE([C8.AF5:.AF34])" office:value-type="float" office:value="3534.80591633333" calcext:value-type="float">
            <text:p>3534,805916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1057.429016" calcext:value-type="float">
            <text:p>1057,429016</text:p>
          </table:table-cell>
          <table:table-cell table:style-name="ce1" table:formula="of:=MEDIAN([C8.C5:.C34])" office:value-type="float" office:value="13" calcext:value-type="float">
            <text:p>13</text:p>
          </table:table-cell>
          <table:table-cell table:style-name="ce15" table:formula="of:=MEDIAN([C8.D5:.D34])" office:value-type="float" office:value="3543.4223635" calcext:value-type="float">
            <text:p>3543,42236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1009.0379945" calcext:value-type="float">
            <text:p>1009,0379945</text:p>
          </table:table-cell>
          <table:table-cell table:style-name="ce1" table:formula="of:=MEDIAN([C8.G5:.G34])" office:value-type="float" office:value="11" calcext:value-type="float">
            <text:p>11</text:p>
          </table:table-cell>
          <table:table-cell table:style-name="ce15" table:formula="of:=MEDIAN([C8.H5:.H34])" office:value-type="float" office:value="3076.5045165" calcext:value-type="float">
            <text:p>3076,50451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1059.447998" calcext:value-type="float">
            <text:p>1059,447998</text:p>
          </table:table-cell>
          <table:table-cell table:style-name="ce1" table:formula="of:=MEDIAN([C8.K5:.K34])" office:value-type="float" office:value="11" calcext:value-type="float">
            <text:p>11</text:p>
          </table:table-cell>
          <table:table-cell table:style-name="ce15" table:formula="of:=MEDIAN([C8.L5:.L34])" office:value-type="float" office:value="2661.586182" calcext:value-type="float">
            <text:p>2661,58618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005.4360045" calcext:value-type="float">
            <text:p>1005,4360045</text:p>
          </table:table-cell>
          <table:table-cell table:style-name="ce1" table:formula="of:=MEDIAN([C8.O5:.O34])" office:value-type="float" office:value="10" calcext:value-type="float">
            <text:p>10</text:p>
          </table:table-cell>
          <table:table-cell table:style-name="ce15" table:formula="of:=MEDIAN([C8.P5:.P34])" office:value-type="float" office:value="2196.9973755" calcext:value-type="float">
            <text:p>2196,99737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1021.287506" calcext:value-type="float">
            <text:p>1021,287506</text:p>
          </table:table-cell>
          <table:table-cell table:style-name="ce1" table:formula="of:=MEDIAN([C8.S5:.S34])" office:value-type="float" office:value="10.5" calcext:value-type="float">
            <text:p>10,5</text:p>
          </table:table-cell>
          <table:table-cell table:style-name="ce15" table:formula="of:=MEDIAN([C8.T5:.T34])" office:value-type="float" office:value="2665.773926" calcext:value-type="float">
            <text:p>2665,773926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035.5265505" calcext:value-type="float">
            <text:p>1035,5265505</text:p>
          </table:table-cell>
          <table:table-cell table:style-name="ce1" table:formula="of:=MEDIAN([C8.W5:.W34])" office:value-type="float" office:value="9.5" calcext:value-type="float">
            <text:p>9,5</text:p>
          </table:table-cell>
          <table:table-cell table:style-name="ce15" table:formula="of:=MEDIAN([C8.X5:.X34])" office:value-type="float" office:value="3090.670532" calcext:value-type="float">
            <text:p>3090,67053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1030.9560545" calcext:value-type="float">
            <text:p>1030,9560545</text:p>
          </table:table-cell>
          <table:table-cell table:style-name="ce1" table:formula="of:=MEDIAN([C8.AA5:.AA34])" office:value-type="float" office:value="9.5" calcext:value-type="float">
            <text:p>9,5</text:p>
          </table:table-cell>
          <table:table-cell table:style-name="ce15" table:formula="of:=MEDIAN([C8.AB5:.AB34])" office:value-type="float" office:value="2742.4613035" calcext:value-type="float">
            <text:p>2742,46130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051.921448" calcext:value-type="float">
            <text:p>1051,921448</text:p>
          </table:table-cell>
          <table:table-cell table:style-name="ce1" table:formula="of:=MEDIAN([C8.AE5:.AE34])" office:value-type="float" office:value="13.5" calcext:value-type="float">
            <text:p>13,5</text:p>
          </table:table-cell>
          <table:table-cell table:style-name="ce15" table:formula="of:=MEDIAN([C8.AF5:.AF34])" office:value-type="float" office:value="3153.402832" calcext:value-type="float">
            <text:p>3153,402832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222.065405129212" calcext:value-type="float">
            <text:p>222,0654051292</text:p>
          </table:table-cell>
          <table:table-cell table:style-name="ce11" table:formula="of:=STDEV([C8.C5:.C34])" office:value-type="float" office:value="66.3084398504617" calcext:value-type="float">
            <text:p>66,3084398505</text:p>
          </table:table-cell>
          <table:table-cell table:style-name="ce16" table:formula="of:=STDEV([C8.D5:.D34])" office:value-type="float" office:value="3540.23203423122" calcext:value-type="float">
            <text:p>3540,232034231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80.025978061336" calcext:value-type="float">
            <text:p>180,0259780613</text:p>
          </table:table-cell>
          <table:table-cell table:style-name="ce11" table:formula="of:=STDEV([C8.G5:.G34])" office:value-type="float" office:value="64.4980263442134" calcext:value-type="float">
            <text:p>64,4980263442</text:p>
          </table:table-cell>
          <table:table-cell table:style-name="ce16" table:formula="of:=STDEV([C8.H5:.H34])" office:value-type="float" office:value="2893.30557720964" calcext:value-type="float">
            <text:p>2893,305577209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156.004483358483" calcext:value-type="float">
            <text:p>156,0044833585</text:p>
          </table:table-cell>
          <table:table-cell table:style-name="ce11" table:formula="of:=STDEV([C8.K5:.K34])" office:value-type="float" office:value="65.723558994447" calcext:value-type="float">
            <text:p>65,7235589944</text:p>
          </table:table-cell>
          <table:table-cell table:style-name="ce16" table:formula="of:=STDEV([C8.L5:.L34])" office:value-type="float" office:value="2730.93056072698" calcext:value-type="float">
            <text:p>2730,93056072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201.110272630803" calcext:value-type="float">
            <text:p>201,1102726308</text:p>
          </table:table-cell>
          <table:table-cell table:style-name="ce11" table:formula="of:=STDEV([C8.O5:.O34])" office:value-type="float" office:value="56.5883400523912" calcext:value-type="float">
            <text:p>56,5883400524</text:p>
          </table:table-cell>
          <table:table-cell table:style-name="ce16" table:formula="of:=STDEV([C8.P5:.P34])" office:value-type="float" office:value="3285.22231452298" calcext:value-type="float">
            <text:p>3285,22231452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239.932012264794" calcext:value-type="float">
            <text:p>239,9320122648</text:p>
          </table:table-cell>
          <table:table-cell table:style-name="ce11" table:formula="of:=STDEV([C8.S5:.S34])" office:value-type="float" office:value="62.145768574571" calcext:value-type="float">
            <text:p>62,1457685746</text:p>
          </table:table-cell>
          <table:table-cell table:style-name="ce16" table:formula="of:=STDEV([C8.T5:.T34])" office:value-type="float" office:value="3519.53743039482" calcext:value-type="float">
            <text:p>3519,53743039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48.396922736369" calcext:value-type="float">
            <text:p>148,3969227364</text:p>
          </table:table-cell>
          <table:table-cell table:style-name="ce11" table:formula="of:=STDEV([C8.W5:.W34])" office:value-type="float" office:value="67.6405730788613" calcext:value-type="float">
            <text:p>67,6405730789</text:p>
          </table:table-cell>
          <table:table-cell table:style-name="ce16" table:formula="of:=STDEV([C8.X5:.X34])" office:value-type="float" office:value="3925.62208931212" calcext:value-type="float">
            <text:p>3925,622089312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248.654109722503" calcext:value-type="float">
            <text:p>248,6541097225</text:p>
          </table:table-cell>
          <table:table-cell table:style-name="ce11" table:formula="of:=STDEV([C8.AA5:.AA34])" office:value-type="float" office:value="60.9294296895913" calcext:value-type="float">
            <text:p>60,9294296896</text:p>
          </table:table-cell>
          <table:table-cell table:style-name="ce16" table:formula="of:=STDEV([C8.AB5:.AB34])" office:value-type="float" office:value="3168.0608949644" calcext:value-type="float">
            <text:p>3168,060894964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81.136800999084" calcext:value-type="float">
            <text:p>181,1368009991</text:p>
          </table:table-cell>
          <table:table-cell table:style-name="ce11" table:formula="of:=STDEV([C8.AE5:.AE34])" office:value-type="float" office:value="63.9659032736129" calcext:value-type="float">
            <text:p>63,9659032736</text:p>
          </table:table-cell>
          <table:table-cell table:style-name="ce16" table:formula="of:=STDEV([C8.AF5:.AF34])" office:value-type="float" office:value="2621.60221034368" calcext:value-type="float">
            <text:p>2621,6022103437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058.5454437125" calcext:value-type="float">
            <text:p>1058,5454437125</text:p>
          </table:table-cell>
          <table:table-cell table:formula="of:=STDEV([.B5:.B34];[.F5:.F34];[.J5:.J34];[.N5:.N34];[.R5:.R34];[.V5:.V34];[.Z5:.Z34];[.AD5:.AD34];[.AH5:.AH34])" office:value-type="float" office:value="197.812104140013" calcext:value-type="float">
            <text:p>197,81210414</text:p>
          </table:table-cell>
          <table:table-cell table:formula="of:=COUNT([.B5:.B34];[.F5:.F34];[.J5:.J34];[.N5:.N34];[.R5:.R34];[.V5:.V34];[.Z5:.Z34];[.AD5:.AD34];[.AH5:.AH34])" office:value-type="float" office:value="240" calcext:value-type="float">
            <text:p>240</text:p>
          </table:table-cell>
          <table:table-cell table:formula="of:=2*[.C40]/SQRT([.D40])" office:value-type="float" office:value="25.5374328337506" calcext:value-type="float">
            <text:p>25,5374328338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47.5666666666667" calcext:value-type="float">
            <text:p>47,5666666667</text:p>
          </table:table-cell>
          <table:table-cell table:formula="of:=STDEV([.C5:.C34];[.G5:.G34];[.K5:.K34];[.O5:.O34];[.S5:.S34];[.W5:.W34];[.AA5:.AA34];[.AE5:.AE34];[.AI5:.AI34])" office:value-type="float" office:value="62.7949753251078" calcext:value-type="float">
            <text:p>62,7949753251</text:p>
          </table:table-cell>
          <table:table-cell table:style-name="ce17" table:formula="of:=COUNT([.C5:.C34];[.G5:.G34];[.K5:.K34];[.O5:.O34];[.S5:.S34];[.W5:.W34];[.AA5:.AA34];[.AE5:.AE34];[.AI5:.AI34])" office:value-type="float" office:value="240" calcext:value-type="float">
            <text:p>240</text:p>
          </table:table-cell>
          <table:table-cell table:formula="of:=2*[.C41]/SQRT([.D41])" office:value-type="float" office:value="8.1067964553216" calcext:value-type="float">
            <text:p>8,1067964553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3483.3234767875" calcext:value-type="float">
            <text:p>3483,3234767875</text:p>
          </table:table-cell>
          <table:table-cell table:formula="of:=STDEV([.D5:.D34];[.H5:.H34];[.L5:.L34];[.P5:.P34];[.T5:.T34];[.X5:.X34];[.AB5:.AB34];[.AF5:.AF34];[.AJ5:.AJ34])" office:value-type="float" office:value="3200.54828483153" calcext:value-type="float">
            <text:p>3200,5482848315</text:p>
          </table:table-cell>
          <table:table-cell table:formula="of:=COUNT([.D5:.D34];[.H5:.H34];[.L5:.L34];[.P5:.P34];[.T5:.T34];[.X5:.X34];[.AB5:.AB34];[.AF5:.AF34];[.AJ5:.AJ34])" office:value-type="float" office:value="240" calcext:value-type="float">
            <text:p>240</text:p>
          </table:table-cell>
          <table:table-cell table:formula="of:=2*[.C42]/SQRT([.D42])" office:value-type="float" office:value="413.189006862841" calcext:value-type="float">
            <text:p>413,1890068628</text:p>
          </table:table-cell>
          <table:table-cell table:number-columns-repeated="27"/>
        </table:table-row>
        <table:table-row table:style-name="ro1" table:number-rows-repeated="22">
          <table:table-cell table:number-columns-repeated="32"/>
        </table:table-row>
        <table:table-row table:style-name="ro1">
          <table:table-cell office:value-type="float" office:value="164412" calcext:value-type="float">
            <text:p>164412</text:p>
          </table:table-cell>
          <table:table-cell office:value-type="float" office:value="1498.395996" calcext:value-type="float">
            <text:p>1498,395996</text:p>
          </table:table-cell>
          <table:table-cell office:value-type="float" office:value="170" calcext:value-type="float">
            <text:p>170</text:p>
          </table:table-cell>
          <table:table-cell office:value-type="float" office:value="5375.738281" calcext:value-type="float">
            <text:p>5375,7382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85.708984" calcext:value-type="float">
            <text:p>1285,708984</text:p>
          </table:table-cell>
          <table:table-cell office:value-type="float" office:value="125" calcext:value-type="float">
            <text:p>125</text:p>
          </table:table-cell>
          <table:table-cell office:value-type="float" office:value="3270.654541" calcext:value-type="float">
            <text:p>3270,65454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32.343994" calcext:value-type="float">
            <text:p>1232,343994</text:p>
          </table:table-cell>
          <table:table-cell office:value-type="float" office:value="177" calcext:value-type="float">
            <text:p>177</text:p>
          </table:table-cell>
          <table:table-cell office:value-type="float" office:value="5248.691895" calcext:value-type="float">
            <text:p>5248,691895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67.228027" calcext:value-type="float">
            <text:p>1267,228027</text:p>
          </table:table-cell>
          <table:table-cell office:value-type="float" office:value="159" calcext:value-type="float">
            <text:p>159</text:p>
          </table:table-cell>
          <table:table-cell office:value-type="float" office:value="4847.358398" calcext:value-type="float">
            <text:p>4847,358398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01.765991" calcext:value-type="float">
            <text:p>1301,765991</text:p>
          </table:table-cell>
          <table:table-cell office:value-type="float" office:value="185" calcext:value-type="float">
            <text:p>185</text:p>
          </table:table-cell>
          <table:table-cell office:value-type="float" office:value="5278.804199" calcext:value-type="float">
            <text:p>5278,804199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30.571045" calcext:value-type="float">
            <text:p>1330,571045</text:p>
          </table:table-cell>
          <table:table-cell office:value-type="float" office:value="157" calcext:value-type="float">
            <text:p>157</text:p>
          </table:table-cell>
          <table:table-cell office:value-type="float" office:value="4603.425781" calcext:value-type="float">
            <text:p>4603,4257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735.597046" calcext:value-type="float">
            <text:p>1735,597046</text:p>
          </table:table-cell>
          <table:table-cell office:value-type="float" office:value="146" calcext:value-type="float">
            <text:p>146</text:p>
          </table:table-cell>
          <table:table-cell office:value-type="float" office:value="4519.047852" calcext:value-type="float">
            <text:p>4519,04785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65.587891" calcext:value-type="float">
            <text:p>1365,587891</text:p>
          </table:table-cell>
          <table:table-cell office:value-type="float" office:value="149" calcext:value-type="float">
            <text:p>149</text:p>
          </table:table-cell>
          <table:table-cell office:value-type="float" office:value="4847.368164" calcext:value-type="float">
            <text:p>4847,368164</text:p>
          </table:table-cell>
        </table:table-row>
        <table:table-row table:style-name="ro1">
          <table:table-cell office:value-type="float" office:value="164651" calcext:value-type="float">
            <text:p>164651</text:p>
          </table:table-cell>
          <table:table-cell office:value-type="float" office:value="1175.369019" calcext:value-type="float">
            <text:p>1175,369019</text:p>
          </table:table-cell>
          <table:table-cell office:value-type="float" office:value="173" calcext:value-type="float">
            <text:p>173</text:p>
          </table:table-cell>
          <table:table-cell office:value-type="float" office:value="5596.081055" calcext:value-type="float">
            <text:p>5596,08105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1.697998" calcext:value-type="float">
            <text:p>1041,697998</text:p>
          </table:table-cell>
          <table:table-cell office:value-type="float" office:value="198" calcext:value-type="float">
            <text:p>198</text:p>
          </table:table-cell>
          <table:table-cell office:value-type="float" office:value="4879.060059" calcext:value-type="float">
            <text:p>4879,060059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29.392944" calcext:value-type="float">
            <text:p>1129,392944</text:p>
          </table:table-cell>
          <table:table-cell office:value-type="float" office:value="174" calcext:value-type="float">
            <text:p>174</text:p>
          </table:table-cell>
          <table:table-cell office:value-type="float" office:value="5220.457031" calcext:value-type="float">
            <text:p>5220,457031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23.310913" calcext:value-type="float">
            <text:p>1223,310913</text:p>
          </table:table-cell>
          <table:table-cell office:value-type="float" office:value="187" calcext:value-type="float">
            <text:p>187</text:p>
          </table:table-cell>
          <table:table-cell office:value-type="float" office:value="4610.196777" calcext:value-type="float">
            <text:p>4610,196777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87.607056" calcext:value-type="float">
            <text:p>1187,607056</text:p>
          </table:table-cell>
          <table:table-cell office:value-type="float" office:value="3" calcext:value-type="float">
            <text:p>3</text:p>
          </table:table-cell>
          <table:table-cell office:value-type="float" office:value="193.621002" calcext:value-type="float">
            <text:p>193,621002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35.02002" calcext:value-type="float">
            <text:p>1035,02002</text:p>
          </table:table-cell>
          <table:table-cell office:value-type="float" office:value="190" calcext:value-type="float">
            <text:p>190</text:p>
          </table:table-cell>
          <table:table-cell office:value-type="float" office:value="5445.237305" calcext:value-type="float">
            <text:p>5445,23730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93.213013" calcext:value-type="float">
            <text:p>1293,213013</text:p>
          </table:table-cell>
          <table:table-cell office:value-type="float" office:value="147" calcext:value-type="float">
            <text:p>147</text:p>
          </table:table-cell>
          <table:table-cell office:value-type="float" office:value="4530.717285" calcext:value-type="float">
            <text:p>4530,71728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2.81604" calcext:value-type="float">
            <text:p>1042,81604</text:p>
          </table:table-cell>
          <table:table-cell office:value-type="float" office:value="166" calcext:value-type="float">
            <text:p>166</text:p>
          </table:table-cell>
          <table:table-cell office:value-type="float" office:value="5150.991699" calcext:value-type="float">
            <text:p>5150,991699</text:p>
          </table:table-cell>
        </table:table-row>
        <table:table-row table:style-name="ro1">
          <table:table-cell office:value-type="float" office:value="164925" calcext:value-type="float">
            <text:p>164925</text:p>
          </table:table-cell>
          <table:table-cell office:value-type="float" office:value="1343.829956" calcext:value-type="float">
            <text:p>1343,829956</text:p>
          </table:table-cell>
          <table:table-cell office:value-type="float" office:value="9" calcext:value-type="float">
            <text:p>9</text:p>
          </table:table-cell>
          <table:table-cell office:value-type="float" office:value="1614.184937" calcext:value-type="float">
            <text:p>1614,184937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43.23291" calcext:value-type="float">
            <text:p>1243,23291</text:p>
          </table:table-cell>
          <table:table-cell office:value-type="float" office:value="3" calcext:value-type="float">
            <text:p>3</text:p>
          </table:table-cell>
          <table:table-cell office:value-type="float" office:value="878.249023" calcext:value-type="float">
            <text:p>878,2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78.632935" calcext:value-type="float">
            <text:p>1178,632935</text:p>
          </table:table-cell>
          <table:table-cell office:value-type="float" office:value="9" calcext:value-type="float">
            <text:p>9</text:p>
          </table:table-cell>
          <table:table-cell office:value-type="float" office:value="1041.717041" calcext:value-type="float">
            <text:p>1041,717041</text:p>
          </table:table-cell>
          <table:table-cell office:value-type="float" office:value="164925" calcext:value-type="float">
            <text:p>164925</text:p>
          </table:table-cell>
          <table:table-cell office:value-type="float" office:value="1585.705078" calcext:value-type="float">
            <text:p>1585,705078</text:p>
          </table:table-cell>
          <table:table-cell office:value-type="float" office:value="8" calcext:value-type="float">
            <text:p>8</text:p>
          </table:table-cell>
          <table:table-cell office:value-type="float" office:value="662.287048" calcext:value-type="float">
            <text:p>662,28704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37.205933" calcext:value-type="float">
            <text:p>1237,205933</text:p>
          </table:table-cell>
          <table:table-cell office:value-type="float" office:value="10" calcext:value-type="float">
            <text:p>10</text:p>
          </table:table-cell>
          <table:table-cell office:value-type="float" office:value="1792.749023" calcext:value-type="float">
            <text:p>1792,7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73.450073" calcext:value-type="float">
            <text:p>1373,450073</text:p>
          </table:table-cell>
          <table:table-cell office:value-type="float" office:value="7" calcext:value-type="float">
            <text:p>7</text:p>
          </table:table-cell>
          <table:table-cell office:value-type="float" office:value="381.779968" calcext:value-type="float">
            <text:p>381,77996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57.129028" calcext:value-type="float">
            <text:p>1157,129028</text:p>
          </table:table-cell>
          <table:table-cell office:value-type="float" office:value="7" calcext:value-type="float">
            <text:p>7</text:p>
          </table:table-cell>
          <table:table-cell office:value-type="float" office:value="1000.169983" calcext:value-type="float">
            <text:p>1000,16998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17.713989" calcext:value-type="float">
            <text:p>1317,713989</text:p>
          </table:table-cell>
          <table:table-cell office:value-type="float" office:value="8" calcext:value-type="float">
            <text:p>8</text:p>
          </table:table-cell>
          <table:table-cell office:value-type="float" office:value="1147.328003" calcext:value-type="float">
            <text:p>1147,328003</text:p>
          </table:table-cell>
        </table:table-row>
        <table:table-row table:style-name="ro1">
          <table:table-cell office:value-type="float" office:value="165513" calcext:value-type="float">
            <text:p>165513</text:p>
          </table:table-cell>
          <table:table-cell office:value-type="float" office:value="1111.223999" calcext:value-type="float">
            <text:p>1111,223999</text:p>
          </table:table-cell>
          <table:table-cell office:value-type="float" office:value="10" calcext:value-type="float">
            <text:p>10</text:p>
          </table:table-cell>
          <table:table-cell office:value-type="float" office:value="8830.838867" calcext:value-type="float">
            <text:p>8830,838867</text:p>
          </table:table-cell>
          <table:table-cell office:value-type="float" office:value="165513" calcext:value-type="float">
            <text:p>165513</text:p>
          </table:table-cell>
          <table:table-cell office:value-type="float" office:value="1572.796021" calcext:value-type="float">
            <text:p>1572,796021</text:p>
          </table:table-cell>
          <table:table-cell office:value-type="float" office:value="12" calcext:value-type="float">
            <text:p>12</text:p>
          </table:table-cell>
          <table:table-cell office:value-type="float" office:value="7544.963379" calcext:value-type="float">
            <text:p>7544,9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80.959961" calcext:value-type="float">
            <text:p>1280,959961</text:p>
          </table:table-cell>
          <table:table-cell office:value-type="float" office:value="12" calcext:value-type="float">
            <text:p>12</text:p>
          </table:table-cell>
          <table:table-cell office:value-type="float" office:value="5262.152832" calcext:value-type="float">
            <text:p>5262,15283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9.796021" calcext:value-type="float">
            <text:p>1199,796021</text:p>
          </table:table-cell>
          <table:table-cell office:value-type="float" office:value="22" calcext:value-type="float">
            <text:p>22</text:p>
          </table:table-cell>
          <table:table-cell office:value-type="float" office:value="15383.097656" calcext:value-type="float">
            <text:p>1538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332.466064" calcext:value-type="float">
            <text:p>1332,466064</text:p>
          </table:table-cell>
          <table:table-cell office:value-type="float" office:value="22" calcext:value-type="float">
            <text:p>22</text:p>
          </table:table-cell>
          <table:table-cell office:value-type="float" office:value="9085.664062" calcext:value-type="float">
            <text:p>9085,66406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0.054077" calcext:value-type="float">
            <text:p>1190,054077</text:p>
          </table:table-cell>
          <table:table-cell office:value-type="float" office:value="8" calcext:value-type="float">
            <text:p>8</text:p>
          </table:table-cell>
          <table:table-cell office:value-type="float" office:value="18613.097656" calcext:value-type="float">
            <text:p>1861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088.276978" calcext:value-type="float">
            <text:p>1088,276978</text:p>
          </table:table-cell>
          <table:table-cell office:value-type="float" office:value="15" calcext:value-type="float">
            <text:p>15</text:p>
          </table:table-cell>
          <table:table-cell office:value-type="float" office:value="6892.463379" calcext:value-type="float">
            <text:p>6892,4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09.494995" calcext:value-type="float">
            <text:p>1209,494995</text:p>
          </table:table-cell>
          <table:table-cell office:value-type="float" office:value="14" calcext:value-type="float">
            <text:p>14</text:p>
          </table:table-cell>
          <table:table-cell office:value-type="float" office:value="6652.085449" calcext:value-type="float">
            <text:p>6652,085449</text:p>
          </table:table-cell>
        </table:table-row>
        <table:table-row table:style-name="ro1">
          <table:table-cell office:value-type="float" office:value="170438" calcext:value-type="float">
            <text:p>170438</text:p>
          </table:table-cell>
          <table:table-cell office:value-type="float" office:value="1487.856934" calcext:value-type="float">
            <text:p>1487,856934</text:p>
          </table:table-cell>
          <table:table-cell office:value-type="float" office:value="10" calcext:value-type="float">
            <text:p>10</text:p>
          </table:table-cell>
          <table:table-cell office:value-type="float" office:value="18611.082031" calcext:value-type="float">
            <text:p>18611,082031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11.988037" calcext:value-type="float">
            <text:p>1311,988037</text:p>
          </table:table-cell>
          <table:table-cell office:value-type="float" office:value="15" calcext:value-type="float">
            <text:p>15</text:p>
          </table:table-cell>
          <table:table-cell office:value-type="float" office:value="14115.43457" calcext:value-type="float">
            <text:p>14115,43457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83.963989" calcext:value-type="float">
            <text:p>1283,963989</text:p>
          </table:table-cell>
          <table:table-cell office:value-type="float" office:value="12" calcext:value-type="float">
            <text:p>12</text:p>
          </table:table-cell>
          <table:table-cell office:value-type="float" office:value="14292.538086" calcext:value-type="float">
            <text:p>14292,538086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76.760986" calcext:value-type="float">
            <text:p>1176,760986</text:p>
          </table:table-cell>
          <table:table-cell office:value-type="float" office:value="9" calcext:value-type="float">
            <text:p>9</text:p>
          </table:table-cell>
          <table:table-cell office:value-type="float" office:value="11424.111328" calcext:value-type="float">
            <text:p>11424,111328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03.611938" calcext:value-type="float">
            <text:p>1303,611938</text:p>
          </table:table-cell>
          <table:table-cell office:value-type="float" office:value="13" calcext:value-type="float">
            <text:p>13</text:p>
          </table:table-cell>
          <table:table-cell office:value-type="float" office:value="11190.44043" calcext:value-type="float">
            <text:p>11190,4404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20.333984" calcext:value-type="float">
            <text:p>1120,333984</text:p>
          </table:table-cell>
          <table:table-cell office:value-type="float" office:value="11" calcext:value-type="float">
            <text:p>11</text:p>
          </table:table-cell>
          <table:table-cell office:value-type="float" office:value="13444.536133" calcext:value-type="float">
            <text:p>13444,53613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77.328979" calcext:value-type="float">
            <text:p>1277,328979</text:p>
          </table:table-cell>
          <table:table-cell office:value-type="float" office:value="10" calcext:value-type="float">
            <text:p>10</text:p>
          </table:table-cell>
          <table:table-cell office:value-type="float" office:value="15378.171875" calcext:value-type="float">
            <text:p>15378,171875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86.963013" calcext:value-type="float">
            <text:p>1186,963013</text:p>
          </table:table-cell>
          <table:table-cell office:value-type="float" office:value="16" calcext:value-type="float">
            <text:p>16</text:p>
          </table:table-cell>
          <table:table-cell office:value-type="float" office:value="10495.96582" calcext:value-type="float">
            <text:p>10495,96582</text:p>
          </table:table-cell>
        </table:table-row>
        <table:table-row table:style-name="ro1">
          <table:table-cell office:value-type="float" office:value="171344" calcext:value-type="float">
            <text:p>171344</text:p>
          </table:table-cell>
          <table:table-cell office:value-type="float" office:value="1446.250977" calcext:value-type="float">
            <text:p>1446,250977</text:p>
          </table:table-cell>
          <table:table-cell office:value-type="float" office:value="99" calcext:value-type="float">
            <text:p>99</text:p>
          </table:table-cell>
          <table:table-cell office:value-type="float" office:value="3482.288574" calcext:value-type="float">
            <text:p>3482,288574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15.042969" calcext:value-type="float">
            <text:p>1215,042969</text:p>
          </table:table-cell>
          <table:table-cell office:value-type="float" office:value="164" calcext:value-type="float">
            <text:p>164</text:p>
          </table:table-cell>
          <table:table-cell office:value-type="float" office:value="5074.681641" calcext:value-type="float">
            <text:p>5074,68164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7.273926" calcext:value-type="float">
            <text:p>1207,273926</text:p>
          </table:table-cell>
          <table:table-cell office:value-type="float" office:value="194" calcext:value-type="float">
            <text:p>194</text:p>
          </table:table-cell>
          <table:table-cell office:value-type="float" office:value="5584.85791" calcext:value-type="float">
            <text:p>5584,8579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358.896973" calcext:value-type="float">
            <text:p>1358,896973</text:p>
          </table:table-cell>
          <table:table-cell office:value-type="float" office:value="94" calcext:value-type="float">
            <text:p>94</text:p>
          </table:table-cell>
          <table:table-cell office:value-type="float" office:value="2436.456787" calcext:value-type="float">
            <text:p>2436,456787</text:p>
          </table:table-cell>
          <table:table-cell office:value-type="float" office:value="171344" calcext:value-type="float">
            <text:p>171344</text:p>
          </table:table-cell>
          <table:table-cell office:value-type="float" office:value="1195.905029" calcext:value-type="float">
            <text:p>1195,905029</text:p>
          </table:table-cell>
          <table:table-cell office:value-type="float" office:value="146" calcext:value-type="float">
            <text:p>146</text:p>
          </table:table-cell>
          <table:table-cell office:value-type="float" office:value="4033.710693" calcext:value-type="float">
            <text:p>4033,71069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1.800903" calcext:value-type="float">
            <text:p>1201,800903</text:p>
          </table:table-cell>
          <table:table-cell office:value-type="float" office:value="145" calcext:value-type="float">
            <text:p>145</text:p>
          </table:table-cell>
          <table:table-cell office:value-type="float" office:value="4344.520508" calcext:value-type="float">
            <text:p>4344,520508</text:p>
          </table:table-cell>
          <table:table-cell office:value-type="float" office:value="171344" calcext:value-type="float">
            <text:p>171344</text:p>
          </table:table-cell>
          <table:table-cell office:value-type="float" office:value="1693.303955" calcext:value-type="float">
            <text:p>1693,303955</text:p>
          </table:table-cell>
          <table:table-cell office:value-type="float" office:value="99" calcext:value-type="float">
            <text:p>99</text:p>
          </table:table-cell>
          <table:table-cell office:value-type="float" office:value="3007.619873" calcext:value-type="float">
            <text:p>3007,61987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74.384033" calcext:value-type="float">
            <text:p>1274,384033</text:p>
          </table:table-cell>
          <table:table-cell office:value-type="float" office:value="190" calcext:value-type="float">
            <text:p>190</text:p>
          </table:table-cell>
          <table:table-cell office:value-type="float" office:value="5769.807617" calcext:value-type="float">
            <text:p>5769,807617</text:p>
          </table:table-cell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float" office:value="1131.459961" calcext:value-type="float">
            <text:p>1131,459961</text:p>
          </table:table-cell>
          <table:table-cell office:value-type="float" office:value="30" calcext:value-type="float">
            <text:p>30</text:p>
          </table:table-cell>
          <table:table-cell office:value-type="float" office:value="5539.137695" calcext:value-type="float">
            <text:p>5539,137695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73.62793" calcext:value-type="float">
            <text:p>1073,62793</text:p>
          </table:table-cell>
          <table:table-cell office:value-type="float" office:value="9" calcext:value-type="float">
            <text:p>9</text:p>
          </table:table-cell>
          <table:table-cell office:value-type="float" office:value="5350.340332" calcext:value-type="float">
            <text:p>5350,34033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183.052979" calcext:value-type="float">
            <text:p>1183,052979</text:p>
          </table:table-cell>
          <table:table-cell office:value-type="float" office:value="13" calcext:value-type="float">
            <text:p>13</text:p>
          </table:table-cell>
          <table:table-cell office:value-type="float" office:value="3717.746338" calcext:value-type="float">
            <text:p>3717,74633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403.140991" calcext:value-type="float">
            <text:p>1403,140991</text:p>
          </table:table-cell>
          <table:table-cell office:value-type="float" office:value="12" calcext:value-type="float">
            <text:p>12</text:p>
          </table:table-cell>
          <table:table-cell office:value-type="float" office:value="5149.511719" calcext:value-type="float">
            <text:p>5149,511719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50.256958" calcext:value-type="float">
            <text:p>1050,256958</text:p>
          </table:table-cell>
          <table:table-cell office:value-type="float" office:value="11" calcext:value-type="float">
            <text:p>11</text:p>
          </table:table-cell>
          <table:table-cell office:value-type="float" office:value="4124.385742" calcext:value-type="float">
            <text:p>4124,38574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13.716003" calcext:value-type="float">
            <text:p>1013,716003</text:p>
          </table:table-cell>
          <table:table-cell office:value-type="float" office:value="7" calcext:value-type="float">
            <text:p>7</text:p>
          </table:table-cell>
          <table:table-cell office:value-type="float" office:value="1208.164062" calcext:value-type="float">
            <text:p>1208,16406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261.767944" calcext:value-type="float">
            <text:p>1261,767944</text:p>
          </table:table-cell>
          <table:table-cell office:value-type="float" office:value="19" calcext:value-type="float">
            <text:p>19</text:p>
          </table:table-cell>
          <table:table-cell office:value-type="float" office:value="9711.045898" calcext:value-type="float">
            <text:p>9711,04589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340.620972" calcext:value-type="float">
            <text:p>1340,620972</text:p>
          </table:table-cell>
          <table:table-cell office:value-type="float" office:value="17" calcext:value-type="float">
            <text:p>17</text:p>
          </table:table-cell>
          <table:table-cell office:value-type="float" office:value="4430.958008" calcext:value-type="float">
            <text:p>4430,958008</text:p>
          </table:table-cell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14.300964" calcext:value-type="float">
            <text:p>1014,300964</text:p>
          </table:table-cell>
          <table:table-cell office:value-type="float" office:value="167" calcext:value-type="float">
            <text:p>167</text:p>
          </table:table-cell>
          <table:table-cell office:value-type="float" office:value="3649.386719" calcext:value-type="float">
            <text:p>3649,38671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209.60498" calcext:value-type="float">
            <text:p>1209,60498</text:p>
          </table:table-cell>
          <table:table-cell office:value-type="float" office:value="124" calcext:value-type="float">
            <text:p>124</text:p>
          </table:table-cell>
          <table:table-cell office:value-type="float" office:value="3219.326416" calcext:value-type="float">
            <text:p>3219,326416</text:p>
          </table:table-cell>
          <table:table-cell office:value-type="float" office:value="110222" calcext:value-type="float">
            <text:p>110222</text:p>
          </table:table-cell>
          <table:table-cell office:value-type="float" office:value="941.401001" calcext:value-type="float">
            <text:p>941,401001</text:p>
          </table:table-cell>
          <table:table-cell office:value-type="float" office:value="120" calcext:value-type="float">
            <text:p>120</text:p>
          </table:table-cell>
          <table:table-cell office:value-type="float" office:value="2538.429688" calcext:value-type="float">
            <text:p>2538,429688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63.406982" calcext:value-type="float">
            <text:p>1063,406982</text:p>
          </table:table-cell>
          <table:table-cell office:value-type="float" office:value="166" calcext:value-type="float">
            <text:p>166</text:p>
          </table:table-cell>
          <table:table-cell office:value-type="float" office:value="3113.848389" calcext:value-type="float">
            <text:p>3113,84838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37.26001" calcext:value-type="float">
            <text:p>1037,26001</text:p>
          </table:table-cell>
          <table:table-cell office:value-type="float" office:value="179" calcext:value-type="float">
            <text:p>179</text:p>
          </table:table-cell>
          <table:table-cell office:value-type="float" office:value="3395.777832" calcext:value-type="float">
            <text:p>3395,7778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981.057007" calcext:value-type="float">
            <text:p>981,057007</text:p>
          </table:table-cell>
          <table:table-cell office:value-type="float" office:value="181" calcext:value-type="float">
            <text:p>181</text:p>
          </table:table-cell>
          <table:table-cell office:value-type="float" office:value="3898.359375" calcext:value-type="float">
            <text:p>3898,359375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50.580078" calcext:value-type="float">
            <text:p>1150,580078</text:p>
          </table:table-cell>
          <table:table-cell office:value-type="float" office:value="161" calcext:value-type="float">
            <text:p>161</text:p>
          </table:table-cell>
          <table:table-cell office:value-type="float" office:value="3315.114014" calcext:value-type="float">
            <text:p>3315,114014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09.897949" calcext:value-type="float">
            <text:p>1109,897949</text:p>
          </table:table-cell>
          <table:table-cell office:value-type="float" office:value="131" calcext:value-type="float">
            <text:p>131</text:p>
          </table:table-cell>
          <table:table-cell office:value-type="float" office:value="3149.919922" calcext:value-type="float">
            <text:p>3149,919922</text:p>
          </table:table-cell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1058.348999" calcext:value-type="float">
            <text:p>1058,348999</text:p>
          </table:table-cell>
          <table:table-cell office:value-type="float" office:value="23" calcext:value-type="float">
            <text:p>23</text:p>
          </table:table-cell>
          <table:table-cell office:value-type="float" office:value="7907.307129" calcext:value-type="float">
            <text:p>7907,3071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3.343018" calcext:value-type="float">
            <text:p>1053,343018</text:p>
          </table:table-cell>
          <table:table-cell office:value-type="float" office:value="12" calcext:value-type="float">
            <text:p>12</text:p>
          </table:table-cell>
          <table:table-cell office:value-type="float" office:value="3054.294678" calcext:value-type="float">
            <text:p>3054,29467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230.796021" calcext:value-type="float">
            <text:p>1230,796021</text:p>
          </table:table-cell>
          <table:table-cell office:value-type="float" office:value="12" calcext:value-type="float">
            <text:p>12</text:p>
          </table:table-cell>
          <table:table-cell office:value-type="float" office:value="3150.28418" calcext:value-type="float">
            <text:p>3150,2841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383.476074" calcext:value-type="float">
            <text:p>1383,476074</text:p>
          </table:table-cell>
          <table:table-cell office:value-type="float" office:value="9" calcext:value-type="float">
            <text:p>9</text:p>
          </table:table-cell>
          <table:table-cell office:value-type="float" office:value="2817.276123" calcext:value-type="float">
            <text:p>2817,276123</text:p>
          </table:table-cell>
          <table:table-cell office:value-type="float" office:value="110436" calcext:value-type="float">
            <text:p>110436</text:p>
          </table:table-cell>
          <table:table-cell office:value-type="float" office:value="2023.514038" calcext:value-type="float">
            <text:p>2023,514038</text:p>
          </table:table-cell>
          <table:table-cell office:value-type="float" office:value="11" calcext:value-type="float">
            <text:p>11</text:p>
          </table:table-cell>
          <table:table-cell office:value-type="float" office:value="3559.919922" calcext:value-type="float">
            <text:p>3559,919922</text:p>
          </table:table-cell>
          <table:table-cell office:value-type="float" office:value="110436" calcext:value-type="float">
            <text:p>110436</text:p>
          </table:table-cell>
          <table:table-cell office:value-type="float" office:value="1173.406982" calcext:value-type="float">
            <text:p>1173,406982</text:p>
          </table:table-cell>
          <table:table-cell office:value-type="float" office:value="10" calcext:value-type="float">
            <text:p>10</text:p>
          </table:table-cell>
          <table:table-cell office:value-type="float" office:value="2054.10498" calcext:value-type="float">
            <text:p>2054,104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22.085083" calcext:value-type="float">
            <text:p>1422,085083</text:p>
          </table:table-cell>
          <table:table-cell office:value-type="float" office:value="5" calcext:value-type="float">
            <text:p>5</text:p>
          </table:table-cell>
          <table:table-cell office:value-type="float" office:value="1812.862793" calcext:value-type="float">
            <text:p>1812,862793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0.104004" calcext:value-type="float">
            <text:p>1050,104004</text:p>
          </table:table-cell>
          <table:table-cell office:value-type="float" office:value="9" calcext:value-type="float">
            <text:p>9</text:p>
          </table:table-cell>
          <table:table-cell office:value-type="float" office:value="1040.128906" calcext:value-type="float">
            <text:p>1040,128906</text:p>
          </table:table-cell>
        </table:table-row>
        <table:table-row table:style-name="ro1">
          <table:table-cell office:value-type="float" office:value="110627" calcext:value-type="float">
            <text:p>110627</text:p>
          </table:table-cell>
          <table:table-cell office:value-type="float" office:value="1547.831055" calcext:value-type="float">
            <text:p>1547,831055</text:p>
          </table:table-cell>
          <table:table-cell office:value-type="float" office:value="6" calcext:value-type="float">
            <text:p>6</text:p>
          </table:table-cell>
          <table:table-cell office:value-type="float" office:value="814.10498" calcext:value-type="float">
            <text:p>814,10498</text:p>
          </table:table-cell>
          <table:table-cell office:value-type="float" office:value="110627" calcext:value-type="float">
            <text:p>110627</text:p>
          </table:table-cell>
          <table:table-cell office:value-type="float" office:value="943.207031" calcext:value-type="float">
            <text:p>943,207031</text:p>
          </table:table-cell>
          <table:table-cell office:value-type="float" office:value="8" calcext:value-type="float">
            <text:p>8</text:p>
          </table:table-cell>
          <table:table-cell office:value-type="float" office:value="1412.023071" calcext:value-type="float">
            <text:p>1412,0230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27.687988" calcext:value-type="float">
            <text:p>1227,687988</text:p>
          </table:table-cell>
          <table:table-cell office:value-type="float" office:value="9" calcext:value-type="float">
            <text:p>9</text:p>
          </table:table-cell>
          <table:table-cell office:value-type="float" office:value="1609.461914" calcext:value-type="float">
            <text:p>1609,461914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22.950989" calcext:value-type="float">
            <text:p>1022,950989</text:p>
          </table:table-cell>
          <table:table-cell office:value-type="float" office:value="18" calcext:value-type="float">
            <text:p>18</text:p>
          </table:table-cell>
          <table:table-cell office:value-type="float" office:value="3880.370117" calcext:value-type="float">
            <text:p>3880,370117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73.39502" calcext:value-type="float">
            <text:p>1073,39502</text:p>
          </table:table-cell>
          <table:table-cell office:value-type="float" office:value="8" calcext:value-type="float">
            <text:p>8</text:p>
          </table:table-cell>
          <table:table-cell office:value-type="float" office:value="1058.746948" calcext:value-type="float">
            <text:p>1058,746948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36.033081" calcext:value-type="float">
            <text:p>1036,033081</text:p>
          </table:table-cell>
          <table:table-cell office:value-type="float" office:value="8" calcext:value-type="float">
            <text:p>8</text:p>
          </table:table-cell>
          <table:table-cell office:value-type="float" office:value="3831.018066" calcext:value-type="float">
            <text:p>3831,018066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01.712036" calcext:value-type="float">
            <text:p>1201,712036</text:p>
          </table:table-cell>
          <table:table-cell office:value-type="float" office:value="9" calcext:value-type="float">
            <text:p>9</text:p>
          </table:table-cell>
          <table:table-cell office:value-type="float" office:value="1218.410889" calcext:value-type="float">
            <text:p>1218,410889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16.926025" calcext:value-type="float">
            <text:p>1216,926025</text:p>
          </table:table-cell>
          <table:table-cell office:value-type="float" office:value="4" calcext:value-type="float">
            <text:p>4</text:p>
          </table:table-cell>
          <table:table-cell office:value-type="float" office:value="656.710022" calcext:value-type="float">
            <text:p>656,710022</text:p>
          </table:table-cell>
        </table:table-row>
        <table:table-row table:style-name="ro1">
          <table:table-cell office:value-type="float" office:value="102631" calcext:value-type="float">
            <text:p>102631</text:p>
          </table:table-cell>
          <table:table-cell office:value-type="float" office:value="1004.585022" calcext:value-type="float">
            <text:p>1004,585022</text:p>
          </table:table-cell>
          <table:table-cell office:value-type="float" office:value="173" calcext:value-type="float">
            <text:p>173</text:p>
          </table:table-cell>
          <table:table-cell office:value-type="float" office:value="5327.369141" calcext:value-type="float">
            <text:p>5327,369141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31.960938" calcext:value-type="float">
            <text:p>1131,960938</text:p>
          </table:table-cell>
          <table:table-cell office:value-type="float" office:value="113" calcext:value-type="float">
            <text:p>113</text:p>
          </table:table-cell>
          <table:table-cell office:value-type="float" office:value="3850.600098" calcext:value-type="float">
            <text:p>3850,60009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201.269043" calcext:value-type="float">
            <text:p>1201,269043</text:p>
          </table:table-cell>
          <table:table-cell office:value-type="float" office:value="163" calcext:value-type="float">
            <text:p>163</text:p>
          </table:table-cell>
          <table:table-cell office:value-type="float" office:value="5809.955078" calcext:value-type="float">
            <text:p>5809,95507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99.466919" calcext:value-type="float">
            <text:p>1199,466919</text:p>
          </table:table-cell>
          <table:table-cell office:value-type="float" office:value="139" calcext:value-type="float">
            <text:p>139</text:p>
          </table:table-cell>
          <table:table-cell office:value-type="float" office:value="3983.817383" calcext:value-type="float">
            <text:p>3983,817383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18.072021" calcext:value-type="float">
            <text:p>1118,072021</text:p>
          </table:table-cell>
          <table:table-cell office:value-type="float" office:value="3" calcext:value-type="float">
            <text:p>3</text:p>
          </table:table-cell>
          <table:table-cell office:value-type="float" office:value="168.673004" calcext:value-type="float">
            <text:p>168,673004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453979" calcext:value-type="float">
            <text:p>1146,453979</text:p>
          </table:table-cell>
          <table:table-cell office:value-type="float" office:value="145" calcext:value-type="float">
            <text:p>145</text:p>
          </table:table-cell>
          <table:table-cell office:value-type="float" office:value="5175.145996" calcext:value-type="float">
            <text:p>5175,145996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24.463989" calcext:value-type="float">
            <text:p>1124,463989</text:p>
          </table:table-cell>
          <table:table-cell office:value-type="float" office:value="163" calcext:value-type="float">
            <text:p>163</text:p>
          </table:table-cell>
          <table:table-cell office:value-type="float" office:value="4583.419922" calcext:value-type="float">
            <text:p>4583,419922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963013" calcext:value-type="float">
            <text:p>1146,963013</text:p>
          </table:table-cell>
          <table:table-cell office:value-type="float" office:value="142" calcext:value-type="float">
            <text:p>142</text:p>
          </table:table-cell>
          <table:table-cell office:value-type="float" office:value="4444.044434" calcext:value-type="float">
            <text:p>4444,044434</text:p>
          </table:table-cell>
        </table:table-row>
        <table:table-row table:style-name="ro1">
          <table:table-cell office:value-type="float" office:value="102853" calcext:value-type="float">
            <text:p>102853</text:p>
          </table:table-cell>
          <table:table-cell office:value-type="float" office:value="709.174988" calcext:value-type="float">
            <text:p>709,174988</text:p>
          </table:table-cell>
          <table:table-cell office:value-type="float" office:value="19" calcext:value-type="float">
            <text:p>19</text:p>
          </table:table-cell>
          <table:table-cell office:value-type="float" office:value="3569.206055" calcext:value-type="float">
            <text:p>3569,206055</text:p>
          </table:table-cell>
          <table:table-cell office:value-type="float" office:value="102853" calcext:value-type="float">
            <text:p>102853</text:p>
          </table:table-cell>
          <table:table-cell office:value-type="float" office:value="979.501038" calcext:value-type="float">
            <text:p>979,501038</text:p>
          </table:table-cell>
          <table:table-cell office:value-type="float" office:value="8" calcext:value-type="float">
            <text:p>8</text:p>
          </table:table-cell>
          <table:table-cell office:value-type="float" office:value="1497.098022" calcext:value-type="float">
            <text:p>1497,09802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6.804993" calcext:value-type="float">
            <text:p>736,804993</text:p>
          </table:table-cell>
          <table:table-cell office:value-type="float" office:value="8" calcext:value-type="float">
            <text:p>8</text:p>
          </table:table-cell>
          <table:table-cell office:value-type="float" office:value="930.572998" calcext:value-type="float">
            <text:p>930,572998</text:p>
          </table:table-cell>
          <table:table-cell office:value-type="float" office:value="102853" calcext:value-type="float">
            <text:p>102853</text:p>
          </table:table-cell>
          <table:table-cell office:value-type="float" office:value="914.251953" calcext:value-type="float">
            <text:p>914,251953</text:p>
          </table:table-cell>
          <table:table-cell office:value-type="float" office:value="9" calcext:value-type="float">
            <text:p>9</text:p>
          </table:table-cell>
          <table:table-cell office:value-type="float" office:value="1697.427002" calcext:value-type="float">
            <text:p>1697,427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84.246033" calcext:value-type="float">
            <text:p>784,246033</text:p>
          </table:table-cell>
          <table:table-cell office:value-type="float" office:value="7" calcext:value-type="float">
            <text:p>7</text:p>
          </table:table-cell>
          <table:table-cell office:value-type="float" office:value="634.416931" calcext:value-type="float">
            <text:p>634,416931</text:p>
          </table:table-cell>
          <table:table-cell office:value-type="float" office:value="102853" calcext:value-type="float">
            <text:p>102853</text:p>
          </table:table-cell>
          <table:table-cell office:value-type="float" office:value="959.416992" calcext:value-type="float">
            <text:p>959,416992</text:p>
          </table:table-cell>
          <table:table-cell office:value-type="float" office:value="3" calcext:value-type="float">
            <text:p>3</text:p>
          </table:table-cell>
          <table:table-cell office:value-type="float" office:value="1711.688965" calcext:value-type="float">
            <text:p>1711,688965</text:p>
          </table:table-cell>
          <table:table-cell office:value-type="float" office:value="102853" calcext:value-type="float">
            <text:p>102853</text:p>
          </table:table-cell>
          <table:table-cell office:value-type="float" office:value="708.518982" calcext:value-type="float">
            <text:p>708,518982</text:p>
          </table:table-cell>
          <table:table-cell office:value-type="float" office:value="4" calcext:value-type="float">
            <text:p>4</text:p>
          </table:table-cell>
          <table:table-cell office:value-type="float" office:value="252.108002" calcext:value-type="float">
            <text:p>252,108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3.959961" calcext:value-type="float">
            <text:p>733,959961</text:p>
          </table:table-cell>
          <table:table-cell office:value-type="float" office:value="7" calcext:value-type="float">
            <text:p>7</text:p>
          </table:table-cell>
          <table:table-cell office:value-type="float" office:value="832.08905" calcext:value-type="float">
            <text:p>832,08905</text:p>
          </table:table-cell>
        </table:table-row>
        <table:table-row table:style-name="ro1">
          <table:table-cell office:value-type="float" office:value="103031" calcext:value-type="float">
            <text:p>103031</text:p>
          </table:table-cell>
          <table:table-cell office:value-type="float" office:value="1056.509033" calcext:value-type="float">
            <text:p>1056,509033</text:p>
          </table:table-cell>
          <table:table-cell office:value-type="float" office:value="24" calcext:value-type="float">
            <text:p>24</text:p>
          </table:table-cell>
          <table:table-cell office:value-type="float" office:value="3535.508057" calcext:value-type="float">
            <text:p>3535,50805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44.685974" calcext:value-type="float">
            <text:p>944,685974</text:p>
          </table:table-cell>
          <table:table-cell office:value-type="float" office:value="9" calcext:value-type="float">
            <text:p>9</text:p>
          </table:table-cell>
          <table:table-cell office:value-type="float" office:value="1791.804077" calcext:value-type="float">
            <text:p>1791,80407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05994" calcext:value-type="float">
            <text:p>915,205994</text:p>
          </table:table-cell>
          <table:table-cell office:value-type="float" office:value="10" calcext:value-type="float">
            <text:p>10</text:p>
          </table:table-cell>
          <table:table-cell office:value-type="float" office:value="2926.140137" calcext:value-type="float">
            <text:p>2926,140137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1.596008" calcext:value-type="float">
            <text:p>851,596008</text:p>
          </table:table-cell>
          <table:table-cell office:value-type="float" office:value="9" calcext:value-type="float">
            <text:p>9</text:p>
          </table:table-cell>
          <table:table-cell office:value-type="float" office:value="1884.061035" calcext:value-type="float">
            <text:p>1884,061035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0.255005" calcext:value-type="float">
            <text:p>850,255005</text:p>
          </table:table-cell>
          <table:table-cell office:value-type="float" office:value="16" calcext:value-type="float">
            <text:p>16</text:p>
          </table:table-cell>
          <table:table-cell office:value-type="float" office:value="2466.779053" calcext:value-type="float">
            <text:p>2466,779053</text:p>
          </table:table-cell>
          <table:table-cell office:value-type="float" office:value="103031" calcext:value-type="float">
            <text:p>103031</text:p>
          </table:table-cell>
          <table:table-cell office:value-type="float" office:value="885.333984" calcext:value-type="float">
            <text:p>885,333984</text:p>
          </table:table-cell>
          <table:table-cell office:value-type="float" office:value="15" calcext:value-type="float">
            <text:p>15</text:p>
          </table:table-cell>
          <table:table-cell office:value-type="float" office:value="3641.999512" calcext:value-type="float">
            <text:p>3641,999512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86987" calcext:value-type="float">
            <text:p>915,286987</text:p>
          </table:table-cell>
          <table:table-cell office:value-type="float" office:value="9" calcext:value-type="float">
            <text:p>9</text:p>
          </table:table-cell>
          <table:table-cell office:value-type="float" office:value="2778.381836" calcext:value-type="float">
            <text:p>2778,381836</text:p>
          </table:table-cell>
          <table:table-cell office:value-type="float" office:value="103031" calcext:value-type="float">
            <text:p>103031</text:p>
          </table:table-cell>
          <table:table-cell office:value-type="float" office:value="1016.260986" calcext:value-type="float">
            <text:p>1016,260986</text:p>
          </table:table-cell>
          <table:table-cell office:value-type="float" office:value="20" calcext:value-type="float">
            <text:p>20</text:p>
          </table:table-cell>
          <table:table-cell office:value-type="float" office:value="6035.678711" calcext:value-type="float">
            <text:p>6035,678711</text:p>
          </table:table-cell>
        </table:table-row>
        <table:table-row table:style-name="ro1">
          <table:table-cell office:value-type="float" office:value="115742" calcext:value-type="float">
            <text:p>115742</text:p>
          </table:table-cell>
          <table:table-cell office:value-type="float" office:value="888.41803" calcext:value-type="float">
            <text:p>888,41803</text:p>
          </table:table-cell>
          <table:table-cell office:value-type="float" office:value="5" calcext:value-type="float">
            <text:p>5</text:p>
          </table:table-cell>
          <table:table-cell office:value-type="float" office:value="747.153992" calcext:value-type="float">
            <text:p>747,153992</text:p>
          </table:table-cell>
          <table:table-cell office:value-type="float" office:value="115742" calcext:value-type="float">
            <text:p>115742</text:p>
          </table:table-cell>
          <table:table-cell office:value-type="float" office:value="851.746033" calcext:value-type="float">
            <text:p>851,746033</text:p>
          </table:table-cell>
          <table:table-cell office:value-type="float" office:value="5" calcext:value-type="float">
            <text:p>5</text:p>
          </table:table-cell>
          <table:table-cell office:value-type="float" office:value="713.221008" calcext:value-type="float">
            <text:p>713,221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936.631958" calcext:value-type="float">
            <text:p>936,631958</text:p>
          </table:table-cell>
          <table:table-cell office:value-type="float" office:value="4" calcext:value-type="float">
            <text:p>4</text:p>
          </table:table-cell>
          <table:table-cell office:value-type="float" office:value="772.792969" calcext:value-type="float">
            <text:p>772,792969</text:p>
          </table:table-cell>
          <table:table-cell office:value-type="float" office:value="115742" calcext:value-type="float">
            <text:p>115742</text:p>
          </table:table-cell>
          <table:table-cell office:value-type="float" office:value="730.94397" calcext:value-type="float">
            <text:p>730,94397</text:p>
          </table:table-cell>
          <table:table-cell office:value-type="float" office:value="3" calcext:value-type="float">
            <text:p>3</text:p>
          </table:table-cell>
          <table:table-cell office:value-type="float" office:value="263.35199" calcext:value-type="float">
            <text:p>263,35199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8.408936" calcext:value-type="float">
            <text:p>1058,408936</text:p>
          </table:table-cell>
          <table:table-cell office:value-type="float" office:value="5" calcext:value-type="float">
            <text:p>5</text:p>
          </table:table-cell>
          <table:table-cell office:value-type="float" office:value="581.998962" calcext:value-type="float">
            <text:p>581,998962</text:p>
          </table:table-cell>
          <table:table-cell office:value-type="float" office:value="115742" calcext:value-type="float">
            <text:p>115742</text:p>
          </table:table-cell>
          <table:table-cell office:value-type="float" office:value="978.763" calcext:value-type="float">
            <text:p>978,763</text:p>
          </table:table-cell>
          <table:table-cell office:value-type="float" office:value="4" calcext:value-type="float">
            <text:p>4</text:p>
          </table:table-cell>
          <table:table-cell office:value-type="float" office:value="556.057983" calcext:value-type="float">
            <text:p>556,057983</text:p>
          </table:table-cell>
          <table:table-cell office:value-type="float" office:value="115742" calcext:value-type="float">
            <text:p>115742</text:p>
          </table:table-cell>
          <table:table-cell office:value-type="float" office:value="917.580017" calcext:value-type="float">
            <text:p>917,580017</text:p>
          </table:table-cell>
          <table:table-cell office:value-type="float" office:value="2" calcext:value-type="float">
            <text:p>2</text:p>
          </table:table-cell>
          <table:table-cell office:value-type="float" office:value="141.764008" calcext:value-type="float">
            <text:p>141,764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3.738892" calcext:value-type="float">
            <text:p>1053,738892</text:p>
          </table:table-cell>
          <table:table-cell office:value-type="float" office:value="5" calcext:value-type="float">
            <text:p>5</text:p>
          </table:table-cell>
          <table:table-cell office:value-type="float" office:value="1083.111084" calcext:value-type="float">
            <text:p>1083,111084</text:p>
          </table:table-cell>
        </table:table-row>
        <table:table-row table:style-name="ro1">
          <table:table-cell office:value-type="float" office:value="120201" calcext:value-type="float">
            <text:p>120201</text:p>
          </table:table-cell>
          <table:table-cell office:value-type="float" office:value="989.630005" calcext:value-type="float">
            <text:p>989,630005</text:p>
          </table:table-cell>
          <table:table-cell office:value-type="float" office:value="9" calcext:value-type="float">
            <text:p>9</text:p>
          </table:table-cell>
          <table:table-cell office:value-type="float" office:value="1654.349976" calcext:value-type="float">
            <text:p>1654,349976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8.84198" calcext:value-type="float">
            <text:p>938,84198</text:p>
          </table:table-cell>
          <table:table-cell office:value-type="float" office:value="11" calcext:value-type="float">
            <text:p>11</text:p>
          </table:table-cell>
          <table:table-cell office:value-type="float" office:value="1444.338013" calcext:value-type="float">
            <text:p>1444,338013</text:p>
          </table:table-cell>
          <table:table-cell office:value-type="float" office:value="120201" calcext:value-type="float">
            <text:p>120201</text:p>
          </table:table-cell>
          <table:table-cell office:value-type="float" office:value="752.723999" calcext:value-type="float">
            <text:p>752,723999</text:p>
          </table:table-cell>
          <table:table-cell office:value-type="float" office:value="6" calcext:value-type="float">
            <text:p>6</text:p>
          </table:table-cell>
          <table:table-cell office:value-type="float" office:value="2128.592773" calcext:value-type="float">
            <text:p>2128,59277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16.436035" calcext:value-type="float">
            <text:p>916,436035</text:p>
          </table:table-cell>
          <table:table-cell office:value-type="float" office:value="8" calcext:value-type="float">
            <text:p>8</text:p>
          </table:table-cell>
          <table:table-cell office:value-type="float" office:value="1479.303955" calcext:value-type="float">
            <text:p>1479,303955</text:p>
          </table:table-cell>
          <table:table-cell office:value-type="float" office:value="120201" calcext:value-type="float">
            <text:p>120201</text:p>
          </table:table-cell>
          <table:table-cell office:value-type="float" office:value="968.057983" calcext:value-type="float">
            <text:p>968,057983</text:p>
          </table:table-cell>
          <table:table-cell office:value-type="float" office:value="5" calcext:value-type="float">
            <text:p>5</text:p>
          </table:table-cell>
          <table:table-cell office:value-type="float" office:value="950.616943" calcext:value-type="float">
            <text:p>950,61694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3.879028" calcext:value-type="float">
            <text:p>933,879028</text:p>
          </table:table-cell>
          <table:table-cell office:value-type="float" office:value="6" calcext:value-type="float">
            <text:p>6</text:p>
          </table:table-cell>
          <table:table-cell office:value-type="float" office:value="755.10498" calcext:value-type="float">
            <text:p>755,10498</text:p>
          </table:table-cell>
          <table:table-cell office:value-type="float" office:value="120201" calcext:value-type="float">
            <text:p>120201</text:p>
          </table:table-cell>
          <table:table-cell office:value-type="float" office:value="1013.134033" calcext:value-type="float">
            <text:p>1013,134033</text:p>
          </table:table-cell>
          <table:table-cell office:value-type="float" office:value="5" calcext:value-type="float">
            <text:p>5</text:p>
          </table:table-cell>
          <table:table-cell office:value-type="float" office:value="1046.557983" calcext:value-type="float">
            <text:p>1046,557983</text:p>
          </table:table-cell>
          <table:table-cell office:value-type="float" office:value="120201" calcext:value-type="float">
            <text:p>120201</text:p>
          </table:table-cell>
          <table:table-cell office:value-type="float" office:value="860.708008" calcext:value-type="float">
            <text:p>860,708008</text:p>
          </table:table-cell>
          <table:table-cell office:value-type="float" office:value="5" calcext:value-type="float">
            <text:p>5</text:p>
          </table:table-cell>
          <table:table-cell office:value-type="float" office:value="492.179016" calcext:value-type="float">
            <text:p>492,179016</text:p>
          </table:table-cell>
        </table:table-row>
        <table:table-row table:style-name="ro1">
          <table:table-cell office:value-type="float" office:value="120940" calcext:value-type="float">
            <text:p>120940</text:p>
          </table:table-cell>
          <table:table-cell office:value-type="float" office:value="835.999023" calcext:value-type="float">
            <text:p>835,999023</text:p>
          </table:table-cell>
          <table:table-cell office:value-type="float" office:value="10" calcext:value-type="float">
            <text:p>10</text:p>
          </table:table-cell>
          <table:table-cell office:value-type="float" office:value="2747.692871" calcext:value-type="float">
            <text:p>2747,692871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0.485962" calcext:value-type="float">
            <text:p>850,485962</text:p>
          </table:table-cell>
          <table:table-cell office:value-type="float" office:value="5" calcext:value-type="float">
            <text:p>5</text:p>
          </table:table-cell>
          <table:table-cell office:value-type="float" office:value="866.646973" calcext:value-type="float">
            <text:p>866,646973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2.140015" calcext:value-type="float">
            <text:p>852,140015</text:p>
          </table:table-cell>
          <table:table-cell office:value-type="float" office:value="3" calcext:value-type="float">
            <text:p>3</text:p>
          </table:table-cell>
          <table:table-cell office:value-type="float" office:value="1115.925049" calcext:value-type="float">
            <text:p>1115,925049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4.069031" calcext:value-type="float">
            <text:p>844,069031</text:p>
          </table:table-cell>
          <table:table-cell office:value-type="float" office:value="5" calcext:value-type="float">
            <text:p>5</text:p>
          </table:table-cell>
          <table:table-cell office:value-type="float" office:value="1149.848022" calcext:value-type="float">
            <text:p>1149,848022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9.89801" calcext:value-type="float">
            <text:p>849,89801</text:p>
          </table:table-cell>
          <table:table-cell office:value-type="float" office:value="7" calcext:value-type="float">
            <text:p>7</text:p>
          </table:table-cell>
          <table:table-cell office:value-type="float" office:value="1771.400024" calcext:value-type="float">
            <text:p>1771,400024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3.830017" calcext:value-type="float">
            <text:p>843,830017</text:p>
          </table:table-cell>
          <table:table-cell office:value-type="float" office:value="4" calcext:value-type="float">
            <text:p>4</text:p>
          </table:table-cell>
          <table:table-cell office:value-type="float" office:value="727.940002" calcext:value-type="float">
            <text:p>727,940002</text:p>
          </table:table-cell>
          <table:table-cell office:value-type="float" office:value="120940" calcext:value-type="float">
            <text:p>120940</text:p>
          </table:table-cell>
          <table:table-cell office:value-type="float" office:value="768.947021" calcext:value-type="float">
            <text:p>768,947021</text:p>
          </table:table-cell>
          <table:table-cell office:value-type="float" office:value="4" calcext:value-type="float">
            <text:p>4</text:p>
          </table:table-cell>
          <table:table-cell office:value-type="float" office:value="562.209045" calcext:value-type="float">
            <text:p>562,209045</text:p>
          </table:table-cell>
          <table:table-cell office:value-type="float" office:value="120940" calcext:value-type="float">
            <text:p>120940</text:p>
          </table:table-cell>
          <table:table-cell office:value-type="float" office:value="888.065002" calcext:value-type="float">
            <text:p>888,065002</text:p>
          </table:table-cell>
          <table:table-cell office:value-type="float" office:value="18" calcext:value-type="float">
            <text:p>18</text:p>
          </table:table-cell>
          <table:table-cell office:value-type="float" office:value="5809.763184" calcext:value-type="float">
            <text:p>5809,763184</text:p>
          </table:table-cell>
        </table:table-row>
        <table:table-row table:style-name="ro1">
          <table:table-cell office:value-type="float" office:value="121128" calcext:value-type="float">
            <text:p>121128</text:p>
          </table:table-cell>
          <table:table-cell office:value-type="float" office:value="1093.760986" calcext:value-type="float">
            <text:p>1093,760986</text:p>
          </table:table-cell>
          <table:table-cell office:value-type="float" office:value="125" calcext:value-type="float">
            <text:p>125</text:p>
          </table:table-cell>
          <table:table-cell office:value-type="float" office:value="4115.174805" calcext:value-type="float">
            <text:p>4115,17480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28.47998" calcext:value-type="float">
            <text:p>1128,47998</text:p>
          </table:table-cell>
          <table:table-cell office:value-type="float" office:value="78" calcext:value-type="float">
            <text:p>78</text:p>
          </table:table-cell>
          <table:table-cell office:value-type="float" office:value="3098.714355" calcext:value-type="float">
            <text:p>3098,71435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13.175049" calcext:value-type="float">
            <text:p>1113,175049</text:p>
          </table:table-cell>
          <table:table-cell office:value-type="float" office:value="100" calcext:value-type="float">
            <text:p>100</text:p>
          </table:table-cell>
          <table:table-cell office:value-type="float" office:value="2819.436279" calcext:value-type="float">
            <text:p>2819,436279</text:p>
          </table:table-cell>
          <table:table-cell office:value-type="float" office:value="121128" calcext:value-type="float">
            <text:p>121128</text:p>
          </table:table-cell>
          <table:table-cell office:value-type="float" office:value="951.475037" calcext:value-type="float">
            <text:p>951,475037</text:p>
          </table:table-cell>
          <table:table-cell office:value-type="float" office:value="49" calcext:value-type="float">
            <text:p>49</text:p>
          </table:table-cell>
          <table:table-cell office:value-type="float" office:value="1899.514771" calcext:value-type="float">
            <text:p>1899,514771</text:p>
          </table:table-cell>
          <table:table-cell office:value-type="float" office:value="121128" calcext:value-type="float">
            <text:p>121128</text:p>
          </table:table-cell>
          <table:table-cell office:value-type="float" office:value="909.125" calcext:value-type="float">
            <text:p>909,125</text:p>
          </table:table-cell>
          <table:table-cell office:value-type="float" office:value="66" calcext:value-type="float">
            <text:p>66</text:p>
          </table:table-cell>
          <table:table-cell office:value-type="float" office:value="2864.768799" calcext:value-type="float">
            <text:p>2864,768799</text:p>
          </table:table-cell>
          <table:table-cell office:value-type="float" office:value="121128" calcext:value-type="float">
            <text:p>121128</text:p>
          </table:table-cell>
          <table:table-cell office:value-type="float" office:value="860.001953" calcext:value-type="float">
            <text:p>860,001953</text:p>
          </table:table-cell>
          <table:table-cell office:value-type="float" office:value="141" calcext:value-type="float">
            <text:p>141</text:p>
          </table:table-cell>
          <table:table-cell office:value-type="float" office:value="3709.882324" calcext:value-type="float">
            <text:p>3709,88232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41.927979" calcext:value-type="float">
            <text:p>1141,927979</text:p>
          </table:table-cell>
          <table:table-cell office:value-type="float" office:value="101" calcext:value-type="float">
            <text:p>101</text:p>
          </table:table-cell>
          <table:table-cell office:value-type="float" office:value="3199.687744" calcext:value-type="float">
            <text:p>3199,68774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060.395996" calcext:value-type="float">
            <text:p>1060,395996</text:p>
          </table:table-cell>
          <table:table-cell office:value-type="float" office:value="95" calcext:value-type="float">
            <text:p>95</text:p>
          </table:table-cell>
          <table:table-cell office:value-type="float" office:value="3037.331055" calcext:value-type="float">
            <text:p>3037,331055</text:p>
          </table:table-cell>
        </table:table-row>
        <table:table-row table:style-name="ro1">
          <table:table-cell office:value-type="float" office:value="121342" calcext:value-type="float">
            <text:p>121342</text:p>
          </table:table-cell>
          <table:table-cell office:value-type="float" office:value="934.643982" calcext:value-type="float">
            <text:p>934,643982</text:p>
          </table:table-cell>
          <table:table-cell office:value-type="float" office:value="167" calcext:value-type="float">
            <text:p>167</text:p>
          </table:table-cell>
          <table:table-cell office:value-type="float" office:value="3551.33667" calcext:value-type="float">
            <text:p>3551,33667</text:p>
          </table:table-cell>
          <table:table-cell office:value-type="float" office:value="121342" calcext:value-type="float">
            <text:p>121342</text:p>
          </table:table-cell>
          <table:table-cell office:value-type="float" office:value="809.158997" calcext:value-type="float">
            <text:p>809,158997</text:p>
          </table:table-cell>
          <table:table-cell office:value-type="float" office:value="133" calcext:value-type="float">
            <text:p>133</text:p>
          </table:table-cell>
          <table:table-cell office:value-type="float" office:value="3270.427246" calcext:value-type="float">
            <text:p>3270,427246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08.983032" calcext:value-type="float">
            <text:p>1008,983032</text:p>
          </table:table-cell>
          <table:table-cell office:value-type="float" office:value="103" calcext:value-type="float">
            <text:p>103</text:p>
          </table:table-cell>
          <table:table-cell office:value-type="float" office:value="2740.711182" calcext:value-type="float">
            <text:p>2740,711182</text:p>
          </table:table-cell>
          <table:table-cell office:value-type="float" office:value="121342" calcext:value-type="float">
            <text:p>121342</text:p>
          </table:table-cell>
          <table:table-cell office:value-type="float" office:value="894.514954" calcext:value-type="float">
            <text:p>894,514954</text:p>
          </table:table-cell>
          <table:table-cell office:value-type="float" office:value="126" calcext:value-type="float">
            <text:p>126</text:p>
          </table:table-cell>
          <table:table-cell office:value-type="float" office:value="2831.846191" calcext:value-type="float">
            <text:p>2831,846191</text:p>
          </table:table-cell>
          <table:table-cell office:value-type="float" office:value="121342" calcext:value-type="float">
            <text:p>121342</text:p>
          </table:table-cell>
          <table:table-cell office:value-type="float" office:value="913.923035" calcext:value-type="float">
            <text:p>913,923035</text:p>
          </table:table-cell>
          <table:table-cell office:value-type="float" office:value="162" calcext:value-type="float">
            <text:p>162</text:p>
          </table:table-cell>
          <table:table-cell office:value-type="float" office:value="3088.117188" calcext:value-type="float">
            <text:p>3088,117188</text:p>
          </table:table-cell>
          <table:table-cell office:value-type="float" office:value="121342" calcext:value-type="float">
            <text:p>121342</text:p>
          </table:table-cell>
          <table:table-cell office:value-type="float" office:value="1248.588013" calcext:value-type="float">
            <text:p>1248,588013</text:p>
          </table:table-cell>
          <table:table-cell office:value-type="float" office:value="105" calcext:value-type="float">
            <text:p>105</text:p>
          </table:table-cell>
          <table:table-cell office:value-type="float" office:value="2597.604248" calcext:value-type="float">
            <text:p>2597,604248</text:p>
          </table:table-cell>
          <table:table-cell office:value-type="float" office:value="121342" calcext:value-type="float">
            <text:p>121342</text:p>
          </table:table-cell>
          <table:table-cell office:value-type="float" office:value="966.138" calcext:value-type="float">
            <text:p>966,138</text:p>
          </table:table-cell>
          <table:table-cell office:value-type="float" office:value="110" calcext:value-type="float">
            <text:p>110</text:p>
          </table:table-cell>
          <table:table-cell office:value-type="float" office:value="2706.540771" calcext:value-type="float">
            <text:p>2706,540771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91.838989" calcext:value-type="float">
            <text:p>1091,838989</text:p>
          </table:table-cell>
          <table:table-cell office:value-type="float" office:value="115" calcext:value-type="float">
            <text:p>115</text:p>
          </table:table-cell>
          <table:table-cell office:value-type="float" office:value="2643.639893" calcext:value-type="float">
            <text:p>2643,639893</text:p>
          </table:table-cell>
        </table:table-row>
        <table:table-row table:style-name="ro1">
          <table:table-cell office:value-type="float" office:value="121553" calcext:value-type="float">
            <text:p>121553</text:p>
          </table:table-cell>
          <table:table-cell office:value-type="float" office:value="1138.598022" calcext:value-type="float">
            <text:p>1138,598022</text:p>
          </table:table-cell>
          <table:table-cell office:value-type="float" office:value="5" calcext:value-type="float">
            <text:p>5</text:p>
          </table:table-cell>
          <table:table-cell office:value-type="float" office:value="446.776001" calcext:value-type="float">
            <text:p>446,776001</text:p>
          </table:table-cell>
          <table:table-cell office:value-type="float" office:value="121553" calcext:value-type="float">
            <text:p>121553</text:p>
          </table:table-cell>
          <table:table-cell office:value-type="float" office:value="1027.322998" calcext:value-type="float">
            <text:p>1027,322998</text:p>
          </table:table-cell>
          <table:table-cell office:value-type="float" office:value="3" calcext:value-type="float">
            <text:p>3</text:p>
          </table:table-cell>
          <table:table-cell office:value-type="float" office:value="219.812988" calcext:value-type="float">
            <text:p>219,81298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40.677002" calcext:value-type="float">
            <text:p>840,677002</text:p>
          </table:table-cell>
          <table:table-cell office:value-type="float" office:value="8" calcext:value-type="float">
            <text:p>8</text:p>
          </table:table-cell>
          <table:table-cell office:value-type="float" office:value="684.796021" calcext:value-type="float">
            <text:p>684,796021</text:p>
          </table:table-cell>
          <table:table-cell office:value-type="float" office:value="121553" calcext:value-type="float">
            <text:p>121553</text:p>
          </table:table-cell>
          <table:table-cell office:value-type="float" office:value="941.510986" calcext:value-type="float">
            <text:p>941,510986</text:p>
          </table:table-cell>
          <table:table-cell office:value-type="float" office:value="6" calcext:value-type="float">
            <text:p>6</text:p>
          </table:table-cell>
          <table:table-cell office:value-type="float" office:value="246.582977" calcext:value-type="float">
            <text:p>246,582977</text:p>
          </table:table-cell>
          <table:table-cell office:value-type="float" office:value="121553" calcext:value-type="float">
            <text:p>121553</text:p>
          </table:table-cell>
          <table:table-cell office:value-type="float" office:value="807.872986" calcext:value-type="float">
            <text:p>807,872986</text:p>
          </table:table-cell>
          <table:table-cell office:value-type="float" office:value="3" calcext:value-type="float">
            <text:p>3</text:p>
          </table:table-cell>
          <table:table-cell office:value-type="float" office:value="244.829987" calcext:value-type="float">
            <text:p>244,829987</text:p>
          </table:table-cell>
          <table:table-cell office:value-type="float" office:value="121553" calcext:value-type="float">
            <text:p>121553</text:p>
          </table:table-cell>
          <table:table-cell office:value-type="float" office:value="937.578979" calcext:value-type="float">
            <text:p>937,578979</text:p>
          </table:table-cell>
          <table:table-cell office:value-type="float" office:value="16" calcext:value-type="float">
            <text:p>16</text:p>
          </table:table-cell>
          <table:table-cell office:value-type="float" office:value="2695.854248" calcext:value-type="float">
            <text:p>2695,85424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64.584045" calcext:value-type="float">
            <text:p>864,584045</text:p>
          </table:table-cell>
          <table:table-cell office:value-type="float" office:value="37" calcext:value-type="float">
            <text:p>37</text:p>
          </table:table-cell>
          <table:table-cell office:value-type="float" office:value="6271.635254" calcext:value-type="float">
            <text:p>6271,635254</text:p>
          </table:table-cell>
          <table:table-cell office:value-type="float" office:value="121553" calcext:value-type="float">
            <text:p>121553</text:p>
          </table:table-cell>
          <table:table-cell office:value-type="float" office:value="914.807007" calcext:value-type="float">
            <text:p>914,807007</text:p>
          </table:table-cell>
          <table:table-cell office:value-type="float" office:value="7" calcext:value-type="float">
            <text:p>7</text:p>
          </table:table-cell>
          <table:table-cell office:value-type="float" office:value="893.169922" calcext:value-type="float">
            <text:p>893,169922</text:p>
          </table:table-cell>
        </table:table-row>
        <table:table-row table:style-name="ro1">
          <table:table-cell office:value-type="float" office:value="121819" calcext:value-type="float">
            <text:p>121819</text:p>
          </table:table-cell>
          <table:table-cell office:value-type="float" office:value="1343.984009" calcext:value-type="float">
            <text:p>1343,984009</text:p>
          </table:table-cell>
          <table:table-cell office:value-type="float" office:value="28" calcext:value-type="float">
            <text:p>28</text:p>
          </table:table-cell>
          <table:table-cell office:value-type="float" office:value="6405.259766" calcext:value-type="float">
            <text:p>6405,259766</text:p>
          </table:table-cell>
          <table:table-cell office:value-type="float" office:value="121819" calcext:value-type="float">
            <text:p>121819</text:p>
          </table:table-cell>
          <table:table-cell office:value-type="float" office:value="993.97699" calcext:value-type="float">
            <text:p>993,97699</text:p>
          </table:table-cell>
          <table:table-cell office:value-type="float" office:value="10" calcext:value-type="float">
            <text:p>10</text:p>
          </table:table-cell>
          <table:table-cell office:value-type="float" office:value="1937.494995" calcext:value-type="float">
            <text:p>1937,49499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9.750977" calcext:value-type="float">
            <text:p>1119,750977</text:p>
          </table:table-cell>
          <table:table-cell office:value-type="float" office:value="7" calcext:value-type="float">
            <text:p>7</text:p>
          </table:table-cell>
          <table:table-cell office:value-type="float" office:value="1530.409058" calcext:value-type="float">
            <text:p>1530,40905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48.859009" calcext:value-type="float">
            <text:p>1148,859009</text:p>
          </table:table-cell>
          <table:table-cell office:value-type="float" office:value="9" calcext:value-type="float">
            <text:p>9</text:p>
          </table:table-cell>
          <table:table-cell office:value-type="float" office:value="1957.537964" calcext:value-type="float">
            <text:p>1957,537964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27.713989" calcext:value-type="float">
            <text:p>1127,713989</text:p>
          </table:table-cell>
          <table:table-cell office:value-type="float" office:value="10" calcext:value-type="float">
            <text:p>10</text:p>
          </table:table-cell>
          <table:table-cell office:value-type="float" office:value="2355.452148" calcext:value-type="float">
            <text:p>2355,45214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90.968994" calcext:value-type="float">
            <text:p>1090,968994</text:p>
          </table:table-cell>
          <table:table-cell office:value-type="float" office:value="19" calcext:value-type="float">
            <text:p>19</text:p>
          </table:table-cell>
          <table:table-cell office:value-type="float" office:value="5082.585449" calcext:value-type="float">
            <text:p>5082,585449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48.778076" calcext:value-type="float">
            <text:p>1048,778076</text:p>
          </table:table-cell>
          <table:table-cell office:value-type="float" office:value="8" calcext:value-type="float">
            <text:p>8</text:p>
          </table:table-cell>
          <table:table-cell office:value-type="float" office:value="2249.875" calcext:value-type="float">
            <text:p>2249,87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5.264038" calcext:value-type="float">
            <text:p>1115,264038</text:p>
          </table:table-cell>
          <table:table-cell office:value-type="float" office:value="7" calcext:value-type="float">
            <text:p>7</text:p>
          </table:table-cell>
          <table:table-cell office:value-type="float" office:value="3156.885742" calcext:value-type="float">
            <text:p>3156,885742</text:p>
          </table:table-cell>
        </table:table-row>
        <table:table-row table:style-name="ro1">
          <table:table-cell office:value-type="float" office:value="122029" calcext:value-type="float">
            <text:p>122029</text:p>
          </table:table-cell>
          <table:table-cell office:value-type="float" office:value="1146.965088" calcext:value-type="float">
            <text:p>1146,965088</text:p>
          </table:table-cell>
          <table:table-cell office:value-type="float" office:value="10" calcext:value-type="float">
            <text:p>10</text:p>
          </table:table-cell>
          <table:table-cell office:value-type="float" office:value="5165.739746" calcext:value-type="float">
            <text:p>5165,739746</text:p>
          </table:table-cell>
          <table:table-cell office:value-type="float" office:value="122029" calcext:value-type="float">
            <text:p>122029</text:p>
          </table:table-cell>
          <table:table-cell office:value-type="float" office:value="870.759033" calcext:value-type="float">
            <text:p>870,759033</text:p>
          </table:table-cell>
          <table:table-cell office:value-type="float" office:value="11" calcext:value-type="float">
            <text:p>11</text:p>
          </table:table-cell>
          <table:table-cell office:value-type="float" office:value="6287.621094" calcext:value-type="float">
            <text:p>6287,621094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02.799011" calcext:value-type="float">
            <text:p>1002,799011</text:p>
          </table:table-cell>
          <table:table-cell office:value-type="float" office:value="13" calcext:value-type="float">
            <text:p>13</text:p>
          </table:table-cell>
          <table:table-cell office:value-type="float" office:value="5660.260254" calcext:value-type="float">
            <text:p>5660,260254</text:p>
          </table:table-cell>
          <table:table-cell office:value-type="float" office:value="122029" calcext:value-type="float">
            <text:p>122029</text:p>
          </table:table-cell>
          <table:table-cell office:value-type="float" office:value="886.10498" calcext:value-type="float">
            <text:p>886,10498</text:p>
          </table:table-cell>
          <table:table-cell office:value-type="float" office:value="17" calcext:value-type="float">
            <text:p>17</text:p>
          </table:table-cell>
          <table:table-cell office:value-type="float" office:value="6625.105957" calcext:value-type="float">
            <text:p>6625,105957</text:p>
          </table:table-cell>
          <table:table-cell office:value-type="float" office:value="122029" calcext:value-type="float">
            <text:p>122029</text:p>
          </table:table-cell>
          <table:table-cell office:value-type="float" office:value="938.594971" calcext:value-type="float">
            <text:p>938,594971</text:p>
          </table:table-cell>
          <table:table-cell office:value-type="float" office:value="11" calcext:value-type="float">
            <text:p>11</text:p>
          </table:table-cell>
          <table:table-cell office:value-type="float" office:value="5291.160645" calcext:value-type="float">
            <text:p>5291,160645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71.328003" calcext:value-type="float">
            <text:p>1071,328003</text:p>
          </table:table-cell>
          <table:table-cell office:value-type="float" office:value="9" calcext:value-type="float">
            <text:p>9</text:p>
          </table:table-cell>
          <table:table-cell office:value-type="float" office:value="8337.494141" calcext:value-type="float">
            <text:p>8337,494141</text:p>
          </table:table-cell>
          <table:table-cell office:value-type="float" office:value="122029" calcext:value-type="float">
            <text:p>122029</text:p>
          </table:table-cell>
          <table:table-cell office:value-type="float" office:value="926.30603" calcext:value-type="float">
            <text:p>926,30603</text:p>
          </table:table-cell>
          <table:table-cell office:value-type="float" office:value="7" calcext:value-type="float">
            <text:p>7</text:p>
          </table:table-cell>
          <table:table-cell office:value-type="float" office:value="4634.480469" calcext:value-type="float">
            <text:p>4634,480469</text:p>
          </table:table-cell>
          <table:table-cell office:value-type="float" office:value="122029" calcext:value-type="float">
            <text:p>122029</text:p>
          </table:table-cell>
          <table:table-cell office:value-type="float" office:value="718.700989" calcext:value-type="float">
            <text:p>718,700989</text:p>
          </table:table-cell>
          <table:table-cell office:value-type="float" office:value="13" calcext:value-type="float">
            <text:p>13</text:p>
          </table:table-cell>
          <table:table-cell office:value-type="float" office:value="7240.557129" calcext:value-type="float">
            <text:p>7240,557129</text:p>
          </table:table-cell>
        </table:table-row>
        <table:table-row table:style-name="ro1">
          <table:table-cell office:value-type="float" office:value="123200" calcext:value-type="float">
            <text:p>123200</text:p>
          </table:table-cell>
          <table:table-cell office:value-type="float" office:value="941.656006" calcext:value-type="float">
            <text:p>941,656006</text:p>
          </table:table-cell>
          <table:table-cell office:value-type="float" office:value="6" calcext:value-type="float">
            <text:p>6</text:p>
          </table:table-cell>
          <table:table-cell office:value-type="float" office:value="778.161011" calcext:value-type="float">
            <text:p>778,161011</text:p>
          </table:table-cell>
          <table:table-cell office:value-type="float" office:value="123200" calcext:value-type="float">
            <text:p>123200</text:p>
          </table:table-cell>
          <table:table-cell office:value-type="float" office:value="851.729004" calcext:value-type="float">
            <text:p>851,729004</text:p>
          </table:table-cell>
          <table:table-cell office:value-type="float" office:value="8" calcext:value-type="float">
            <text:p>8</text:p>
          </table:table-cell>
          <table:table-cell office:value-type="float" office:value="1131.251099" calcext:value-type="float">
            <text:p>1131,2510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61.929993" calcext:value-type="float">
            <text:p>961,929993</text:p>
          </table:table-cell>
          <table:table-cell office:value-type="float" office:value="5" calcext:value-type="float">
            <text:p>5</text:p>
          </table:table-cell>
          <table:table-cell office:value-type="float" office:value="1762.98999" calcext:value-type="float">
            <text:p>1762,989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92.841003" calcext:value-type="float">
            <text:p>992,841003</text:p>
          </table:table-cell>
          <table:table-cell office:value-type="float" office:value="3" calcext:value-type="float">
            <text:p>3</text:p>
          </table:table-cell>
          <table:table-cell office:value-type="float" office:value="849.757019" calcext:value-type="float">
            <text:p>849,757019</text:p>
          </table:table-cell>
          <table:table-cell office:value-type="float" office:value="123200" calcext:value-type="float">
            <text:p>123200</text:p>
          </table:table-cell>
          <table:table-cell office:value-type="float" office:value="838.993042" calcext:value-type="float">
            <text:p>838,993042</text:p>
          </table:table-cell>
          <table:table-cell office:value-type="float" office:value="7" calcext:value-type="float">
            <text:p>7</text:p>
          </table:table-cell>
          <table:table-cell office:value-type="float" office:value="429.402008" calcext:value-type="float">
            <text:p>429,402008</text:p>
          </table:table-cell>
          <table:table-cell office:value-type="float" office:value="123200" calcext:value-type="float">
            <text:p>123200</text:p>
          </table:table-cell>
          <table:table-cell office:value-type="float" office:value="846.062988" calcext:value-type="float">
            <text:p>846,062988</text:p>
          </table:table-cell>
          <table:table-cell office:value-type="float" office:value="4" calcext:value-type="float">
            <text:p>4</text:p>
          </table:table-cell>
          <table:table-cell office:value-type="float" office:value="591.358032" calcext:value-type="float">
            <text:p>591,358032</text:p>
          </table:table-cell>
          <table:table-cell office:value-type="float" office:value="123200" calcext:value-type="float">
            <text:p>123200</text:p>
          </table:table-cell>
          <table:table-cell office:value-type="float" office:value="863.046997" calcext:value-type="float">
            <text:p>863,046997</text:p>
          </table:table-cell>
          <table:table-cell office:value-type="float" office:value="8" calcext:value-type="float">
            <text:p>8</text:p>
          </table:table-cell>
          <table:table-cell office:value-type="float" office:value="585.414978" calcext:value-type="float">
            <text:p>585,414978</text:p>
          </table:table-cell>
          <table:table-cell office:value-type="float" office:value="123200" calcext:value-type="float">
            <text:p>123200</text:p>
          </table:table-cell>
          <table:table-cell office:value-type="float" office:value="1096.361084" calcext:value-type="float">
            <text:p>1096,361084</text:p>
          </table:table-cell>
          <table:table-cell office:value-type="float" office:value="6" calcext:value-type="float">
            <text:p>6</text:p>
          </table:table-cell>
          <table:table-cell office:value-type="float" office:value="421.88501" calcext:value-type="float">
            <text:p>421,88501</text:p>
          </table:table-cell>
        </table:table-row>
        <table:table-row table:style-name="ro1">
          <table:table-cell office:value-type="float" office:value="123823" calcext:value-type="float">
            <text:p>123823</text:p>
          </table:table-cell>
          <table:table-cell office:value-type="float" office:value="894.801025" calcext:value-type="float">
            <text:p>894,801025</text:p>
          </table:table-cell>
          <table:table-cell office:value-type="float" office:value="4" calcext:value-type="float">
            <text:p>4</text:p>
          </table:table-cell>
          <table:table-cell office:value-type="float" office:value="965.55603" calcext:value-type="float">
            <text:p>965,55603</text:p>
          </table:table-cell>
          <table:table-cell office:value-type="float" office:value="123823" calcext:value-type="float">
            <text:p>123823</text:p>
          </table:table-cell>
          <table:table-cell office:value-type="float" office:value="1028.923096" calcext:value-type="float">
            <text:p>1028,923096</text:p>
          </table:table-cell>
          <table:table-cell office:value-type="float" office:value="7" calcext:value-type="float">
            <text:p>7</text:p>
          </table:table-cell>
          <table:table-cell office:value-type="float" office:value="1299.753052" calcext:value-type="float">
            <text:p>1299,753052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2.692993" calcext:value-type="float">
            <text:p>912,692993</text:p>
          </table:table-cell>
          <table:table-cell office:value-type="float" office:value="3" calcext:value-type="float">
            <text:p>3</text:p>
          </table:table-cell>
          <table:table-cell office:value-type="float" office:value="444.897034" calcext:value-type="float">
            <text:p>444,897034</text:p>
          </table:table-cell>
          <table:table-cell office:value-type="float" office:value="123823" calcext:value-type="float">
            <text:p>123823</text:p>
          </table:table-cell>
          <table:table-cell office:value-type="float" office:value="978.272034" calcext:value-type="float">
            <text:p>978,272034</text:p>
          </table:table-cell>
          <table:table-cell office:value-type="float" office:value="8" calcext:value-type="float">
            <text:p>8</text:p>
          </table:table-cell>
          <table:table-cell office:value-type="float" office:value="1051.920044" calcext:value-type="float">
            <text:p>1051,920044</text:p>
          </table:table-cell>
          <table:table-cell office:value-type="float" office:value="123823" calcext:value-type="float">
            <text:p>123823</text:p>
          </table:table-cell>
          <table:table-cell office:value-type="float" office:value="893.983032" calcext:value-type="float">
            <text:p>893,983032</text:p>
          </table:table-cell>
          <table:table-cell office:value-type="float" office:value="4" calcext:value-type="float">
            <text:p>4</text:p>
          </table:table-cell>
          <table:table-cell office:value-type="float" office:value="696.123047" calcext:value-type="float">
            <text:p>696,12304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3.417969" calcext:value-type="float">
            <text:p>913,417969</text:p>
          </table:table-cell>
          <table:table-cell office:value-type="float" office:value="3" calcext:value-type="float">
            <text:p>3</text:p>
          </table:table-cell>
          <table:table-cell office:value-type="float" office:value="172.300995" calcext:value-type="float">
            <text:p>172,300995</text:p>
          </table:table-cell>
          <table:table-cell office:value-type="float" office:value="123823" calcext:value-type="float">
            <text:p>123823</text:p>
          </table:table-cell>
          <table:table-cell office:value-type="float" office:value="743.663025" calcext:value-type="float">
            <text:p>743,663025</text:p>
          </table:table-cell>
          <table:table-cell office:value-type="float" office:value="6" calcext:value-type="float">
            <text:p>6</text:p>
          </table:table-cell>
          <table:table-cell office:value-type="float" office:value="937.273987" calcext:value-type="float">
            <text:p>937,27398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24.247009" calcext:value-type="float">
            <text:p>924,247009</text:p>
          </table:table-cell>
          <table:table-cell office:value-type="float" office:value="4" calcext:value-type="float">
            <text:p>4</text:p>
          </table:table-cell>
          <table:table-cell office:value-type="float" office:value="1334.759033" calcext:value-type="float">
            <text:p>1334,759033</text:p>
          </table:table-cell>
        </table:table-row>
        <table:table-row table:style-name="ro1">
          <table:table-cell office:value-type="float" office:value="124245" calcext:value-type="float">
            <text:p>124245</text:p>
          </table:table-cell>
          <table:table-cell office:value-type="float" office:value="926.255005" calcext:value-type="float">
            <text:p>926,255005</text:p>
          </table:table-cell>
          <table:table-cell office:value-type="float" office:value="12" calcext:value-type="float">
            <text:p>12</text:p>
          </table:table-cell>
          <table:table-cell office:value-type="float" office:value="5053.182617" calcext:value-type="float">
            <text:p>5053,18261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44.079956" calcext:value-type="float">
            <text:p>844,079956</text:p>
          </table:table-cell>
          <table:table-cell office:value-type="float" office:value="13" calcext:value-type="float">
            <text:p>13</text:p>
          </table:table-cell>
          <table:table-cell office:value-type="float" office:value="7468.979004" calcext:value-type="float">
            <text:p>7468,979004</text:p>
          </table:table-cell>
          <table:table-cell office:value-type="float" office:value="124245" calcext:value-type="float">
            <text:p>124245</text:p>
          </table:table-cell>
          <table:table-cell office:value-type="float" office:value="1205.291992" calcext:value-type="float">
            <text:p>1205,291992</text:p>
          </table:table-cell>
          <table:table-cell office:value-type="float" office:value="13" calcext:value-type="float">
            <text:p>13</text:p>
          </table:table-cell>
          <table:table-cell office:value-type="float" office:value="5792.611816" calcext:value-type="float">
            <text:p>5792,611816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1.080017" calcext:value-type="float">
            <text:p>1001,080017</text:p>
          </table:table-cell>
          <table:table-cell office:value-type="float" office:value="8" calcext:value-type="float">
            <text:p>8</text:p>
          </table:table-cell>
          <table:table-cell office:value-type="float" office:value="4595.844727" calcext:value-type="float">
            <text:p>4595,844727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9.629944" calcext:value-type="float">
            <text:p>1009,629944</text:p>
          </table:table-cell>
          <table:table-cell office:value-type="float" office:value="36" calcext:value-type="float">
            <text:p>36</text:p>
          </table:table-cell>
          <table:table-cell office:value-type="float" office:value="16353.238281" calcext:value-type="float">
            <text:p>16353,238281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66.230957" calcext:value-type="float">
            <text:p>1066,230957</text:p>
          </table:table-cell>
          <table:table-cell office:value-type="float" office:value="13" calcext:value-type="float">
            <text:p>13</text:p>
          </table:table-cell>
          <table:table-cell office:value-type="float" office:value="5908.765137" calcext:value-type="float">
            <text:p>5908,76513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57.60498" calcext:value-type="float">
            <text:p>857,60498</text:p>
          </table:table-cell>
          <table:table-cell office:value-type="float" office:value="12" calcext:value-type="float">
            <text:p>12</text:p>
          </table:table-cell>
          <table:table-cell office:value-type="float" office:value="4129.454102" calcext:value-type="float">
            <text:p>4129,454102</text:p>
          </table:table-cell>
          <table:table-cell office:value-type="float" office:value="124245" calcext:value-type="float">
            <text:p>124245</text:p>
          </table:table-cell>
          <table:table-cell office:value-type="float" office:value="1378.166016" calcext:value-type="float">
            <text:p>1378,166016</text:p>
          </table:table-cell>
          <table:table-cell office:value-type="float" office:value="10" calcext:value-type="float">
            <text:p>10</text:p>
          </table:table-cell>
          <table:table-cell office:value-type="float" office:value="7918.667969" calcext:value-type="float">
            <text:p>7918,667969</text:p>
          </table:table-cell>
        </table:table-row>
        <table:table-row table:style-name="ro1">
          <table:table-cell office:value-type="float" office:value="124958" calcext:value-type="float">
            <text:p>124958</text:p>
          </table:table-cell>
          <table:table-cell office:value-type="float" office:value="895.804016" calcext:value-type="float">
            <text:p>895,804016</text:p>
          </table:table-cell>
          <table:table-cell office:value-type="float" office:value="5" calcext:value-type="float">
            <text:p>5</text:p>
          </table:table-cell>
          <table:table-cell office:value-type="float" office:value="754.280029" calcext:value-type="float">
            <text:p>754,280029</text:p>
          </table:table-cell>
          <table:table-cell office:value-type="float" office:value="124958" calcext:value-type="float">
            <text:p>124958</text:p>
          </table:table-cell>
          <table:table-cell office:value-type="float" office:value="794.296021" calcext:value-type="float">
            <text:p>794,296021</text:p>
          </table:table-cell>
          <table:table-cell office:value-type="float" office:value="6" calcext:value-type="float">
            <text:p>6</text:p>
          </table:table-cell>
          <table:table-cell office:value-type="float" office:value="1758.510986" calcext:value-type="float">
            <text:p>1758,510986</text:p>
          </table:table-cell>
          <table:table-cell office:value-type="float" office:value="124958" calcext:value-type="float">
            <text:p>124958</text:p>
          </table:table-cell>
          <table:table-cell office:value-type="float" office:value="949.635986" calcext:value-type="float">
            <text:p>949,635986</text:p>
          </table:table-cell>
          <table:table-cell office:value-type="float" office:value="5" calcext:value-type="float">
            <text:p>5</text:p>
          </table:table-cell>
          <table:table-cell office:value-type="float" office:value="948.261963" calcext:value-type="float">
            <text:p>948,261963</text:p>
          </table:table-cell>
          <table:table-cell office:value-type="float" office:value="124958" calcext:value-type="float">
            <text:p>124958</text:p>
          </table:table-cell>
          <table:table-cell office:value-type="float" office:value="989.292053" calcext:value-type="float">
            <text:p>989,292053</text:p>
          </table:table-cell>
          <table:table-cell office:value-type="float" office:value="3" calcext:value-type="float">
            <text:p>3</text:p>
          </table:table-cell>
          <table:table-cell office:value-type="float" office:value="825.35199" calcext:value-type="float">
            <text:p>825,3519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62.216003" calcext:value-type="float">
            <text:p>962,216003</text:p>
          </table:table-cell>
          <table:table-cell office:value-type="float" office:value="8" calcext:value-type="float">
            <text:p>8</text:p>
          </table:table-cell>
          <table:table-cell office:value-type="float" office:value="1386.861938" calcext:value-type="float">
            <text:p>1386,861938</text:p>
          </table:table-cell>
          <table:table-cell office:value-type="float" office:value="124958" calcext:value-type="float">
            <text:p>124958</text:p>
          </table:table-cell>
          <table:table-cell office:value-type="float" office:value="858.492981" calcext:value-type="float">
            <text:p>858,492981</text:p>
          </table:table-cell>
          <table:table-cell office:value-type="float" office:value="6" calcext:value-type="float">
            <text:p>6</text:p>
          </table:table-cell>
          <table:table-cell office:value-type="float" office:value="1341.776001" calcext:value-type="float">
            <text:p>1341,776001</text:p>
          </table:table-cell>
          <table:table-cell office:value-type="float" office:value="124958" calcext:value-type="float">
            <text:p>124958</text:p>
          </table:table-cell>
          <table:table-cell office:value-type="float" office:value="929.10199" calcext:value-type="float">
            <text:p>929,10199</text:p>
          </table:table-cell>
          <table:table-cell office:value-type="float" office:value="6" calcext:value-type="float">
            <text:p>6</text:p>
          </table:table-cell>
          <table:table-cell office:value-type="float" office:value="535.165039" calcext:value-type="float">
            <text:p>535,16503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56.849976" calcext:value-type="float">
            <text:p>956,849976</text:p>
          </table:table-cell>
          <table:table-cell office:value-type="float" office:value="4" calcext:value-type="float">
            <text:p>4</text:p>
          </table:table-cell>
          <table:table-cell office:value-type="float" office:value="594.975037" calcext:value-type="float">
            <text:p>594,975037</text:p>
          </table:table-cell>
        </table:table-row>
        <table:table-row table:style-name="ro1">
          <table:table-cell office:value-type="float" office:value="125528" calcext:value-type="float">
            <text:p>125528</text:p>
          </table:table-cell>
          <table:table-cell office:value-type="float" office:value="886.292969" calcext:value-type="float">
            <text:p>886,292969</text:p>
          </table:table-cell>
          <table:table-cell office:value-type="float" office:value="138" calcext:value-type="float">
            <text:p>138</text:p>
          </table:table-cell>
          <table:table-cell office:value-type="float" office:value="4428.997559" calcext:value-type="float">
            <text:p>4428,997559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84.203003" calcext:value-type="float">
            <text:p>1284,203003</text:p>
          </table:table-cell>
          <table:table-cell office:value-type="float" office:value="150" calcext:value-type="float">
            <text:p>150</text:p>
          </table:table-cell>
          <table:table-cell office:value-type="float" office:value="4882.519531" calcext:value-type="float">
            <text:p>4882,519531</text:p>
          </table:table-cell>
          <table:table-cell office:value-type="float" office:value="125528" calcext:value-type="float">
            <text:p>125528</text:p>
          </table:table-cell>
          <table:table-cell office:value-type="float" office:value="1044.476929" calcext:value-type="float">
            <text:p>1044,476929</text:p>
          </table:table-cell>
          <table:table-cell office:value-type="float" office:value="116" calcext:value-type="float">
            <text:p>116</text:p>
          </table:table-cell>
          <table:table-cell office:value-type="float" office:value="4253.302246" calcext:value-type="float">
            <text:p>4253,302246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9.30896" calcext:value-type="float">
            <text:p>1169,30896</text:p>
          </table:table-cell>
          <table:table-cell office:value-type="float" office:value="20" calcext:value-type="float">
            <text:p>20</text:p>
          </table:table-cell>
          <table:table-cell office:value-type="float" office:value="1092.74707" calcext:value-type="float">
            <text:p>1092,74707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51.890015" calcext:value-type="float">
            <text:p>1151,890015</text:p>
          </table:table-cell>
          <table:table-cell office:value-type="float" office:value="95" calcext:value-type="float">
            <text:p>95</text:p>
          </table:table-cell>
          <table:table-cell office:value-type="float" office:value="2913.977783" calcext:value-type="float">
            <text:p>2913,977783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54.18396" calcext:value-type="float">
            <text:p>1254,18396</text:p>
          </table:table-cell>
          <table:table-cell office:value-type="float" office:value="159" calcext:value-type="float">
            <text:p>159</text:p>
          </table:table-cell>
          <table:table-cell office:value-type="float" office:value="4509.575684" calcext:value-type="float">
            <text:p>4509,575684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8.939941" calcext:value-type="float">
            <text:p>1168,939941</text:p>
          </table:table-cell>
          <table:table-cell office:value-type="float" office:value="120" calcext:value-type="float">
            <text:p>120</text:p>
          </table:table-cell>
          <table:table-cell office:value-type="float" office:value="3039.487793" calcext:value-type="float">
            <text:p>3039,487793</text:p>
          </table:table-cell>
          <table:table-cell office:value-type="float" office:value="125528" calcext:value-type="float">
            <text:p>125528</text:p>
          </table:table-cell>
          <table:table-cell office:value-type="float" office:value="880.509033" calcext:value-type="float">
            <text:p>880,509033</text:p>
          </table:table-cell>
          <table:table-cell office:value-type="float" office:value="133" calcext:value-type="float">
            <text:p>133</text:p>
          </table:table-cell>
          <table:table-cell office:value-type="float" office:value="3949.034912" calcext:value-type="float">
            <text:p>3949,034912</text:p>
          </table:table-cell>
        </table:table-row>
        <table:table-row table:style-name="ro1">
          <table:table-cell office:value-type="float" office:value="125805" calcext:value-type="float">
            <text:p>125805</text:p>
          </table:table-cell>
          <table:table-cell office:value-type="float" office:value="981.096008" calcext:value-type="float">
            <text:p>981,096008</text:p>
          </table:table-cell>
          <table:table-cell office:value-type="float" office:value="14" calcext:value-type="float">
            <text:p>14</text:p>
          </table:table-cell>
          <table:table-cell office:value-type="float" office:value="1949.006958" calcext:value-type="float">
            <text:p>1949,00695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24.098999" calcext:value-type="float">
            <text:p>1024,098999</text:p>
          </table:table-cell>
          <table:table-cell office:value-type="float" office:value="6" calcext:value-type="float">
            <text:p>6</text:p>
          </table:table-cell>
          <table:table-cell office:value-type="float" office:value="1003.10498" calcext:value-type="float">
            <text:p>1003,1049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74.419067" calcext:value-type="float">
            <text:p>1074,419067</text:p>
          </table:table-cell>
          <table:table-cell office:value-type="float" office:value="9" calcext:value-type="float">
            <text:p>9</text:p>
          </table:table-cell>
          <table:table-cell office:value-type="float" office:value="2107.490967" calcext:value-type="float">
            <text:p>2107,490967</text:p>
          </table:table-cell>
          <table:table-cell office:value-type="float" office:value="125805" calcext:value-type="float">
            <text:p>125805</text:p>
          </table:table-cell>
          <table:table-cell office:value-type="float" office:value="759.630981" calcext:value-type="float">
            <text:p>759,630981</text:p>
          </table:table-cell>
          <table:table-cell office:value-type="float" office:value="11" calcext:value-type="float">
            <text:p>11</text:p>
          </table:table-cell>
          <table:table-cell office:value-type="float" office:value="1259.488892" calcext:value-type="float">
            <text:p>1259,488892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2.770996" calcext:value-type="float">
            <text:p>882,770996</text:p>
          </table:table-cell>
          <table:table-cell office:value-type="float" office:value="21" calcext:value-type="float">
            <text:p>21</text:p>
          </table:table-cell>
          <table:table-cell office:value-type="float" office:value="4513.132324" calcext:value-type="float">
            <text:p>4513,132324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43.349976" calcext:value-type="float">
            <text:p>1043,349976</text:p>
          </table:table-cell>
          <table:table-cell office:value-type="float" office:value="5" calcext:value-type="float">
            <text:p>5</text:p>
          </table:table-cell>
          <table:table-cell office:value-type="float" office:value="475.701996" calcext:value-type="float">
            <text:p>475,701996</text:p>
          </table:table-cell>
          <table:table-cell office:value-type="float" office:value="125805" calcext:value-type="float">
            <text:p>125805</text:p>
          </table:table-cell>
          <table:table-cell office:value-type="float" office:value="817.231995" calcext:value-type="float">
            <text:p>817,231995</text:p>
          </table:table-cell>
          <table:table-cell office:value-type="float" office:value="9" calcext:value-type="float">
            <text:p>9</text:p>
          </table:table-cell>
          <table:table-cell office:value-type="float" office:value="2232.561768" calcext:value-type="float">
            <text:p>2232,561768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5.747009" calcext:value-type="float">
            <text:p>885,747009</text:p>
          </table:table-cell>
          <table:table-cell office:value-type="float" office:value="36" calcext:value-type="float">
            <text:p>36</text:p>
          </table:table-cell>
          <table:table-cell office:value-type="float" office:value="5761.096191" calcext:value-type="float">
            <text:p>5761,096191</text:p>
          </table:table-cell>
        </table:table-row>
        <table:table-row table:style-name="ro1">
          <table:table-cell office:value-type="float" office:value="130219" calcext:value-type="float">
            <text:p>130219</text:p>
          </table:table-cell>
          <table:table-cell office:value-type="float" office:value="1215.955933" calcext:value-type="float">
            <text:p>1215,955933</text:p>
          </table:table-cell>
          <table:table-cell office:value-type="float" office:value="4" calcext:value-type="float">
            <text:p>4</text:p>
          </table:table-cell>
          <table:table-cell office:value-type="float" office:value="1463.81604" calcext:value-type="float">
            <text:p>1463,816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957.370972" calcext:value-type="float">
            <text:p>957,370972</text:p>
          </table:table-cell>
          <table:table-cell office:value-type="float" office:value="8" calcext:value-type="float">
            <text:p>8</text:p>
          </table:table-cell>
          <table:table-cell office:value-type="float" office:value="2061.907959" calcext:value-type="float">
            <text:p>2061,907959</text:p>
          </table:table-cell>
          <table:table-cell office:value-type="float" office:value="130219" calcext:value-type="float">
            <text:p>130219</text:p>
          </table:table-cell>
          <table:table-cell office:value-type="float" office:value="1006.392944" calcext:value-type="float">
            <text:p>1006,392944</text:p>
          </table:table-cell>
          <table:table-cell office:value-type="float" office:value="8" calcext:value-type="float">
            <text:p>8</text:p>
          </table:table-cell>
          <table:table-cell office:value-type="float" office:value="1179.150879" calcext:value-type="float">
            <text:p>1179,150879</text:p>
          </table:table-cell>
          <table:table-cell office:value-type="float" office:value="130219" calcext:value-type="float">
            <text:p>130219</text:p>
          </table:table-cell>
          <table:table-cell office:value-type="float" office:value="997.259949" calcext:value-type="float">
            <text:p>997,259949</text:p>
          </table:table-cell>
          <table:table-cell office:value-type="float" office:value="19" calcext:value-type="float">
            <text:p>19</text:p>
          </table:table-cell>
          <table:table-cell office:value-type="float" office:value="3803.540039" calcext:value-type="float">
            <text:p>3803,540039</text:p>
          </table:table-cell>
          <table:table-cell office:value-type="float" office:value="130219" calcext:value-type="float">
            <text:p>130219</text:p>
          </table:table-cell>
          <table:table-cell office:value-type="float" office:value="846.981018" calcext:value-type="float">
            <text:p>846,981018</text:p>
          </table:table-cell>
          <table:table-cell office:value-type="float" office:value="9" calcext:value-type="float">
            <text:p>9</text:p>
          </table:table-cell>
          <table:table-cell office:value-type="float" office:value="2380.506104" calcext:value-type="float">
            <text:p>2380,5061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50.166992" calcext:value-type="float">
            <text:p>1150,166992</text:p>
          </table:table-cell>
          <table:table-cell office:value-type="float" office:value="7" calcext:value-type="float">
            <text:p>7</text:p>
          </table:table-cell>
          <table:table-cell office:value-type="float" office:value="2422.126953" calcext:value-type="float">
            <text:p>2422,126953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40.703003" calcext:value-type="float">
            <text:p>1140,703003</text:p>
          </table:table-cell>
          <table:table-cell office:value-type="float" office:value="13" calcext:value-type="float">
            <text:p>13</text:p>
          </table:table-cell>
          <table:table-cell office:value-type="float" office:value="1799.700928" calcext:value-type="float">
            <text:p>1799,700928</text:p>
          </table:table-cell>
          <table:table-cell office:value-type="float" office:value="130219" calcext:value-type="float">
            <text:p>130219</text:p>
          </table:table-cell>
          <table:table-cell office:value-type="float" office:value="825.80603" calcext:value-type="float">
            <text:p>825,80603</text:p>
          </table:table-cell>
          <table:table-cell office:value-type="float" office:value="8" calcext:value-type="float">
            <text:p>8</text:p>
          </table:table-cell>
          <table:table-cell office:value-type="float" office:value="1646.828003" calcext:value-type="float">
            <text:p>1646,828003</text:p>
          </table:table-cell>
        </table:table-row>
        <table:table-row table:style-name="ro1">
          <table:table-cell office:value-type="float" office:value="130400" calcext:value-type="float">
            <text:p>130400</text:p>
          </table:table-cell>
          <table:table-cell office:value-type="float" office:value="752.117981" calcext:value-type="float">
            <text:p>752,117981</text:p>
          </table:table-cell>
          <table:table-cell office:value-type="float" office:value="9" calcext:value-type="float">
            <text:p>9</text:p>
          </table:table-cell>
          <table:table-cell office:value-type="float" office:value="1557.175903" calcext:value-type="float">
            <text:p>1557,175903</text:p>
          </table:table-cell>
          <table:table-cell office:value-type="float" office:value="130400" calcext:value-type="float">
            <text:p>130400</text:p>
          </table:table-cell>
          <table:table-cell office:value-type="float" office:value="942.274963" calcext:value-type="float">
            <text:p>942,274963</text:p>
          </table:table-cell>
          <table:table-cell office:value-type="float" office:value="25" calcext:value-type="float">
            <text:p>25</text:p>
          </table:table-cell>
          <table:table-cell office:value-type="float" office:value="6157.399902" calcext:value-type="float">
            <text:p>6157,399902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0.984985" calcext:value-type="float">
            <text:p>910,984985</text:p>
          </table:table-cell>
          <table:table-cell office:value-type="float" office:value="8" calcext:value-type="float">
            <text:p>8</text:p>
          </table:table-cell>
          <table:table-cell office:value-type="float" office:value="2582.461182" calcext:value-type="float">
            <text:p>2582,461182</text:p>
          </table:table-cell>
          <table:table-cell office:value-type="float" office:value="130400" calcext:value-type="float">
            <text:p>130400</text:p>
          </table:table-cell>
          <table:table-cell office:value-type="float" office:value="1009.791992" calcext:value-type="float">
            <text:p>1009,791992</text:p>
          </table:table-cell>
          <table:table-cell office:value-type="float" office:value="23" calcext:value-type="float">
            <text:p>23</text:p>
          </table:table-cell>
          <table:table-cell office:value-type="float" office:value="3420.459229" calcext:value-type="float">
            <text:p>3420,459229</text:p>
          </table:table-cell>
          <table:table-cell office:value-type="float" office:value="130400" calcext:value-type="float">
            <text:p>130400</text:p>
          </table:table-cell>
          <table:table-cell office:value-type="float" office:value="988.221985" calcext:value-type="float">
            <text:p>988,221985</text:p>
          </table:table-cell>
          <table:table-cell office:value-type="float" office:value="8" calcext:value-type="float">
            <text:p>8</text:p>
          </table:table-cell>
          <table:table-cell office:value-type="float" office:value="3746.042236" calcext:value-type="float">
            <text:p>3746,04223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57.809998" calcext:value-type="float">
            <text:p>857,809998</text:p>
          </table:table-cell>
          <table:table-cell office:value-type="float" office:value="8" calcext:value-type="float">
            <text:p>8</text:p>
          </table:table-cell>
          <table:table-cell office:value-type="float" office:value="2599.758057" calcext:value-type="float">
            <text:p>2599,758057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9.687988" calcext:value-type="float">
            <text:p>919,687988</text:p>
          </table:table-cell>
          <table:table-cell office:value-type="float" office:value="8" calcext:value-type="float">
            <text:p>8</text:p>
          </table:table-cell>
          <table:table-cell office:value-type="float" office:value="1363.717896" calcext:value-type="float">
            <text:p>1363,71789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98.372986" calcext:value-type="float">
            <text:p>898,372986</text:p>
          </table:table-cell>
          <table:table-cell office:value-type="float" office:value="8" calcext:value-type="float">
            <text:p>8</text:p>
          </table:table-cell>
          <table:table-cell office:value-type="float" office:value="1849.993896" calcext:value-type="float">
            <text:p>1849,993896</text:p>
          </table:table-cell>
        </table:table-row>
        <table:table-row table:style-name="ro1">
          <table:table-cell office:value-type="float" office:value="131122" calcext:value-type="float">
            <text:p>131122</text:p>
          </table:table-cell>
          <table:table-cell office:value-type="float" office:value="1220.119995" calcext:value-type="float">
            <text:p>1220,119995</text:p>
          </table:table-cell>
          <table:table-cell office:value-type="float" office:value="142" calcext:value-type="float">
            <text:p>142</text:p>
          </table:table-cell>
          <table:table-cell office:value-type="float" office:value="3255.583984" calcext:value-type="float">
            <text:p>3255,583984</text:p>
          </table:table-cell>
          <table:table-cell office:value-type="float" office:value="131122" calcext:value-type="float">
            <text:p>131122</text:p>
          </table:table-cell>
          <table:table-cell office:value-type="float" office:value="970.256958" calcext:value-type="float">
            <text:p>970,256958</text:p>
          </table:table-cell>
          <table:table-cell office:value-type="float" office:value="183" calcext:value-type="float">
            <text:p>183</text:p>
          </table:table-cell>
          <table:table-cell office:value-type="float" office:value="4343.407227" calcext:value-type="float">
            <text:p>4343,40722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116.889893" calcext:value-type="float">
            <text:p>1116,889893</text:p>
          </table:table-cell>
          <table:table-cell office:value-type="float" office:value="146" calcext:value-type="float">
            <text:p>146</text:p>
          </table:table-cell>
          <table:table-cell office:value-type="float" office:value="3190.820068" calcext:value-type="float">
            <text:p>3190,820068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19.916077" calcext:value-type="float">
            <text:p>1019,91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2.945068" calcext:value-type="float">
            <text:p>1032,945068</text:p>
          </table:table-cell>
          <table:table-cell office:value-type="float" office:value="183" calcext:value-type="float">
            <text:p>183</text:p>
          </table:table-cell>
          <table:table-cell office:value-type="float" office:value="4891.07373" calcext:value-type="float">
            <text:p>4891,07373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2.721985" calcext:value-type="float">
            <text:p>982,721985</text:p>
          </table:table-cell>
          <table:table-cell office:value-type="float" office:value="129" calcext:value-type="float">
            <text:p>129</text:p>
          </table:table-cell>
          <table:table-cell office:value-type="float" office:value="3485.486816" calcext:value-type="float">
            <text:p>3485,486816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8.093994" calcext:value-type="float">
            <text:p>988,093994</text:p>
          </table:table-cell>
          <table:table-cell office:value-type="float" office:value="174" calcext:value-type="float">
            <text:p>174</text:p>
          </table:table-cell>
          <table:table-cell office:value-type="float" office:value="4688.500977" calcext:value-type="float">
            <text:p>4688,50097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8.776978" calcext:value-type="float">
            <text:p>1038,776978</text:p>
          </table:table-cell>
          <table:table-cell office:value-type="float" office:value="169" calcext:value-type="float">
            <text:p>169</text:p>
          </table:table-cell>
          <table:table-cell office:value-type="float" office:value="3557.224609" calcext:value-type="float">
            <text:p>3557,224609</text:p>
          </table:table-cell>
        </table:table-row>
      </table:table>
      <table:table table:name="C9" table:style-name="ta1">
        <table:table-column table:style-name="co2" table:default-cell-style-name="Default"/>
        <table:table-column table:style-name="co10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style-name="ce72" office:value-type="string" calcext:value-type="string" table:number-columns-spanned="4" table:number-rows-spanned="1">
            <text:p>sta1</text:p>
          </table:table-cell>
          <table:covered-table-cell table:number-columns-repeated="2" table:style-name="ce58"/>
          <table:covered-table-cell table:style-name="ce62"/>
          <table:table-cell table:style-name="ce72" office:value-type="string" calcext:value-type="string" table:number-columns-spanned="4" table:number-rows-spanned="1">
            <text:p>sta2</text:p>
          </table:table-cell>
          <table:covered-table-cell table:number-columns-repeated="2" table:style-name="ce58"/>
          <table:covered-table-cell table:style-name="ce62"/>
          <table:table-cell table:style-name="ce72" office:value-type="string" calcext:value-type="string" table:number-columns-spanned="4" table:number-rows-spanned="1">
            <text:p>sta3</text:p>
          </table:table-cell>
          <table:covered-table-cell table:number-columns-repeated="2" table:style-name="ce58"/>
          <table:covered-table-cell table:style-name="ce62"/>
          <table:table-cell table:style-name="ce72" office:value-type="string" calcext:value-type="string" table:number-columns-spanned="4" table:number-rows-spanned="1">
            <text:p>sta4</text:p>
          </table:table-cell>
          <table:covered-table-cell table:number-columns-repeated="2" table:style-name="ce58"/>
          <table:covered-table-cell table:style-name="ce62"/>
          <table:table-cell table:style-name="ce72" office:value-type="string" calcext:value-type="string" table:number-columns-spanned="4" table:number-rows-spanned="1">
            <text:p>sta5</text:p>
          </table:table-cell>
          <table:covered-table-cell table:number-columns-repeated="2" table:style-name="ce58"/>
          <table:covered-table-cell table:style-name="ce62"/>
          <table:table-cell table:style-name="ce72" office:value-type="string" calcext:value-type="string" table:number-columns-spanned="4" table:number-rows-spanned="1">
            <text:p>sta6</text:p>
          </table:table-cell>
          <table:covered-table-cell table:number-columns-repeated="2" table:style-name="ce58"/>
          <table:covered-table-cell table:style-name="ce62"/>
          <table:table-cell table:style-name="ce72" office:value-type="string" calcext:value-type="string" table:number-columns-spanned="4" table:number-rows-spanned="1">
            <text:p>sta7</text:p>
          </table:table-cell>
          <table:covered-table-cell table:number-columns-repeated="2" table:style-name="ce58"/>
          <table:covered-table-cell table:style-name="ce62"/>
          <table:table-cell table:style-name="ce72" office:value-type="string" calcext:value-type="string" table:number-columns-spanned="4" table:number-rows-spanned="1">
            <text:p>sta8</text:p>
          </table:table-cell>
          <table:covered-table-cell table:number-columns-repeated="2" table:style-name="ce58"/>
          <table:covered-table-cell table:style-name="ce62"/>
          <table:table-cell table:style-name="ce72" office:value-type="string" calcext:value-type="string" table:number-columns-spanned="4" table:number-rows-spanned="1">
            <text:p>sta9</text:p>
          </table:table-cell>
          <table:covered-table-cell table:number-columns-repeated="2" table:style-name="ce58"/>
          <table:covered-table-cell table:style-name="ce62"/>
        </table:table-row>
        <table:table-row table:style-name="ro1">
          <table:table-cell table:style-name="ce53" office:value-type="string" calcext:value-type="string">
            <text:p>Round (#)</text:p>
          </table:table-cell>
          <table:table-cell table:style-name="ce50" office:value-type="string" calcext:value-type="string">
            <text:p>Initialization time</text:p>
          </table:table-cell>
          <table:table-cell table:style-name="ce50" office:value-type="string" calcext:value-type="string">
            <text:p>Number of stalls</text:p>
          </table:table-cell>
          <table:table-cell table:style-name="ce65" office:value-type="string" calcext:value-type="string">
            <text:p>Total stall time</text:p>
          </table:table-cell>
          <table:table-cell table:style-name="ce53" office:value-type="string" calcext:value-type="string">
            <text:p>Round (#)</text:p>
          </table:table-cell>
          <table:table-cell table:style-name="ce50" office:value-type="string" calcext:value-type="string">
            <text:p>Initialization time</text:p>
          </table:table-cell>
          <table:table-cell table:style-name="ce50" office:value-type="string" calcext:value-type="string">
            <text:p>Number of stalls</text:p>
          </table:table-cell>
          <table:table-cell table:style-name="ce65" office:value-type="string" calcext:value-type="string">
            <text:p>Total stall time</text:p>
          </table:table-cell>
          <table:table-cell table:style-name="ce53" office:value-type="string" calcext:value-type="string">
            <text:p>Round (#)</text:p>
          </table:table-cell>
          <table:table-cell table:style-name="ce50" office:value-type="string" calcext:value-type="string">
            <text:p>Initialization time</text:p>
          </table:table-cell>
          <table:table-cell table:style-name="ce50" office:value-type="string" calcext:value-type="string">
            <text:p>Number of stalls</text:p>
          </table:table-cell>
          <table:table-cell table:style-name="ce65" office:value-type="string" calcext:value-type="string">
            <text:p>Total stall time</text:p>
          </table:table-cell>
          <table:table-cell table:style-name="ce53" office:value-type="string" calcext:value-type="string">
            <text:p>Round (#)</text:p>
          </table:table-cell>
          <table:table-cell table:style-name="ce50" office:value-type="string" calcext:value-type="string">
            <text:p>Initialization time</text:p>
          </table:table-cell>
          <table:table-cell table:style-name="ce50" office:value-type="string" calcext:value-type="string">
            <text:p>Number of stalls</text:p>
          </table:table-cell>
          <table:table-cell table:style-name="ce65" office:value-type="string" calcext:value-type="string">
            <text:p>Total stall time</text:p>
          </table:table-cell>
          <table:table-cell table:style-name="ce53" office:value-type="string" calcext:value-type="string">
            <text:p>Round (#)</text:p>
          </table:table-cell>
          <table:table-cell table:style-name="ce50" office:value-type="string" calcext:value-type="string">
            <text:p>Initialization time</text:p>
          </table:table-cell>
          <table:table-cell table:style-name="ce50" office:value-type="string" calcext:value-type="string">
            <text:p>Number of stalls</text:p>
          </table:table-cell>
          <table:table-cell table:style-name="ce65" office:value-type="string" calcext:value-type="string">
            <text:p>Total stall time</text:p>
          </table:table-cell>
          <table:table-cell table:style-name="ce53" office:value-type="string" calcext:value-type="string">
            <text:p>Round (#)</text:p>
          </table:table-cell>
          <table:table-cell table:style-name="ce50" office:value-type="string" calcext:value-type="string">
            <text:p>Initialization time</text:p>
          </table:table-cell>
          <table:table-cell table:style-name="ce50" office:value-type="string" calcext:value-type="string">
            <text:p>Number of stalls</text:p>
          </table:table-cell>
          <table:table-cell table:style-name="ce65" office:value-type="string" calcext:value-type="string">
            <text:p>Total stall time</text:p>
          </table:table-cell>
          <table:table-cell table:style-name="ce53" office:value-type="string" calcext:value-type="string">
            <text:p>Round (#)</text:p>
          </table:table-cell>
          <table:table-cell table:style-name="ce50" office:value-type="string" calcext:value-type="string">
            <text:p>Initialization time</text:p>
          </table:table-cell>
          <table:table-cell table:style-name="ce50" office:value-type="string" calcext:value-type="string">
            <text:p>Number of stalls</text:p>
          </table:table-cell>
          <table:table-cell table:style-name="ce65" office:value-type="string" calcext:value-type="string">
            <text:p>Total stall time</text:p>
          </table:table-cell>
          <table:table-cell table:style-name="ce53" office:value-type="string" calcext:value-type="string">
            <text:p>Round (#)</text:p>
          </table:table-cell>
          <table:table-cell table:style-name="ce50" office:value-type="string" calcext:value-type="string">
            <text:p>Initialization time</text:p>
          </table:table-cell>
          <table:table-cell table:style-name="ce50" office:value-type="string" calcext:value-type="string">
            <text:p>Number of stalls</text:p>
          </table:table-cell>
          <table:table-cell table:style-name="ce65" office:value-type="string" calcext:value-type="string">
            <text:p>Total stall time</text:p>
          </table:table-cell>
          <table:table-cell table:style-name="ce53" office:value-type="string" calcext:value-type="string">
            <text:p>Round (#)</text:p>
          </table:table-cell>
          <table:table-cell table:style-name="ce50" office:value-type="string" calcext:value-type="string">
            <text:p>Initialization time</text:p>
          </table:table-cell>
          <table:table-cell table:style-name="ce50" office:value-type="string" calcext:value-type="string">
            <text:p>Number of stalls</text:p>
          </table:table-cell>
          <table:table-cell table:style-name="ce6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94122" calcext:value-type="float">
            <text:p>194122</text:p>
          </table:table-cell>
          <table:table-cell office:value-type="float" office:value="2625.529053" calcext:value-type="float">
            <text:p>2625,529053</text:p>
          </table:table-cell>
          <table:table-cell office:value-type="float" office:value="5" calcext:value-type="float">
            <text:p>5</text:p>
          </table:table-cell>
          <table:table-cell office:value-type="float" office:value="19414.888672" calcext:value-type="float">
            <text:p>19414,888672</text:p>
          </table:table-cell>
          <table:table-cell office:value-type="float" office:value="194122" calcext:value-type="float">
            <text:p>194122</text:p>
          </table:table-cell>
          <table:table-cell office:value-type="float" office:value="1714.129028" calcext:value-type="float">
            <text:p>1714,129028</text:p>
          </table:table-cell>
          <table:table-cell office:value-type="float" office:value="2" calcext:value-type="float">
            <text:p>2</text:p>
          </table:table-cell>
          <table:table-cell office:value-type="float" office:value="19345.640625" calcext:value-type="float">
            <text:p>19345,640625</text:p>
          </table:table-cell>
          <table:table-cell office:value-type="float" office:value="194122" calcext:value-type="float">
            <text:p>194122</text:p>
          </table:table-cell>
          <table:table-cell office:value-type="float" office:value="2614.758057" calcext:value-type="float">
            <text:p>2614,758057</text:p>
          </table:table-cell>
          <table:table-cell office:value-type="float" office:value="2" calcext:value-type="float">
            <text:p>2</text:p>
          </table:table-cell>
          <table:table-cell office:value-type="float" office:value="6361.976074" calcext:value-type="float">
            <text:p>6361,976074</text:p>
          </table:table-cell>
          <table:table-cell office:value-type="float" office:value="194122" calcext:value-type="float">
            <text:p>194122</text:p>
          </table:table-cell>
          <table:table-cell office:value-type="float" office:value="2291.317871" calcext:value-type="float">
            <text:p>2291,317871</text:p>
          </table:table-cell>
          <table:table-cell office:value-type="float" office:value="2" calcext:value-type="float">
            <text:p>2</text:p>
          </table:table-cell>
          <table:table-cell office:value-type="float" office:value="8297.114258" calcext:value-type="float">
            <text:p>8297,114258</text:p>
          </table:table-cell>
          <table:table-cell office:value-type="float" office:value="194122" calcext:value-type="float">
            <text:p>194122</text:p>
          </table:table-cell>
          <table:table-cell office:value-type="float" office:value="2066.778809" calcext:value-type="float">
            <text:p>2066,778809</text:p>
          </table:table-cell>
          <table:table-cell office:value-type="float" office:value="2" calcext:value-type="float">
            <text:p>2</text:p>
          </table:table-cell>
          <table:table-cell office:value-type="float" office:value="15017.674805" calcext:value-type="float">
            <text:p>15017,674805</text:p>
          </table:table-cell>
          <table:table-cell office:value-type="float" office:value="194122" calcext:value-type="float">
            <text:p>194122</text:p>
          </table:table-cell>
          <table:table-cell office:value-type="float" office:value="2286.981201" calcext:value-type="float">
            <text:p>2286,981201</text:p>
          </table:table-cell>
          <table:table-cell office:value-type="float" office:value="3" calcext:value-type="float">
            <text:p>3</text:p>
          </table:table-cell>
          <table:table-cell office:value-type="float" office:value="7335.911133" calcext:value-type="float">
            <text:p>7335,911133</text:p>
          </table:table-cell>
          <table:table-cell office:value-type="float" office:value="194122" calcext:value-type="float">
            <text:p>194122</text:p>
          </table:table-cell>
          <table:table-cell office:value-type="float" office:value="2462.759033" calcext:value-type="float">
            <text:p>2462,759033</text:p>
          </table:table-cell>
          <table:table-cell office:value-type="float" office:value="4" calcext:value-type="float">
            <text:p>4</text:p>
          </table:table-cell>
          <table:table-cell office:value-type="float" office:value="8928.726562" calcext:value-type="float">
            <text:p>8928,726562</text:p>
          </table:table-cell>
          <table:table-cell office:value-type="float" office:value="194122" calcext:value-type="float">
            <text:p>194122</text:p>
          </table:table-cell>
          <table:table-cell office:value-type="float" office:value="2694.864014" calcext:value-type="float">
            <text:p>2694,864014</text:p>
          </table:table-cell>
          <table:table-cell office:value-type="float" office:value="2" calcext:value-type="float">
            <text:p>2</text:p>
          </table:table-cell>
          <table:table-cell office:value-type="float" office:value="2345.76001" calcext:value-type="float">
            <text:p>2345,76001</text:p>
          </table:table-cell>
          <table:table-cell office:value-type="float" office:value="194122" calcext:value-type="float">
            <text:p>194122</text:p>
          </table:table-cell>
          <table:table-cell office:value-type="float" office:value="2012.177979" calcext:value-type="float">
            <text:p>2012,177979</text:p>
          </table:table-cell>
          <table:table-cell office:value-type="float" office:value="9" calcext:value-type="float">
            <text:p>9</text:p>
          </table:table-cell>
          <table:table-cell office:value-type="float" office:value="15293.410156" calcext:value-type="float">
            <text:p>15293,410156</text:p>
          </table:table-cell>
        </table:table-row>
        <table:table-row table:style-name="ro1">
          <table:table-cell office:value-type="float" office:value="194804" calcext:value-type="float">
            <text:p>194804</text:p>
          </table:table-cell>
          <table:table-cell office:value-type="float" office:value="2609.166992" calcext:value-type="float">
            <text:p>2609,166992</text:p>
          </table:table-cell>
          <table:table-cell office:value-type="float" office:value="8" calcext:value-type="float">
            <text:p>8</text:p>
          </table:table-cell>
          <table:table-cell office:value-type="float" office:value="41793.988281" calcext:value-type="float">
            <text:p>41793,988281</text:p>
          </table:table-cell>
          <table:table-cell office:value-type="float" office:value="194804" calcext:value-type="float">
            <text:p>194804</text:p>
          </table:table-cell>
          <table:table-cell office:value-type="float" office:value="2020.843994" calcext:value-type="float">
            <text:p>2020,843994</text:p>
          </table:table-cell>
          <table:table-cell office:value-type="float" office:value="2" calcext:value-type="float">
            <text:p>2</text:p>
          </table:table-cell>
          <table:table-cell office:value-type="float" office:value="43073.023438" calcext:value-type="float">
            <text:p>43073,023438</text:p>
          </table:table-cell>
          <table:table-cell office:value-type="float" office:value="194804" calcext:value-type="float">
            <text:p>194804</text:p>
          </table:table-cell>
          <table:table-cell office:value-type="float" office:value="1763.147949" calcext:value-type="float">
            <text:p>1763,147949</text:p>
          </table:table-cell>
          <table:table-cell office:value-type="float" office:value="4" calcext:value-type="float">
            <text:p>4</text:p>
          </table:table-cell>
          <table:table-cell office:value-type="float" office:value="11650.597656" calcext:value-type="float">
            <text:p>11650,597656</text:p>
          </table:table-cell>
          <table:table-cell office:value-type="float" office:value="194804" calcext:value-type="float">
            <text:p>194804</text:p>
          </table:table-cell>
          <table:table-cell office:value-type="float" office:value="1743.824951" calcext:value-type="float">
            <text:p>1743,824951</text:p>
          </table:table-cell>
          <table:table-cell office:value-type="float" office:value="6" calcext:value-type="float">
            <text:p>6</text:p>
          </table:table-cell>
          <table:table-cell office:value-type="float" office:value="30626.390625" calcext:value-type="float">
            <text:p>30626,390625</text:p>
          </table:table-cell>
          <table:table-cell office:value-type="float" office:value="194804" calcext:value-type="float">
            <text:p>194804</text:p>
          </table:table-cell>
          <table:table-cell office:value-type="float" office:value="2014.991089" calcext:value-type="float">
            <text:p>2014,991089</text:p>
          </table:table-cell>
          <table:table-cell office:value-type="float" office:value="2" calcext:value-type="float">
            <text:p>2</text:p>
          </table:table-cell>
          <table:table-cell office:value-type="float" office:value="5137.077637" calcext:value-type="float">
            <text:p>5137,077637</text:p>
          </table:table-cell>
          <table:table-cell office:value-type="float" office:value="194804" calcext:value-type="float">
            <text:p>194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804" calcext:value-type="float">
            <text:p>194804</text:p>
          </table:table-cell>
          <table:table-cell office:value-type="float" office:value="2082.25" calcext:value-type="float">
            <text:p>2082,25</text:p>
          </table:table-cell>
          <table:table-cell office:value-type="float" office:value="11" calcext:value-type="float">
            <text:p>11</text:p>
          </table:table-cell>
          <table:table-cell office:value-type="float" office:value="34164.074219" calcext:value-type="float">
            <text:p>34164,074219</text:p>
          </table:table-cell>
          <table:table-cell office:value-type="float" office:value="194804" calcext:value-type="float">
            <text:p>194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804" calcext:value-type="float">
            <text:p>194804</text:p>
          </table:table-cell>
          <table:table-cell office:value-type="float" office:value="2289.717041" calcext:value-type="float">
            <text:p>2289,717041</text:p>
          </table:table-cell>
          <table:table-cell office:value-type="float" office:value="8" calcext:value-type="float">
            <text:p>8</text:p>
          </table:table-cell>
          <table:table-cell office:value-type="float" office:value="35926.417969" calcext:value-type="float">
            <text:p>35926,417969</text:p>
          </table:table-cell>
        </table:table-row>
        <table:table-row table:style-name="ro1">
          <table:table-cell office:value-type="float" office:value="195101" calcext:value-type="float">
            <text:p>195101</text:p>
          </table:table-cell>
          <table:table-cell office:value-type="float" office:value="2048.780029" calcext:value-type="float">
            <text:p>2048,780029</text:p>
          </table:table-cell>
          <table:table-cell office:value-type="float" office:value="9" calcext:value-type="float">
            <text:p>9</text:p>
          </table:table-cell>
          <table:table-cell office:value-type="float" office:value="39687.164062" calcext:value-type="float">
            <text:p>39687,164062</text:p>
          </table:table-cell>
          <table:table-cell office:value-type="float" office:value="195101" calcext:value-type="float">
            <text:p>195101</text:p>
          </table:table-cell>
          <table:table-cell office:value-type="float" office:value="2189.805908" calcext:value-type="float">
            <text:p>2189,805908</text:p>
          </table:table-cell>
          <table:table-cell office:value-type="float" office:value="3" calcext:value-type="float">
            <text:p>3</text:p>
          </table:table-cell>
          <table:table-cell office:value-type="float" office:value="2614.667969" calcext:value-type="float">
            <text:p>2614,667969</text:p>
          </table:table-cell>
          <table:table-cell office:value-type="float" office:value="195101" calcext:value-type="float">
            <text:p>195101</text:p>
          </table:table-cell>
          <table:table-cell office:value-type="float" office:value="2034.672974" calcext:value-type="float">
            <text:p>2034,672974</text:p>
          </table:table-cell>
          <table:table-cell office:value-type="float" office:value="8" calcext:value-type="float">
            <text:p>8</text:p>
          </table:table-cell>
          <table:table-cell office:value-type="float" office:value="44197.5" calcext:value-type="float">
            <text:p>44197,5</text:p>
          </table:table-cell>
          <table:table-cell office:value-type="float" office:value="195101" calcext:value-type="float">
            <text:p>195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101" calcext:value-type="float">
            <text:p>195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101" calcext:value-type="float">
            <text:p>195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101" calcext:value-type="float">
            <text:p>195101</text:p>
          </table:table-cell>
          <table:table-cell office:value-type="float" office:value="2355.843994" calcext:value-type="float">
            <text:p>2355,843994</text:p>
          </table:table-cell>
          <table:table-cell office:value-type="float" office:value="2" calcext:value-type="float">
            <text:p>2</text:p>
          </table:table-cell>
          <table:table-cell office:value-type="float" office:value="15490.368164" calcext:value-type="float">
            <text:p>15490,368164</text:p>
          </table:table-cell>
          <table:table-cell office:value-type="float" office:value="195101" calcext:value-type="float">
            <text:p>195101</text:p>
          </table:table-cell>
          <table:table-cell office:value-type="float" office:value="2382.941895" calcext:value-type="float">
            <text:p>2382,941895</text:p>
          </table:table-cell>
          <table:table-cell office:value-type="float" office:value="13" calcext:value-type="float">
            <text:p>13</text:p>
          </table:table-cell>
          <table:table-cell office:value-type="float" office:value="45682.777344" calcext:value-type="float">
            <text:p>45682,777344</text:p>
          </table:table-cell>
          <table:table-cell office:value-type="float" office:value="195101" calcext:value-type="float">
            <text:p>195101</text:p>
          </table:table-cell>
          <table:table-cell office:value-type="float" office:value="1699.010986" calcext:value-type="float">
            <text:p>1699,010986</text:p>
          </table:table-cell>
          <table:table-cell office:value-type="float" office:value="2" calcext:value-type="float">
            <text:p>2</text:p>
          </table:table-cell>
          <table:table-cell office:value-type="float" office:value="17486.378906" calcext:value-type="float">
            <text:p>17486,378906</text:p>
          </table:table-cell>
        </table:table-row>
        <table:table-row table:style-name="ro1">
          <table:table-cell office:value-type="float" office:value="195336" calcext:value-type="float">
            <text:p>195336</text:p>
          </table:table-cell>
          <table:table-cell office:value-type="float" office:value="1966.089966" calcext:value-type="float">
            <text:p>1966,089966</text:p>
          </table:table-cell>
          <table:table-cell office:value-type="float" office:value="10" calcext:value-type="float">
            <text:p>10</text:p>
          </table:table-cell>
          <table:table-cell office:value-type="float" office:value="33463.671875" calcext:value-type="float">
            <text:p>33463,671875</text:p>
          </table:table-cell>
          <table:table-cell office:value-type="float" office:value="195336" calcext:value-type="float">
            <text:p>195336</text:p>
          </table:table-cell>
          <table:table-cell office:value-type="float" office:value="2107.813965" calcext:value-type="float">
            <text:p>2107,813965</text:p>
          </table:table-cell>
          <table:table-cell office:value-type="float" office:value="6" calcext:value-type="float">
            <text:p>6</text:p>
          </table:table-cell>
          <table:table-cell office:value-type="float" office:value="24747.523438" calcext:value-type="float">
            <text:p>24747,523438</text:p>
          </table:table-cell>
          <table:table-cell office:value-type="float" office:value="195336" calcext:value-type="float">
            <text:p>195336</text:p>
          </table:table-cell>
          <table:table-cell office:value-type="float" office:value="2035.896973" calcext:value-type="float">
            <text:p>2035,896973</text:p>
          </table:table-cell>
          <table:table-cell office:value-type="float" office:value="3" calcext:value-type="float">
            <text:p>3</text:p>
          </table:table-cell>
          <table:table-cell office:value-type="float" office:value="18330.205078" calcext:value-type="float">
            <text:p>18330,205078</text:p>
          </table:table-cell>
          <table:table-cell office:value-type="float" office:value="195336" calcext:value-type="float">
            <text:p>195336</text:p>
          </table:table-cell>
          <table:table-cell office:value-type="float" office:value="1491.096924" calcext:value-type="float">
            <text:p>1491,096924</text:p>
          </table:table-cell>
          <table:table-cell office:value-type="float" office:value="4" calcext:value-type="float">
            <text:p>4</text:p>
          </table:table-cell>
          <table:table-cell office:value-type="float" office:value="24081.820312" calcext:value-type="float">
            <text:p>24081,820312</text:p>
          </table:table-cell>
          <table:table-cell office:value-type="float" office:value="195336" calcext:value-type="float">
            <text:p>195336</text:p>
          </table:table-cell>
          <table:table-cell office:value-type="float" office:value="2751.698975" calcext:value-type="float">
            <text:p>2751,698975</text:p>
          </table:table-cell>
          <table:table-cell office:value-type="float" office:value="3" calcext:value-type="float">
            <text:p>3</text:p>
          </table:table-cell>
          <table:table-cell office:value-type="float" office:value="33172.871094" calcext:value-type="float">
            <text:p>33172,871094</text:p>
          </table:table-cell>
          <table:table-cell office:value-type="float" office:value="195336" calcext:value-type="float">
            <text:p>195336</text:p>
          </table:table-cell>
          <table:table-cell office:value-type="float" office:value="1482.01001" calcext:value-type="float">
            <text:p>1482,01001</text:p>
          </table:table-cell>
          <table:table-cell office:value-type="float" office:value="7" calcext:value-type="float">
            <text:p>7</text:p>
          </table:table-cell>
          <table:table-cell office:value-type="float" office:value="26334.332031" calcext:value-type="float">
            <text:p>26334,332031</text:p>
          </table:table-cell>
          <table:table-cell office:value-type="float" office:value="195336" calcext:value-type="float">
            <text:p>195336</text:p>
          </table:table-cell>
          <table:table-cell office:value-type="float" office:value="1934.905029" calcext:value-type="float">
            <text:p>1934,905029</text:p>
          </table:table-cell>
          <table:table-cell office:value-type="float" office:value="3" calcext:value-type="float">
            <text:p>3</text:p>
          </table:table-cell>
          <table:table-cell office:value-type="float" office:value="41140.6875" calcext:value-type="float">
            <text:p>41140,6875</text:p>
          </table:table-cell>
          <table:table-cell office:value-type="float" office:value="195336" calcext:value-type="float">
            <text:p>195336</text:p>
          </table:table-cell>
          <table:table-cell office:value-type="float" office:value="2030.565918" calcext:value-type="float">
            <text:p>2030,565918</text:p>
          </table:table-cell>
          <table:table-cell office:value-type="float" office:value="10" calcext:value-type="float">
            <text:p>10</text:p>
          </table:table-cell>
          <table:table-cell office:value-type="float" office:value="34353.050781" calcext:value-type="float">
            <text:p>34353,050781</text:p>
          </table:table-cell>
          <table:table-cell office:value-type="float" office:value="195336" calcext:value-type="float">
            <text:p>195336</text:p>
          </table:table-cell>
          <table:table-cell office:value-type="float" office:value="1765.994995" calcext:value-type="float">
            <text:p>1765,994995</text:p>
          </table:table-cell>
          <table:table-cell office:value-type="float" office:value="6" calcext:value-type="float">
            <text:p>6</text:p>
          </table:table-cell>
          <table:table-cell office:value-type="float" office:value="25029.828125" calcext:value-type="float">
            <text:p>25029,828125</text:p>
          </table:table-cell>
        </table:table-row>
        <table:table-row table:style-name="ro1">
          <table:table-cell office:value-type="float" office:value="195626" calcext:value-type="float">
            <text:p>195626</text:p>
          </table:table-cell>
          <table:table-cell office:value-type="float" office:value="2336.118896" calcext:value-type="float">
            <text:p>2336,118896</text:p>
          </table:table-cell>
          <table:table-cell office:value-type="float" office:value="10" calcext:value-type="float">
            <text:p>10</text:p>
          </table:table-cell>
          <table:table-cell office:value-type="float" office:value="46815.875" calcext:value-type="float">
            <text:p>46815,875</text:p>
          </table:table-cell>
          <table:table-cell office:value-type="float" office:value="195626" calcext:value-type="float">
            <text:p>195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626" calcext:value-type="float">
            <text:p>195626</text:p>
          </table:table-cell>
          <table:table-cell office:value-type="float" office:value="2470.38501" calcext:value-type="float">
            <text:p>2470,38501</text:p>
          </table:table-cell>
          <table:table-cell office:value-type="float" office:value="16" calcext:value-type="float">
            <text:p>16</text:p>
          </table:table-cell>
          <table:table-cell office:value-type="float" office:value="36158.675781" calcext:value-type="float">
            <text:p>36158,675781</text:p>
          </table:table-cell>
          <table:table-cell office:value-type="float" office:value="195626" calcext:value-type="float">
            <text:p>195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626" calcext:value-type="float">
            <text:p>195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626" calcext:value-type="float">
            <text:p>195626</text:p>
          </table:table-cell>
          <table:table-cell office:value-type="float" office:value="2025.754028" calcext:value-type="float">
            <text:p>2025,754028</text:p>
          </table:table-cell>
          <table:table-cell office:value-type="float" office:value="3" calcext:value-type="float">
            <text:p>3</text:p>
          </table:table-cell>
          <table:table-cell office:value-type="float" office:value="1378.87793" calcext:value-type="float">
            <text:p>1378,87793</text:p>
          </table:table-cell>
          <table:table-cell office:value-type="float" office:value="195626" calcext:value-type="float">
            <text:p>195626</text:p>
          </table:table-cell>
          <table:table-cell office:value-type="float" office:value="2852.984863" calcext:value-type="float">
            <text:p>2852,984863</text:p>
          </table:table-cell>
          <table:table-cell office:value-type="float" office:value="6" calcext:value-type="float">
            <text:p>6</text:p>
          </table:table-cell>
          <table:table-cell office:value-type="float" office:value="44076.882812" calcext:value-type="float">
            <text:p>44076,882812</text:p>
          </table:table-cell>
          <table:table-cell office:value-type="float" office:value="195626" calcext:value-type="float">
            <text:p>195626</text:p>
          </table:table-cell>
          <table:table-cell office:value-type="float" office:value="2398.14209" calcext:value-type="float">
            <text:p>2398,14209</text:p>
          </table:table-cell>
          <table:table-cell office:value-type="float" office:value="2" calcext:value-type="float">
            <text:p>2</text:p>
          </table:table-cell>
          <table:table-cell office:value-type="float" office:value="10287.455078" calcext:value-type="float">
            <text:p>10287,455078</text:p>
          </table:table-cell>
          <table:table-cell office:value-type="float" office:value="195626" calcext:value-type="float">
            <text:p>195626</text:p>
          </table:table-cell>
          <table:table-cell office:value-type="float" office:value="2193.095947" calcext:value-type="float">
            <text:p>2193,095947</text:p>
          </table:table-cell>
          <table:table-cell office:value-type="float" office:value="13" calcext:value-type="float">
            <text:p>13</text:p>
          </table:table-cell>
          <table:table-cell office:value-type="float" office:value="34646.980469" calcext:value-type="float">
            <text:p>34646,980469</text:p>
          </table:table-cell>
        </table:table-row>
        <table:table-row table:style-name="ro1">
          <table:table-cell office:value-type="float" office:value="195908" calcext:value-type="float">
            <text:p>195908</text:p>
          </table:table-cell>
          <table:table-cell office:value-type="float" office:value="1885.91394" calcext:value-type="float">
            <text:p>1885,91394</text:p>
          </table:table-cell>
          <table:table-cell office:value-type="float" office:value="18" calcext:value-type="float">
            <text:p>18</text:p>
          </table:table-cell>
          <table:table-cell office:value-type="float" office:value="22805.322266" calcext:value-type="float">
            <text:p>22805,322266</text:p>
          </table:table-cell>
          <table:table-cell office:value-type="float" office:value="195908" calcext:value-type="float">
            <text:p>19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908" calcext:value-type="float">
            <text:p>19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908" calcext:value-type="float">
            <text:p>19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908" calcext:value-type="float">
            <text:p>19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908" calcext:value-type="float">
            <text:p>19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908" calcext:value-type="float">
            <text:p>195908</text:p>
          </table:table-cell>
          <table:table-cell office:value-type="float" office:value="2726.061035" calcext:value-type="float">
            <text:p>2726,061035</text:p>
          </table:table-cell>
          <table:table-cell office:value-type="float" office:value="25" calcext:value-type="float">
            <text:p>25</text:p>
          </table:table-cell>
          <table:table-cell office:value-type="float" office:value="27394.671875" calcext:value-type="float">
            <text:p>27394,671875</text:p>
          </table:table-cell>
          <table:table-cell office:value-type="float" office:value="195908" calcext:value-type="float">
            <text:p>19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908" calcext:value-type="float">
            <text:p>195908</text:p>
          </table:table-cell>
          <table:table-cell office:value-type="float" office:value="2589.052979" calcext:value-type="float">
            <text:p>2589,052979</text:p>
          </table:table-cell>
          <table:table-cell office:value-type="float" office:value="22" calcext:value-type="float">
            <text:p>22</text:p>
          </table:table-cell>
          <table:table-cell office:value-type="float" office:value="24998.296875" calcext:value-type="float">
            <text:p>24998,296875</text:p>
          </table:table-cell>
        </table:table-row>
        <table:table-row table:style-name="ro1">
          <table:table-cell office:value-type="float" office:value="200139" calcext:value-type="float">
            <text:p>200139</text:p>
          </table:table-cell>
          <table:table-cell office:value-type="float" office:value="2214.229004" calcext:value-type="float">
            <text:p>2214,229004</text:p>
          </table:table-cell>
          <table:table-cell office:value-type="float" office:value="21" calcext:value-type="float">
            <text:p>21</text:p>
          </table:table-cell>
          <table:table-cell office:value-type="float" office:value="14652.039062" calcext:value-type="float">
            <text:p>14652,039062</text:p>
          </table:table-cell>
          <table:table-cell office:value-type="float" office:value="200139" calcext:value-type="float">
            <text:p>200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139" calcext:value-type="float">
            <text:p>200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139" calcext:value-type="float">
            <text:p>200139</text:p>
          </table:table-cell>
          <table:table-cell office:value-type="float" office:value="1991.10498" calcext:value-type="float">
            <text:p>1991,10498</text:p>
          </table:table-cell>
          <table:table-cell office:value-type="float" office:value="6" calcext:value-type="float">
            <text:p>6</text:p>
          </table:table-cell>
          <table:table-cell office:value-type="float" office:value="4053.698242" calcext:value-type="float">
            <text:p>4053,698242</text:p>
          </table:table-cell>
          <table:table-cell office:value-type="float" office:value="200139" calcext:value-type="float">
            <text:p>200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139" calcext:value-type="float">
            <text:p>200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139" calcext:value-type="float">
            <text:p>200139</text:p>
          </table:table-cell>
          <table:table-cell office:value-type="float" office:value="2467.736084" calcext:value-type="float">
            <text:p>2467,736084</text:p>
          </table:table-cell>
          <table:table-cell office:value-type="float" office:value="17" calcext:value-type="float">
            <text:p>17</text:p>
          </table:table-cell>
          <table:table-cell office:value-type="float" office:value="9045.611328" calcext:value-type="float">
            <text:p>9045,611328</text:p>
          </table:table-cell>
          <table:table-cell office:value-type="float" office:value="200139" calcext:value-type="float">
            <text:p>200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139" calcext:value-type="float">
            <text:p>200139</text:p>
          </table:table-cell>
          <table:table-cell office:value-type="float" office:value="1720.984009" calcext:value-type="float">
            <text:p>1720,984009</text:p>
          </table:table-cell>
          <table:table-cell office:value-type="float" office:value="18" calcext:value-type="float">
            <text:p>18</text:p>
          </table:table-cell>
          <table:table-cell office:value-type="float" office:value="9140.499023" calcext:value-type="float">
            <text:p>9140,499023</text:p>
          </table:table-cell>
        </table:table-row>
        <table:table-row table:style-name="ro1">
          <table:table-cell office:value-type="float" office:value="200406" calcext:value-type="float">
            <text:p>200406</text:p>
          </table:table-cell>
          <table:table-cell office:value-type="float" office:value="2182.411865" calcext:value-type="float">
            <text:p>2182,411865</text:p>
          </table:table-cell>
          <table:table-cell office:value-type="float" office:value="2" calcext:value-type="float">
            <text:p>2</text:p>
          </table:table-cell>
          <table:table-cell office:value-type="float" office:value="14495.455078" calcext:value-type="float">
            <text:p>14495,455078</text:p>
          </table:table-cell>
          <table:table-cell office:value-type="float" office:value="200406" calcext:value-type="float">
            <text:p>200406</text:p>
          </table:table-cell>
          <table:table-cell office:value-type="float" office:value="2664.036133" calcext:value-type="float">
            <text:p>2664,036133</text:p>
          </table:table-cell>
          <table:table-cell office:value-type="float" office:value="3" calcext:value-type="float">
            <text:p>3</text:p>
          </table:table-cell>
          <table:table-cell office:value-type="float" office:value="11365.925781" calcext:value-type="float">
            <text:p>11365,925781</text:p>
          </table:table-cell>
          <table:table-cell office:value-type="float" office:value="200406" calcext:value-type="float">
            <text:p>200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406" calcext:value-type="float">
            <text:p>200406</text:p>
          </table:table-cell>
          <table:table-cell office:value-type="float" office:value="3070.314941" calcext:value-type="float">
            <text:p>3070,314941</text:p>
          </table:table-cell>
          <table:table-cell office:value-type="float" office:value="2" calcext:value-type="float">
            <text:p>2</text:p>
          </table:table-cell>
          <table:table-cell office:value-type="float" office:value="21092.232422" calcext:value-type="float">
            <text:p>21092,232422</text:p>
          </table:table-cell>
          <table:table-cell office:value-type="float" office:value="200406" calcext:value-type="float">
            <text:p>2004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406" calcext:value-type="float">
            <text:p>200406</text:p>
          </table:table-cell>
          <table:table-cell office:value-type="float" office:value="2269.687012" calcext:value-type="float">
            <text:p>2269,687012</text:p>
          </table:table-cell>
          <table:table-cell office:value-type="float" office:value="3" calcext:value-type="float">
            <text:p>3</text:p>
          </table:table-cell>
          <table:table-cell office:value-type="float" office:value="2472.845947" calcext:value-type="float">
            <text:p>2472,845947</text:p>
          </table:table-cell>
          <table:table-cell office:value-type="float" office:value="200406" calcext:value-type="float">
            <text:p>200406</text:p>
          </table:table-cell>
          <table:table-cell office:value-type="float" office:value="2716.584961" calcext:value-type="float">
            <text:p>2716,584961</text:p>
          </table:table-cell>
          <table:table-cell office:value-type="float" office:value="3" calcext:value-type="float">
            <text:p>3</text:p>
          </table:table-cell>
          <table:table-cell office:value-type="float" office:value="17461.396484" calcext:value-type="float">
            <text:p>17461,396484</text:p>
          </table:table-cell>
          <table:table-cell office:value-type="float" office:value="200406" calcext:value-type="float">
            <text:p>200406</text:p>
          </table:table-cell>
          <table:table-cell office:value-type="float" office:value="2587.163818" calcext:value-type="float">
            <text:p>2587,163818</text:p>
          </table:table-cell>
          <table:table-cell office:value-type="float" office:value="3" calcext:value-type="float">
            <text:p>3</text:p>
          </table:table-cell>
          <table:table-cell office:value-type="float" office:value="21801.449219" calcext:value-type="float">
            <text:p>21801,449219</text:p>
          </table:table-cell>
          <table:table-cell office:value-type="float" office:value="200406" calcext:value-type="float">
            <text:p>200406</text:p>
          </table:table-cell>
          <table:table-cell office:value-type="float" office:value="2670.588135" calcext:value-type="float">
            <text:p>2670,588135</text:p>
          </table:table-cell>
          <table:table-cell office:value-type="float" office:value="2" calcext:value-type="float">
            <text:p>2</text:p>
          </table:table-cell>
          <table:table-cell office:value-type="float" office:value="53637.101562" calcext:value-type="float">
            <text:p>53637,101562</text:p>
          </table:table-cell>
        </table:table-row>
        <table:table-row table:style-name="ro1">
          <table:table-cell office:value-type="float" office:value="200657" calcext:value-type="float">
            <text:p>200657</text:p>
          </table:table-cell>
          <table:table-cell office:value-type="float" office:value="2847.407959" calcext:value-type="float">
            <text:p>2847,407959</text:p>
          </table:table-cell>
          <table:table-cell office:value-type="float" office:value="9" calcext:value-type="float">
            <text:p>9</text:p>
          </table:table-cell>
          <table:table-cell office:value-type="float" office:value="34569.53125" calcext:value-type="float">
            <text:p>34569,53125</text:p>
          </table:table-cell>
          <table:table-cell office:value-type="float" office:value="200657" calcext:value-type="float">
            <text:p>200657</text:p>
          </table:table-cell>
          <table:table-cell office:value-type="float" office:value="1497.760986" calcext:value-type="float">
            <text:p>1497,760986</text:p>
          </table:table-cell>
          <table:table-cell office:value-type="float" office:value="8" calcext:value-type="float">
            <text:p>8</text:p>
          </table:table-cell>
          <table:table-cell office:value-type="float" office:value="36819.734375" calcext:value-type="float">
            <text:p>36819,734375</text:p>
          </table:table-cell>
          <table:table-cell office:value-type="float" office:value="200657" calcext:value-type="float">
            <text:p>200657</text:p>
          </table:table-cell>
          <table:table-cell office:value-type="float" office:value="2166.498779" calcext:value-type="float">
            <text:p>2166,498779</text:p>
          </table:table-cell>
          <table:table-cell office:value-type="float" office:value="7" calcext:value-type="float">
            <text:p>7</text:p>
          </table:table-cell>
          <table:table-cell office:value-type="float" office:value="34129.90625" calcext:value-type="float">
            <text:p>34129,90625</text:p>
          </table:table-cell>
          <table:table-cell office:value-type="float" office:value="200657" calcext:value-type="float">
            <text:p>200657</text:p>
          </table:table-cell>
          <table:table-cell office:value-type="float" office:value="1679.712036" calcext:value-type="float">
            <text:p>1679,712036</text:p>
          </table:table-cell>
          <table:table-cell office:value-type="float" office:value="10" calcext:value-type="float">
            <text:p>10</text:p>
          </table:table-cell>
          <table:table-cell office:value-type="float" office:value="43951.273438" calcext:value-type="float">
            <text:p>43951,273438</text:p>
          </table:table-cell>
          <table:table-cell office:value-type="float" office:value="200657" calcext:value-type="float">
            <text:p>200657</text:p>
          </table:table-cell>
          <table:table-cell office:value-type="float" office:value="1882.480957" calcext:value-type="float">
            <text:p>1882,480957</text:p>
          </table:table-cell>
          <table:table-cell office:value-type="float" office:value="10" calcext:value-type="float">
            <text:p>10</text:p>
          </table:table-cell>
          <table:table-cell office:value-type="float" office:value="39823.917969" calcext:value-type="float">
            <text:p>39823,917969</text:p>
          </table:table-cell>
          <table:table-cell office:value-type="float" office:value="200657" calcext:value-type="float">
            <text:p>200657</text:p>
          </table:table-cell>
          <table:table-cell office:value-type="float" office:value="1755.157959" calcext:value-type="float">
            <text:p>1755,157959</text:p>
          </table:table-cell>
          <table:table-cell office:value-type="float" office:value="8" calcext:value-type="float">
            <text:p>8</text:p>
          </table:table-cell>
          <table:table-cell office:value-type="float" office:value="33188.546875" calcext:value-type="float">
            <text:p>33188,546875</text:p>
          </table:table-cell>
          <table:table-cell office:value-type="float" office:value="200657" calcext:value-type="float">
            <text:p>200657</text:p>
          </table:table-cell>
          <table:table-cell office:value-type="float" office:value="1971.096069" calcext:value-type="float">
            <text:p>1971,096069</text:p>
          </table:table-cell>
          <table:table-cell office:value-type="float" office:value="8" calcext:value-type="float">
            <text:p>8</text:p>
          </table:table-cell>
          <table:table-cell office:value-type="float" office:value="45014.953125" calcext:value-type="float">
            <text:p>45014,953125</text:p>
          </table:table-cell>
          <table:table-cell office:value-type="float" office:value="200657" calcext:value-type="float">
            <text:p>200657</text:p>
          </table:table-cell>
          <table:table-cell office:value-type="float" office:value="1777.541016" calcext:value-type="float">
            <text:p>1777,541016</text:p>
          </table:table-cell>
          <table:table-cell office:value-type="float" office:value="8" calcext:value-type="float">
            <text:p>8</text:p>
          </table:table-cell>
          <table:table-cell office:value-type="float" office:value="34714.84375" calcext:value-type="float">
            <text:p>34714,84375</text:p>
          </table:table-cell>
          <table:table-cell office:value-type="float" office:value="200657" calcext:value-type="float">
            <text:p>200657</text:p>
          </table:table-cell>
          <table:table-cell office:value-type="float" office:value="2455.457031" calcext:value-type="float">
            <text:p>2455,457031</text:p>
          </table:table-cell>
          <table:table-cell office:value-type="float" office:value="8" calcext:value-type="float">
            <text:p>8</text:p>
          </table:table-cell>
          <table:table-cell office:value-type="float" office:value="43798.351562" calcext:value-type="float">
            <text:p>43798,351562</text:p>
          </table:table-cell>
        </table:table-row>
        <table:table-row table:style-name="ro1">
          <table:table-cell office:value-type="float" office:value="201202" calcext:value-type="float">
            <text:p>201202</text:p>
          </table:table-cell>
          <table:table-cell office:value-type="float" office:value="2214.035889" calcext:value-type="float">
            <text:p>2214,035889</text:p>
          </table:table-cell>
          <table:table-cell office:value-type="float" office:value="7" calcext:value-type="float">
            <text:p>7</text:p>
          </table:table-cell>
          <table:table-cell office:value-type="float" office:value="37754.355469" calcext:value-type="float">
            <text:p>37754,355469</text:p>
          </table:table-cell>
          <table:table-cell office:value-type="float" office:value="201202" calcext:value-type="float">
            <text:p>201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202" calcext:value-type="float">
            <text:p>201202</text:p>
          </table:table-cell>
          <table:table-cell office:value-type="float" office:value="2125.530029" calcext:value-type="float">
            <text:p>2125,530029</text:p>
          </table:table-cell>
          <table:table-cell office:value-type="float" office:value="2" calcext:value-type="float">
            <text:p>2</text:p>
          </table:table-cell>
          <table:table-cell office:value-type="float" office:value="13200.810547" calcext:value-type="float">
            <text:p>13200,810547</text:p>
          </table:table-cell>
          <table:table-cell office:value-type="float" office:value="201202" calcext:value-type="float">
            <text:p>201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202" calcext:value-type="float">
            <text:p>201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202" calcext:value-type="float">
            <text:p>201202</text:p>
          </table:table-cell>
          <table:table-cell office:value-type="float" office:value="2826.541016" calcext:value-type="float">
            <text:p>2826,541016</text:p>
          </table:table-cell>
          <table:table-cell office:value-type="float" office:value="8" calcext:value-type="float">
            <text:p>8</text:p>
          </table:table-cell>
          <table:table-cell office:value-type="float" office:value="38134.023438" calcext:value-type="float">
            <text:p>38134,023438</text:p>
          </table:table-cell>
          <table:table-cell office:value-type="float" office:value="201202" calcext:value-type="float">
            <text:p>201202</text:p>
          </table:table-cell>
          <table:table-cell office:value-type="float" office:value="2122.044189" calcext:value-type="float">
            <text:p>2122,044189</text:p>
          </table:table-cell>
          <table:table-cell office:value-type="float" office:value="12" calcext:value-type="float">
            <text:p>12</text:p>
          </table:table-cell>
          <table:table-cell office:value-type="float" office:value="28579.427734" calcext:value-type="float">
            <text:p>28579,427734</text:p>
          </table:table-cell>
          <table:table-cell office:value-type="float" office:value="201202" calcext:value-type="float">
            <text:p>201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202" calcext:value-type="float">
            <text:p>201202</text:p>
          </table:table-cell>
          <table:table-cell office:value-type="float" office:value="2345.633057" calcext:value-type="float">
            <text:p>2345,633057</text:p>
          </table:table-cell>
          <table:table-cell office:value-type="float" office:value="8" calcext:value-type="float">
            <text:p>8</text:p>
          </table:table-cell>
          <table:table-cell office:value-type="float" office:value="31478.515625" calcext:value-type="float">
            <text:p>31478,515625</text:p>
          </table:table-cell>
        </table:table-row>
        <table:table-row table:style-name="ro1">
          <table:table-cell office:value-type="float" office:value="201502" calcext:value-type="float">
            <text:p>201502</text:p>
          </table:table-cell>
          <table:table-cell office:value-type="float" office:value="2446.968018" calcext:value-type="float">
            <text:p>2446,968018</text:p>
          </table:table-cell>
          <table:table-cell office:value-type="float" office:value="11" calcext:value-type="float">
            <text:p>11</text:p>
          </table:table-cell>
          <table:table-cell office:value-type="float" office:value="35790.746094" calcext:value-type="float">
            <text:p>35790,746094</text:p>
          </table:table-cell>
          <table:table-cell office:value-type="float" office:value="201502" calcext:value-type="float">
            <text:p>201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502" calcext:value-type="float">
            <text:p>201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502" calcext:value-type="float">
            <text:p>201502</text:p>
          </table:table-cell>
          <table:table-cell office:value-type="float" office:value="2051.035889" calcext:value-type="float">
            <text:p>2051,035889</text:p>
          </table:table-cell>
          <table:table-cell office:value-type="float" office:value="2" calcext:value-type="float">
            <text:p>2</text:p>
          </table:table-cell>
          <table:table-cell office:value-type="float" office:value="42931.863281" calcext:value-type="float">
            <text:p>42931,863281</text:p>
          </table:table-cell>
          <table:table-cell office:value-type="float" office:value="201502" calcext:value-type="float">
            <text:p>201502</text:p>
          </table:table-cell>
          <table:table-cell office:value-type="float" office:value="2102.197998" calcext:value-type="float">
            <text:p>2102,197998</text:p>
          </table:table-cell>
          <table:table-cell office:value-type="float" office:value="2" calcext:value-type="float">
            <text:p>2</text:p>
          </table:table-cell>
          <table:table-cell office:value-type="float" office:value="1940.605957" calcext:value-type="float">
            <text:p>1940,605957</text:p>
          </table:table-cell>
          <table:table-cell office:value-type="float" office:value="201502" calcext:value-type="float">
            <text:p>201502</text:p>
          </table:table-cell>
          <table:table-cell office:value-type="float" office:value="1902.840942" calcext:value-type="float">
            <text:p>1902,840942</text:p>
          </table:table-cell>
          <table:table-cell office:value-type="float" office:value="3" calcext:value-type="float">
            <text:p>3</text:p>
          </table:table-cell>
          <table:table-cell office:value-type="float" office:value="40419.894531" calcext:value-type="float">
            <text:p>40419,894531</text:p>
          </table:table-cell>
          <table:table-cell office:value-type="float" office:value="201502" calcext:value-type="float">
            <text:p>201502</text:p>
          </table:table-cell>
          <table:table-cell office:value-type="float" office:value="2048.853027" calcext:value-type="float">
            <text:p>2048,853027</text:p>
          </table:table-cell>
          <table:table-cell office:value-type="float" office:value="2" calcext:value-type="float">
            <text:p>2</text:p>
          </table:table-cell>
          <table:table-cell office:value-type="float" office:value="32863.195312" calcext:value-type="float">
            <text:p>32863,195312</text:p>
          </table:table-cell>
          <table:table-cell office:value-type="float" office:value="201502" calcext:value-type="float">
            <text:p>201502</text:p>
          </table:table-cell>
          <table:table-cell office:value-type="float" office:value="2277.35498" calcext:value-type="float">
            <text:p>2277,35498</text:p>
          </table:table-cell>
          <table:table-cell office:value-type="float" office:value="2" calcext:value-type="float">
            <text:p>2</text:p>
          </table:table-cell>
          <table:table-cell office:value-type="float" office:value="1139.420044" calcext:value-type="float">
            <text:p>1139,420044</text:p>
          </table:table-cell>
          <table:table-cell table:number-columns-repeated="4"/>
        </table:table-row>
        <table:table-row table:style-name="ro1">
          <table:table-cell office:value-type="float" office:value="201816" calcext:value-type="float">
            <text:p>201816</text:p>
          </table:table-cell>
          <table:table-cell office:value-type="float" office:value="2434.039062" calcext:value-type="float">
            <text:p>2434,039062</text:p>
          </table:table-cell>
          <table:table-cell office:value-type="float" office:value="4" calcext:value-type="float">
            <text:p>4</text:p>
          </table:table-cell>
          <table:table-cell office:value-type="float" office:value="35789.53125" calcext:value-type="float">
            <text:p>35789,53125</text:p>
          </table:table-cell>
          <table:table-cell office:value-type="float" office:value="201816" calcext:value-type="float">
            <text:p>201816</text:p>
          </table:table-cell>
          <table:table-cell office:value-type="float" office:value="2438.278076" calcext:value-type="float">
            <text:p>2438,278076</text:p>
          </table:table-cell>
          <table:table-cell office:value-type="float" office:value="6" calcext:value-type="float">
            <text:p>6</text:p>
          </table:table-cell>
          <table:table-cell office:value-type="float" office:value="44192.171875" calcext:value-type="float">
            <text:p>44192,171875</text:p>
          </table:table-cell>
          <table:table-cell office:value-type="float" office:value="201816" calcext:value-type="float">
            <text:p>201816</text:p>
          </table:table-cell>
          <table:table-cell office:value-type="float" office:value="2769.854004" calcext:value-type="float">
            <text:p>2769,854004</text:p>
          </table:table-cell>
          <table:table-cell office:value-type="float" office:value="7" calcext:value-type="float">
            <text:p>7</text:p>
          </table:table-cell>
          <table:table-cell office:value-type="float" office:value="35599.140625" calcext:value-type="float">
            <text:p>35599,140625</text:p>
          </table:table-cell>
          <table:table-cell office:value-type="float" office:value="201816" calcext:value-type="float">
            <text:p>201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16" calcext:value-type="float">
            <text:p>201816</text:p>
          </table:table-cell>
          <table:table-cell office:value-type="float" office:value="1966.143921" calcext:value-type="float">
            <text:p>1966,143921</text:p>
          </table:table-cell>
          <table:table-cell office:value-type="float" office:value="2" calcext:value-type="float">
            <text:p>2</text:p>
          </table:table-cell>
          <table:table-cell office:value-type="float" office:value="9224.900391" calcext:value-type="float">
            <text:p>9224,900391</text:p>
          </table:table-cell>
          <table:table-cell office:value-type="float" office:value="201816" calcext:value-type="float">
            <text:p>201816</text:p>
          </table:table-cell>
          <table:table-cell office:value-type="float" office:value="2325.180176" calcext:value-type="float">
            <text:p>2325,180176</text:p>
          </table:table-cell>
          <table:table-cell office:value-type="float" office:value="5" calcext:value-type="float">
            <text:p>5</text:p>
          </table:table-cell>
          <table:table-cell office:value-type="float" office:value="56970.097656" calcext:value-type="float">
            <text:p>56970,097656</text:p>
          </table:table-cell>
          <table:table-cell office:value-type="float" office:value="201816" calcext:value-type="float">
            <text:p>201816</text:p>
          </table:table-cell>
          <table:table-cell office:value-type="float" office:value="3240.235107" calcext:value-type="float">
            <text:p>3240,235107</text:p>
          </table:table-cell>
          <table:table-cell office:value-type="float" office:value="2" calcext:value-type="float">
            <text:p>2</text:p>
          </table:table-cell>
          <table:table-cell office:value-type="float" office:value="232.376999" calcext:value-type="float">
            <text:p>232,376999</text:p>
          </table:table-cell>
          <table:table-cell office:value-type="float" office:value="201816" calcext:value-type="float">
            <text:p>201816</text:p>
          </table:table-cell>
          <table:table-cell office:value-type="float" office:value="2706.476807" calcext:value-type="float">
            <text:p>2706,476807</text:p>
          </table:table-cell>
          <table:table-cell office:value-type="float" office:value="4" calcext:value-type="float">
            <text:p>4</text:p>
          </table:table-cell>
          <table:table-cell office:value-type="float" office:value="31436.042969" calcext:value-type="float">
            <text:p>31436,042969</text:p>
          </table:table-cell>
          <table:table-cell table:number-columns-repeated="4"/>
        </table:table-row>
        <table:table-row table:style-name="ro1">
          <table:table-cell office:value-type="float" office:value="202815" calcext:value-type="float">
            <text:p>202815</text:p>
          </table:table-cell>
          <table:table-cell office:value-type="float" office:value="2561.186035" calcext:value-type="float">
            <text:p>2561,186035</text:p>
          </table:table-cell>
          <table:table-cell office:value-type="float" office:value="5" calcext:value-type="float">
            <text:p>5</text:p>
          </table:table-cell>
          <table:table-cell office:value-type="float" office:value="26809.982422" calcext:value-type="float">
            <text:p>26809,982422</text:p>
          </table:table-cell>
          <table:table-cell office:value-type="float" office:value="202815" calcext:value-type="float">
            <text:p>202815</text:p>
          </table:table-cell>
          <table:table-cell office:value-type="float" office:value="1483.834961" calcext:value-type="float">
            <text:p>1483,834961</text:p>
          </table:table-cell>
          <table:table-cell office:value-type="float" office:value="4" calcext:value-type="float">
            <text:p>4</text:p>
          </table:table-cell>
          <table:table-cell office:value-type="float" office:value="17507.183594" calcext:value-type="float">
            <text:p>17507,183594</text:p>
          </table:table-cell>
          <table:table-cell office:value-type="float" office:value="202815" calcext:value-type="float">
            <text:p>202815</text:p>
          </table:table-cell>
          <table:table-cell office:value-type="float" office:value="1707.841064" calcext:value-type="float">
            <text:p>1707,841064</text:p>
          </table:table-cell>
          <table:table-cell office:value-type="float" office:value="4" calcext:value-type="float">
            <text:p>4</text:p>
          </table:table-cell>
          <table:table-cell office:value-type="float" office:value="4906.344238" calcext:value-type="float">
            <text:p>4906,344238</text:p>
          </table:table-cell>
          <table:table-cell office:value-type="float" office:value="202815" calcext:value-type="float">
            <text:p>202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815" calcext:value-type="float">
            <text:p>202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815" calcext:value-type="float">
            <text:p>202815</text:p>
          </table:table-cell>
          <table:table-cell office:value-type="float" office:value="2225.819092" calcext:value-type="float">
            <text:p>2225,819092</text:p>
          </table:table-cell>
          <table:table-cell office:value-type="float" office:value="4" calcext:value-type="float">
            <text:p>4</text:p>
          </table:table-cell>
          <table:table-cell office:value-type="float" office:value="38374.109375" calcext:value-type="float">
            <text:p>38374,109375</text:p>
          </table:table-cell>
          <table:table-cell office:value-type="float" office:value="202815" calcext:value-type="float">
            <text:p>202815</text:p>
          </table:table-cell>
          <table:table-cell office:value-type="float" office:value="1794.893066" calcext:value-type="float">
            <text:p>1794,893066</text:p>
          </table:table-cell>
          <table:table-cell office:value-type="float" office:value="5" calcext:value-type="float">
            <text:p>5</text:p>
          </table:table-cell>
          <table:table-cell office:value-type="float" office:value="30584.632812" calcext:value-type="float">
            <text:p>30584,632812</text:p>
          </table:table-cell>
          <table:table-cell office:value-type="float" office:value="202815" calcext:value-type="float">
            <text:p>202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815" calcext:value-type="float">
            <text:p>202815</text:p>
          </table:table-cell>
          <table:table-cell office:value-type="float" office:value="1763.97998" calcext:value-type="float">
            <text:p>1763,97998</text:p>
          </table:table-cell>
          <table:table-cell office:value-type="float" office:value="2" calcext:value-type="float">
            <text:p>2</text:p>
          </table:table-cell>
          <table:table-cell office:value-type="float" office:value="27542.501953" calcext:value-type="float">
            <text:p>27542,501953</text:p>
          </table:table-cell>
        </table:table-row>
        <table:table-row table:style-name="ro1">
          <table:table-cell office:value-type="float" office:value="203125" calcext:value-type="float">
            <text:p>203125</text:p>
          </table:table-cell>
          <table:table-cell office:value-type="float" office:value="2208.164062" calcext:value-type="float">
            <text:p>2208,164062</text:p>
          </table:table-cell>
          <table:table-cell office:value-type="float" office:value="9" calcext:value-type="float">
            <text:p>9</text:p>
          </table:table-cell>
          <table:table-cell office:value-type="float" office:value="42403.632812" calcext:value-type="float">
            <text:p>42403,632812</text:p>
          </table:table-cell>
          <table:table-cell office:value-type="float" office:value="203125" calcext:value-type="float">
            <text:p>203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125" calcext:value-type="float">
            <text:p>203125</text:p>
          </table:table-cell>
          <table:table-cell office:value-type="float" office:value="1878.195068" calcext:value-type="float">
            <text:p>1878,195068</text:p>
          </table:table-cell>
          <table:table-cell office:value-type="float" office:value="8" calcext:value-type="float">
            <text:p>8</text:p>
          </table:table-cell>
          <table:table-cell office:value-type="float" office:value="46337.832031" calcext:value-type="float">
            <text:p>46337,832031</text:p>
          </table:table-cell>
          <table:table-cell office:value-type="float" office:value="203125" calcext:value-type="float">
            <text:p>203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125" calcext:value-type="float">
            <text:p>203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125" calcext:value-type="float">
            <text:p>203125</text:p>
          </table:table-cell>
          <table:table-cell office:value-type="float" office:value="2111.355957" calcext:value-type="float">
            <text:p>2111,355957</text:p>
          </table:table-cell>
          <table:table-cell office:value-type="float" office:value="10" calcext:value-type="float">
            <text:p>10</text:p>
          </table:table-cell>
          <table:table-cell office:value-type="float" office:value="44609.671875" calcext:value-type="float">
            <text:p>44609,671875</text:p>
          </table:table-cell>
          <table:table-cell office:value-type="float" office:value="203125" calcext:value-type="float">
            <text:p>203125</text:p>
          </table:table-cell>
          <table:table-cell office:value-type="float" office:value="2196.829102" calcext:value-type="float">
            <text:p>2196,829102</text:p>
          </table:table-cell>
          <table:table-cell office:value-type="float" office:value="4" calcext:value-type="float">
            <text:p>4</text:p>
          </table:table-cell>
          <table:table-cell office:value-type="float" office:value="14593.861328" calcext:value-type="float">
            <text:p>14593,861328</text:p>
          </table:table-cell>
          <table:table-cell office:value-type="float" office:value="203125" calcext:value-type="float">
            <text:p>203125</text:p>
          </table:table-cell>
          <table:table-cell office:value-type="float" office:value="1779.996094" calcext:value-type="float">
            <text:p>1779,996094</text:p>
          </table:table-cell>
          <table:table-cell office:value-type="float" office:value="6" calcext:value-type="float">
            <text:p>6</text:p>
          </table:table-cell>
          <table:table-cell office:value-type="float" office:value="18479.421875" calcext:value-type="float">
            <text:p>18479,421875</text:p>
          </table:table-cell>
          <table:table-cell table:number-columns-repeated="4"/>
        </table:table-row>
        <table:table-row table:style-name="ro1">
          <table:table-cell office:value-type="float" office:value="203854" calcext:value-type="float">
            <text:p>203854</text:p>
          </table:table-cell>
          <table:table-cell office:value-type="float" office:value="10822.814453" calcext:value-type="float">
            <text:p>10822,814453</text:p>
          </table:table-cell>
          <table:table-cell office:value-type="float" office:value="171" calcext:value-type="float">
            <text:p>171</text:p>
          </table:table-cell>
          <table:table-cell office:value-type="float" office:value="60206.917969" calcext:value-type="float">
            <text:p>60206,917969</text:p>
          </table:table-cell>
          <table:table-cell office:value-type="float" office:value="203854" calcext:value-type="float">
            <text:p>203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854" calcext:value-type="float">
            <text:p>203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854" calcext:value-type="float">
            <text:p>203854</text:p>
          </table:table-cell>
          <table:table-cell office:value-type="float" office:value="13085.303711" calcext:value-type="float">
            <text:p>13085,303711</text:p>
          </table:table-cell>
          <table:table-cell office:value-type="float" office:value="26" calcext:value-type="float">
            <text:p>26</text:p>
          </table:table-cell>
          <table:table-cell office:value-type="float" office:value="11135.487305" calcext:value-type="float">
            <text:p>11135,487305</text:p>
          </table:table-cell>
          <table:table-cell office:value-type="float" office:value="203854" calcext:value-type="float">
            <text:p>203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854" calcext:value-type="float">
            <text:p>203854</text:p>
          </table:table-cell>
          <table:table-cell office:value-type="float" office:value="4001.169189" calcext:value-type="float">
            <text:p>4001,169189</text:p>
          </table:table-cell>
          <table:table-cell office:value-type="float" office:value="34" calcext:value-type="float">
            <text:p>34</text:p>
          </table:table-cell>
          <table:table-cell office:value-type="float" office:value="9068.120117" calcext:value-type="float">
            <text:p>9068,120117</text:p>
          </table:table-cell>
          <table:table-cell office:value-type="float" office:value="203854" calcext:value-type="float">
            <text:p>203854</text:p>
          </table:table-cell>
          <table:table-cell office:value-type="float" office:value="3481.820068" calcext:value-type="float">
            <text:p>3481,820068</text:p>
          </table:table-cell>
          <table:table-cell office:value-type="float" office:value="27" calcext:value-type="float">
            <text:p>27</text:p>
          </table:table-cell>
          <table:table-cell office:value-type="float" office:value="11077.387695" calcext:value-type="float">
            <text:p>11077,387695</text:p>
          </table:table-cell>
          <table:table-cell office:value-type="float" office:value="203854" calcext:value-type="float">
            <text:p>203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854" calcext:value-type="float">
            <text:p>203854</text:p>
          </table:table-cell>
          <table:table-cell office:value-type="float" office:value="11006.254883" calcext:value-type="float">
            <text:p>11006,254883</text:p>
          </table:table-cell>
          <table:table-cell office:value-type="float" office:value="183" calcext:value-type="float">
            <text:p>183</text:p>
          </table:table-cell>
          <table:table-cell office:value-type="float" office:value="68188.257812" calcext:value-type="float">
            <text:p>68188,257812</text:p>
          </table:table-cell>
        </table:table-row>
        <table:table-row table:style-name="ro1">
          <table:table-cell office:value-type="float" office:value="204920" calcext:value-type="float">
            <text:p>204920</text:p>
          </table:table-cell>
          <table:table-cell office:value-type="float" office:value="3750.673096" calcext:value-type="float">
            <text:p>3750,673096</text:p>
          </table:table-cell>
          <table:table-cell office:value-type="float" office:value="53" calcext:value-type="float">
            <text:p>53</text:p>
          </table:table-cell>
          <table:table-cell office:value-type="float" office:value="10094.597656" calcext:value-type="float">
            <text:p>10094,597656</text:p>
          </table:table-cell>
          <table:table-cell office:value-type="float" office:value="204920" calcext:value-type="float">
            <text:p>204920</text:p>
          </table:table-cell>
          <table:table-cell office:value-type="float" office:value="14876.129883" calcext:value-type="float">
            <text:p>14876,129883</text:p>
          </table:table-cell>
          <table:table-cell office:value-type="float" office:value="2" calcext:value-type="float">
            <text:p>2</text:p>
          </table:table-cell>
          <table:table-cell office:value-type="float" office:value="289.063019" calcext:value-type="float">
            <text:p>289,063019</text:p>
          </table:table-cell>
          <table:table-cell office:value-type="float" office:value="204920" calcext:value-type="float">
            <text:p>204920</text:p>
          </table:table-cell>
          <table:table-cell office:value-type="float" office:value="7044.614746" calcext:value-type="float">
            <text:p>7044,614746</text:p>
          </table:table-cell>
          <table:table-cell office:value-type="float" office:value="22" calcext:value-type="float">
            <text:p>22</text:p>
          </table:table-cell>
          <table:table-cell office:value-type="float" office:value="8649.163086" calcext:value-type="float">
            <text:p>8649,163086</text:p>
          </table:table-cell>
          <table:table-cell office:value-type="float" office:value="204920" calcext:value-type="float">
            <text:p>204920</text:p>
          </table:table-cell>
          <table:table-cell office:value-type="float" office:value="6699.308105" calcext:value-type="float">
            <text:p>6699,308105</text:p>
          </table:table-cell>
          <table:table-cell office:value-type="float" office:value="10" calcext:value-type="float">
            <text:p>10</text:p>
          </table:table-cell>
          <table:table-cell office:value-type="float" office:value="3152.4021" calcext:value-type="float">
            <text:p>3152,4021</text:p>
          </table:table-cell>
          <table:table-cell office:value-type="float" office:value="204920" calcext:value-type="float">
            <text:p>204920</text:p>
          </table:table-cell>
          <table:table-cell office:value-type="float" office:value="4217.958984" calcext:value-type="float">
            <text:p>4217,958984</text:p>
          </table:table-cell>
          <table:table-cell office:value-type="float" office:value="54" calcext:value-type="float">
            <text:p>54</text:p>
          </table:table-cell>
          <table:table-cell office:value-type="float" office:value="11554.358398" calcext:value-type="float">
            <text:p>11554,358398</text:p>
          </table:table-cell>
          <table:table-cell table:number-columns-repeated="16"/>
        </table:table-row>
        <table:table-row table:style-name="ro1">
          <table:table-cell office:value-type="float" office:value="205714" calcext:value-type="float">
            <text:p>20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714" calcext:value-type="float">
            <text:p>20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714" calcext:value-type="float">
            <text:p>20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714" calcext:value-type="float">
            <text:p>2057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210617" calcext:value-type="float">
            <text:p>2106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1147" calcext:value-type="float">
            <text:p>211147</text:p>
          </table:table-cell>
          <table:table-cell office:value-type="float" office:value="7699.920898" calcext:value-type="float">
            <text:p>7699,920898</text:p>
          </table:table-cell>
          <table:table-cell office:value-type="float" office:value="29" calcext:value-type="float">
            <text:p>29</text:p>
          </table:table-cell>
          <table:table-cell office:value-type="float" office:value="8492.696289" calcext:value-type="float">
            <text:p>8492,696289</text:p>
          </table:table-cell>
          <table:table-cell office:value-type="float" office:value="211147" calcext:value-type="float">
            <text:p>211147</text:p>
          </table:table-cell>
          <table:table-cell office:value-type="float" office:value="5646.65625" calcext:value-type="float">
            <text:p>5646,65625</text:p>
          </table:table-cell>
          <table:table-cell office:value-type="float" office:value="224" calcext:value-type="float">
            <text:p>224</text:p>
          </table:table-cell>
          <table:table-cell office:value-type="float" office:value="48248.101562" calcext:value-type="float">
            <text:p>48248,101562</text:p>
          </table:table-cell>
          <table:table-cell office:value-type="float" office:value="211147" calcext:value-type="float">
            <text:p>211147</text:p>
          </table:table-cell>
          <table:table-cell office:value-type="float" office:value="5707.942871" calcext:value-type="float">
            <text:p>5707,942871</text:p>
          </table:table-cell>
          <table:table-cell office:value-type="float" office:value="26" calcext:value-type="float">
            <text:p>26</text:p>
          </table:table-cell>
          <table:table-cell office:value-type="float" office:value="6521.877441" calcext:value-type="float">
            <text:p>6521,877441</text:p>
          </table:table-cell>
          <table:table-cell office:value-type="float" office:value="211147" calcext:value-type="float">
            <text:p>211147</text:p>
          </table:table-cell>
          <table:table-cell office:value-type="float" office:value="6949.567871" calcext:value-type="float">
            <text:p>6949,567871</text:p>
          </table:table-cell>
          <table:table-cell office:value-type="float" office:value="2" calcext:value-type="float">
            <text:p>2</text:p>
          </table:table-cell>
          <table:table-cell office:value-type="float" office:value="152.860001" calcext:value-type="float">
            <text:p>152,860001</text:p>
          </table:table-cell>
          <table:table-cell office:value-type="float" office:value="211147" calcext:value-type="float">
            <text:p>211147</text:p>
          </table:table-cell>
          <table:table-cell office:value-type="float" office:value="5731.766113" calcext:value-type="float">
            <text:p>5731,766113</text:p>
          </table:table-cell>
          <table:table-cell office:value-type="float" office:value="14" calcext:value-type="float">
            <text:p>14</text:p>
          </table:table-cell>
          <table:table-cell office:value-type="float" office:value="10646.988281" calcext:value-type="float">
            <text:p>10646,988281</text:p>
          </table:table-cell>
          <table:table-cell office:value-type="float" office:value="211147" calcext:value-type="float">
            <text:p>211147</text:p>
          </table:table-cell>
          <table:table-cell office:value-type="float" office:value="13499.836914" calcext:value-type="float">
            <text:p>13499,836914</text:p>
          </table:table-cell>
          <table:table-cell office:value-type="float" office:value="89" calcext:value-type="float">
            <text:p>89</text:p>
          </table:table-cell>
          <table:table-cell office:value-type="float" office:value="40173.472656" calcext:value-type="float">
            <text:p>40173,472656</text:p>
          </table:table-cell>
          <table:table-cell office:value-type="float" office:value="211147" calcext:value-type="float">
            <text:p>211147</text:p>
          </table:table-cell>
          <table:table-cell office:value-type="float" office:value="45402.820312" calcext:value-type="float">
            <text:p>45402,820312</text:p>
          </table:table-cell>
          <table:table-cell office:value-type="float" office:value="211" calcext:value-type="float">
            <text:p>211</text:p>
          </table:table-cell>
          <table:table-cell office:value-type="float" office:value="29731.974609" calcext:value-type="float">
            <text:p>29731,974609</text:p>
          </table:table-cell>
          <table:table-cell office:value-type="float" office:value="211147" calcext:value-type="float">
            <text:p>211147</text:p>
          </table:table-cell>
          <table:table-cell office:value-type="float" office:value="5643.063965" calcext:value-type="float">
            <text:p>5643,063965</text:p>
          </table:table-cell>
          <table:table-cell office:value-type="float" office:value="7" calcext:value-type="float">
            <text:p>7</text:p>
          </table:table-cell>
          <table:table-cell office:value-type="float" office:value="5913.824707" calcext:value-type="float">
            <text:p>5913,824707</text:p>
          </table:table-cell>
          <table:table-cell office:value-type="float" office:value="211147" calcext:value-type="float">
            <text:p>211147</text:p>
          </table:table-cell>
          <table:table-cell office:value-type="float" office:value="10902.125977" calcext:value-type="float">
            <text:p>10902,125977</text:p>
          </table:table-cell>
          <table:table-cell office:value-type="float" office:value="115" calcext:value-type="float">
            <text:p>115</text:p>
          </table:table-cell>
          <table:table-cell office:value-type="float" office:value="34645.445312" calcext:value-type="float">
            <text:p>34645,445312</text:p>
          </table:table-cell>
        </table:table-row>
        <table:table-row table:style-name="ro1">
          <table:table-cell office:value-type="float" office:value="212507" calcext:value-type="float">
            <text:p>212507</text:p>
          </table:table-cell>
          <table:table-cell office:value-type="float" office:value="3142.373047" calcext:value-type="float">
            <text:p>3142,373047</text:p>
          </table:table-cell>
          <table:table-cell office:value-type="float" office:value="65" calcext:value-type="float">
            <text:p>65</text:p>
          </table:table-cell>
          <table:table-cell office:value-type="float" office:value="14843.953125" calcext:value-type="float">
            <text:p>14843,953125</text:p>
          </table:table-cell>
          <table:table-cell office:value-type="float" office:value="212507" calcext:value-type="float">
            <text:p>212507</text:p>
          </table:table-cell>
          <table:table-cell office:value-type="float" office:value="12701.62793" calcext:value-type="float">
            <text:p>12701,62793</text:p>
          </table:table-cell>
          <table:table-cell office:value-type="float" office:value="16" calcext:value-type="float">
            <text:p>16</text:p>
          </table:table-cell>
          <table:table-cell office:value-type="float" office:value="4481.390137" calcext:value-type="float">
            <text:p>4481,390137</text:p>
          </table:table-cell>
          <table:table-cell office:value-type="float" office:value="212507" calcext:value-type="float">
            <text:p>212507</text:p>
          </table:table-cell>
          <table:table-cell office:value-type="float" office:value="9405.09082" calcext:value-type="float">
            <text:p>9405,09082</text:p>
          </table:table-cell>
          <table:table-cell office:value-type="float" office:value="27" calcext:value-type="float">
            <text:p>27</text:p>
          </table:table-cell>
          <table:table-cell office:value-type="float" office:value="8320.445312" calcext:value-type="float">
            <text:p>8320,445312</text:p>
          </table:table-cell>
          <table:table-cell table:number-columns-repeated="24"/>
        </table:table-row>
        <table:table-row table:style-name="ro1">
          <table:table-cell office:value-type="float" office:value="94657" calcext:value-type="float">
            <text:p>94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57" calcext:value-type="float">
            <text:p>94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57" calcext:value-type="float">
            <text:p>94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57" calcext:value-type="float">
            <text:p>94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57" calcext:value-type="float">
            <text:p>94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57" calcext:value-type="float">
            <text:p>94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57" calcext:value-type="float">
            <text:p>94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57" calcext:value-type="float">
            <text:p>94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57" calcext:value-type="float">
            <text:p>94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56" calcext:value-type="float">
            <text:p>95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56" calcext:value-type="float">
            <text:p>95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56" calcext:value-type="float">
            <text:p>950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03707" calcext:value-type="float">
            <text:p>103707</text:p>
          </table:table-cell>
          <table:table-cell office:value-type="float" office:value="13348.654297" calcext:value-type="float">
            <text:p>13348,654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707" calcext:value-type="float">
            <text:p>103707</text:p>
          </table:table-cell>
          <table:table-cell office:value-type="float" office:value="11132.477539" calcext:value-type="float">
            <text:p>11132,477539</text:p>
          </table:table-cell>
          <table:table-cell office:value-type="float" office:value="82" calcext:value-type="float">
            <text:p>82</text:p>
          </table:table-cell>
          <table:table-cell office:value-type="float" office:value="28630.402344" calcext:value-type="float">
            <text:p>28630,402344</text:p>
          </table:table-cell>
          <table:table-cell office:value-type="float" office:value="103707" calcext:value-type="float">
            <text:p>103707</text:p>
          </table:table-cell>
          <table:table-cell office:value-type="float" office:value="9644.547852" calcext:value-type="float">
            <text:p>9644,547852</text:p>
          </table:table-cell>
          <table:table-cell office:value-type="float" office:value="3" calcext:value-type="float">
            <text:p>3</text:p>
          </table:table-cell>
          <table:table-cell office:value-type="float" office:value="112.602005" calcext:value-type="float">
            <text:p>112,602005</text:p>
          </table:table-cell>
          <table:table-cell office:value-type="float" office:value="103707" calcext:value-type="float">
            <text:p>103707</text:p>
          </table:table-cell>
          <table:table-cell office:value-type="float" office:value="6050.751953" calcext:value-type="float">
            <text:p>6050,751953</text:p>
          </table:table-cell>
          <table:table-cell office:value-type="float" office:value="39" calcext:value-type="float">
            <text:p>39</text:p>
          </table:table-cell>
          <table:table-cell office:value-type="float" office:value="13893.563477" calcext:value-type="float">
            <text:p>13893,563477</text:p>
          </table:table-cell>
          <table:table-cell office:value-type="float" office:value="103707" calcext:value-type="float">
            <text:p>103707</text:p>
          </table:table-cell>
          <table:table-cell office:value-type="float" office:value="8026.995605" calcext:value-type="float">
            <text:p>8026,995605</text:p>
          </table:table-cell>
          <table:table-cell office:value-type="float" office:value="11" calcext:value-type="float">
            <text:p>11</text:p>
          </table:table-cell>
          <table:table-cell office:value-type="float" office:value="4277.032227" calcext:value-type="float">
            <text:p>4277,032227</text:p>
          </table:table-cell>
          <table:table-cell office:value-type="float" office:value="103707" calcext:value-type="float">
            <text:p>103707</text:p>
          </table:table-cell>
          <table:table-cell office:value-type="float" office:value="6108.625977" calcext:value-type="float">
            <text:p>6108,625977</text:p>
          </table:table-cell>
          <table:table-cell office:value-type="float" office:value="4" calcext:value-type="float">
            <text:p>4</text:p>
          </table:table-cell>
          <table:table-cell office:value-type="float" office:value="1536.9021" calcext:value-type="float">
            <text:p>1536,9021</text:p>
          </table:table-cell>
          <table:table-cell office:value-type="float" office:value="103707" calcext:value-type="float">
            <text:p>103707</text:p>
          </table:table-cell>
          <table:table-cell office:value-type="float" office:value="8815.579102" calcext:value-type="float">
            <text:p>8815,579102</text:p>
          </table:table-cell>
          <table:table-cell office:value-type="float" office:value="21" calcext:value-type="float">
            <text:p>21</text:p>
          </table:table-cell>
          <table:table-cell office:value-type="float" office:value="10844.609375" calcext:value-type="float">
            <text:p>10844,609375</text:p>
          </table:table-cell>
          <table:table-cell office:value-type="float" office:value="103707" calcext:value-type="float">
            <text:p>103707</text:p>
          </table:table-cell>
          <table:table-cell office:value-type="float" office:value="10692.742188" calcext:value-type="float">
            <text:p>10692,742188</text:p>
          </table:table-cell>
          <table:table-cell office:value-type="float" office:value="3" calcext:value-type="float">
            <text:p>3</text:p>
          </table:table-cell>
          <table:table-cell office:value-type="float" office:value="4834.841797" calcext:value-type="float">
            <text:p>4834,841797</text:p>
          </table:table-cell>
          <table:table-cell office:value-type="float" office:value="103707" calcext:value-type="float">
            <text:p>103707</text:p>
          </table:table-cell>
          <table:table-cell office:value-type="float" office:value="8663.210938" calcext:value-type="float">
            <text:p>8663,210938</text:p>
          </table:table-cell>
          <table:table-cell office:value-type="float" office:value="64" calcext:value-type="float">
            <text:p>64</text:p>
          </table:table-cell>
          <table:table-cell office:value-type="float" office:value="20596.773438" calcext:value-type="float">
            <text:p>20596,773438</text:p>
          </table:table-cell>
        </table:table-row>
        <table:table-row table:style-name="ro1">
          <table:table-cell office:value-type="float" office:value="104551" calcext:value-type="float">
            <text:p>104551</text:p>
          </table:table-cell>
          <table:table-cell office:value-type="float" office:value="4053.038086" calcext:value-type="float">
            <text:p>4053,038086</text:p>
          </table:table-cell>
          <table:table-cell office:value-type="float" office:value="62" calcext:value-type="float">
            <text:p>62</text:p>
          </table:table-cell>
          <table:table-cell office:value-type="float" office:value="19591.189453" calcext:value-type="float">
            <text:p>19591,189453</text:p>
          </table:table-cell>
          <table:table-cell office:value-type="float" office:value="104551" calcext:value-type="float">
            <text:p>104551</text:p>
          </table:table-cell>
          <table:table-cell office:value-type="float" office:value="8550.501953" calcext:value-type="float">
            <text:p>8550,501953</text:p>
          </table:table-cell>
          <table:table-cell office:value-type="float" office:value="25" calcext:value-type="float">
            <text:p>25</text:p>
          </table:table-cell>
          <table:table-cell office:value-type="float" office:value="6967.745117" calcext:value-type="float">
            <text:p>6967,745117</text:p>
          </table:table-cell>
          <table:table-cell office:value-type="float" office:value="104551" calcext:value-type="float">
            <text:p>104551</text:p>
          </table:table-cell>
          <table:table-cell office:value-type="float" office:value="14339.100586" calcext:value-type="float">
            <text:p>14339,100586</text:p>
          </table:table-cell>
          <table:table-cell office:value-type="float" office:value="72" calcext:value-type="float">
            <text:p>72</text:p>
          </table:table-cell>
          <table:table-cell office:value-type="float" office:value="16997.449219" calcext:value-type="float">
            <text:p>16997,449219</text:p>
          </table:table-cell>
          <table:table-cell office:value-type="float" office:value="104551" calcext:value-type="float">
            <text:p>104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2249.288086" calcext:value-type="float">
            <text:p>12249,288086</text:p>
          </table:table-cell>
          <table:table-cell office:value-type="float" office:value="21" calcext:value-type="float">
            <text:p>21</text:p>
          </table:table-cell>
          <table:table-cell office:value-type="float" office:value="9162.816406" calcext:value-type="float">
            <text:p>9162,816406</text:p>
          </table:table-cell>
          <table:table-cell office:value-type="float" office:value="104551" calcext:value-type="float">
            <text:p>104551</text:p>
          </table:table-cell>
          <table:table-cell office:value-type="float" office:value="8834.401367" calcext:value-type="float">
            <text:p>8834,401367</text:p>
          </table:table-cell>
          <table:table-cell office:value-type="float" office:value="9" calcext:value-type="float">
            <text:p>9</text:p>
          </table:table-cell>
          <table:table-cell office:value-type="float" office:value="7611.177246" calcext:value-type="float">
            <text:p>7611,177246</text:p>
          </table:table-cell>
          <table:table-cell office:value-type="float" office:value="104551" calcext:value-type="float">
            <text:p>104551</text:p>
          </table:table-cell>
          <table:table-cell office:value-type="float" office:value="3830.378174" calcext:value-type="float">
            <text:p>3830,378174</text:p>
          </table:table-cell>
          <table:table-cell office:value-type="float" office:value="19" calcext:value-type="float">
            <text:p>19</text:p>
          </table:table-cell>
          <table:table-cell office:value-type="float" office:value="3108.22998" calcext:value-type="float">
            <text:p>3108,22998</text:p>
          </table:table-cell>
          <table:table-cell table:number-columns-repeated="8"/>
        </table:table-row>
        <table:table-row table:style-name="ro1">
          <table:table-cell office:value-type="float" office:value="124340" calcext:value-type="float">
            <text:p>124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40" calcext:value-type="float">
            <text:p>124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40" calcext:value-type="float">
            <text:p>124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40" calcext:value-type="float">
            <text:p>124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40" calcext:value-type="float">
            <text:p>124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40" calcext:value-type="float">
            <text:p>124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40" calcext:value-type="float">
            <text:p>124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40" calcext:value-type="float">
            <text:p>124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40" calcext:value-type="float">
            <text:p>124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14" calcext:value-type="float">
            <text:p>124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614" calcext:value-type="float">
            <text:p>124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614" calcext:value-type="float">
            <text:p>124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614" calcext:value-type="float">
            <text:p>124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614" calcext:value-type="float">
            <text:p>124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614" calcext:value-type="float">
            <text:p>124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614" calcext:value-type="float">
            <text:p>124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614" calcext:value-type="float">
            <text:p>124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614" calcext:value-type="float">
            <text:p>124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16" calcext:value-type="float">
            <text:p>125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516" calcext:value-type="float">
            <text:p>125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516" calcext:value-type="float">
            <text:p>125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516" calcext:value-type="float">
            <text:p>125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516" calcext:value-type="float">
            <text:p>125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516" calcext:value-type="float">
            <text:p>125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516" calcext:value-type="float">
            <text:p>125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516" calcext:value-type="float">
            <text:p>125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516" calcext:value-type="float">
            <text:p>125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09" calcext:value-type="float">
            <text:p>130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09" calcext:value-type="float">
            <text:p>130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09" calcext:value-type="float">
            <text:p>130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09" calcext:value-type="float">
            <text:p>130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09" calcext:value-type="float">
            <text:p>130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09" calcext:value-type="float">
            <text:p>130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09" calcext:value-type="float">
            <text:p>130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09" calcext:value-type="float">
            <text:p>130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909" calcext:value-type="float">
            <text:p>130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40" calcext:value-type="float">
            <text:p>131140</text:p>
          </table:table-cell>
          <table:table-cell office:value-type="float" office:value="900.506042" calcext:value-type="float">
            <text:p>900,506042</text:p>
          </table:table-cell>
          <table:table-cell office:value-type="float" office:value="14" calcext:value-type="float">
            <text:p>14</text:p>
          </table:table-cell>
          <table:table-cell office:value-type="float" office:value="334.136017" calcext:value-type="float">
            <text:p>334,136017</text:p>
          </table:table-cell>
          <table:table-cell office:value-type="float" office:value="131140" calcext:value-type="float">
            <text:p>131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140" calcext:value-type="float">
            <text:p>131140</text:p>
          </table:table-cell>
          <table:table-cell office:value-type="float" office:value="895.636963" calcext:value-type="float">
            <text:p>895,636963</text:p>
          </table:table-cell>
          <table:table-cell office:value-type="float" office:value="249" calcext:value-type="float">
            <text:p>249</text:p>
          </table:table-cell>
          <table:table-cell office:value-type="float" office:value="4696.913086" calcext:value-type="float">
            <text:p>4696,913086</text:p>
          </table:table-cell>
          <table:table-cell office:value-type="float" office:value="131140" calcext:value-type="float">
            <text:p>131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140" calcext:value-type="float">
            <text:p>131140</text:p>
          </table:table-cell>
          <table:table-cell office:value-type="float" office:value="246.005005" calcext:value-type="float">
            <text:p>246,005005</text:p>
          </table:table-cell>
          <table:table-cell office:value-type="float" office:value="79" calcext:value-type="float">
            <text:p>79</text:p>
          </table:table-cell>
          <table:table-cell office:value-type="float" office:value="2134.736328" calcext:value-type="float">
            <text:p>2134,736328</text:p>
          </table:table-cell>
          <table:table-cell office:value-type="float" office:value="131140" calcext:value-type="float">
            <text:p>131140</text:p>
          </table:table-cell>
          <table:table-cell office:value-type="float" office:value="1313.807983" calcext:value-type="float">
            <text:p>1313,807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140" calcext:value-type="float">
            <text:p>131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2525" calcext:value-type="float">
            <text:p>132525</text:p>
          </table:table-cell>
          <table:table-cell office:value-type="float" office:value="2358.696045" calcext:value-type="float">
            <text:p>2358,696045</text:p>
          </table:table-cell>
          <table:table-cell office:value-type="float" office:value="94" calcext:value-type="float">
            <text:p>94</text:p>
          </table:table-cell>
          <table:table-cell office:value-type="float" office:value="2562.462402" calcext:value-type="float">
            <text:p>2562,462402</text:p>
          </table:table-cell>
          <table:table-cell office:value-type="float" office:value="132525" calcext:value-type="float">
            <text:p>132525</text:p>
          </table:table-cell>
          <table:table-cell office:value-type="float" office:value="491.800018" calcext:value-type="float">
            <text:p>491,800018</text:p>
          </table:table-cell>
          <table:table-cell office:value-type="float" office:value="33" calcext:value-type="float">
            <text:p>33</text:p>
          </table:table-cell>
          <table:table-cell office:value-type="float" office:value="637.783081" calcext:value-type="float">
            <text:p>637,783081</text:p>
          </table:table-cell>
          <table:table-cell office:value-type="float" office:value="132525" calcext:value-type="float">
            <text:p>132525</text:p>
          </table:table-cell>
          <table:table-cell office:value-type="float" office:value="517.790039" calcext:value-type="float">
            <text:p>517,790039</text:p>
          </table:table-cell>
          <table:table-cell office:value-type="float" office:value="256" calcext:value-type="float">
            <text:p>256</text:p>
          </table:table-cell>
          <table:table-cell office:value-type="float" office:value="5455.820801" calcext:value-type="float">
            <text:p>5455,820801</text:p>
          </table:table-cell>
          <table:table-cell office:value-type="float" office:value="132525" calcext:value-type="float">
            <text:p>132525</text:p>
          </table:table-cell>
          <table:table-cell office:value-type="float" office:value="440.443024" calcext:value-type="float">
            <text:p>440,443024</text:p>
          </table:table-cell>
          <table:table-cell office:value-type="float" office:value="15" calcext:value-type="float">
            <text:p>15</text:p>
          </table:table-cell>
          <table:table-cell office:value-type="float" office:value="289.903015" calcext:value-type="float">
            <text:p>289,903015</text:p>
          </table:table-cell>
          <table:table-cell office:value-type="float" office:value="132525" calcext:value-type="float">
            <text:p>132525</text:p>
          </table:table-cell>
          <table:table-cell office:value-type="float" office:value="211.709" calcext:value-type="float">
            <text:p>211,709</text:p>
          </table:table-cell>
          <table:table-cell office:value-type="float" office:value="31" calcext:value-type="float">
            <text:p>31</text:p>
          </table:table-cell>
          <table:table-cell office:value-type="float" office:value="975.629028" calcext:value-type="float">
            <text:p>975,629028</text:p>
          </table:table-cell>
          <table:table-cell office:value-type="float" office:value="132525" calcext:value-type="float">
            <text:p>132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525" calcext:value-type="float">
            <text:p>132525</text:p>
          </table:table-cell>
          <table:table-cell office:value-type="float" office:value="2279.558838" calcext:value-type="float">
            <text:p>2279,558838</text:p>
          </table:table-cell>
          <table:table-cell office:value-type="float" office:value="114" calcext:value-type="float">
            <text:p>114</text:p>
          </table:table-cell>
          <table:table-cell office:value-type="float" office:value="2403.945312" calcext:value-type="float">
            <text:p>2403,945312</text:p>
          </table:table-cell>
          <table:table-cell office:value-type="float" office:value="132525" calcext:value-type="float">
            <text:p>132525</text:p>
          </table:table-cell>
          <table:table-cell office:value-type="float" office:value="1444.589966" calcext:value-type="float">
            <text:p>1444,589966</text:p>
          </table:table-cell>
          <table:table-cell office:value-type="float" office:value="79" calcext:value-type="float">
            <text:p>79</text:p>
          </table:table-cell>
          <table:table-cell office:value-type="float" office:value="2720.276367" calcext:value-type="float">
            <text:p>2720,276367</text:p>
          </table:table-cell>
          <table:table-cell office:value-type="float" office:value="132525" calcext:value-type="float">
            <text:p>132525</text:p>
          </table:table-cell>
          <table:table-cell office:value-type="float" office:value="3451.159912" calcext:value-type="float">
            <text:p>3451,159912</text:p>
          </table:table-cell>
          <table:table-cell office:value-type="float" office:value="7" calcext:value-type="float">
            <text:p>7</text:p>
          </table:table-cell>
          <table:table-cell office:value-type="float" office:value="344.273987" calcext:value-type="float">
            <text:p>344,273987</text:p>
          </table:table-cell>
        </table:table-row>
        <table:table-row table:style-name="ro1">
          <table:table-cell table:style-name="ce53" office:value-type="string" calcext:value-type="string">
            <text:p>Average</text:p>
          </table:table-cell>
          <table:table-cell table:style-name="ce50" table:formula="of:=AVERAGE([C9.B5:.B34])" office:value-type="float" office:value="2621.8905578" calcext:value-type="float">
            <text:p>2621,8905578</text:p>
          </table:table-cell>
          <table:table-cell table:style-name="ce50" table:formula="of:=AVERAGE([C9.C5:.C34])" office:value-type="float" office:value="20.5666666666667" calcext:value-type="float">
            <text:p>20,5666666667</text:p>
          </table:table-cell>
          <table:table-cell table:style-name="ce65" table:formula="of:=AVERAGE([C9.D5:.D34])" office:value-type="float" office:value="18745.7378834667" calcext:value-type="float">
            <text:p>18745,7378834667</text:p>
          </table:table-cell>
          <table:table-cell table:style-name="ce53" office:value-type="string" calcext:value-type="string">
            <text:p>Average</text:p>
          </table:table-cell>
          <table:table-cell table:style-name="ce50" table:formula="of:=AVERAGE([C9.F5:.F34])" office:value-type="float" office:value="2397.09298703448" calcext:value-type="float">
            <text:p>2397,0929870345</text:p>
          </table:table-cell>
          <table:table-cell table:style-name="ce50" table:formula="of:=AVERAGE([C9.G5:.G34])" office:value-type="float" office:value="14.3448275862069" calcext:value-type="float">
            <text:p>14,3448275862</text:p>
          </table:table-cell>
          <table:table-cell table:style-name="ce65" table:formula="of:=AVERAGE([C9.H5:.H34])" office:value-type="float" office:value="9962.7709087931" calcext:value-type="float">
            <text:p>9962,7709087931</text:p>
          </table:table-cell>
          <table:table-cell table:style-name="ce53" office:value-type="string" calcext:value-type="string">
            <text:p>Average</text:p>
          </table:table-cell>
          <table:table-cell table:style-name="ce50" table:formula="of:=AVERAGE([C9.J5:.J34])" office:value-type="float" office:value="2383.50013048276" calcext:value-type="float">
            <text:p>2383,5001304828</text:p>
          </table:table-cell>
          <table:table-cell table:style-name="ce50" table:formula="of:=AVERAGE([C9.K5:.K34])" office:value-type="float" office:value="24.6896551724138" calcext:value-type="float">
            <text:p>24,6896551724</text:p>
          </table:table-cell>
          <table:table-cell table:style-name="ce65" table:formula="of:=AVERAGE([C9.L5:.L34])" office:value-type="float" office:value="10400.9399734483" calcext:value-type="float">
            <text:p>10400,9399734483</text:p>
          </table:table-cell>
          <table:table-cell table:style-name="ce53" office:value-type="string" calcext:value-type="string">
            <text:p>Average</text:p>
          </table:table-cell>
          <table:table-cell table:style-name="ce50" table:formula="of:=AVERAGE([C9.N5:.N34])" office:value-type="float" office:value="1760.8808242963" calcext:value-type="float">
            <text:p>1760,8808242963</text:p>
          </table:table-cell>
          <table:table-cell table:style-name="ce50" table:formula="of:=AVERAGE([C9.O5:.O34])" office:value-type="float" office:value="4.59259259259259" calcext:value-type="float">
            <text:p>4,5925925926</text:p>
          </table:table-cell>
          <table:table-cell table:style-name="ce65" table:formula="of:=AVERAGE([C9.P5:.P34])" office:value-type="float" office:value="7542.91142503704" calcext:value-type="float">
            <text:p>7542,911425037</text:p>
          </table:table-cell>
          <table:table-cell table:style-name="ce53" office:value-type="string" calcext:value-type="string">
            <text:p>Average</text:p>
          </table:table-cell>
          <table:table-cell table:style-name="ce50" table:formula="of:=AVERAGE([C9.R5:.R34])" office:value-type="float" office:value="1671.84671315385" calcext:value-type="float">
            <text:p>1671,8467131539</text:p>
          </table:table-cell>
          <table:table-cell table:style-name="ce50" table:formula="of:=AVERAGE([C9.S5:.S34])" office:value-type="float" office:value="8.88461538461539" calcext:value-type="float">
            <text:p>8,8846153846</text:p>
          </table:table-cell>
          <table:table-cell table:style-name="ce65" table:formula="of:=AVERAGE([C9.T5:.T34])" office:value-type="float" office:value="5502.63878926923" calcext:value-type="float">
            <text:p>5502,6387892692</text:p>
          </table:table-cell>
          <table:table-cell table:style-name="ce53" office:value-type="string" calcext:value-type="string">
            <text:p>Average</text:p>
          </table:table-cell>
          <table:table-cell table:style-name="ce50" table:formula="of:=AVERAGE([C9.V5:.V34])" office:value-type="float" office:value="2198.76675292" calcext:value-type="float">
            <text:p>2198,76675292</text:p>
          </table:table-cell>
          <table:table-cell table:style-name="ce50" table:formula="of:=AVERAGE([C9.W5:.W34])" office:value-type="float" office:value="7.64" calcext:value-type="float">
            <text:p>7,64</text:p>
          </table:table-cell>
          <table:table-cell table:style-name="ce65" table:formula="of:=AVERAGE([C9.X5:.X34])" office:value-type="float" office:value="13904.3193164" calcext:value-type="float">
            <text:p>13904,3193164</text:p>
          </table:table-cell>
          <table:table-cell table:style-name="ce53" office:value-type="string" calcext:value-type="string">
            <text:p>Average</text:p>
          </table:table-cell>
          <table:table-cell table:style-name="ce50" table:formula="of:=AVERAGE([C9.Z5:.Z34])" office:value-type="float" office:value="3871.32928212" calcext:value-type="float">
            <text:p>3871,32928212</text:p>
          </table:table-cell>
          <table:table-cell table:style-name="ce50" table:formula="of:=AVERAGE([C9.AA5:.AA34])" office:value-type="float" office:value="19.84" calcext:value-type="float">
            <text:p>19,84</text:p>
          </table:table-cell>
          <table:table-cell table:style-name="ce65" table:formula="of:=AVERAGE([C9.AB5:.AB34])" office:value-type="float" office:value="16269.480529" calcext:value-type="float">
            <text:p>16269,480529</text:p>
          </table:table-cell>
          <table:table-cell table:style-name="ce53" office:value-type="string" calcext:value-type="string">
            <text:p>Average</text:p>
          </table:table-cell>
          <table:table-cell table:style-name="ce50" table:formula="of:=AVERAGE([C9.AD5:.AD34])" office:value-type="float" office:value="1670.23664134783" calcext:value-type="float">
            <text:p>1670,2366413478</text:p>
          </table:table-cell>
          <table:table-cell table:style-name="ce50" table:formula="of:=AVERAGE([C9.AE5:.AE34])" office:value-type="float" office:value="6.04347826086957" calcext:value-type="float">
            <text:p>6,0434782609</text:p>
          </table:table-cell>
          <table:table-cell table:style-name="ce65" table:formula="of:=AVERAGE([C9.AF5:.AF34])" office:value-type="float" office:value="9291.70278004348" calcext:value-type="float">
            <text:p>9291,7027800435</text:p>
          </table:table-cell>
          <table:table-cell table:style-name="ce53" office:value-type="string" calcext:value-type="string">
            <text:p>Average</text:p>
          </table:table-cell>
          <table:table-cell table:style-name="ce50" table:formula="of:=AVERAGE([C9.AH5:.AH34])" office:value-type="float" office:value="2876.42219245" calcext:value-type="float">
            <text:p>2876,42219245</text:p>
          </table:table-cell>
          <table:table-cell table:style-name="ce50" table:formula="of:=AVERAGE([C9.AI5:.AI34])" office:value-type="float" office:value="23.35" calcext:value-type="float">
            <text:p>23,35</text:p>
          </table:table-cell>
          <table:table-cell table:style-name="ce65" table:formula="of:=AVERAGE([C9.AJ5:.AJ34])" office:value-type="float" office:value="22137.6516387" calcext:value-type="float">
            <text:p>22137,6516387</text:p>
          </table:table-cell>
        </table:table-row>
        <table:table-row table:style-name="ro1">
          <table:table-cell table:style-name="ce53" office:value-type="string" calcext:value-type="string">
            <text:p>Median</text:p>
          </table:table-cell>
          <table:table-cell table:style-name="ce50" table:formula="of:=MEDIAN([C9.B5:.B34])" office:value-type="float" office:value="2214.1324465" calcext:value-type="float">
            <text:p>2214,1324465</text:p>
          </table:table-cell>
          <table:table-cell table:style-name="ce50" table:formula="of:=MEDIAN([C9.C5:.C34])" office:value-type="float" office:value="8.5" calcext:value-type="float">
            <text:p>8,5</text:p>
          </table:table-cell>
          <table:table-cell table:style-name="ce65" table:formula="of:=MEDIAN([C9.D5:.D34])" office:value-type="float" office:value="14747.9960935" calcext:value-type="float">
            <text:p>14747,9960935</text:p>
          </table:table-cell>
          <table:table-cell table:style-name="ce53" office:value-type="string" calcext:value-type="string">
            <text:p>Median</text:p>
          </table:table-cell>
          <table:table-cell table:style-name="ce50" table:formula="of:=MEDIAN([C9.F5:.F34])" office:value-type="float" office:value="0" calcext:value-type="float">
            <text:p>0</text:p>
          </table:table-cell>
          <table:table-cell table:style-name="ce50" table:formula="of:=MEDIAN([C9.G5:.G34])" office:value-type="float" office:value="0" calcext:value-type="float">
            <text:p>0</text:p>
          </table:table-cell>
          <table:table-cell table:style-name="ce65" table:formula="of:=MEDIAN([C9.H5:.H34])" office:value-type="float" office:value="0" calcext:value-type="float">
            <text:p>0</text:p>
          </table:table-cell>
          <table:table-cell table:style-name="ce53" office:value-type="string" calcext:value-type="string">
            <text:p>Median</text:p>
          </table:table-cell>
          <table:table-cell table:style-name="ce50" table:formula="of:=MEDIAN([C9.J5:.J34])" office:value-type="float" office:value="1707.841064" calcext:value-type="float">
            <text:p>1707,841064</text:p>
          </table:table-cell>
          <table:table-cell table:style-name="ce50" table:formula="of:=MEDIAN([C9.K5:.K34])" office:value-type="float" office:value="3" calcext:value-type="float">
            <text:p>3</text:p>
          </table:table-cell>
          <table:table-cell table:style-name="ce65" table:formula="of:=MEDIAN([C9.L5:.L34])" office:value-type="float" office:value="4906.344238" calcext:value-type="float">
            <text:p>4906,344238</text:p>
          </table:table-cell>
          <table:table-cell table:style-name="ce53" office:value-type="string" calcext:value-type="string">
            <text:p>Median</text:p>
          </table:table-cell>
          <table:table-cell table:style-name="ce50" table:formula="of:=MEDIAN([C9.N5:.N34])" office:value-type="float" office:value="0" calcext:value-type="float">
            <text:p>0</text:p>
          </table:table-cell>
          <table:table-cell table:style-name="ce50" table:formula="of:=MEDIAN([C9.O5:.O34])" office:value-type="float" office:value="0" calcext:value-type="float">
            <text:p>0</text:p>
          </table:table-cell>
          <table:table-cell table:style-name="ce65" table:formula="of:=MEDIAN([C9.P5:.P34])" office:value-type="float" office:value="0" calcext:value-type="float">
            <text:p>0</text:p>
          </table:table-cell>
          <table:table-cell table:style-name="ce53" office:value-type="string" calcext:value-type="string">
            <text:p>Median</text:p>
          </table:table-cell>
          <table:table-cell table:style-name="ce50" table:formula="of:=MEDIAN([C9.R5:.R34])" office:value-type="float" office:value="0" calcext:value-type="float">
            <text:p>0</text:p>
          </table:table-cell>
          <table:table-cell table:style-name="ce50" table:formula="of:=MEDIAN([C9.S5:.S34])" office:value-type="float" office:value="0" calcext:value-type="float">
            <text:p>0</text:p>
          </table:table-cell>
          <table:table-cell table:style-name="ce65" table:formula="of:=MEDIAN([C9.T5:.T34])" office:value-type="float" office:value="0" calcext:value-type="float">
            <text:p>0</text:p>
          </table:table-cell>
          <table:table-cell table:style-name="ce53" office:value-type="string" calcext:value-type="string">
            <text:p>Median</text:p>
          </table:table-cell>
          <table:table-cell table:style-name="ce50" table:formula="of:=MEDIAN([C9.V5:.V34])" office:value-type="float" office:value="1755.157959" calcext:value-type="float">
            <text:p>1755,157959</text:p>
          </table:table-cell>
          <table:table-cell table:style-name="ce50" table:formula="of:=MEDIAN([C9.W5:.W34])" office:value-type="float" office:value="3" calcext:value-type="float">
            <text:p>3</text:p>
          </table:table-cell>
          <table:table-cell table:style-name="ce65" table:formula="of:=MEDIAN([C9.X5:.X34])" office:value-type="float" office:value="1536.9021" calcext:value-type="float">
            <text:p>1536,9021</text:p>
          </table:table-cell>
          <table:table-cell table:style-name="ce53" office:value-type="string" calcext:value-type="string">
            <text:p>Median</text:p>
          </table:table-cell>
          <table:table-cell table:style-name="ce50" table:formula="of:=MEDIAN([C9.Z5:.Z34])" office:value-type="float" office:value="2196.829102" calcext:value-type="float">
            <text:p>2196,829102</text:p>
          </table:table-cell>
          <table:table-cell table:style-name="ce50" table:formula="of:=MEDIAN([C9.AA5:.AA34])" office:value-type="float" office:value="4" calcext:value-type="float">
            <text:p>4</text:p>
          </table:table-cell>
          <table:table-cell table:style-name="ce65" table:formula="of:=MEDIAN([C9.AB5:.AB34])" office:value-type="float" office:value="11077.387695" calcext:value-type="float">
            <text:p>11077,387695</text:p>
          </table:table-cell>
          <table:table-cell table:style-name="ce53" office:value-type="string" calcext:value-type="string">
            <text:p>Median</text:p>
          </table:table-cell>
          <table:table-cell table:style-name="ce50" table:formula="of:=MEDIAN([C9.AD5:.AD34])" office:value-type="float" office:value="1444.589966" calcext:value-type="float">
            <text:p>1444,589966</text:p>
          </table:table-cell>
          <table:table-cell table:style-name="ce50" table:formula="of:=MEDIAN([C9.AE5:.AE34])" office:value-type="float" office:value="2" calcext:value-type="float">
            <text:p>2</text:p>
          </table:table-cell>
          <table:table-cell table:style-name="ce65" table:formula="of:=MEDIAN([C9.AF5:.AF34])" office:value-type="float" office:value="1139.420044" calcext:value-type="float">
            <text:p>1139,420044</text:p>
          </table:table-cell>
          <table:table-cell table:style-name="ce53" office:value-type="string" calcext:value-type="string">
            <text:p>Median</text:p>
          </table:table-cell>
          <table:table-cell table:style-name="ce50" table:formula="of:=MEDIAN([C9.AH5:.AH34])" office:value-type="float" office:value="2102.636963" calcext:value-type="float">
            <text:p>2102,636963</text:p>
          </table:table-cell>
          <table:table-cell table:style-name="ce50" table:formula="of:=MEDIAN([C9.AI5:.AI34])" office:value-type="float" office:value="7.5" calcext:value-type="float">
            <text:p>7,5</text:p>
          </table:table-cell>
          <table:table-cell table:style-name="ce65" table:formula="of:=MEDIAN([C9.AJ5:.AJ34])" office:value-type="float" office:value="22797.5351565" calcext:value-type="float">
            <text:p>22797,5351565</text:p>
          </table:table-cell>
        </table:table-row>
        <table:table-row table:style-name="ro1">
          <table:table-cell table:style-name="ce55" office:value-type="string" calcext:value-type="string">
            <text:p>Standard dev.</text:p>
          </table:table-cell>
          <table:table-cell table:style-name="ce61" table:formula="of:=STDEV([C9.B5:.B34])" office:value-type="float" office:value="3062.14069377739" calcext:value-type="float">
            <text:p>3062,1406937774</text:p>
          </table:table-cell>
          <table:table-cell table:style-name="ce61" table:formula="of:=STDEV([C9.C5:.C34])" office:value-type="float" office:value="36.5849821585337" calcext:value-type="float">
            <text:p>36,5849821585</text:p>
          </table:table-cell>
          <table:table-cell table:style-name="ce66" table:formula="of:=STDEV([C9.D5:.D34])" office:value-type="float" office:value="18120.2713403053" calcext:value-type="float">
            <text:p>18120,2713403053</text:p>
          </table:table-cell>
          <table:table-cell table:style-name="ce55" office:value-type="string" calcext:value-type="string">
            <text:p>Standard dev.</text:p>
          </table:table-cell>
          <table:table-cell table:style-name="ce61" table:formula="of:=STDEV([C9.F5:.F34])" office:value-type="float" office:value="4135.69936400803" calcext:value-type="float">
            <text:p>4135,699364008</text:p>
          </table:table-cell>
          <table:table-cell table:style-name="ce61" table:formula="of:=STDEV([C9.G5:.G34])" office:value-type="float" office:value="43.5416679433694" calcext:value-type="float">
            <text:p>43,5416679434</text:p>
          </table:table-cell>
          <table:table-cell table:style-name="ce66" table:formula="of:=STDEV([C9.H5:.H34])" office:value-type="float" office:value="15733.7180927736" calcext:value-type="float">
            <text:p>15733,7180927736</text:p>
          </table:table-cell>
          <table:table-cell table:style-name="ce55" office:value-type="string" calcext:value-type="string">
            <text:p>Standard dev.</text:p>
          </table:table-cell>
          <table:table-cell table:style-name="ce61" table:formula="of:=STDEV([C9.J5:.J34])" office:value-type="float" office:value="3552.01379864673" calcext:value-type="float">
            <text:p>3552,0137986467</text:p>
          </table:table-cell>
          <table:table-cell table:style-name="ce61" table:formula="of:=STDEV([C9.K5:.K34])" office:value-type="float" office:value="64.7721850842716" calcext:value-type="float">
            <text:p>64,7721850843</text:p>
          </table:table-cell>
          <table:table-cell table:style-name="ce66" table:formula="of:=STDEV([C9.L5:.L34])" office:value-type="float" office:value="14566.1945471857" calcext:value-type="float">
            <text:p>14566,1945471857</text:p>
          </table:table-cell>
          <table:table-cell table:style-name="ce55" office:value-type="string" calcext:value-type="string">
            <text:p>Standard dev.</text:p>
          </table:table-cell>
          <table:table-cell table:style-name="ce61" table:formula="of:=STDEV([C9.N5:.N34])" office:value-type="float" office:value="3091.0727373425" calcext:value-type="float">
            <text:p>3091,0727373425</text:p>
          </table:table-cell>
          <table:table-cell table:style-name="ce61" table:formula="of:=STDEV([C9.O5:.O34])" office:value-type="float" office:value="9.107305855357" calcext:value-type="float">
            <text:p>9,1073058554</text:p>
          </table:table-cell>
          <table:table-cell table:style-name="ce66" table:formula="of:=STDEV([C9.P5:.P34])" office:value-type="float" office:value="13321.2127316845" calcext:value-type="float">
            <text:p>13321,2127316845</text:p>
          </table:table-cell>
          <table:table-cell table:style-name="ce55" office:value-type="string" calcext:value-type="string">
            <text:p>Standard dev.</text:p>
          </table:table-cell>
          <table:table-cell table:style-name="ce61" table:formula="of:=STDEV([C9.R5:.R34])" office:value-type="float" office:value="2968.41926703488" calcext:value-type="float">
            <text:p>2968,4192670349</text:p>
          </table:table-cell>
          <table:table-cell table:style-name="ce61" table:formula="of:=STDEV([C9.S5:.S34])" office:value-type="float" office:value="18.9194649460854" calcext:value-type="float">
            <text:p>18,9194649461</text:p>
          </table:table-cell>
          <table:table-cell table:style-name="ce66" table:formula="of:=STDEV([C9.T5:.T34])" office:value-type="float" office:value="10187.3147078988" calcext:value-type="float">
            <text:p>10187,3147078988</text:p>
          </table:table-cell>
          <table:table-cell table:style-name="ce55" office:value-type="string" calcext:value-type="string">
            <text:p>Standard dev.</text:p>
          </table:table-cell>
          <table:table-cell table:style-name="ce61" table:formula="of:=STDEV([C9.V5:.V34])" office:value-type="float" office:value="3166.68656273919" calcext:value-type="float">
            <text:p>3166,6865627392</text:p>
          </table:table-cell>
          <table:table-cell table:style-name="ce61" table:formula="of:=STDEV([C9.W5:.W34])" office:value-type="float" office:value="18.3368481479234" calcext:value-type="float">
            <text:p>18,3368481479</text:p>
          </table:table-cell>
          <table:table-cell table:style-name="ce66" table:formula="of:=STDEV([C9.X5:.X34])" office:value-type="float" office:value="18903.4230738465" calcext:value-type="float">
            <text:p>18903,4230738465</text:p>
          </table:table-cell>
          <table:table-cell table:style-name="ce55" office:value-type="string" calcext:value-type="string">
            <text:p>Standard dev.</text:p>
          </table:table-cell>
          <table:table-cell table:style-name="ce61" table:formula="of:=STDEV([C9.Z5:.Z34])" office:value-type="float" office:value="8841.92246311127" calcext:value-type="float">
            <text:p>8841,9224631113</text:p>
          </table:table-cell>
          <table:table-cell table:style-name="ce61" table:formula="of:=STDEV([C9.AA5:.AA34])" office:value-type="float" office:value="45.9045023209416" calcext:value-type="float">
            <text:p>45,9045023209</text:p>
          </table:table-cell>
          <table:table-cell table:style-name="ce66" table:formula="of:=STDEV([C9.AB5:.AB34])" office:value-type="float" office:value="15616.8915798919" calcext:value-type="float">
            <text:p>15616,8915798919</text:p>
          </table:table-cell>
          <table:table-cell table:style-name="ce55" office:value-type="string" calcext:value-type="string">
            <text:p>Standard dev.</text:p>
          </table:table-cell>
          <table:table-cell table:style-name="ce61" table:formula="of:=STDEV([C9.AD5:.AD34])" office:value-type="float" office:value="2453.66767454987" calcext:value-type="float">
            <text:p>2453,6676745499</text:p>
          </table:table-cell>
          <table:table-cell table:style-name="ce61" table:formula="of:=STDEV([C9.AE5:.AE34])" office:value-type="float" office:value="16.3275513414083" calcext:value-type="float">
            <text:p>16,3275513414</text:p>
          </table:table-cell>
          <table:table-cell table:style-name="ce66" table:formula="of:=STDEV([C9.AF5:.AF34])" office:value-type="float" office:value="14253.9390529485" calcext:value-type="float">
            <text:p>14253,9390529485</text:p>
          </table:table-cell>
          <table:table-cell table:style-name="ce55" office:value-type="string" calcext:value-type="string">
            <text:p>Standard dev.</text:p>
          </table:table-cell>
          <table:table-cell table:style-name="ce61" table:formula="of:=STDEV([C9.AH5:.AH34])" office:value-type="float" office:value="3348.41875819056" calcext:value-type="float">
            <text:p>3348,4187581906</text:p>
          </table:table-cell>
          <table:table-cell table:style-name="ce61" table:formula="of:=STDEV([C9.AI5:.AI34])" office:value-type="float" office:value="46.5959959879094" calcext:value-type="float">
            <text:p>46,5959959879</text:p>
          </table:table-cell>
          <table:table-cell table:style-name="ce66" table:formula="of:=STDEV([C9.AJ5:.AJ34])" office:value-type="float" office:value="19712.7232181962" calcext:value-type="float">
            <text:p>19712,723218196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56" office:value-type="string" calcext:value-type="string">
            <text:p>Initialization time</text:p>
          </table:table-cell>
          <table:table-cell table:style-name="ce62" table:formula="of:=AVERAGE([.B35];[.F35];[.J35];[.N35];[.R35];[.V35];[.Z35];[.AD35];[.AH35])" office:value-type="float" office:value="2383.55178684502" calcext:value-type="float">
            <text:p>2383,551786845</text:p>
          </table:table-cell>
          <table:table-cell table:formula="of:=STDEV([.B5:.B34];[.F5:.F34];[.J5:.J34];[.N5:.N34];[.R5:.R34];[.V5:.V34];[.Z5:.Z34];[.AD5:.AD34];[.AH5:.AH34])" office:value-type="float" office:value="4211.85799356829" calcext:value-type="float">
            <text:p>4211,8579935683</text:p>
          </table:table-cell>
          <table:table-cell table:formula="of:=COUNT([.B5:.B34];[.F5:.F34];[.J5:.J34];[.N5:.N34];[.R5:.R34];[.V5:.V34];[.Z5:.Z34];[.AD5:.AD34];[.AH5:.AH34])" office:value-type="float" office:value="234" calcext:value-type="float">
            <text:p>234</text:p>
          </table:table-cell>
          <table:table-cell table:formula="of:=2*[.C40]/SQRT([.D40])" office:value-type="float" office:value="550.675540966319" calcext:value-type="float">
            <text:p>550,6755409663</text:p>
          </table:table-cell>
          <table:table-cell table:number-columns-repeated="31"/>
        </table:table-row>
        <table:table-row table:style-name="ro1">
          <table:table-cell table:style-name="ce53" office:value-type="string" calcext:value-type="string">
            <text:p>Number of stalls</text:p>
          </table:table-cell>
          <table:table-cell table:style-name="ce63" table:formula="of:=AVERAGE([.C35];[.G35];[.K35];[.O35];[.S35];[.W35];[.AA35];[.AE35];[.AI35])" office:value-type="float" office:value="14.439092851485" calcext:value-type="float">
            <text:p>14,4390928515</text:p>
          </table:table-cell>
          <table:table-cell table:formula="of:=STDEV([.C5:.C34];[.G5:.G34];[.K5:.K34];[.O5:.O34];[.S5:.S34];[.W5:.W34];[.AA5:.AA34];[.AE5:.AE34];[.AI5:.AI34])" office:value-type="float" office:value="38.1393667294478" calcext:value-type="float">
            <text:p>38,1393667294</text:p>
          </table:table-cell>
          <table:table-cell table:style-name="ce67" table:formula="of:=COUNT([.C5:.C34];[.G5:.G34];[.K5:.K34];[.O5:.O34];[.S5:.S34];[.W5:.W34];[.AA5:.AA34];[.AE5:.AE34];[.AI5:.AI34])" office:value-type="float" office:value="234" calcext:value-type="float">
            <text:p>234</text:p>
          </table:table-cell>
          <table:table-cell table:formula="of:=2*[.C41]/SQRT([.D41])" office:value-type="float" office:value="4.98649679973143" calcext:value-type="float">
            <text:p>4,9864967997</text:p>
          </table:table-cell>
          <table:table-cell table:number-columns-repeated="31"/>
        </table:table-row>
        <table:table-row table:style-name="ro1">
          <table:table-cell table:style-name="ce55" office:value-type="string" calcext:value-type="string">
            <text:p>Total stall time</text:p>
          </table:table-cell>
          <table:table-cell table:style-name="ce64" table:formula="of:=AVERAGE([.D35];[.H35];[.L35];[.P35];[.T35];[.X35];[.AB35];[.AF35];[.AJ35])" office:value-type="float" office:value="12639.7948049064" calcext:value-type="float">
            <text:p>12639,7948049064</text:p>
          </table:table-cell>
          <table:table-cell table:formula="of:=STDEV([.D5:.D34];[.H5:.H34];[.L5:.L34];[.P5:.P34];[.T5:.T34];[.X5:.X34];[.AB5:.AB34];[.AF5:.AF34];[.AJ5:.AJ34])" office:value-type="float" office:value="16286.6529708191" calcext:value-type="float">
            <text:p>16286,6529708191</text:p>
          </table:table-cell>
          <table:table-cell table:formula="of:=COUNT([.D5:.D34];[.H5:.H34];[.L5:.L34];[.P5:.P34];[.T5:.T34];[.X5:.X34];[.AB5:.AB34];[.AF5:.AF34];[.AJ5:.AJ34])" office:value-type="float" office:value="234" calcext:value-type="float">
            <text:p>234</text:p>
          </table:table-cell>
          <table:table-cell table:formula="of:=2*[.C42]/SQRT([.D42])" office:value-type="float" office:value="2129.38362331591" calcext:value-type="float">
            <text:p>2129,3836233159</text:p>
          </table:table-cell>
          <table:table-cell table:number-columns-repeated="31"/>
        </table:table-row>
        <table:table-row table:style-name="ro1" table:number-rows-repeated="36">
          <table:table-cell table:number-columns-repeated="36"/>
        </table:table-row>
        <table:table-row table:style-name="ro1">
          <table:table-cell office:value-type="float" office:value="194122" calcext:value-type="float">
            <text:p>194122</text:p>
          </table:table-cell>
          <table:table-cell office:value-type="float" office:value="2143.23584" calcext:value-type="float">
            <text:p>2143,23584</text:p>
          </table:table-cell>
          <table:table-cell office:value-type="float" office:value="2" calcext:value-type="float">
            <text:p>2</text:p>
          </table:table-cell>
          <table:table-cell office:value-type="float" office:value="5879.164062" calcext:value-type="float">
            <text:p>5879,164062</text:p>
          </table:table-cell>
          <table:table-cell table:number-columns-repeated="32"/>
        </table:table-row>
        <table:table-row table:style-name="ro1">
          <table:table-cell office:value-type="float" office:value="194804" calcext:value-type="float">
            <text:p>194804</text:p>
          </table:table-cell>
          <table:table-cell office:value-type="float" office:value="1950.803955" calcext:value-type="float">
            <text:p>1950,803955</text:p>
          </table:table-cell>
          <table:table-cell office:value-type="float" office:value="2" calcext:value-type="float">
            <text:p>2</text:p>
          </table:table-cell>
          <table:table-cell office:value-type="float" office:value="6280.697754" calcext:value-type="float">
            <text:p>6280,697754</text:p>
          </table:table-cell>
          <table:table-cell table:number-columns-repeated="32"/>
        </table:table-row>
        <table:table-row table:style-name="ro1">
          <table:table-cell office:value-type="float" office:value="195101" calcext:value-type="float">
            <text:p>195101</text:p>
          </table:table-cell>
          <table:table-cell office:value-type="float" office:value="2604.23584" calcext:value-type="float">
            <text:p>2604,23584</text:p>
          </table:table-cell>
          <table:table-cell office:value-type="float" office:value="2" calcext:value-type="float">
            <text:p>2</text:p>
          </table:table-cell>
          <table:table-cell office:value-type="float" office:value="19171" calcext:value-type="float">
            <text:p>19171</text:p>
          </table:table-cell>
          <table:table-cell table:number-columns-repeated="32"/>
        </table:table-row>
        <table:table-row table:style-name="ro1">
          <table:table-cell office:value-type="float" office:value="195336" calcext:value-type="float">
            <text:p>195336</text:p>
          </table:table-cell>
          <table:table-cell office:value-type="float" office:value="2286.537842" calcext:value-type="float">
            <text:p>2286,537842</text:p>
          </table:table-cell>
          <table:table-cell office:value-type="float" office:value="5" calcext:value-type="float">
            <text:p>5</text:p>
          </table:table-cell>
          <table:table-cell office:value-type="float" office:value="39836.765625" calcext:value-type="float">
            <text:p>39836,765625</text:p>
          </table:table-cell>
          <table:table-cell table:number-columns-repeated="32"/>
        </table:table-row>
        <table:table-row table:style-name="ro1">
          <table:table-cell office:value-type="float" office:value="195626" calcext:value-type="float">
            <text:p>195626</text:p>
          </table:table-cell>
          <table:table-cell office:value-type="float" office:value="3587.64917" calcext:value-type="float">
            <text:p>3587,64917</text:p>
          </table:table-cell>
          <table:table-cell office:value-type="float" office:value="2" calcext:value-type="float">
            <text:p>2</text:p>
          </table:table-cell>
          <table:table-cell office:value-type="float" office:value="10026.12793" calcext:value-type="float">
            <text:p>10026,12793</text:p>
          </table:table-cell>
          <table:table-cell table:number-columns-repeated="32"/>
        </table:table-row>
        <table:table-row table:style-name="ro1">
          <table:table-cell office:value-type="float" office:value="195908" calcext:value-type="float">
            <text:p>1959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0139" calcext:value-type="float">
            <text:p>2001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0406" calcext:value-type="float">
            <text:p>2004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0657" calcext:value-type="float">
            <text:p>200657</text:p>
          </table:table-cell>
          <table:table-cell office:value-type="float" office:value="2129.322021" calcext:value-type="float">
            <text:p>2129,322021</text:p>
          </table:table-cell>
          <table:table-cell office:value-type="float" office:value="7" calcext:value-type="float">
            <text:p>7</text:p>
          </table:table-cell>
          <table:table-cell office:value-type="float" office:value="28129.40625" calcext:value-type="float">
            <text:p>28129,40625</text:p>
          </table:table-cell>
          <table:table-cell table:number-columns-repeated="32"/>
        </table:table-row>
        <table:table-row table:style-name="ro1">
          <table:table-cell office:value-type="float" office:value="201202" calcext:value-type="float">
            <text:p>201202</text:p>
          </table:table-cell>
          <table:table-cell office:value-type="float" office:value="2123.143066" calcext:value-type="float">
            <text:p>2123,143066</text:p>
          </table:table-cell>
          <table:table-cell office:value-type="float" office:value="15" calcext:value-type="float">
            <text:p>15</text:p>
          </table:table-cell>
          <table:table-cell office:value-type="float" office:value="26867.240234" calcext:value-type="float">
            <text:p>26867,240234</text:p>
          </table:table-cell>
          <table:table-cell table:number-columns-repeated="32"/>
        </table:table-row>
        <table:table-row table:style-name="ro1">
          <table:table-cell office:value-type="float" office:value="201502" calcext:value-type="float">
            <text:p>201502</text:p>
          </table:table-cell>
          <table:table-cell office:value-type="float" office:value="1784.026978" calcext:value-type="float">
            <text:p>1784,026978</text:p>
          </table:table-cell>
          <table:table-cell office:value-type="float" office:value="3" calcext:value-type="float">
            <text:p>3</text:p>
          </table:table-cell>
          <table:table-cell office:value-type="float" office:value="43511.84375" calcext:value-type="float">
            <text:p>43511,84375</text:p>
          </table:table-cell>
          <table:table-cell table:number-columns-repeated="32"/>
        </table:table-row>
        <table:table-row table:style-name="ro1">
          <table:table-cell office:value-type="float" office:value="201816" calcext:value-type="float">
            <text:p>201816</text:p>
          </table:table-cell>
          <table:table-cell office:value-type="float" office:value="3170.115967" calcext:value-type="float">
            <text:p>3170,115967</text:p>
          </table:table-cell>
          <table:table-cell office:value-type="float" office:value="4" calcext:value-type="float">
            <text:p>4</text:p>
          </table:table-cell>
          <table:table-cell office:value-type="float" office:value="30083.816406" calcext:value-type="float">
            <text:p>30083,816406</text:p>
          </table:table-cell>
          <table:table-cell table:number-columns-repeated="32"/>
        </table:table-row>
        <table:table-row table:style-name="ro1">
          <table:table-cell office:value-type="float" office:value="202815" calcext:value-type="float">
            <text:p>202815</text:p>
          </table:table-cell>
          <table:table-cell office:value-type="float" office:value="1904.86499" calcext:value-type="float">
            <text:p>1904,86499</text:p>
          </table:table-cell>
          <table:table-cell office:value-type="float" office:value="2" calcext:value-type="float">
            <text:p>2</text:p>
          </table:table-cell>
          <table:table-cell office:value-type="float" office:value="31588.835938" calcext:value-type="float">
            <text:p>31588,835938</text:p>
          </table:table-cell>
          <table:table-cell table:number-columns-repeated="32"/>
        </table:table-row>
        <table:table-row table:style-name="ro1">
          <table:table-cell office:value-type="float" office:value="203125" calcext:value-type="float">
            <text:p>203125</text:p>
          </table:table-cell>
          <table:table-cell office:value-type="float" office:value="1654.593994" calcext:value-type="float">
            <text:p>1654,593994</text:p>
          </table:table-cell>
          <table:table-cell office:value-type="float" office:value="2" calcext:value-type="float">
            <text:p>2</text:p>
          </table:table-cell>
          <table:table-cell office:value-type="float" office:value="17759.183594" calcext:value-type="float">
            <text:p>17759,183594</text:p>
          </table:table-cell>
          <table:table-cell table:number-columns-repeated="32"/>
        </table:table-row>
        <table:table-row table:style-name="ro1">
          <table:table-cell office:value-type="float" office:value="203854" calcext:value-type="float">
            <text:p>2038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04920" calcext:value-type="float">
            <text:p>204920</text:p>
          </table:table-cell>
          <table:table-cell office:value-type="float" office:value="6796.390137" calcext:value-type="float">
            <text:p>6796,390137</text:p>
          </table:table-cell>
          <table:table-cell office:value-type="float" office:value="63" calcext:value-type="float">
            <text:p>63</text:p>
          </table:table-cell>
          <table:table-cell office:value-type="float" office:value="19579.054688" calcext:value-type="float">
            <text:p>19579,054688</text:p>
          </table:table-cell>
          <table:table-cell table:number-columns-repeated="32"/>
        </table:table-row>
        <table:table-row table:style-name="ro1">
          <table:table-cell office:value-type="float" office:value="210617" calcext:value-type="float">
            <text:p>2106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211147" calcext:value-type="float">
            <text:p>211147</text:p>
          </table:table-cell>
          <table:table-cell office:value-type="float" office:value="5849.095703" calcext:value-type="float">
            <text:p>5849,095703</text:p>
          </table:table-cell>
          <table:table-cell office:value-type="float" office:value="12" calcext:value-type="float">
            <text:p>12</text:p>
          </table:table-cell>
          <table:table-cell office:value-type="float" office:value="10173.383789" calcext:value-type="float">
            <text:p>10173,383789</text:p>
          </table:table-cell>
          <table:table-cell table:number-columns-repeated="32"/>
        </table:table-row>
        <table:table-row table:style-name="ro1">
          <table:table-cell office:value-type="float" office:value="94657" calcext:value-type="float">
            <text:p>946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95056" calcext:value-type="float">
            <text:p>950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03707" calcext:value-type="float">
            <text:p>103707</text:p>
          </table:table-cell>
          <table:table-cell office:value-type="float" office:value="5544.425781" calcext:value-type="float">
            <text:p>5544,425781</text:p>
          </table:table-cell>
          <table:table-cell office:value-type="float" office:value="286" calcext:value-type="float">
            <text:p>286</text:p>
          </table:table-cell>
          <table:table-cell office:value-type="float" office:value="40367.007812" calcext:value-type="float">
            <text:p>40367,007812</text:p>
          </table:table-cell>
          <table:table-cell table:number-columns-repeated="32"/>
        </table:table-row>
        <table:table-row table:style-name="ro1">
          <table:table-cell office:value-type="float" office:value="104551" calcext:value-type="float">
            <text:p>104551</text:p>
          </table:table-cell>
          <table:table-cell office:value-type="float" office:value="6360.527832" calcext:value-type="float">
            <text:p>6360,527832</text:p>
          </table:table-cell>
          <table:table-cell office:value-type="float" office:value="30" calcext:value-type="float">
            <text:p>30</text:p>
          </table:table-cell>
          <table:table-cell office:value-type="float" office:value="9660.71582" calcext:value-type="float">
            <text:p>9660,71582</text:p>
          </table:table-cell>
          <table:table-cell table:number-columns-repeated="32"/>
        </table:table-row>
        <table:table-row table:style-name="ro1">
          <table:table-cell office:value-type="float" office:value="124340" calcext:value-type="float">
            <text:p>124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4614" calcext:value-type="float">
            <text:p>1246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25516" calcext:value-type="float">
            <text:p>1255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0909" calcext:value-type="float">
            <text:p>1309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131140" calcext:value-type="float">
            <text:p>131140</text:p>
          </table:table-cell>
          <table:table-cell office:value-type="float" office:value="232.738007" calcext:value-type="float">
            <text:p>232,738007</text:p>
          </table:table-cell>
          <table:table-cell office:value-type="float" office:value="71" calcext:value-type="float">
            <text:p>71</text:p>
          </table:table-cell>
          <table:table-cell office:value-type="float" office:value="2144.948975" calcext:value-type="float">
            <text:p>2144,948975</text:p>
          </table:table-cell>
          <table:table-cell table:number-columns-repeated="32"/>
        </table:table-row>
        <table:table-row table:style-name="ro1">
          <table:table-cell office:value-type="float" office:value="132525" calcext:value-type="float">
            <text:p>132525</text:p>
          </table:table-cell>
          <table:table-cell office:value-type="float" office:value="3005.963135" calcext:value-type="float">
            <text:p>3005,963135</text:p>
          </table:table-cell>
          <table:table-cell office:value-type="float" office:value="257" calcext:value-type="float">
            <text:p>257</text:p>
          </table:table-cell>
          <table:table-cell office:value-type="float" office:value="4402.36084" calcext:value-type="float">
            <text:p>4402,36084</text:p>
          </table:table-cell>
          <table:table-cell table:number-columns-repeated="32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4.71mm" svg:y="54.97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.46mm" svg:y="147.69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0.14mm" svg:y="55.19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9.99mm" svg:height="89.99mm" svg:x="169.95mm" svg:y="147.01mm">
            <loext:p draw:notify-on-update-of-ranges="'Data Overview'.A4:'Data Overview'.A12 'Data Overview'.N4:'Data Overview'.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ce54"/>
        <table:table-column table:style-name="co12" table:default-cell-style-name="ce77"/>
        <table:table-column table:style-name="co13" table:default-cell-style-name="ce77"/>
        <table:table-column table:style-name="co14" table:default-cell-style-name="ce77"/>
        <table:table-column table:style-name="co12" table:default-cell-style-name="ce77"/>
        <table:table-column table:style-name="co15" table:default-cell-style-name="ce77"/>
        <table:table-column table:style-name="co12" table:default-cell-style-name="ce81"/>
        <table:table-column table:style-name="co5" table:default-cell-style-name="ce85"/>
        <table:table-column table:style-name="co5" table:default-cell-style-name="ce87"/>
        <table:table-column table:style-name="co5" table:number-columns-repeated="2" table:default-cell-style-name="ce81"/>
        <table:table-column table:style-name="co5" table:number-columns-repeated="3" table:default-cell-style-name="ce89"/>
        <table:table-row table:style-name="ro2">
          <table:table-cell table:style-name="ce73" office:value-type="string" calcext:value-type="string" table:number-columns-spanned="14" table:number-rows-spanned="1">
            <text:p>RANDOM WAY POINT</text:p>
          </table:table-cell>
          <table:covered-table-cell table:number-columns-repeated="13" table:style-name="Default"/>
        </table:table-row>
        <table:table-row table:style-name="ro1">
          <table:table-cell table:style-name="ce74" office:value-type="string" calcext:value-type="string" table:number-columns-spanned="1" table:number-rows-spanned="2">
            <text:p>Number or UAVs</text:p>
          </table:table-cell>
          <table:table-cell table:style-name="ce72" office:value-type="string" calcext:value-type="string" table:number-columns-spanned="2" table:number-rows-spanned="1">
            <text:p>Initialization time</text:p>
          </table:table-cell>
          <table:covered-table-cell table:style-name="ce79"/>
          <table:table-cell table:style-name="ce72" office:value-type="string" calcext:value-type="string" table:number-columns-spanned="2" table:number-rows-spanned="1">
            <text:p>Number of stalls</text:p>
          </table:table-cell>
          <table:covered-table-cell table:style-name="ce79"/>
          <table:table-cell table:style-name="ce72" office:value-type="string" calcext:value-type="string" table:number-columns-spanned="2" table:number-rows-spanned="1">
            <text:p>Stall time</text:p>
          </table:table-cell>
          <table:covered-table-cell table:style-name="ce79"/>
          <table:table-cell table:style-name="ce83" office:value-type="string" calcext:value-type="string" table:number-columns-spanned="7" table:number-rows-spanned="1">
            <text:p>MOS</text:p>
          </table:table-cell>
          <table:covered-table-cell table:number-columns-repeated="4" table:style-name="ce83"/>
          <table:covered-table-cell table:number-columns-repeated="2" table:style-name="ce60"/>
        </table:table-row>
        <table:table-row table:style-name="ro1">
          <table:covered-table-cell/>
          <table:table-cell table:style-name="ce76" office:value-type="string" calcext:value-type="string">
            <text:p>Avg</text:p>
          </table:table-cell>
          <table:table-cell table:style-name="ce80" office:value-type="string" calcext:value-type="string">
            <text:p>Std error</text:p>
          </table:table-cell>
          <table:table-cell table:style-name="ce76" office:value-type="string" calcext:value-type="string">
            <text:p>Avg</text:p>
          </table:table-cell>
          <table:table-cell table:style-name="ce80" office:value-type="string" calcext:value-type="string">
            <text:p>Std error</text:p>
          </table:table-cell>
          <table:table-cell table:style-name="ce76" office:value-type="string" calcext:value-type="string">
            <text:p>Avg</text:p>
          </table:table-cell>
          <table:table-cell table:style-name="ce80" office:value-type="string" calcext:value-type="string">
            <text:p>Std error</text:p>
          </table:table-cell>
          <table:table-cell table:style-name="ce84" office:value-type="string" calcext:value-type="string">
            <text:p>Q_ini</text:p>
          </table:table-cell>
          <table:table-cell table:style-name="ce84" office:value-type="string" calcext:value-type="string">
            <text:p>Lambda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OS2</text:p>
          </table:table-cell>
          <table:table-cell table:style-name="ce84" office:value-type="string" calcext:value-type="string">
            <text:p>MOS_F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214.6157613" calcext:value-type="float">
            <text:p>1214,615761</text:p>
          </table:table-cell>
          <table:table-cell table:formula="of:=[C1.E40]" office:value-type="float" office:value="61.8429555334588" calcext:value-type="float">
            <text:p>61,842956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  <table:table-cell table:formula="of:=-0.963*LOG10(([.B4]/1000)+5.381)+5" office:value-type="float" office:value="4.21105710069144" calcext:value-type="float">
            <text:p>4,21</text:p>
          </table:table-cell>
          <table:table-cell table:formula="of:=([.F4]/1000)/([.F4]/1000+60)" office:value-type="float" office:value="0" calcext:value-type="float">
            <text:p>0,0000000</text:p>
          </table:table-cell>
          <table:table-cell table:formula="of:=IF([.$I4]&lt;0.05;3.012682983;IF([.$I4]&lt;0.1;3.098391523;IF([.$I4]&lt;0.2;3.190341904;IF([.$I4]&lt;0.5;3.248113258;3.302343627))))" office:value-type="float" office:value="3.012682983" calcext:value-type="float">
            <text:p>3,012683</text:p>
          </table:table-cell>
          <table:table-cell table:formula="of:=IF([.$I4]&lt;0.05;0.765328992;IF([.$I4]&lt;0.1;0.994413063;IF([.$I4]&lt;0.2;1.520322299;IF([.$I4]&lt;0.5;1.69389348;1.888050118))))" office:value-type="float" office:value="0.765328992" calcext:value-type="float">
            <text:p>0,765329</text:p>
          </table:table-cell>
          <table:table-cell table:formula="of:=IF([.$I4]&lt;0.05;1.991;IF([.$I4]&lt;0.1;1.901;IF([.$I4]&lt;0.2;1.810138616;IF([.$I4]&lt;0.5;1.751982415;1.697472392))))" office:value-type="float" office:value="1.991" calcext:value-type="float">
            <text:p>1,991</text:p>
          </table:table-cell>
          <table:table-cell table:style-name="ce91" table:formula="of:=IF([.D4]&gt;6;1;[.$J4]*(EXP(1)^(-[.$K4]*[.$D4]))+[.$L4])" office:value-type="float" office:value="5.003682983" calcext:value-type="float">
            <text:p>5,003682983</text:p>
          </table:table-cell>
          <table:table-cell table:style-name="ce91" table:formula="of:=ROUND((MIN([.$H4];[.$M4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213.8852651" calcext:value-type="float">
            <text:p>1213,885265</text:p>
          </table:table-cell>
          <table:table-cell table:formula="of:=[C2.E40]" office:value-type="float" office:value="73.0866209741533" calcext:value-type="float">
            <text:p>73,086621</text:p>
          </table:table-cell>
          <table:table-cell table:formula="of:=[C2.$B$41]" office:value-type="float" office:value="0.25" calcext:value-type="float">
            <text:p>0,250000</text:p>
          </table:table-cell>
          <table:table-cell table:formula="of:=[C2.$E$41]" office:value-type="float" office:value="0.12235910841629" calcext:value-type="float">
            <text:p>0,122359</text:p>
          </table:table-cell>
          <table:table-cell table:formula="of:=[C2.$B$42]" office:value-type="float" office:value="16.3794662" calcext:value-type="float">
            <text:p>16,379466</text:p>
          </table:table-cell>
          <table:table-cell table:formula="of:=[C2.$E$42]" office:value-type="float" office:value="15.2194133342215" calcext:value-type="float">
            <text:p>15,219413</text:p>
          </table:table-cell>
          <table:table-cell table:formula="of:=-0.963*LOG10(([.B5]/1000)+5.381)+5" office:value-type="float" office:value="4.21110342375393" calcext:value-type="float">
            <text:p>4,21</text:p>
          </table:table-cell>
          <table:table-cell table:formula="of:=([.F5]/1000)/([.F5]/1000+60)" office:value-type="float" office:value="0.00027291659952971" calcext:value-type="float">
            <text:p>0,0002729</text:p>
          </table:table-cell>
          <table:table-cell table:formula="of:=IF([.I5]&lt;0.05;3.012682983;IF([.I5]&lt;0.1;3.098391523;IF([.I5]&lt;0.2;3.190341904;IF([.I5]&lt;0.5;3.248113258;3.302343627))))" office:value-type="float" office:value="3.012682983" calcext:value-type="float">
            <text:p>3,012683</text:p>
          </table:table-cell>
          <table:table-cell table:formula="of:=IF([.$I5]&lt;0.05;0.765328992;IF([.$I5]&lt;0.1;0.994413063;IF([.$I5]&lt;0.2;1.520322299;IF([.$I5]&lt;0.5;1.69389348;1.888050118))))" office:value-type="float" office:value="0.765328992" calcext:value-type="float">
            <text:p>0,765329</text:p>
          </table:table-cell>
          <table:table-cell table:formula="of:=IF([.$I5]&lt;0.05;1.991;IF([.$I5]&lt;0.1;1.901;IF([.$I5]&lt;0.2;1.810138616;IF([.$I5]&lt;0.5;1.751982415;1.697472392))))" office:value-type="float" office:value="1.991" calcext:value-type="float">
            <text:p>1,991</text:p>
          </table:table-cell>
          <table:table-cell table:formula="of:=IF([.D5]&gt;6;1;[.$J5]*(EXP(1)^(-[.$K5]*[.$D5]))+[.$L5])" office:value-type="float" office:value="4.47904880344451" calcext:value-type="float">
            <text:p>4,4790488034</text:p>
          </table:table-cell>
          <table:table-cell table:formula="of:=ROUND((MIN([.$H5];[.$M5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219.77256672222" calcext:value-type="float">
            <text:p>1219,772567</text:p>
          </table:table-cell>
          <table:table-cell table:formula="of:=[C3.E40]" office:value-type="float" office:value="48.2743671528239" calcext:value-type="float">
            <text:p>48,274367</text:p>
          </table:table-cell>
          <table:table-cell table:formula="of:=[C3.$B$41]" office:value-type="float" office:value="2.01111111111111" calcext:value-type="float">
            <text:p>2,011111</text:p>
          </table:table-cell>
          <table:table-cell table:formula="of:=[C3.$E$41]" office:value-type="float" office:value="0.87209160341017" calcext:value-type="float">
            <text:p>0,872092</text:p>
          </table:table-cell>
          <table:table-cell table:formula="of:=[C3.$B$42]" office:value-type="float" office:value="174.624198188889" calcext:value-type="float">
            <text:p>174,624198</text:p>
          </table:table-cell>
          <table:table-cell table:formula="of:=[C3.$E$42]" office:value-type="float" office:value="57.9190799946062" calcext:value-type="float">
            <text:p>57,919080</text:p>
          </table:table-cell>
          <table:table-cell table:formula="of:=-0.963*LOG10(([.B6]/1000)+5.381)+5" office:value-type="float" office:value="4.21073023730638" calcext:value-type="float">
            <text:p>4,21</text:p>
          </table:table-cell>
          <table:table-cell table:formula="of:=([.F6]/1000)/([.F6]/1000+60)" office:value-type="float" office:value="0.00290195743663896" calcext:value-type="float">
            <text:p>0,0029020</text:p>
          </table:table-cell>
          <table:table-cell table:formula="of:=IF([.I6]&lt;0.05;3.012682983;IF([.I6]&lt;0.1;3.098391523;IF([.I6]&lt;0.2;3.190341904;IF([.I6]&lt;0.5;3.248113258;3.302343627))))" office:value-type="float" office:value="3.012682983" calcext:value-type="float">
            <text:p>3,012683</text:p>
          </table:table-cell>
          <table:table-cell table:formula="of:=IF([.$I6]&lt;0.05;0.765328992;IF([.$I6]&lt;0.1;0.994413063;IF([.$I6]&lt;0.2;1.520322299;IF([.$I6]&lt;0.5;1.69389348;1.888050118))))" office:value-type="float" office:value="0.765328992" calcext:value-type="float">
            <text:p>0,765329</text:p>
          </table:table-cell>
          <table:table-cell table:formula="of:=IF([.$I6]&lt;0.05;1.991;IF([.$I6]&lt;0.1;1.901;IF([.$I6]&lt;0.2;1.810138616;IF([.$I6]&lt;0.5;1.751982415;1.697472392))))" office:value-type="float" office:value="1.991" calcext:value-type="float">
            <text:p>1,991</text:p>
          </table:table-cell>
          <table:table-cell table:formula="of:=IF([.D6]&gt;6;1;[.$J6]*(EXP(1)^(-[.$K6]*[.$D6]))+[.$L6])" office:value-type="float" office:value="2.63740398863999" calcext:value-type="float">
            <text:p>2,6374039886</text:p>
          </table:table-cell>
          <table:table-cell table:formula="of:=ROUND((MIN([.$H6];[.$M6]))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251.03436938333" calcext:value-type="float">
            <text:p>1251,034369</text:p>
          </table:table-cell>
          <table:table-cell table:formula="of:=[C4.E40]" office:value-type="float" office:value="40.8356669731202" calcext:value-type="float">
            <text:p>40,835667</text:p>
          </table:table-cell>
          <table:table-cell table:formula="of:=[C4.$B$41]" office:value-type="float" office:value="6.6" calcext:value-type="float">
            <text:p>6,600000</text:p>
          </table:table-cell>
          <table:table-cell table:formula="of:=[C4.$E$41]" office:value-type="float" office:value="2.57050714894962" calcext:value-type="float">
            <text:p>2,570507</text:p>
          </table:table-cell>
          <table:table-cell table:formula="of:=[C4.$B$42]" office:value-type="float" office:value="448.369001933333" calcext:value-type="float">
            <text:p>448,369002</text:p>
          </table:table-cell>
          <table:table-cell table:formula="of:=[C4.$E$42]" office:value-type="float" office:value="113.846115428678" calcext:value-type="float">
            <text:p>113,846115</text:p>
          </table:table-cell>
          <table:table-cell table:formula="of:=-0.963*LOG10(([.B7]/1000)+5.381)+5" office:value-type="float" office:value="4.20875416221869" calcext:value-type="float">
            <text:p>4,21</text:p>
          </table:table-cell>
          <table:table-cell table:formula="of:=([.F7]/1000)/([.F7]/1000+60)" office:value-type="float" office:value="0.00741738791858872" calcext:value-type="float">
            <text:p>0,0074174</text:p>
          </table:table-cell>
          <table:table-cell table:formula="of:=IF([.I7]&lt;0.05;3.012682983;IF([.I7]&lt;0.1;3.098391523;IF([.I7]&lt;0.2;3.190341904;IF([.I7]&lt;0.5;3.248113258;3.302343627))))" office:value-type="float" office:value="3.012682983" calcext:value-type="float">
            <text:p>3,012683</text:p>
          </table:table-cell>
          <table:table-cell table:formula="of:=IF([.$I7]&lt;0.05;0.765328992;IF([.$I7]&lt;0.1;0.994413063;IF([.$I7]&lt;0.2;1.520322299;IF([.$I7]&lt;0.5;1.69389348;1.888050118))))" office:value-type="float" office:value="0.765328992" calcext:value-type="float">
            <text:p>0,765329</text:p>
          </table:table-cell>
          <table:table-cell table:formula="of:=IF([.$I7]&lt;0.05;1.991;IF([.$I7]&lt;0.1;1.901;IF([.$I7]&lt;0.2;1.810138616;IF([.$I7]&lt;0.5;1.751982415;1.697472392))))" office:value-type="float" office:value="1.991" calcext:value-type="float">
            <text:p>1,991</text:p>
          </table:table-cell>
          <table:table-cell table:formula="of:=IF([.D7]&gt;6;1;[.$J7]*(EXP(1)^(-[.$K7]*[.$D7]))+[.$L7])" office:value-type="float" office:value="1" calcext:value-type="float">
            <text:p>1</text:p>
          </table:table-cell>
          <table:table-cell table:formula="of:=ROUND((MIN([.$H7];[.$M7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1290.6120829" calcext:value-type="float">
            <text:p>1290,612083</text:p>
          </table:table-cell>
          <table:table-cell table:formula="of:=[C5.E40]" office:value-type="float" office:value="29.5056697375797" calcext:value-type="float">
            <text:p>29,505670</text:p>
          </table:table-cell>
          <table:table-cell table:formula="of:=[C5.$B$41]" office:value-type="float" office:value="14.6333333333333" calcext:value-type="float">
            <text:p>14,633333</text:p>
          </table:table-cell>
          <table:table-cell table:formula="of:=[C5.$E$41]" office:value-type="float" office:value="2.17430894504807" calcext:value-type="float">
            <text:p>2,174309</text:p>
          </table:table-cell>
          <table:table-cell table:formula="of:=[C5.$B$42]" office:value-type="float" office:value="2243.2503835" calcext:value-type="float">
            <text:p>2243,250384</text:p>
          </table:table-cell>
          <table:table-cell table:formula="of:=[C5.$E$42]" office:value-type="float" office:value="99.6344918091429" calcext:value-type="float">
            <text:p>99,634492</text:p>
          </table:table-cell>
          <table:table-cell table:formula="of:=-0.963*LOG10(([.B8]/1000)+5.381)+5" office:value-type="float" office:value="4.20626575254514" calcext:value-type="float">
            <text:p>4,21</text:p>
          </table:table-cell>
          <table:table-cell table:formula="of:=([.F8]/1000)/([.F8]/1000+60)" office:value-type="float" office:value="0.0360400584750738" calcext:value-type="float">
            <text:p>0,0360401</text:p>
          </table:table-cell>
          <table:table-cell table:formula="of:=IF([.I8]&lt;0.05;3.012682983;IF([.I8]&lt;0.1;3.098391523;IF([.I8]&lt;0.2;3.190341904;IF([.I8]&lt;0.5;3.248113258;3.302343627))))" office:value-type="float" office:value="3.012682983" calcext:value-type="float">
            <text:p>3,012683</text:p>
          </table:table-cell>
          <table:table-cell table:formula="of:=IF([.$I8]&lt;0.05;0.765328992;IF([.$I8]&lt;0.1;0.994413063;IF([.$I8]&lt;0.2;1.520322299;IF([.$I8]&lt;0.5;1.69389348;1.888050118))))" office:value-type="float" office:value="0.765328992" calcext:value-type="float">
            <text:p>0,765329</text:p>
          </table:table-cell>
          <table:table-cell table:formula="of:=IF([.$I8]&lt;0.05;1.991;IF([.$I8]&lt;0.1;1.901;IF([.$I8]&lt;0.2;1.810138616;IF([.$I8]&lt;0.5;1.751982415;1.697472392))))" office:value-type="float" office:value="1.991" calcext:value-type="float">
            <text:p>1,991</text:p>
          </table:table-cell>
          <table:table-cell table:formula="of:=IF([.D8]&gt;6;1;[.$J8]*(EXP(1)^(-[.$K8]*[.$D8]))+[.$L8])" office:value-type="float" office:value="1" calcext:value-type="float">
            <text:p>1</text:p>
          </table:table-cell>
          <table:table-cell table:formula="of:=ROUND((MIN([.$H8];[.$M8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1281.60417072778" calcext:value-type="float">
            <text:p>1281,604171</text:p>
          </table:table-cell>
          <table:table-cell table:formula="of:=[C6.E40]" office:value-type="float" office:value="32.1842906271872" calcext:value-type="float">
            <text:p>32,184291</text:p>
          </table:table-cell>
          <table:table-cell table:formula="of:=[C6.$B$41]" office:value-type="float" office:value="14.8444444444444" calcext:value-type="float">
            <text:p>14,844444</text:p>
          </table:table-cell>
          <table:table-cell table:formula="of:=[C6.$E$41]" office:value-type="float" office:value="4.32117826030688" calcext:value-type="float">
            <text:p>4,321178</text:p>
          </table:table-cell>
          <table:table-cell table:formula="of:=[C6.$B$42]" office:value-type="float" office:value="2261.52340338889" calcext:value-type="float">
            <text:p>2261,523403</text:p>
          </table:table-cell>
          <table:table-cell table:formula="of:=[C6.$E$42]" office:value-type="float" office:value="353.444789986779" calcext:value-type="float">
            <text:p>353,444790</text:p>
          </table:table-cell>
          <table:table-cell table:formula="of:=-0.963*LOG10(([.B9]/1000)+5.381)+5" office:value-type="float" office:value="4.20683081611527" calcext:value-type="float">
            <text:p>4,21</text:p>
          </table:table-cell>
          <table:table-cell table:formula="of:=([.F9]/1000)/([.F9]/1000+60)" office:value-type="float" office:value="0.0363229693037963" calcext:value-type="float">
            <text:p>0,0363230</text:p>
          </table:table-cell>
          <table:table-cell table:formula="of:=IF([.I9]&lt;0.05;3.012682983;IF([.I9]&lt;0.1;3.098391523;IF([.I9]&lt;0.2;3.190341904;IF([.I9]&lt;0.5;3.248113258;3.302343627))))" office:value-type="float" office:value="3.012682983" calcext:value-type="float">
            <text:p>3,012683</text:p>
          </table:table-cell>
          <table:table-cell table:formula="of:=IF([.$I9]&lt;0.05;0.765328992;IF([.$I9]&lt;0.1;0.994413063;IF([.$I9]&lt;0.2;1.520322299;IF([.$I9]&lt;0.5;1.69389348;1.888050118))))" office:value-type="float" office:value="0.765328992" calcext:value-type="float">
            <text:p>0,765329</text:p>
          </table:table-cell>
          <table:table-cell table:formula="of:=IF([.$I9]&lt;0.05;1.991;IF([.$I9]&lt;0.1;1.901;IF([.$I9]&lt;0.2;1.810138616;IF([.$I9]&lt;0.5;1.751982415;1.697472392))))" office:value-type="float" office:value="1.991" calcext:value-type="float">
            <text:p>1,991</text:p>
          </table:table-cell>
          <table:table-cell table:formula="of:=IF([.D9]&gt;6;1;[.$J9]*(EXP(1)^(-[.$K9]*[.$D9]))+[.$L9])" office:value-type="float" office:value="1" calcext:value-type="float">
            <text:p>1</text:p>
          </table:table-cell>
          <table:table-cell table:formula="of:=ROUND((MIN([.$H9];[.$M9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1047.81846106667" calcext:value-type="float">
            <text:p>1047,818461</text:p>
          </table:table-cell>
          <table:table-cell table:formula="of:=[C7.E40]" office:value-type="float" office:value="22.6610558746442" calcext:value-type="float">
            <text:p>22,661056</text:p>
          </table:table-cell>
          <table:table-cell table:formula="of:=[C7.$B$41]" office:value-type="float" office:value="24.4714285714286" calcext:value-type="float">
            <text:p>24,471429</text:p>
          </table:table-cell>
          <table:table-cell table:formula="of:=[C7.$E$41]" office:value-type="float" office:value="6.09611127403608" calcext:value-type="float">
            <text:p>6,096111</text:p>
          </table:table-cell>
          <table:table-cell table:formula="of:=[C7.$B$42]" office:value-type="float" office:value="1771.90411505714" calcext:value-type="float">
            <text:p>1771,904115</text:p>
          </table:table-cell>
          <table:table-cell table:formula="of:=[C7.$E$42]" office:value-type="float" office:value="266.060190872936" calcext:value-type="float">
            <text:p>266,060191</text:p>
          </table:table-cell>
          <table:table-cell table:formula="of:=-0.963*LOG10(([.B10]/1000)+5.381)+5" office:value-type="float" office:value="4.22176969080639" calcext:value-type="float">
            <text:p>4,22</text:p>
          </table:table-cell>
          <table:table-cell table:formula="of:=([.F10]/1000)/([.F10]/1000+60)" office:value-type="float" office:value="0.0286846283992925" calcext:value-type="float">
            <text:p>0,0286846</text:p>
          </table:table-cell>
          <table:table-cell table:formula="of:=IF([.I10]&lt;0.05;3.012682983;IF([.I10]&lt;0.1;3.098391523;IF([.I10]&lt;0.2;3.190341904;IF([.I10]&lt;0.5;3.248113258;3.302343627))))" office:value-type="float" office:value="3.012682983" calcext:value-type="float">
            <text:p>3,012683</text:p>
          </table:table-cell>
          <table:table-cell table:formula="of:=IF([.$I10]&lt;0.05;0.765328992;IF([.$I10]&lt;0.1;0.994413063;IF([.$I10]&lt;0.2;1.520322299;IF([.$I10]&lt;0.5;1.69389348;1.888050118))))" office:value-type="float" office:value="0.765328992" calcext:value-type="float">
            <text:p>0,765329</text:p>
          </table:table-cell>
          <table:table-cell table:formula="of:=IF([.$I10]&lt;0.05;1.991;IF([.$I10]&lt;0.1;1.901;IF([.$I10]&lt;0.2;1.810138616;IF([.$I10]&lt;0.5;1.751982415;1.697472392))))" office:value-type="float" office:value="1.991" calcext:value-type="float">
            <text:p>1,991</text:p>
          </table:table-cell>
          <table:table-cell table:formula="of:=IF([.D10]&gt;6;1;[.$J10]*(EXP(1)^(-[.$K10]*[.$D10]))+[.$L10])" office:value-type="float" office:value="1" calcext:value-type="float">
            <text:p>1</text:p>
          </table:table-cell>
          <table:table-cell table:formula="of:=ROUND((MIN([.$H10];[.$M10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058.5454437125" calcext:value-type="float">
            <text:p>1058,545444</text:p>
          </table:table-cell>
          <table:table-cell table:formula="of:=[C8.E40]" office:value-type="float" office:value="25.5374328337506" calcext:value-type="float">
            <text:p>25,537433</text:p>
          </table:table-cell>
          <table:table-cell table:formula="of:=[C8.$B$41]" office:value-type="float" office:value="47.5666666666667" calcext:value-type="float">
            <text:p>47,566667</text:p>
          </table:table-cell>
          <table:table-cell table:formula="of:=[C8.$E$41]" office:value-type="float" office:value="8.1067964553216" calcext:value-type="float">
            <text:p>8,106796</text:p>
          </table:table-cell>
          <table:table-cell table:formula="of:=[C8.$B$42]" office:value-type="float" office:value="3483.3234767875" calcext:value-type="float">
            <text:p>3483,323477</text:p>
          </table:table-cell>
          <table:table-cell table:formula="of:=[C8.$E$42]" office:value-type="float" office:value="413.189006862841" calcext:value-type="float">
            <text:p>413,189007</text:p>
          </table:table-cell>
          <table:table-cell table:formula="of:=-0.963*LOG10(([.B11]/1000)+5.381)+5" office:value-type="float" office:value="4.22107243050568" calcext:value-type="float">
            <text:p>4,22</text:p>
          </table:table-cell>
          <table:table-cell table:formula="of:=([.F11]/1000)/([.F11]/1000+60)" office:value-type="float" office:value="0.0548698978883985" calcext:value-type="float">
            <text:p>0,0548699</text:p>
          </table:table-cell>
          <table:table-cell table:formula="of:=IF([.I11]&lt;0.05;3.012682983;IF([.I11]&lt;0.1;3.098391523;IF([.I11]&lt;0.2;3.190341904;IF([.I11]&lt;0.5;3.248113258;3.302343627))))" office:value-type="float" office:value="3.098391523" calcext:value-type="float">
            <text:p>3,098392</text:p>
          </table:table-cell>
          <table:table-cell table:formula="of:=IF([.$I11]&lt;0.05;0.765328992;IF([.$I11]&lt;0.1;0.994413063;IF([.$I11]&lt;0.2;1.520322299;IF([.$I11]&lt;0.5;1.69389348;1.888050118))))" office:value-type="float" office:value="0.994413063" calcext:value-type="float">
            <text:p>0,994413</text:p>
          </table:table-cell>
          <table:table-cell table:formula="of:=IF([.$I11]&lt;0.05;1.991;IF([.$I11]&lt;0.1;1.901;IF([.$I11]&lt;0.2;1.810138616;IF([.$I11]&lt;0.5;1.751982415;1.697472392))))" office:value-type="float" office:value="1.901" calcext:value-type="float">
            <text:p>1,901</text:p>
          </table:table-cell>
          <table:table-cell table:formula="of:=IF([.D11]&gt;6;1;[.$J11]*(EXP(1)^(-[.$K11]*[.$D11]))+[.$L11])" office:value-type="float" office:value="1" calcext:value-type="float">
            <text:p>1</text:p>
          </table:table-cell>
          <table:table-cell table:formula="of:=ROUND((MIN([.$H11];[.$M11]));0)" office:value-type="float" office:value="1" calcext:value-type="float">
            <text:p>1</text:p>
          </table:table-cell>
        </table:table-row>
        <table:table-row table:style-name="ro1">
          <table:table-cell table:style-name="ce75" office:value-type="float" office:value="9" calcext:value-type="float">
            <text:p>9</text:p>
          </table:table-cell>
          <table:table-cell table:style-name="ce78" table:formula="of:=[C9.B40]" office:value-type="float" office:value="2383.55178684502" calcext:value-type="float">
            <text:p>2383,551787</text:p>
          </table:table-cell>
          <table:table-cell table:style-name="ce78" table:formula="of:=[C9.E40]" office:value-type="float" office:value="550.675540966319" calcext:value-type="float">
            <text:p>550,675541</text:p>
          </table:table-cell>
          <table:table-cell table:style-name="ce78" table:formula="of:=[C9.$B$41]" office:value-type="float" office:value="14.439092851485" calcext:value-type="float">
            <text:p>14,439093</text:p>
          </table:table-cell>
          <table:table-cell table:style-name="ce78" table:formula="of:=[C9.$E$41]" office:value-type="float" office:value="4.98649679973143" calcext:value-type="float">
            <text:p>4,986497</text:p>
          </table:table-cell>
          <table:table-cell table:style-name="ce78" table:formula="of:=[C9.$B$42]" office:value-type="float" office:value="12639.7948049064" calcext:value-type="float">
            <text:p>12639,794805</text:p>
          </table:table-cell>
          <table:table-cell table:style-name="ce82" table:formula="of:=[C9.$E$42]" office:value-type="float" office:value="2129.38362331591" calcext:value-type="float">
            <text:p>2129,383623</text:p>
          </table:table-cell>
          <table:table-cell table:style-name="ce86" table:formula="of:=-0.963*LOG10(([.B12]/1000)+5.381)+5" office:value-type="float" office:value="4.14281791557015" calcext:value-type="float">
            <text:p>4,14</text:p>
          </table:table-cell>
          <table:table-cell table:style-name="ce88" table:formula="of:=([.F12]/1000)/([.F12]/1000+60)" office:value-type="float" office:value="0.174006477287745" calcext:value-type="float">
            <text:p>0,1740065</text:p>
          </table:table-cell>
          <table:table-cell table:style-name="ce82" table:formula="of:=IF([.I12]&lt;0.05;3.012682983;IF([.I12]&lt;0.1;3.098391523;IF([.I12]&lt;0.2;3.190341904;IF([.I12]&lt;0.5;3.248113258;3.302343627))))" office:value-type="float" office:value="3.190341904" calcext:value-type="float">
            <text:p>3,190342</text:p>
          </table:table-cell>
          <table:table-cell table:style-name="ce82" table:formula="of:=IF([.$I12]&lt;0.05;0.765328992;IF([.$I12]&lt;0.1;0.994413063;IF([.$I12]&lt;0.2;1.520322299;IF([.$I12]&lt;0.5;1.69389348;1.888050118))))" office:value-type="float" office:value="1.520322299" calcext:value-type="float">
            <text:p>1,520322</text:p>
          </table:table-cell>
          <table:table-cell table:style-name="ce90" table:formula="of:=IF([.$I12]&lt;0.05;1.991;IF([.$I12]&lt;0.1;1.901;IF([.$I12]&lt;0.2;1.810138616;IF([.$I12]&lt;0.5;1.751982415;1.697472392))))" office:value-type="float" office:value="1.810138616" calcext:value-type="float">
            <text:p>1,810138616</text:p>
          </table:table-cell>
          <table:table-cell table:style-name="ce90" table:formula="of:=IF([.D12]&gt;6;1;[.$J12]*(EXP(1)^(-[.$K12]*[.$D12]))+[.$L12])" office:value-type="float" office:value="1" calcext:value-type="float">
            <text:p>1</text:p>
          </table:table-cell>
          <table:table-cell table:style-name="ce90" table:formula="of:=ROUND((MIN([.$H12];[.$M12]));0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6" table:target-range-address="C7.A48:C7.AB97" table:contains-header="false">
          <table:sort>
            <table:sort-by table:field-number="2" table:data-type="automatic"/>
            <table:sort-by table:field-number="6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4:03:45.7032442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27T14:10:30.547918794</dc:date>
    <meta:editing-duration>PT6H26M43S</meta:editing-duration>
    <meta:editing-cycles>45</meta:editing-cycles>
    <meta:document-statistic meta:table-count="10" meta:cell-count="74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Startup video time</text:p>
        </chart:title>
        <chart:plot-area chart:style-name="ch3" table:cell-range-address="'Data Overview'.A4:'Data Overview'.B12" chart:data-source-has-labels="column" svg:x="1.701cm" svg:y="1.275cm" svg:width="13.979cm" svg:height="6.564cm">
          <chartooo:coordinate-region svg:x="2.693cm" svg:y="1.474cm" svg:width="12.893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115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214.6157613">
                <text:p>1214.6157613</text:p>
                <draw:g>
                  <svg:desc>'Data Overview'.B4:'Data Overview'.B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13.8852651">
                <text:p>1213.8852651</text:p>
              </table:table-cell>
              <table:table-cell office:value-type="float" office:value="73.0866209741533">
                <text:p>73.0866209741533</text:p>
              </table:table-cell>
              <table:table-cell office:value-type="float" office:value="73.0866209741533">
                <text:p>73.08662097415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19.77256672222">
                <text:p>1219.77256672222</text:p>
              </table:table-cell>
              <table:table-cell office:value-type="float" office:value="48.2743671528239">
                <text:p>48.2743671528239</text:p>
              </table:table-cell>
              <table:table-cell office:value-type="float" office:value="48.2743671528239">
                <text:p>48.27436715282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1.03436938333">
                <text:p>1251.03436938333</text:p>
              </table:table-cell>
              <table:table-cell office:value-type="float" office:value="40.8356669731202">
                <text:p>40.8356669731202</text:p>
              </table:table-cell>
              <table:table-cell office:value-type="float" office:value="40.8356669731202">
                <text:p>40.83566697312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0.6120829">
                <text:p>1290.6120829</text:p>
              </table:table-cell>
              <table:table-cell office:value-type="float" office:value="29.5056697375797">
                <text:p>29.5056697375797</text:p>
              </table:table-cell>
              <table:table-cell office:value-type="float" office:value="29.5056697375797">
                <text:p>29.50566973757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81.60417072778">
                <text:p>1281.60417072778</text:p>
              </table:table-cell>
              <table:table-cell office:value-type="float" office:value="32.1842906271872">
                <text:p>32.1842906271872</text:p>
              </table:table-cell>
              <table:table-cell office:value-type="float" office:value="32.1842906271872">
                <text:p>32.18429062718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47.81846106667">
                <text:p>1047.81846106667</text:p>
              </table:table-cell>
              <table:table-cell office:value-type="float" office:value="22.6610558746442">
                <text:p>22.6610558746442</text:p>
              </table:table-cell>
              <table:table-cell office:value-type="float" office:value="22.6610558746442">
                <text:p>22.6610558746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8.5454437125">
                <text:p>1058.5454437125</text:p>
              </table:table-cell>
              <table:table-cell office:value-type="float" office:value="25.5374328337506">
                <text:p>25.5374328337506</text:p>
              </table:table-cell>
              <table:table-cell office:value-type="float" office:value="25.5374328337506">
                <text:p>25.53743283375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83.55178684502">
                <text:p>2383.55178684502</text:p>
              </table:table-cell>
              <table:table-cell office:value-type="float" office:value="550.675540966319">
                <text:p>550.675540966319</text:p>
              </table:table-cell>
              <table:table-cell office:value-type="float" office:value="550.675540966319">
                <text:p>550.675540966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701cm" svg:y="1.275cm" svg:width="13.979cm" svg:height="6.564cm">
          <chartooo:coordinate-region svg:x="2.322cm" svg:y="1.474cm" svg:width="13.264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43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12235910841629">
                <text:p>0.12235910841629</text:p>
              </table:table-cell>
              <table:table-cell office:value-type="float" office:value="0.12235910841629">
                <text:p>0.122359108416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87209160341017">
                <text:p>0.87209160341017</text:p>
              </table:table-cell>
              <table:table-cell office:value-type="float" office:value="0.87209160341017">
                <text:p>0.87209160341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2.57050714894962">
                <text:p>2.57050714894962</text:p>
              </table:table-cell>
              <table:table-cell office:value-type="float" office:value="2.57050714894962">
                <text:p>2.57050714894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2.17430894504807">
                <text:p>2.17430894504807</text:p>
              </table:table-cell>
              <table:table-cell office:value-type="float" office:value="2.17430894504807">
                <text:p>2.174308945048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8444444444444">
                <text:p>14.8444444444444</text:p>
              </table:table-cell>
              <table:table-cell office:value-type="float" office:value="4.32117826030688">
                <text:p>4.32117826030688</text:p>
              </table:table-cell>
              <table:table-cell office:value-type="float" office:value="4.32117826030688">
                <text:p>4.321178260306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.4714285714286">
                <text:p>24.4714285714286</text:p>
              </table:table-cell>
              <table:table-cell office:value-type="float" office:value="6.09611127403608">
                <text:p>6.09611127403608</text:p>
              </table:table-cell>
              <table:table-cell office:value-type="float" office:value="6.09611127403608">
                <text:p>6.096111274036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.5666666666667">
                <text:p>47.5666666666667</text:p>
              </table:table-cell>
              <table:table-cell office:value-type="float" office:value="8.1067964553216">
                <text:p>8.1067964553216</text:p>
              </table:table-cell>
              <table:table-cell office:value-type="float" office:value="8.1067964553216">
                <text:p>8.10679645532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.439092851485">
                <text:p>14.439092851485</text:p>
              </table:table-cell>
              <table:table-cell office:value-type="float" office:value="4.98649679973143">
                <text:p>4.98649679973143</text:p>
              </table:table-cell>
              <table:table-cell office:value-type="float" office:value="4.98649679973143">
                <text:p>4.98649679973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Stall time</text:p>
        </chart:title>
        <chart:subtitle svg:x="7.25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701cm" svg:y="2.138cm" svg:width="13.979cm" svg:height="5.701cm">
          <chartooo:coordinate-region svg:x="2.693cm" svg:y="2.337cm" svg:width="12.708cm" svg:height="4.855cm"/>
          <chart:axis chart:dimension="x" chart:name="primary-x" chart:style-name="ch5" chartooo:axis-type="auto">
            <chartooo:date-scale/>
            <chart:title svg:x="5.616cm" svg:y="8.019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93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3794662">
                <text:p>16.3794662</text:p>
              </table:table-cell>
              <table:table-cell office:value-type="float" office:value="15.2194133342215">
                <text:p>15.2194133342215</text:p>
              </table:table-cell>
              <table:table-cell office:value-type="float" office:value="15.2194133342215">
                <text:p>15.2194133342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4.624198188889">
                <text:p>174.624198188889</text:p>
              </table:table-cell>
              <table:table-cell office:value-type="float" office:value="57.9190799946062">
                <text:p>57.9190799946062</text:p>
              </table:table-cell>
              <table:table-cell office:value-type="float" office:value="57.9190799946062">
                <text:p>57.9190799946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8.369001933333">
                <text:p>448.369001933333</text:p>
              </table:table-cell>
              <table:table-cell office:value-type="float" office:value="113.846115428678">
                <text:p>113.846115428678</text:p>
              </table:table-cell>
              <table:table-cell office:value-type="float" office:value="113.846115428678">
                <text:p>113.8461154286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3.2503835">
                <text:p>2243.2503835</text:p>
              </table:table-cell>
              <table:table-cell office:value-type="float" office:value="99.6344918091429">
                <text:p>99.6344918091429</text:p>
              </table:table-cell>
              <table:table-cell office:value-type="float" office:value="99.6344918091429">
                <text:p>99.6344918091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61.52340338889">
                <text:p>2261.52340338889</text:p>
              </table:table-cell>
              <table:table-cell office:value-type="float" office:value="353.444789986779">
                <text:p>353.444789986779</text:p>
              </table:table-cell>
              <table:table-cell office:value-type="float" office:value="353.444789986779">
                <text:p>353.4447899867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71.90411505714">
                <text:p>1771.90411505714</text:p>
              </table:table-cell>
              <table:table-cell office:value-type="float" office:value="266.060190872936">
                <text:p>266.060190872936</text:p>
              </table:table-cell>
              <table:table-cell office:value-type="float" office:value="266.060190872936">
                <text:p>266.0601908729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83.3234767875">
                <text:p>3483.3234767875</text:p>
              </table:table-cell>
              <table:table-cell office:value-type="float" office:value="413.189006862841">
                <text:p>413.189006862841</text:p>
              </table:table-cell>
              <table:table-cell office:value-type="float" office:value="413.189006862841">
                <text:p>413.1890068628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639.7948049064">
                <text:p>12639.7948049064</text:p>
              </table:table-cell>
              <table:table-cell office:value-type="float" office:value="2129.38362331591">
                <text:p>2129.38362331591</text:p>
              </table:table-cell>
              <table:table-cell office:value-type="float" office:value="2129.38362331591">
                <text:p>2129.38362331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ata Overview'.A4:'Data Overview'.A12 'Data Overview'.N4:'Data Overview'.N12" chart:data-source-has-labels="column" svg:x="0.32cm" svg:y="0.18cm" svg:width="15.36cm" svg:height="8.64cm">
          <chartooo:coordinate-region svg:x="1.047cm" svg:y="0.379cm" svg:width="14.633cm" svg:height="7.794cm"/>
          <chart:axis chart:dimension="x" chart:name="primary-x" chart:style-name="ch3" chartooo:axis-type="auto">
            <chartooo:date-scale/>
            <chart:categories table:cell-range-address="'Data Overview'.A4:'Data Overview'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Overview'.N4:'Data Overview'.N12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4">
                <text:p>4</text:p>
                <draw:g>
                  <svg:desc>'Data Overview'.N4:'Data Overview'.N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